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oppins" svg:font-family="Poppins, sans-serif"/>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style:font-name="Poppins" fo:font-size="11.25pt" fo:letter-spacing="normal" fo:font-style="normal" fo:font-weight="normal"/>
    </style:style>
    <style:style style:name="P2"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style:font-name="Poppins" fo:font-size="11.25pt" fo:letter-spacing="normal" fo:font-style="normal" fo:font-weight="normal"/>
    </style:style>
    <style:style style:name="P3"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style:font-name="Poppins" fo:font-size="11.25pt" fo:letter-spacing="normal" fo:font-style="normal" fo:font-weight="normal" loext:padding="0cm" loext:border="none"/>
    </style:style>
    <style:style style:name="P4"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style:font-name="Poppins" fo:letter-spacing="normal" fo:font-style="normal" fo:font-weight="normal"/>
    </style:style>
    <style:style style:name="P5"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fo:letter-spacing="normal"/>
    </style:style>
    <style:style style:name="P6"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style>
    <style:style style:name="P7" style:family="paragraph" style:parent-style-name="Heading_20_2">
      <style:paragraph-properties fo:margin-left="0cm" fo:margin-right="0cm" fo:margin-top="0cm" fo:margin-bottom="0.247cm" loext:contextual-spacing="false" fo:text-align="start" style:justify-single-word="false" fo:orphans="2" fo:widows="2" fo:text-indent="0cm" style:auto-text-indent="false"/>
    </style:style>
    <style:style style:name="P8"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style:font-name="Poppins" fo:font-size="11.25pt" fo:letter-spacing="normal" fo:font-style="normal" fo:font-weight="normal"/>
    </style:style>
    <style:style style:name="P9"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style:font-name="Poppins" fo:font-size="11.25pt" fo:letter-spacing="normal" fo:font-style="normal" fo:font-weight="normal" loext:padding="0cm" loext:border="none"/>
    </style:style>
    <style:style style:name="P10"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style:font-name="Poppins" fo:letter-spacing="normal" fo:font-style="normal" fo:font-weight="normal"/>
    </style:style>
    <style:style style:name="P11"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style>
    <style:style style:name="P12" style:family="paragraph" style:parent-style-name="Preformatted_20_Text">
      <style:paragraph-properties fo:margin-left="0cm" fo:margin-right="0cm" fo:margin-top="0cm" fo:margin-bottom="0.247cm" loext:contextual-spacing="false" fo:text-align="start" style:justify-single-word="false" fo:orphans="2" fo:widows="2" fo:text-indent="0cm" style:auto-text-indent="false"/>
    </style:style>
    <style:style style:name="P1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43a40" style:font-name="Poppins" fo:font-size="11.25pt" fo:letter-spacing="normal" fo:font-style="normal" fo:font-weight="normal"/>
    </style:style>
    <style:style style:name="P1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43a40" style:font-name="Poppins" fo:font-size="11.25pt" fo:letter-spacing="normal" fo:font-style="normal" fo:font-weight="normal" loext:padding="0cm" loext:border="none"/>
    </style:style>
    <style:style style:name="P1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16" style:family="paragraph" style:parent-style-name="Quotations">
      <style:paragraph-properties fo:margin-left="0cm" fo:margin-right="0cm" fo:margin-top="0cm" fo:margin-bottom="0.499cm" loext:contextual-spacing="false" fo:text-indent="0cm" style:auto-text-indent="false"/>
    </style:style>
    <style:style style:name="P17" style:family="paragraph" style:parent-style-name="Quotation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43a40" style:font-name="Poppins" fo:font-size="11.25pt" fo:letter-spacing="normal" fo:font-style="normal" fo:font-weight="normal"/>
    </style:style>
    <style:style style:name="P18" style:family="paragraph" style:parent-style-name="Quotations">
      <style:paragraph-properties fo:margin-left="0cm" fo:margin-right="0cm" fo:margin-top="0cm" fo:margin-bottom="0.499cm" loext:contextual-spacing="false" fo:text-indent="0cm" style:auto-text-indent="false"/>
      <style:text-properties fo:font-variant="normal" fo:text-transform="none" fo:color="#343a40" style:font-name="Poppins" fo:font-size="11.25pt" fo:letter-spacing="normal" fo:font-style="normal" fo:font-weight="normal" loext:padding="0cm" loext:border="none"/>
    </style:style>
    <style:style style:name="P19" style:family="paragraph" style:parent-style-name="Quotations">
      <style:paragraph-properties fo:margin-left="0cm" fo:margin-right="0cm" fo:margin-top="0cm" fo:margin-bottom="0.499cm" loext:contextual-spacing="false" fo:text-align="start" style:justify-single-word="false" fo:orphans="2" fo:widows="2" fo:text-indent="0cm" style:auto-text-indent="false"/>
    </style:style>
    <style:style style:name="P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43a40" style:font-name="Poppins" fo:font-size="11.25pt" fo:letter-spacing="normal" fo:font-style="normal" fo:font-weight="normal"/>
    </style:style>
    <style:style style:name="P21" style:family="paragraph" style:parent-style-name="Text_20_body">
      <style:paragraph-properties fo:margin-left="0cm" fo:margin-right="0cm" fo:text-align="start" style:justify-single-word="false" fo:orphans="2" fo:widows="2" fo:text-indent="0cm" style:auto-text-indent="false"/>
    </style:style>
    <style:style style:name="P22" style:family="paragraph" style:parent-style-name="Heading_20_2">
      <style:text-properties fo:color="#455a64" style:font-name="Poppins" fo:font-weight="normal"/>
    </style:style>
    <style:style style:name="P23" style:family="paragraph" style:parent-style-name="Heading_20_2">
      <style:text-properties fo:font-variant="normal" fo:text-transform="none" fo:color="#455a64" style:font-name="Poppins" fo:letter-spacing="normal" fo:font-style="normal" fo:font-weight="normal"/>
    </style:style>
    <style:style style:name="P24" style:family="paragraph" style:parent-style-name="Heading_20_2">
      <style:paragraph-properties fo:margin-top="0cm" fo:margin-bottom="0.247cm" loext:contextual-spacing="false" fo:line-height="120%"/>
      <style:text-properties fo:color="#455a64" style:font-name="Poppins" fo:font-weight="normal"/>
    </style:style>
    <style:style style:name="P25" style:family="paragraph" style:parent-style-name="Heading_20_2">
      <style:paragraph-properties fo:margin-top="0cm" fo:margin-bottom="0.247cm" loext:contextual-spacing="false" fo:line-height="120%" fo:text-align="start" style:justify-single-word="false" fo:orphans="2" fo:widows="2"/>
      <style:text-properties fo:color="#455a64" style:font-name="Poppins" fo:font-weight="normal"/>
    </style:style>
    <style:style style:name="P26" style:family="paragraph" style:parent-style-name="Heading_20_2">
      <style:paragraph-properties fo:margin-top="0cm" fo:margin-bottom="0.247cm" loext:contextual-spacing="false" fo:line-height="120%"/>
    </style:style>
    <style:style style:name="P27" style:family="paragraph" style:parent-style-name="Heading_20_2">
      <style:paragraph-properties fo:margin-top="0cm" fo:margin-bottom="0.247cm" loext:contextual-spacing="false" fo:line-height="120%" fo:text-align="start" style:justify-single-word="false" fo:orphans="2" fo:widows="2"/>
    </style:style>
    <style:style style:name="P28" style:family="paragraph" style:parent-style-name="Heading_20_2">
      <style:paragraph-properties fo:margin-top="0cm" fo:margin-bottom="0.247cm" loext:contextual-spacing="false" fo:line-height="120%" fo:text-align="start" style:justify-single-word="false" fo:orphans="2" fo:widows="2"/>
      <style:text-properties fo:font-variant="normal" fo:text-transform="none" fo:color="#455a64" style:font-name="Poppins" fo:font-size="11.25pt" fo:letter-spacing="normal" fo:font-style="normal" fo:font-weight="normal" loext:padding="0cm" loext:border="none"/>
    </style:style>
    <style:style style:name="P29" style:family="paragraph" style:parent-style-name="Heading_20_3">
      <style:paragraph-properties fo:margin-top="0cm" fo:margin-bottom="0.247cm" loext:contextual-spacing="false" fo:line-height="120%" fo:text-align="start" style:justify-single-word="false" fo:orphans="2" fo:widows="2"/>
      <style:text-properties fo:font-variant="normal" fo:text-transform="none" fo:color="#455a64" style:font-name="Poppins" fo:font-size="11.25pt" fo:letter-spacing="normal" fo:font-style="normal" fo:font-weight="normal"/>
    </style:style>
    <style:style style:name="P30" style:family="paragraph" style:parent-style-name="Heading_20_3">
      <style:paragraph-properties fo:margin-top="0cm" fo:margin-bottom="0.247cm" loext:contextual-spacing="false" fo:line-height="120%" fo:text-align="start" style:justify-single-word="false" fo:orphans="2" fo:widows="2"/>
      <style:text-properties fo:font-variant="normal" fo:text-transform="none" fo:color="#455a64" style:font-name="Poppins" fo:font-size="11.25pt" fo:letter-spacing="normal" fo:font-style="normal" fo:font-weight="normal" loext:padding="0cm" loext:border="none"/>
    </style:style>
    <style:style style:name="P31" style:family="paragraph" style:parent-style-name="Heading_20_3">
      <style:paragraph-properties fo:margin-top="0cm" fo:margin-bottom="0.247cm" loext:contextual-spacing="false" fo:line-height="120%"/>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loext:padding="0cm" loext:border="none"/>
    </style:style>
    <style:style style:name="P32" style:family="paragraph" style:parent-style-name="Heading_20_3">
      <style:paragraph-properties fo:margin-top="0cm" fo:margin-bottom="0.247cm" loext:contextual-spacing="false" fo:line-height="120%" fo:text-align="start" style:justify-single-word="false" fo:orphans="2" fo:widows="2"/>
    </style:style>
    <style:style style:name="P33" style:family="paragraph" style:parent-style-name="Heading_20_4">
      <style:paragraph-properties fo:margin-top="0cm" fo:margin-bottom="0.247cm" loext:contextual-spacing="false" fo:line-height="120%" fo:text-align="start" style:justify-single-word="false" fo:orphans="2" fo:widows="2"/>
    </style:style>
    <style:style style:name="P34" style:family="paragraph" style:parent-style-name="Heading_20_4">
      <style:paragraph-properties fo:margin-top="0cm" fo:margin-bottom="0.247cm" loext:contextual-spacing="false" fo:line-height="120%"/>
      <style:text-properties fo:color="#455a64" style:font-name="Poppins" fo:font-weight="normal"/>
    </style:style>
    <style:style style:name="P35" style:family="paragraph" style:parent-style-name="Heading_20_4">
      <style:paragraph-properties fo:margin-top="0cm" fo:margin-bottom="0.247cm" loext:contextual-spacing="false" fo:line-height="120%"/>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P36" style:family="paragraph" style:parent-style-name="Heading_20_5">
      <style:paragraph-properties fo:margin-top="0cm" fo:margin-bottom="0.247cm" loext:contextual-spacing="false" fo:line-height="120%" fo:text-align="start" style:justify-single-word="false" fo:orphans="2" fo:widows="2"/>
    </style:style>
    <style:style style:name="P37" style:family="paragraph" style:parent-style-name="Heading_20_5">
      <style:paragraph-properties fo:margin-top="0cm" fo:margin-bottom="0.247cm" loext:contextual-spacing="false" fo:line-height="120%"/>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P38" style:family="paragraph" style:parent-style-name="Heading_20_5">
      <style:paragraph-properties fo:margin-top="0cm" fo:margin-bottom="0.247cm" loext:contextual-spacing="false" fo:line-height="120%" fo:text-align="start" style:justify-single-word="false" fo:orphans="2" fo:widows="2"/>
      <style:text-properties fo:color="#455a64" style:font-name="Poppins" fo:font-weight="normal"/>
    </style:style>
    <style:style style:name="P39" style:family="paragraph" style:parent-style-name="Preformatted_20_Text">
      <style:paragraph-properties fo:margin-top="0cm" fo:margin-bottom="0.247cm" loext:contextual-spacing="false"/>
    </style:style>
    <style:style style:name="P40" style:family="paragraph" style:parent-style-name="Preformatted_20_Text">
      <style:paragraph-properties fo:margin-top="0cm" fo:margin-bottom="0.247cm" loext:contextual-spacing="false" fo:text-align="start" style:justify-single-word="false" fo:orphans="2" fo:widows="2"/>
    </style:style>
    <style:style style:name="P41"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fo:letter-spacing="normal"/>
    </style:style>
    <style:style style:name="P42"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fo:letter-spacing="normal" loext:padding="0cm" loext:border="none"/>
    </style:style>
    <style:style style:name="P43" style:family="paragraph" style:parent-style-name="Text_20_body">
      <style:paragraph-properties fo:margin-top="0cm" fo:margin-bottom="0.247cm" loext:contextual-spacing="false"/>
    </style:style>
    <style:style style:name="P44"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45"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P46" style:family="paragraph" style:parent-style-name="Text_20_body">
      <style:paragraph-properties fo:margin-top="0cm" fo:margin-bottom="0.247cm" loext:contextual-spacing="false"/>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loext:padding="0cm" loext:border="none"/>
    </style:style>
    <style:style style:name="P47" style:family="paragraph" style:parent-style-name="Text_20_body">
      <style:paragraph-properties fo:margin-top="0cm" fo:margin-bottom="0.247cm" loext:contextual-spacing="false"/>
      <style:text-properties fo:font-variant="normal" fo:text-transform="none" fo:color="#343a40" style:font-name="Poppins" fo:font-size="11.25pt" fo:letter-spacing="normal" fo:font-style="normal" fo:font-weight="normal" loext:padding="0cm" loext:border="none"/>
    </style:style>
    <style:style style:name="P48"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loext:padding="0cm" loext:border="none"/>
    </style:style>
    <style:style style:name="P49"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fo:letter-spacing="normal"/>
    </style:style>
    <style:style style:name="P50" style:family="paragraph" style:parent-style-name="Text_20_body">
      <style:paragraph-properties fo:margin-top="0cm" fo:margin-bottom="0.247cm" loext:contextual-spacing="false" fo:text-align="start" style:justify-single-word="false" fo:orphans="2" fo:widows="2"/>
    </style:style>
    <style:style style:name="P51" style:family="paragraph" style:parent-style-name="Text_20_body">
      <style:paragraph-properties fo:margin-top="0cm" fo:margin-bottom="0.247cm" loext:contextual-spacing="false"/>
      <style:text-properties fo:color="#1177d1" style:text-underline-style="solid" style:text-underline-width="auto" style:text-underline-color="font-color" fo:background-color="transparent"/>
    </style:style>
    <style:style style:name="P52" style:family="paragraph" style:parent-style-name="Text_20_body">
      <style:paragraph-properties fo:margin-top="0cm" fo:margin-bottom="0.247cm" loext:contextual-spacing="false" fo:text-align="start" style:justify-single-word="false" style:writing-mode="lr-tb"/>
    </style:style>
    <style:style style:name="P53" style:family="paragraph" style:parent-style-name="Text_20_body">
      <style:paragraph-properties fo:margin-top="0cm" fo:margin-bottom="0.247cm" loext:contextual-spacing="false" fo:text-align="start" style:justify-single-word="false" fo:orphans="2" fo:widows="2" style:writing-mode="lr-tb"/>
    </style:style>
    <style:style style:name="P54" style:family="paragraph" style:parent-style-name="Heading_20_1">
      <style:paragraph-properties fo:margin-top="0cm" fo:margin-bottom="0.247cm" loext:contextual-spacing="false" fo:line-height="120%"/>
      <style:text-properties fo:color="#455a64" style:font-name="Poppins" fo:font-weight="normal"/>
    </style:style>
    <style:style style:name="P55" style:family="paragraph" style:parent-style-name="Heading_20_1">
      <style:paragraph-properties fo:margin-top="0cm" fo:margin-bottom="0.247cm" loext:contextual-spacing="false" fo:line-height="120%" fo:text-align="start" style:justify-single-word="false" fo:orphans="2" fo:widows="2"/>
      <style:text-properties fo:color="#455a64" style:font-name="Poppins" fo:font-weight="normal"/>
    </style:style>
    <style:style style:name="P56" style:family="paragraph" style:parent-style-name="Horizontal_20_Line">
      <style:paragraph-properties fo:text-align="start" style:justify-single-word="false" fo:orphans="2" fo:widows="2"/>
    </style:style>
    <style:style style:name="P57" style:family="paragraph" style:parent-style-name="Quotations">
      <style:paragraph-properties fo:margin-top="0cm" fo:margin-bottom="0.499cm" loext:contextual-spacing="false"/>
    </style:style>
    <style:style style:name="P58" style:family="paragraph" style:parent-style-name="Quotations">
      <style:paragraph-properties fo:margin-top="0cm" fo:margin-bottom="0.499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59" style:family="paragraph" style:parent-style-name="Quotations">
      <style:paragraph-properties fo:margin-top="0cm" fo:margin-bottom="0.499cm" loext:contextual-spacing="false" fo:text-align="start" style:justify-single-word="false" fo:orphans="2" fo:widows="2"/>
    </style:style>
    <style:style style:name="P60" style:family="paragraph" style:parent-style-name="Text_20_body">
      <style:text-properties fo:font-variant="normal" fo:text-transform="none" fo:color="#455a64" style:font-name="Poppins" fo:letter-spacing="normal" fo:font-style="normal" fo:font-weight="normal"/>
    </style:style>
    <style:style style:name="P61" style:family="paragraph" style:parent-style-name="Text_20_body">
      <style:paragraph-properties fo:text-align="start" style:justify-single-word="false" fo:orphans="2" fo:widows="2"/>
      <style:text-properties fo:font-variant="normal" fo:text-transform="none" fo:color="#343a40" style:font-name="Poppins" fo:font-size="11.25pt" fo:letter-spacing="normal" fo:font-style="normal" fo:font-weight="normal" loext:padding="0cm" loext:border="none"/>
    </style:style>
    <style:style style:name="P62" style:family="paragraph" style:parent-style-name="Text_20_body">
      <style:paragraph-properties fo:text-align="start" style:justify-single-word="false" fo:orphans="2" fo:widows="2"/>
      <style:text-properties fo:font-variant="normal" fo:text-transform="none" fo:color="#343a40" fo:letter-spacing="normal" loext:padding="0cm" loext:border="none"/>
    </style:style>
    <style:style style:name="P63" style:family="paragraph" style:parent-style-name="Text_20_body">
      <style:text-properties fo:color="#455a64" style:font-name="Poppins" fo:font-weight="normal"/>
    </style:style>
    <style:style style:name="P64" style:family="paragraph" style:parent-style-name="Text_20_body">
      <style:paragraph-properties fo:text-align="start" style:justify-single-word="false" fo:orphans="2" fo:widows="2"/>
    </style:style>
    <style:style style:name="P65" style:family="paragraph" style:parent-style-name="Text_20_body">
      <style:paragraph-properties fo:margin-top="0cm" fo:margin-bottom="0cm" loext:contextual-spacing="false"/>
    </style:style>
    <style:style style:name="P66" style:family="paragraph" style:parent-style-name="Text_20_body">
      <style:paragraph-properties fo:margin-top="0cm" fo:margin-bottom="0cm" loext:contextual-spacing="false"/>
      <style:text-properties loext:padding="0cm" loext:border="none"/>
    </style:style>
    <style:style style:name="P67" style:family="paragraph" style:parent-style-name="Heading_20_2">
      <style:paragraph-properties fo:margin-top="0cm" fo:margin-bottom="0.247cm" loext:contextual-spacing="false" fo:text-align="start" style:justify-single-word="false" fo:orphans="2" fo:widows="2"/>
      <style:text-properties fo:font-variant="normal" fo:text-transform="none" fo:color="#1177d1" style:font-name="Poppins" fo:font-size="11.25pt" fo:letter-spacing="normal" fo:font-style="normal" style:text-underline-style="solid" style:text-underline-width="auto" style:text-underline-color="font-color" fo:font-weight="normal" fo:background-color="transparent" loext:padding="0cm" loext:border="none"/>
    </style:style>
    <style:style style:name="P68" style:family="paragraph" style:parent-style-name="Heading_20_2">
      <style:paragraph-properties fo:margin-top="0cm" fo:margin-bottom="0.247cm" loext:contextual-spacing="false" fo:text-align="start" style:justify-single-word="false" fo:orphans="2" fo:widows="2"/>
      <style:text-properties fo:font-variant="normal" fo:text-transform="none" fo:color="#1177d1" style:font-name="Poppins" fo:font-size="18pt" fo:letter-spacing="normal" fo:font-style="normal" style:text-underline-style="solid" style:text-underline-width="auto" style:text-underline-color="font-color" fo:font-weight="normal" officeooo:rsid="001f1b5f" officeooo:paragraph-rsid="001f1b5f" fo:background-color="transparent" style:font-size-asian="18pt" style:font-size-complex="18pt" loext:padding="0cm" loext:border="none"/>
    </style:style>
    <style:style style:name="P69" style:family="paragraph" style:parent-style-name="Heading_20_3" style:list-style-name="L5">
      <style:paragraph-properties fo:margin-top="0cm" fo:margin-bottom="0.247cm" loext:contextual-spacing="false" fo:line-height="120%" fo:text-align="start" style:justify-single-word="false" fo:orphans="2" fo:widows="2"/>
      <style:text-properties fo:color="#455a64" style:font-name="Poppins" fo:font-weight="normal"/>
    </style:style>
    <style:style style:name="P70" style:family="paragraph" style:parent-style-name="Heading_20_3" style:list-style-name="L10">
      <style:paragraph-properties fo:margin-top="0cm" fo:margin-bottom="0.247cm" loext:contextual-spacing="false" fo:line-height="120%" fo:text-align="start" style:justify-single-word="false" fo:orphans="2" fo:widows="2"/>
      <style:text-properties fo:color="#455a64" style:font-name="Poppins" fo:font-weight="normal"/>
    </style:style>
    <style:style style:name="P71" style:family="paragraph" style:parent-style-name="Preformatted_20_Text" style:list-style-name="L18">
      <style:paragraph-properties fo:margin-top="0cm" fo:margin-bottom="0.247cm" loext:contextual-spacing="false" fo:text-align="start" style:justify-single-word="false" fo:orphans="2" fo:widows="2"/>
    </style:style>
    <style:style style:name="P72"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73"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74" style:family="paragraph" style:parent-style-name="Text_20_body" style:list-style-name="L5">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75" style:family="paragraph" style:parent-style-name="Text_20_body" style:list-style-name="L7">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76" style:family="paragraph" style:parent-style-name="Text_20_body" style:list-style-name="L8">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77" style:family="paragraph" style:parent-style-name="Text_20_body" style:list-style-name="L10">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78" style:family="paragraph" style:parent-style-name="Text_20_body" style:list-style-name="L12">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79" style:family="paragraph" style:parent-style-name="Text_20_body" style:list-style-name="L14">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0" style:family="paragraph" style:parent-style-name="Text_20_body" style:list-style-name="L15">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1" style:family="paragraph" style:parent-style-name="Text_20_body" style:list-style-name="L18">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2" style:family="paragraph" style:parent-style-name="Text_20_body" style:list-style-name="L19">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3" style:family="paragraph" style:parent-style-name="Text_20_body" style:list-style-name="L20">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4" style:family="paragraph" style:parent-style-name="Text_20_body" style:list-style-name="L21">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5" style:family="paragraph" style:parent-style-name="Text_20_body" style:list-style-name="L22">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6" style:family="paragraph" style:parent-style-name="Text_20_body" style:list-style-name="L23">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7" style:family="paragraph" style:parent-style-name="Text_20_body" style:list-style-name="L25">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8" style:family="paragraph" style:parent-style-name="Text_20_body" style:list-style-name="L26">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89" style:family="paragraph" style:parent-style-name="Text_20_body" style:list-style-name="L27">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90" style:family="paragraph" style:parent-style-name="Text_20_body" style:list-style-name="L28">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91" style:family="paragraph" style:parent-style-name="Text_20_body" style:list-style-name="L29">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92" style:family="paragraph" style:parent-style-name="Text_20_body" style:list-style-name="L30">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93" style:family="paragraph" style:parent-style-name="Text_20_body" style:list-style-name="L31">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94" style:family="paragraph" style:parent-style-name="Text_20_body" style:list-style-name="L32">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95" style:family="paragraph" style:parent-style-name="Text_20_body" style:list-style-name="L33">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96" style:family="paragraph" style:parent-style-name="Text_20_body" style:list-style-name="L5">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P97" style:family="paragraph" style:parent-style-name="Text_20_body" style:list-style-name="L10">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P98" style:family="paragraph" style:parent-style-name="Text_20_body" style:list-style-name="L35">
      <style:paragraph-properties fo:margin-top="0cm" fo:margin-bottom="0.247cm" loext:contextual-spacing="false"/>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loext:padding="0cm" loext:border="none"/>
    </style:style>
    <style:style style:name="P99" style:family="paragraph" style:parent-style-name="Text_20_body" style:list-style-name="L34">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loext:padding="0cm" loext:border="none"/>
    </style:style>
    <style:style style:name="P100" style:family="paragraph" style:parent-style-name="Text_20_body" style:list-style-name="L35">
      <style:paragraph-properties fo:margin-top="0cm" fo:margin-bottom="0.247cm" loext:contextual-spacing="false"/>
      <style:text-properties fo:font-variant="normal" fo:text-transform="none" fo:color="#343a40" style:font-name="Poppins" fo:font-size="11.25pt" fo:letter-spacing="normal" fo:font-style="normal" fo:font-weight="normal" loext:padding="0cm" loext:border="none"/>
    </style:style>
    <style:style style:name="P101" style:family="paragraph" style:parent-style-name="Text_20_body">
      <style:paragraph-properties fo:margin-top="0cm" fo:margin-bottom="0.247cm" loext:contextual-spacing="false" fo:text-align="start" style:justify-single-word="false" fo:orphans="2" fo:widows="2"/>
      <style:text-properties fo:font-variant="normal" fo:text-transform="none" fo:color="#1177d1" style:font-name="Poppins" fo:font-size="11.25pt" fo:letter-spacing="normal" fo:font-style="normal" style:text-underline-style="solid" style:text-underline-width="auto" style:text-underline-color="font-color" fo:font-weight="normal" fo:background-color="transparent" loext:padding="0cm" loext:border="none"/>
    </style:style>
    <style:style style:name="P102" style:family="paragraph" style:parent-style-name="Text_20_body" style:list-style-name="L2">
      <style:paragraph-properties fo:margin-top="0cm" fo:margin-bottom="0.247cm" loext:contextual-spacing="false" fo:text-align="start" style:justify-single-word="false" fo:orphans="2" fo:widows="2"/>
    </style:style>
    <style:style style:name="P103" style:family="paragraph" style:parent-style-name="Text_20_body" style:list-style-name="L6">
      <style:paragraph-properties fo:margin-top="0cm" fo:margin-bottom="0.247cm" loext:contextual-spacing="false" fo:text-align="start" style:justify-single-word="false" fo:orphans="2" fo:widows="2"/>
    </style:style>
    <style:style style:name="P104" style:family="paragraph" style:parent-style-name="Text_20_body" style:list-style-name="L7">
      <style:paragraph-properties fo:margin-top="0cm" fo:margin-bottom="0.247cm" loext:contextual-spacing="false" fo:text-align="start" style:justify-single-word="false" fo:orphans="2" fo:widows="2"/>
    </style:style>
    <style:style style:name="P105" style:family="paragraph" style:parent-style-name="Text_20_body" style:list-style-name="L9">
      <style:paragraph-properties fo:margin-top="0cm" fo:margin-bottom="0.247cm" loext:contextual-spacing="false" fo:text-align="start" style:justify-single-word="false" fo:orphans="2" fo:widows="2"/>
    </style:style>
    <style:style style:name="P106" style:family="paragraph" style:parent-style-name="Text_20_body" style:list-style-name="L11">
      <style:paragraph-properties fo:margin-top="0cm" fo:margin-bottom="0.247cm" loext:contextual-spacing="false" fo:text-align="start" style:justify-single-word="false" fo:orphans="2" fo:widows="2"/>
    </style:style>
    <style:style style:name="P107" style:family="paragraph" style:parent-style-name="Text_20_body" style:list-style-name="L12">
      <style:paragraph-properties fo:margin-top="0cm" fo:margin-bottom="0.247cm" loext:contextual-spacing="false" fo:text-align="start" style:justify-single-word="false" fo:orphans="2" fo:widows="2"/>
    </style:style>
    <style:style style:name="P108" style:family="paragraph" style:parent-style-name="Text_20_body" style:list-style-name="L13">
      <style:paragraph-properties fo:margin-top="0cm" fo:margin-bottom="0.247cm" loext:contextual-spacing="false" fo:text-align="start" style:justify-single-word="false" fo:orphans="2" fo:widows="2"/>
    </style:style>
    <style:style style:name="P109" style:family="paragraph" style:parent-style-name="Text_20_body" style:list-style-name="L14">
      <style:paragraph-properties fo:margin-top="0cm" fo:margin-bottom="0.247cm" loext:contextual-spacing="false" fo:text-align="start" style:justify-single-word="false" fo:orphans="2" fo:widows="2"/>
    </style:style>
    <style:style style:name="P110" style:family="paragraph" style:parent-style-name="Text_20_body" style:list-style-name="L16">
      <style:paragraph-properties fo:margin-top="0cm" fo:margin-bottom="0.247cm" loext:contextual-spacing="false" fo:text-align="start" style:justify-single-word="false" fo:orphans="2" fo:widows="2"/>
    </style:style>
    <style:style style:name="P111" style:family="paragraph" style:parent-style-name="Text_20_body" style:list-style-name="L17">
      <style:paragraph-properties fo:margin-top="0cm" fo:margin-bottom="0.247cm" loext:contextual-spacing="false" fo:text-align="start" style:justify-single-word="false" fo:orphans="2" fo:widows="2"/>
    </style:style>
    <style:style style:name="P112" style:family="paragraph" style:parent-style-name="Text_20_body" style:list-style-name="L18">
      <style:paragraph-properties fo:margin-top="0cm" fo:margin-bottom="0.247cm" loext:contextual-spacing="false" fo:text-align="start" style:justify-single-word="false" fo:orphans="2" fo:widows="2"/>
    </style:style>
    <style:style style:name="P113" style:family="paragraph" style:parent-style-name="Text_20_body" style:list-style-name="L19">
      <style:paragraph-properties fo:margin-top="0cm" fo:margin-bottom="0.247cm" loext:contextual-spacing="false" fo:text-align="start" style:justify-single-word="false" fo:orphans="2" fo:widows="2"/>
    </style:style>
    <style:style style:name="P114" style:family="paragraph" style:parent-style-name="Text_20_body" style:list-style-name="L20">
      <style:paragraph-properties fo:margin-top="0cm" fo:margin-bottom="0.247cm" loext:contextual-spacing="false" fo:text-align="start" style:justify-single-word="false" fo:orphans="2" fo:widows="2"/>
    </style:style>
    <style:style style:name="P115" style:family="paragraph" style:parent-style-name="Text_20_body" style:list-style-name="L21">
      <style:paragraph-properties fo:margin-top="0cm" fo:margin-bottom="0.247cm" loext:contextual-spacing="false" fo:text-align="start" style:justify-single-word="false" fo:orphans="2" fo:widows="2"/>
    </style:style>
    <style:style style:name="P116" style:family="paragraph" style:parent-style-name="Text_20_body" style:list-style-name="L24">
      <style:paragraph-properties fo:margin-top="0cm" fo:margin-bottom="0.247cm" loext:contextual-spacing="false" fo:text-align="start" style:justify-single-word="false" fo:orphans="2" fo:widows="2"/>
    </style:style>
    <style:style style:name="P117" style:family="paragraph" style:parent-style-name="Text_20_body" style:list-style-name="L26">
      <style:paragraph-properties fo:margin-top="0cm" fo:margin-bottom="0.247cm" loext:contextual-spacing="false" fo:text-align="start" style:justify-single-word="false" fo:orphans="2" fo:widows="2"/>
    </style:style>
    <style:style style:name="P118" style:family="paragraph" style:parent-style-name="Text_20_body" style:list-style-name="L27">
      <style:paragraph-properties fo:margin-top="0cm" fo:margin-bottom="0.247cm" loext:contextual-spacing="false" fo:text-align="start" style:justify-single-word="false" fo:orphans="2" fo:widows="2"/>
    </style:style>
    <style:style style:name="P119" style:family="paragraph" style:parent-style-name="Text_20_body" style:list-style-name="L29">
      <style:paragraph-properties fo:margin-top="0cm" fo:margin-bottom="0.247cm" loext:contextual-spacing="false" fo:text-align="start" style:justify-single-word="false" fo:orphans="2" fo:widows="2"/>
    </style:style>
    <style:style style:name="P120" style:family="paragraph" style:parent-style-name="Text_20_body" style:list-style-name="L34">
      <style:paragraph-properties fo:margin-top="0cm" fo:margin-bottom="0.247cm" loext:contextual-spacing="false" fo:text-align="start" style:justify-single-word="false" fo:orphans="2" fo:widows="2"/>
    </style:style>
    <style:style style:name="P121" style:family="paragraph" style:parent-style-name="Text_20_body" style:list-style-name="L3">
      <style:paragraph-properties fo:margin-top="0cm" fo:margin-bottom="0.247cm" loext:contextual-spacing="false"/>
    </style:style>
    <style:style style:name="P122" style:family="paragraph" style:parent-style-name="Text_20_body" style:list-style-name="L35">
      <style:paragraph-properties fo:margin-top="0cm" fo:margin-bottom="0.247cm" loext:contextual-spacing="false"/>
    </style:style>
    <style:style style:name="P123" style:family="paragraph" style:parent-style-name="Text_20_body" style:list-style-name="L4">
      <style:paragraph-properties fo:margin-top="0cm" fo:margin-bottom="0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124" style:family="paragraph" style:parent-style-name="Text_20_body" style:list-style-name="L28">
      <style:paragraph-properties fo:margin-top="0cm" fo:margin-bottom="0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T1" style:family="text">
      <style:text-properties fo:font-variant="normal" fo:text-transform="none" fo:color="#343a40" style:font-name="Poppins" fo:font-size="11.25pt" fo:letter-spacing="normal" fo:font-style="normal" fo:font-weight="bold"/>
    </style:style>
    <style:style style:name="T2" style:family="text">
      <style:text-properties fo:font-variant="normal" fo:text-transform="none" fo:color="#343a40" style:font-name="Poppins" fo:font-size="11.25pt" fo:letter-spacing="normal" fo:font-style="normal" fo:font-weight="bold" loext:padding="0cm" loext:border="none"/>
    </style:style>
    <style:style style:name="T3" style:family="text">
      <style:text-properties fo:font-variant="normal" fo:text-transform="none" fo:color="#343a40" style:font-name="Poppins" fo:font-size="11.25pt" fo:letter-spacing="normal" fo:font-style="normal" fo:font-weight="normal"/>
    </style:style>
    <style:style style:name="T4" style:family="text">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T5" style:family="text">
      <style:text-properties fo:font-variant="normal" fo:text-transform="none" fo:color="#343a40" style:font-name="Poppins" fo:font-size="11.25pt" fo:letter-spacing="normal" fo:font-style="normal" fo:font-weight="normal" loext:padding="0cm" loext:border="none"/>
    </style:style>
    <style:style style:name="T6" style:family="text">
      <style:text-properties fo:font-variant="normal" fo:text-transform="none" fo:color="#e83e8c" style:font-name="SFMono-Regular" fo:font-size="9.75pt" fo:letter-spacing="normal" fo:font-style="normal" fo:font-weight="normal"/>
    </style:style>
    <style:style style:name="T7" style:family="text">
      <style:text-properties fo:font-variant="normal" fo:text-transform="none" fo:color="#e83e8c" style:font-name="SFMono-Regular" fo:font-size="9.7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T8" style:family="text">
      <style:text-properties fo:font-variant="normal" fo:text-transform="none" fo:color="#e83e8c" style:font-name="SFMono-Regular" fo:font-size="9.75pt" fo:letter-spacing="normal" fo:font-style="normal" fo:font-weight="normal" loext:padding="0cm" loext:border="none"/>
    </style:style>
    <style:style style:name="T9" style:family="text">
      <style:text-properties fo:font-variant="normal" fo:text-transform="none" fo:color="#e83e8c" style:font-name="SFMono-Regular" fo:font-size="9.75pt" fo:letter-spacing="normal" fo:font-style="normal" fo:font-weight="bold"/>
    </style:style>
    <style:style style:name="T10" style:family="text">
      <style:text-properties fo:font-variant="normal" fo:text-transform="none" fo:color="#e83e8c" style:font-name="SFMono-Regular" fo:font-size="19.5pt" fo:letter-spacing="normal" fo:font-style="normal" fo:font-weight="normal"/>
    </style:style>
    <style:style style:name="T11" style:family="text">
      <style:text-properties fo:font-variant="normal" fo:text-transform="none" fo:color="#e83e8c" style:font-name="SFMono-Regular" fo:font-size="16.5pt" fo:letter-spacing="normal" fo:font-style="normal" fo:font-weight="normal"/>
    </style:style>
    <style:style style:name="T12" style:family="text">
      <style:text-properties fo:font-variant="normal" fo:text-transform="none" fo:color="#e83e8c" style:font-name="SFMono-Regular" fo:font-size="14.25pt" fo:letter-spacing="normal" fo:font-style="normal" fo:font-weight="normal"/>
    </style:style>
    <style:style style:name="T13" style:family="text">
      <style:text-properties fo:font-variant="normal" fo:text-transform="none" fo:color="#e83e8c" style:font-name="SFMono-Regular" fo:font-size="12pt" fo:letter-spacing="normal" fo:font-style="normal" fo:font-weight="normal"/>
    </style:style>
    <style:style style:name="T14" style:family="text">
      <style:text-properties fo:font-variant="normal" fo:text-transform="none" fo:color="#212529" style:font-name="SFMono-Regular" fo:font-size="9.75pt" fo:letter-spacing="normal" fo:font-style="normal" fo:font-weight="normal"/>
    </style:style>
    <style:style style:name="T15" style:family="text">
      <style:text-properties fo:font-variant="normal" fo:text-transform="none" fo:color="#212529" style:font-name="SFMono-Regular" fo:font-size="9.75pt" fo:letter-spacing="normal" fo:font-style="normal" fo:font-weight="normal" loext:padding="0cm" loext:border="none"/>
    </style:style>
    <style:style style:name="T16" style:family="text">
      <style:text-properties fo:font-variant="normal" fo:text-transform="none" fo:color="#212529" fo:letter-spacing="normal"/>
    </style:style>
    <style:style style:name="T17" style:family="text">
      <style:text-properties fo:font-variant="normal" fo:text-transform="none" fo:color="#212529" fo:letter-spacing="normal" loext:padding="0cm" loext:border="none"/>
    </style:style>
    <style:style style:name="T18" style:family="text">
      <style:text-properties fo:font-variant="normal" fo:text-transform="none" fo:color="#455a64" style:font-name="Poppins" fo:font-size="11.25pt" fo:letter-spacing="normal" fo:font-style="normal" fo:font-weight="normal"/>
    </style:style>
    <style:style style:name="T19" style:family="text">
      <style:text-properties fo:font-variant="normal" fo:text-transform="none" fo:color="#455a64" style:font-name="Poppins" fo:letter-spacing="normal" fo:font-style="normal" fo:font-weight="normal"/>
    </style:style>
    <style:style style:name="T20" style:family="text">
      <style:text-properties fo:font-variant="normal" fo:text-transform="none" fo:color="#455a64" style:font-name="Poppins" fo:font-size="9.75pt" fo:letter-spacing="normal" fo:font-style="normal" fo:font-weight="normal"/>
    </style:style>
    <style:style style:name="T21" style:family="text">
      <style:text-properties fo:font-variant="normal" fo:text-transform="none" fo:color="#455a64" fo:letter-spacing="normal"/>
    </style:style>
    <style:style style:name="T22" style:family="text">
      <style:text-properties fo:font-variant="normal" fo:text-transform="none" fo:color="#1177d1" style:font-name="Poppins" fo:font-size="11.25pt" fo:letter-spacing="normal" fo:font-style="normal" style:text-underline-style="solid" style:text-underline-width="auto" style:text-underline-color="font-color" fo:font-weight="normal" fo:background-color="transparent" loext:char-shading-value="0"/>
    </style:style>
    <style:style style:name="T23" style:family="text">
      <style:text-properties fo:font-variant="normal" fo:text-transform="none" fo:color="#1177d1" style:font-name="Poppins" fo:font-size="11.25pt" fo:letter-spacing="normal" fo:font-style="normal" style:text-underline-style="solid" style:text-underline-width="auto" style:text-underline-color="font-color" fo:font-weight="normal" fo:background-color="transparent" loext:char-shading-value="0" style:font-name-asian="Poppins" style:font-size-asian="11.25pt" style:font-style-asian="normal" style:font-weight-asian="normal" style:font-name-complex="Poppins" style:font-size-complex="11.25pt" style:font-style-complex="normal" style:font-weight-complex="normal"/>
    </style:style>
    <style:style style:name="T24" style:family="text">
      <style:text-properties fo:font-variant="normal" fo:text-transform="none" fo:color="#1177d1" style:font-name="Poppins" fo:font-size="11.25pt" fo:letter-spacing="normal" fo:font-style="normal" style:text-underline-style="solid" style:text-underline-width="auto" style:text-underline-color="font-color" fo:font-weight="normal" fo:background-color="transparent" loext:char-shading-value="0" style:font-name-asian="Poppins" style:font-size-asian="11.25pt" style:font-style-asian="normal" style:font-weight-asian="normal" style:font-name-complex="Poppins" style:font-size-complex="11.25pt" style:font-style-complex="normal" style:font-weight-complex="normal" loext:padding="0cm" loext:border="none"/>
    </style:style>
    <style:style style:name="T25" style:family="text">
      <style:text-properties fo:font-variant="normal" fo:text-transform="none" fo:color="#1177d1" style:font-name="Poppins" fo:font-size="11.25pt" fo:letter-spacing="normal" fo:font-style="normal" style:text-underline-style="solid" style:text-underline-width="auto" style:text-underline-color="font-color" fo:font-weight="normal" fo:background-color="transparent" loext:char-shading-value="0" loext:padding="0cm" loext:border="none"/>
    </style:style>
    <style:style style:name="T26" style:family="text">
      <style:text-properties fo:font-variant="normal" fo:text-transform="none" fo:color="#1177d1" style:font-name="SFMono-Regular" fo:font-size="9.75pt" fo:letter-spacing="normal" fo:font-style="normal" style:text-underline-style="solid" style:text-underline-width="auto" style:text-underline-color="font-color" fo:font-weight="normal" fo:background-color="transparent" loext:char-shading-value="0"/>
    </style:style>
    <style:style style:name="T27" style:family="text">
      <style:text-properties fo:color="#e83e8c" style:font-name="SFMono-Regular" fo:font-size="9.75pt"/>
    </style:style>
    <style:style style:name="T28" style:family="text">
      <style:text-properties fo:color="#212529" style:font-name="SFMono-Regular" fo:font-size="9.75pt"/>
    </style:style>
    <style:style style:name="T29" style:family="text">
      <style:text-properties fo:color="#455a64" style:font-name="Poppins" fo:font-weight="normal"/>
    </style:style>
    <style:style style:name="T30" style:family="text">
      <style:text-properties style:font-name="Poppins" fo:font-style="normal" fo:font-weight="normal"/>
    </style:style>
    <style:style style:name="T31" style:family="text">
      <style:text-properties style:font-name="Poppins" fo:font-size="11.25pt" fo:font-style="normal" fo:font-weight="normal"/>
    </style:style>
    <style:style style:name="T32" style:family="text">
      <style:text-properties fo:color="#1177d1" style:font-name="Poppins" fo:font-size="11.25pt" fo:font-style="normal" style:text-underline-style="solid" style:text-underline-width="auto" style:text-underline-color="font-color" fo:font-weight="normal" fo:background-color="transparent" loext:char-shading-value="0"/>
    </style:style>
    <style:style style:name="T33" style:family="text">
      <style:text-properties fo:color="#1177d1" style:text-underline-style="solid" style:text-underline-width="auto" style:text-underline-color="font-color"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2">1. Tableaux</text:h>
      <text:section text:style-name="Sect1" text:name="Section10">
        <text:p text:style-name="Text_20_body"><text:bookmark text:name="%C3%A0-quoi-ressemble-une-instruction"/></text:p>
      </text:section>
      <text:section text:style-name="Sect1" text:name="valeurs-scalaires-et-collections">
        <text:h text:style-name="P24" text:outline-level="2">Valeurs scalaires et collections</text:h>
      </text:section>
      <text:p text:style-name="P50"><text:span text:style-name="T4">Jusqu'ici nous avons joué avec deux principaux types de valeurs : </text:span><text:span text:style-name="Emphasis"><text:span text:style-name="T4">Number</text:span></text:span><text:span text:style-name="T4"> et </text:span><text:span text:style-name="Emphasis"><text:span text:style-name="T4">String</text:span></text:span><text:span text:style-name="T4">. Des nombres et des chaînes de caractères.</text:span></text:p>
      <text:p text:style-name="P40"><text:span text:style-name="Source_20_Text"><text:span text:style-name="T14">let x = 20;</text:span></text:span></text:p>
      <text:p text:style-name="P40"><text:span text:style-name="Source_20_Text"><text:span text:style-name="T14">let y = "Jacques";</text:span></text:span></text:p>
      <text:p text:style-name="P50"><text:span text:style-name="T3">Dans la variable </text:span><text:span text:style-name="Source_20_Text"><text:span text:style-name="T6">x</text:span></text:span><text:span text:style-name="T3">, nous stockons la valeur </text:span><text:span text:style-name="Source_20_Text"><text:span text:style-name="T6">20</text:span></text:span><text:span text:style-name="T3">. Dans la variable </text:span><text:span text:style-name="Source_20_Text"><text:span text:style-name="T6">y</text:span></text:span><text:span text:style-name="T3">, nous stockons la valeur </text:span><text:span text:style-name="Source_20_Text"><text:span text:style-name="T6">"Jacques"</text:span></text:span><text:span text:style-name="T3">. À chaque fois une valeur unique pour une adresse mémoire unique. C'est ce qu'on appelle en informatique une « valeur scalaire ». En javascript, les nombres et les chaînes de caractères sont des types scalaires.</text:span></text:p>
      <text:p text:style-name="P44">Mais stocker une valeur unique dans une variable, c'est comme les antibiotiques : c'est pas automatique. Les langages de programmation nous offrent la possibilité de stocker plusieurs valeurs dans une seule et même variable. On peut alors parler de « collection », ou plus rarement de « valeur composite ».</text:p>
      <text:section text:style-name="Sect1" text:name="tableaux">
        <text:h text:style-name="P25" text:outline-level="2">Tableaux</text:h>
      </text:section>
      <text:p text:style-name="P45">La principale forme de collection dans le monde de la programmation est ce que nous appelons le « tableau », qu'on appelle aussi souvent sous son nom anglophone « *array* ». Certains langages comme le python l'appellent plutôt « liste », mais le principe est toujours le même : un tableau est la représentation centralisée d'un ensemble de valeurs.</text:p>
      <text:p text:style-name="P19"><text:span text:style-name="T3">/!\ En javascript, notez que l'on parle d'</text:span><text:span text:style-name="Emphasis"><text:span text:style-name="T3">Array</text:span></text:span><text:span text:style-name="T3"> plutôt que d'</text:span><text:span text:style-name="Emphasis"><text:span text:style-name="T3">array</text:span></text:span><text:span text:style-name="T3">, avec une majuscule. De la même manière, nous parlons depuis le début de </text:span><text:span text:style-name="Emphasis"><text:span text:style-name="T3">Number</text:span></text:span><text:span text:style-name="T3"> et de </text:span><text:span text:style-name="Emphasis"><text:span text:style-name="T3">String</text:span></text:span><text:span text:style-name="T3">. Cette distinction a son importance. En javascript, les types sont en réalité des objets, et les types scalaires ne sont donc pas vraiment des types scalaires... mais chut ! Je ne vous ai rien dit ! Vous ne savez pas encore ce qu'est un objet. (:</text:span></text:p>
      <text:p text:style-name="P58">Ne vous prenez pas la tête avec cela pour l'instant. Cette petite parenthèse n'est là que pour le goût de la précision.</text:p>
      <text:p text:style-name="P44">Si un tiroir est une adresse mémoire contenant une valeur unique, imaginez le tableau comme une armoire. Vous pouvez toujours accéder à chaque tiroir individuellement, mais vous pouvez aussi manipuler tout le meuble en une fois si besoin.</text:p>
      <text:p text:style-name="P40"><text:span text:style-name="Source_20_Text"><text:span text:style-name="T14">const users = ["Magali", "Jacques", "Josiane"];</text:span></text:span></text:p>
      <text:p text:style-name="P50"><text:span text:style-name="T3">Voilà un tableau. La variable </text:span><text:span text:style-name="Source_20_Text"><text:span text:style-name="T6">users</text:span></text:span><text:span text:style-name="T3"> ne contient pas une mais trois valeurs. Voyez un tableau comme une adresse mémoire stockant des sous-adresses.</text:span></text:p>
      <text:p text:style-name="P50"><text:span text:style-name="T3">Au passage, les tableaux pouvant parfois être longs, n'hésitez pas à les </text:span><text:span text:style-name="Emphasis"><text:span text:style-name="T3">wrapper</text:span></text:span><text:span text:style-name="T3"> sur plusieurs lignes ; le javascript n'a aucun problème moral avec ceci :</text:span></text:p>
      <text:p text:style-name="P40"><text:span text:style-name="Source_20_Text"><text:span text:style-name="T14">const users = [</text:span></text:span></text:p>
      <text:p text:style-name="P40"><text:span text:style-name="Source_20_Text"><text:span text:style-name="T16"><text:s text:c="2"/></text:span></text:span><text:span text:style-name="Source_20_Text"><text:span text:style-name="T14">"Magali",</text:span></text:span></text:p>
      <text:p text:style-name="P40"><text:soft-page-break/><text:span text:style-name="Source_20_Text"><text:span text:style-name="T16"><text:s text:c="2"/></text:span></text:span><text:span text:style-name="Source_20_Text"><text:span text:style-name="T14">"Jacques",</text:span></text:span></text:p>
      <text:p text:style-name="P40"><text:span text:style-name="Source_20_Text"><text:span text:style-name="T16"><text:s text:c="2"/></text:span></text:span><text:span text:style-name="Source_20_Text"><text:span text:style-name="T14">"Josiane"</text:span></text:span></text:p>
      <text:p text:style-name="P40"><text:span text:style-name="Source_20_Text"><text:span text:style-name="T14">];</text:span></text:span></text:p>
      <text:p text:style-name="P50"><text:span text:style-name="T3">Le tableau est délimité par des crochets </text:span><text:span text:style-name="Source_20_Text"><text:span text:style-name="T6">[]</text:span></text:span><text:span text:style-name="T3">, et les valeurs à l'intérieur du tableau sont séparées par des virgules </text:span><text:span text:style-name="Source_20_Text"><text:span text:style-name="T6">,</text:span></text:span><text:span text:style-name="T3">.</text:span></text:p>
      <text:p text:style-name="P44">Notez qu'un tableau peut ne contenir qu'une seule valeur si le cœur lui en dit :</text:p>
      <text:p text:style-name="P40"><text:span text:style-name="Source_20_Text"><text:span text:style-name="T14">const ages = [18];</text:span></text:span></text:p>
      <text:p text:style-name="P44">Ou même aucune :</text:p>
      <text:p text:style-name="P40"><text:span text:style-name="Source_20_Text"><text:span text:style-name="T14">const apples = [];</text:span></text:span></text:p>
      <text:p text:style-name="P44">Un tableau peut même contenir des tableaux :</text:p>
      <text:p text:style-name="P40"><text:span text:style-name="Source_20_Text"><text:span text:style-name="T14">const garden = [</text:span></text:span></text:p>
      <text:p text:style-name="P40"><text:span text:style-name="Source_20_Text"><text:span text:style-name="T16"><text:s text:c="2"/></text:span></text:span><text:span text:style-name="Source_20_Text"><text:span text:style-name="T14">[</text:span></text:span></text:p>
      <text:p text:style-name="P40"><text:span text:style-name="Source_20_Text"><text:span text:style-name="T16"><text:s text:c="4"/></text:span></text:span><text:span text:style-name="Source_20_Text"><text:span text:style-name="T14">["Cornue des Andes", "Cœur de bœuf"],</text:span></text:span></text:p>
      <text:p text:style-name="P40"><text:span text:style-name="Source_20_Text"><text:span text:style-name="T16"><text:s text:c="4"/></text:span></text:span><text:span text:style-name="Source_20_Text"><text:span text:style-name="T14">["Charlotte", "Mona Lisa"]</text:span></text:span></text:p>
      <text:p text:style-name="P40"><text:span text:style-name="Source_20_Text"><text:span text:style-name="T16"><text:s text:c="2"/></text:span></text:span><text:span text:style-name="Source_20_Text"><text:span text:style-name="T14">],</text:span></text:span></text:p>
      <text:p text:style-name="P40"><text:span text:style-name="Source_20_Text"><text:span text:style-name="T16"><text:s text:c="2"/></text:span></text:span><text:span text:style-name="Source_20_Text"><text:span text:style-name="T14">[</text:span></text:span></text:p>
      <text:p text:style-name="P40"><text:span text:style-name="Source_20_Text"><text:span text:style-name="T16"><text:s text:c="4"/></text:span></text:span><text:span text:style-name="Source_20_Text"><text:span text:style-name="T14">["Verte de Milan", "Patidou"],</text:span></text:span></text:p>
      <text:p text:style-name="P40"><text:span text:style-name="Source_20_Text"><text:span text:style-name="T16"><text:s text:c="4"/></text:span></text:span><text:span text:style-name="Source_20_Text"><text:span text:style-name="T14">["Petit Gris de Rennes", "Noir des Carmes"]</text:span></text:span></text:p>
      <text:p text:style-name="P40"><text:span text:style-name="Source_20_Text"><text:span text:style-name="T16"><text:s text:c="2"/></text:span></text:span><text:span text:style-name="Source_20_Text"><text:span text:style-name="T14">],</text:span></text:span></text:p>
      <text:p text:style-name="P40"><text:span text:style-name="Source_20_Text"><text:span text:style-name="T14">];</text:span></text:span></text:p>
      <text:p text:style-name="P44">Aucun problème avec un tableau contenant des sous-tableaux, lesquels peuvent eux-mêmes contenir des sous-tableaux, et ainsi de suite. On parle de tableaux à plusieurs dimensions.</text:p>
      <text:p text:style-name="P50"><text:span text:style-name="T3">Le tableau à deux dimensions est d'ailleurs très répandu, c'est le principe d'une matrice. Quand vous jouez à la </text:span><text:span text:style-name="Emphasis"><text:span text:style-name="T3">Bataille Navale</text:span></text:span><text:span text:style-name="T3">, vous utilisez un tableau à deux dimensions. Quand on parle de latitude et de longitude, on réduit une planète entière à un tableau à deux dimensions.</text:span></text:p>
      <text:p text:style-name="P50"><text:span text:style-name="T3">Et notre exemple précédent, </text:span><text:span text:style-name="Source_20_Text"><text:span text:style-name="T6">garden</text:span></text:span><text:span text:style-name="T3">, est un tableau à trois dimensions. Nous divisons ainsi le jardin en familles (solanacées et cucurbitacées), que nous divisions en espèces, que nous divisons en variétés. Trois dimensions.</text:span></text:p>
      <text:p text:style-name="P44">Pratiques, les tableaux.</text:p>
      <text:section text:style-name="Sect1" text:name="comment-acc%C3%A9der-aux-valeurs">
        <text:h text:style-name="P25" text:outline-level="2">Comment accéder aux valeurs ?</text:h>
      </text:section>
      <text:p text:style-name="P45">C'est beau une armoire, mais encore faut-il pouvoir accéder individuellement à chaque tiroir.</text:p>
      <text:p text:style-name="P40"><text:span text:style-name="Source_20_Text"><text:span text:style-name="T14">const users = ["Josiane", "Jacques"];</text:span></text:span></text:p>
      <text:p text:style-name="P40"><text:span text:style-name="Source_20_Text"><text:span text:style-name="T14">const willWashDishes = users[1];</text:span></text:span></text:p>
      <text:p text:style-name="P50"><text:span text:style-name="T3">C'est simple. Nous avons stocké deux utilisateurs dans la variable </text:span><text:span text:style-name="Source_20_Text"><text:span text:style-name="T6">users</text:span></text:span><text:span text:style-name="T3"> au moyen d'un tableau. À ce moment, ligne 1, le javascript a attribué une « clé numérique » à chaque entrée du tableau. Les clés sont attribuées dans l'ordre numérique. Pour </text:span><text:soft-page-break/><text:span text:style-name="T3">accéder à une entrée précise du tableau, on appelle la variable, suivie des crochets dans lesquelles on spécifie la clé de la valeur désirée : </text:span><text:span text:style-name="Source_20_Text"><text:span text:style-name="T6">users[1]</text:span></text:span><text:span text:style-name="T3">.</text:span></text:p>
      <text:p text:style-name="P50"><text:span text:style-name="T3">Alors ? Qui est </text:span><text:span text:style-name="Source_20_Text"><text:span text:style-name="T6">users[1]</text:span></text:span><text:span text:style-name="T3"> dans notre exemple ? Qui va faire la vaisselle ?</text:span></text:p>
      <text:p text:style-name="P44">Josiane ?</text:p>
      <text:p text:style-name="P50"><text:span text:style-name="T3">Erreur ! </text:span><text:span text:style-name="Source_20_Text"><text:span text:style-name="T6">"Josiane"</text:span></text:span><text:span text:style-name="T3"> n'est pas l'entrée numéro 1 mais l'entrée numéro 0. (:</text:span></text:p>
      <text:p text:style-name="P44">Oui, l'informatique c'est tordu. La très (très très) grande majorité des langages compte à partir de 0 pour les clés numériques des tableaux.</text:p>
      <text:p text:style-name="P40"><text:span text:style-name="Source_20_Text"><text:span text:style-name="T14">const fruits = ["Pomme", "Poire", "Banane"];</text:span></text:span></text:p>
      <text:p text:style-name="P40"><text:span text:style-name="Source_20_Text"><text:span text:style-name="T14">console.log(fruits[0]);</text:span></text:span></text:p>
      <text:p text:style-name="P50"><text:span text:style-name="T3">Ce morceau de code va afficher </text:span><text:span text:style-name="Source_20_Text"><text:span text:style-name="T6">"Pomme"</text:span></text:span><text:span text:style-name="T3">.</text:span></text:p>
      <text:p text:style-name="P40"><text:span text:style-name="Source_20_Text"><text:span text:style-name="T14">const numbers = [2, 5, 22];</text:span></text:span></text:p>
      <text:p text:style-name="P40"><text:span text:style-name="Source_20_Text"><text:span text:style-name="T14">console.log(numbers[2]);</text:span></text:span></text:p>
      <text:p text:style-name="P50"><text:span text:style-name="T3">Ce morceau de code va afficher </text:span><text:span text:style-name="Source_20_Text"><text:span text:style-name="T6">22</text:span></text:span><text:span text:style-name="T3">.</text:span></text:p>
      <text:p text:style-name="P56"/>
      <text:p text:style-name="P44">Et pour les tableaux imbriqués ? Rien de compliqué, c'est logique :</text:p>
      <text:p text:style-name="P40"><text:span text:style-name="Source_20_Text"><text:span text:style-name="T14">const numbers = [</text:span></text:span></text:p>
      <text:p text:style-name="P40"><text:span text:style-name="Source_20_Text"><text:span text:style-name="T16"><text:s text:c="2"/></text:span></text:span><text:span text:style-name="Source_20_Text"><text:span text:style-name="T14">[1, 3, 5, 7],</text:span></text:span></text:p>
      <text:p text:style-name="P40"><text:span text:style-name="Source_20_Text"><text:span text:style-name="T16"><text:s text:c="2"/></text:span></text:span><text:span text:style-name="Source_20_Text"><text:span text:style-name="T14">[2, 4, 6, 8]</text:span></text:span></text:p>
      <text:p text:style-name="P40"><text:span text:style-name="Source_20_Text"><text:span text:style-name="T14">];</text:span></text:span></text:p>
      <text:p text:style-name="P40"/>
      <text:p text:style-name="P40"><text:span text:style-name="Source_20_Text"><text:span text:style-name="T14">console.log(numbers[0][3]);</text:span></text:span></text:p>
      <text:p text:style-name="P50"><text:span text:style-name="T3">Ce morceau de code affiche </text:span><text:span text:style-name="Source_20_Text"><text:span text:style-name="T6">8</text:span></text:span><text:span text:style-name="T3">. Puisque </text:span><text:span text:style-name="Source_20_Text"><text:span text:style-name="T6">numbers[0]</text:span></text:span><text:span text:style-name="T3"> renvoie la première valeur du tableau </text:span><text:span text:style-name="Source_20_Text"><text:span text:style-name="T6">numbers</text:span></text:span><text:span text:style-name="T3">, et que cette valeur est toujours un tableau, alors on peut très bien chaîner l'accès grâce aux crochets : </text:span><text:span text:style-name="Source_20_Text"><text:span text:style-name="T6">numbers[1]</text:span></text:span><text:span text:style-name="T3"> renvoie le second tableau, alors </text:span><text:span text:style-name="Source_20_Text"><text:span text:style-name="T6">numbers[1][0]</text:span></text:span><text:span text:style-name="T3"> renvoie le nombre </text:span><text:span text:style-name="Source_20_Text"><text:span text:style-name="T6">2</text:span></text:span><text:span text:style-name="T3">.</text:span></text:p>
      <text:p text:style-name="P44">On pourrait aussi stocker nos sous-tableaux dans des variables :</text:p>
      <text:p text:style-name="P40"><text:span text:style-name="Source_20_Text"><text:span text:style-name="T14">const numbers = [</text:span></text:span></text:p>
      <text:p text:style-name="P40"><text:span text:style-name="Source_20_Text"><text:span text:style-name="T16"><text:s text:c="2"/></text:span></text:span><text:span text:style-name="Source_20_Text"><text:span text:style-name="T14">[1, 3, 5, 7],</text:span></text:span></text:p>
      <text:p text:style-name="P40"><text:span text:style-name="Source_20_Text"><text:span text:style-name="T16"><text:s text:c="2"/></text:span></text:span><text:span text:style-name="Source_20_Text"><text:span text:style-name="T14">[2, 4, 6, 8]</text:span></text:span></text:p>
      <text:p text:style-name="P40"><text:span text:style-name="Source_20_Text"><text:span text:style-name="T14">];</text:span></text:span></text:p>
      <text:p text:style-name="P40"/>
      <text:p text:style-name="P40"><text:span text:style-name="Source_20_Text"><text:span text:style-name="T14">const oddNumbers = numbers[0];</text:span></text:span></text:p>
      <text:p text:style-name="P40"><text:span text:style-name="Source_20_Text"><text:span text:style-name="T14">const evenNumbers = numbers[1];</text:span></text:span></text:p>
      <text:p text:style-name="P40"/>
      <text:p text:style-name="P40"><text:span text:style-name="Source_20_Text"><text:span text:style-name="T14">console.log(oddNumbers[2]);</text:span></text:span></text:p>
      <text:p text:style-name="P50"><text:span text:style-name="T3">Puisque la variable </text:span><text:span text:style-name="Source_20_Text"><text:span text:style-name="T6">oddNumbers</text:span></text:span><text:span text:style-name="T3"> stocke désormais une copie du tableau trouvé à l'adresse </text:span><text:span text:style-name="Source_20_Text"><text:span text:style-name="T6">numbers[0]</text:span></text:span><text:span text:style-name="T3">, ce code affiche </text:span><text:span text:style-name="Source_20_Text"><text:span text:style-name="T6">5</text:span></text:span><text:span text:style-name="T3">.</text:span></text:p>
      <text:section text:style-name="Sect1" text:name="ajouter-des-%C3%A9l%C3%A9ments-%C3%A0-un-tableau">
        <text:h text:style-name="P25" text:outline-level="2"><text:soft-page-break/>Ajouter des éléments à un tableau</text:h>
      </text:section>
      <text:p text:style-name="P45">Comme ceci :</text:p>
      <text:p text:style-name="P40"><text:span text:style-name="Source_20_Text"><text:span text:style-name="T14">const users = ["Magali", "Jacques"];</text:span></text:span></text:p>
      <text:p text:style-name="P40"><text:span text:style-name="Source_20_Text"><text:span text:style-name="T14">users.push("Josiane");</text:span></text:span></text:p>
      <text:p text:style-name="P40"><text:span text:style-name="Source_20_Text"><text:span text:style-name="T14">console.log(users[2]);</text:span></text:span></text:p>
      <text:p text:style-name="P50"><text:span text:style-name="T3">Nous verrons plus en détail le principe des fonctions et des méthodes. Mais pour l'heure, retenez que grâce à la méthode </text:span><text:span text:style-name="Source_20_Text"><text:span text:style-name="T6">push</text:span></text:span><text:span text:style-name="T3"> à laquelle on a passé l'argument </text:span><text:span text:style-name="Source_20_Text"><text:span text:style-name="T6">"Josiane"</text:span></text:span><text:span text:style-name="T3">, on a pu ajouter un élément au tableau de départ. Celui-ci ressemble désormais à ça : </text:span><text:span text:style-name="Source_20_Text"><text:span text:style-name="T6">["Magali", "Jacques", "Josiane"]</text:span></text:span><text:span text:style-name="T3">. L'élément est ajouté à la fin du tableau.</text:span></text:p>
      <text:p text:style-name="P19"><text:span text:style-name="T3">Attends, attends ! On n'avait pas dit que le mot-clé </text:span><text:span text:style-name="Source_20_Text"><text:span text:style-name="T6">const</text:span></text:span><text:span text:style-name="T3"> empêchait de modifier une variable précédemment déclarée ?</text:span></text:p>
      <text:p text:style-name="P59"><text:span text:style-name="T3">Oui, on a dit ça. Mais on a aussi dit dans une petite parenthèse de ce type qu'un </text:span><text:span text:style-name="Emphasis"><text:span text:style-name="T3">Array</text:span></text:span><text:span text:style-name="T3"> en javascript était en vérité un objet. Et les objets, question immutabilité, c'est une autre histoire. Vous n'y êtes pas encore. Retenez pour l'instant que vous pouvez modifier le contenu d'un tableau javascript même s'il a été déclaré avec </text:span><text:span text:style-name="Source_20_Text"><text:span text:style-name="T6">const</text:span></text:span><text:span text:style-name="T3">. Ce que vous ne pouvez pas faire, par contre, c'est écraser la variable par une autre valeur que ce tableau. En somme, les tiroirs peuvent varier, mais l'armoire reste constante.</text:span></text:p>
      <text:section text:style-name="Sect1" text:name="les-tableaux-cest-super">
        <text:h text:style-name="P25" text:outline-level="2">Les tableaux c'est super !</text:h>
      </text:section>
      <text:p text:style-name="P45">Mais si. Ils peuvent vous sembler un peu abstraits et inutiles pour l'instant. Tout cela peut vous sembler très théorique et pompeux. Pourquoi ne pas stocker directement nos valeurs dans des variables ?</text:p>
      <text:p text:style-name="P44">Nous allons très vite voir des cas pratiques, notamment grâce au principe d'itération.</text:p>
      <text:p text:style-name="P53"/>
      <text:p text:style-name="P20">Modifié le: vendredi 11 septembre 2020, 09:50</text:p>
      <text:p text:style-name="P60"/>
      <text:h text:style-name="P23" text:outline-level="2">2. for</text:h>
      <text:section text:style-name="Sect1" text:name="Section8">
        <text:p text:style-name="Text_20_body"><text:bookmark text:name="quest-ce-quun-type-de-valeur2"/></text:p>
      </text:section>
      <text:section text:style-name="Sect1" text:name="Section9">
        <text:h text:style-name="P24" text:outline-level="2"><text:bookmark text:name="boucle-for2"/>Boucle for</text:h>
      </text:section>
      <text:p text:style-name="P50"><text:span text:style-name="T4">Souvenez-vous de la boucle </text:span><text:span text:style-name="Source_20_Text"><text:span text:style-name="T7">while</text:span></text:span><text:span text:style-name="T4">.</text:span></text:p>
      <text:p text:style-name="P40"><text:span text:style-name="Source_20_Text"><text:span text:style-name="T14">let msg = window.prompt("Dites « Bonjour » :");</text:span></text:span></text:p>
      <text:p text:style-name="P40"/>
      <text:p text:style-name="P40"><text:span text:style-name="Source_20_Text"><text:span text:style-name="T14">while (msg !== "Bonjour") {</text:span></text:span></text:p>
      <text:p text:style-name="P40"><text:span text:style-name="Source_20_Text"><text:span text:style-name="T16"><text:s text:c="2"/></text:span></text:span><text:span text:style-name="Source_20_Text"><text:span text:style-name="T14">msg = window.prompt("Dites « Bonjour » :");</text:span></text:span></text:p>
      <text:p text:style-name="P40"><text:span text:style-name="Source_20_Text"><text:span text:style-name="T14">}</text:span></text:span></text:p>
      <text:p text:style-name="P40"><text:soft-page-break/></text:p>
      <text:p text:style-name="P40"><text:span text:style-name="Source_20_Text"><text:span text:style-name="T14">document.write(msg);</text:span></text:span></text:p>
      <text:p text:style-name="P44">Tant que l'utilisateur n'a pas dit bonjour, continue à lui demander indéfiniment de dire bonjour. Cette boucle très simple fonctionne autour d'une expression booléenne, et continue de boucler tant que celle-ci est vraie.</text:p>
      <text:p text:style-name="P50"><text:span text:style-name="T3">Il existe une autre boucle : </text:span><text:span text:style-name="Source_20_Text"><text:span text:style-name="T6">for</text:span></text:span><text:span text:style-name="T3">.</text:span></text:p>
      <text:p text:style-name="P44">Exemple :</text:p>
      <text:p text:style-name="P40"><text:span text:style-name="Source_20_Text"><text:span text:style-name="T14">for (let i = 0; i &lt; 5; ++i) {</text:span></text:span></text:p>
      <text:p text:style-name="P40"><text:span text:style-name="Source_20_Text"><text:span text:style-name="T16"><text:s text:c="2"/></text:span></text:span><text:span text:style-name="Source_20_Text"><text:span text:style-name="T14">document.write(i.toString());</text:span></text:span></text:p>
      <text:p text:style-name="P40"><text:span text:style-name="Source_20_Text"><text:span text:style-name="T14">}</text:span></text:span></text:p>
      <text:p text:style-name="P50"><text:span text:style-name="T3">Holala ! Qu'est-ce que c'est que ce vaudou ? Une boucle </text:span><text:span text:style-name="Source_20_Text"><text:span text:style-name="T6">for</text:span></text:span><text:span text:style-name="T3">. Et vous allez l'aimer !</text:span></text:p>
      <text:p text:style-name="P50"><text:span text:style-name="T3">Mais avant de pouvoir la comprendre, attardons-nous sur deux notions : le </text:span><text:span text:style-name="Emphasis"><text:span text:style-name="T3">scope</text:span></text:span><text:span text:style-name="T3">, et l'incrémentation.</text:span></text:p>
      <text:section text:style-name="Sect1" text:name="port%C3%A9e-des-variables-ou-scope">
        <text:h text:style-name="P27" text:outline-level="2"><text:span text:style-name="T29">Portée des variables, ou </text:span><text:span text:style-name="Emphasis"><text:span text:style-name="T29">scope</text:span></text:span></text:h>
      </text:section>
      <text:p text:style-name="P50"><text:span text:style-name="T4">Nous parlions au début de cette formation du mot-clé </text:span><text:span text:style-name="Source_20_Text"><text:span text:style-name="T7">var</text:span></text:span><text:span text:style-name="T4">. Nous disions qu'il s'agissait de la façon historique de déclarer une variable, mais qu'il ne fallait pas l'utiliser pour des raisons que nous verrions plus tard. Ce plus tard est arrivé.</text:span></text:p>
      <text:p text:style-name="P44">Quand construisez une structure de contrôle, vous enclavez une ou plusieurs instructions dans un « bloc ». Exemple :</text:p>
      <text:p text:style-name="P40"><text:span text:style-name="Source_20_Text"><text:span text:style-name="T14">if (true) {</text:span></text:span></text:p>
      <text:p text:style-name="P40"><text:span text:style-name="Source_20_Text"><text:span text:style-name="T16"><text:s text:c="2"/></text:span></text:span><text:span text:style-name="Source_20_Text"><text:span text:style-name="T14">let msg = "Salut";</text:span></text:span></text:p>
      <text:p text:style-name="P40"><text:span text:style-name="Source_20_Text"><text:span text:style-name="T14">}</text:span></text:span></text:p>
      <text:p text:style-name="P40"/>
      <text:p text:style-name="P40"><text:span text:style-name="Source_20_Text"><text:span text:style-name="T14">console.log(msg);</text:span></text:span></text:p>
      <text:p text:style-name="P50"><text:span text:style-name="T3">Ce code ne fonctionnera pas. Pourquoi ? Parce que j'ai déclaré une variable </text:span><text:span text:style-name="Source_20_Text"><text:span text:style-name="T6">msg</text:span></text:span><text:span text:style-name="T3"> dans un </text:span><text:span text:style-name="Source_20_Text"><text:span text:style-name="T6">if</text:span></text:span><text:span text:style-name="T3">. Ce </text:span><text:span text:style-name="Source_20_Text"><text:span text:style-name="T6">if</text:span></text:span><text:span text:style-name="T3"> crée un contexte particulier à l'intérieur de ses accolades, et les variables </text:span><text:span text:style-name="Source_20_Text"><text:span text:style-name="T6">let</text:span></text:span><text:span text:style-name="T3"> et </text:span><text:span text:style-name="Source_20_Text"><text:span text:style-name="T6">const</text:span></text:span><text:span text:style-name="T3"> déclarées dans ce contexte ne sont pas accessibles en dehors.</text:span></text:p>
      <text:p text:style-name="P40"><text:span text:style-name="Source_20_Text"><text:span text:style-name="T14">let msg = "Salut";</text:span></text:span></text:p>
      <text:p text:style-name="P40"/>
      <text:p text:style-name="P40"><text:span text:style-name="Source_20_Text"><text:span text:style-name="T14">if (true) {</text:span></text:span></text:p>
      <text:p text:style-name="P40"><text:span text:style-name="Source_20_Text"><text:span text:style-name="T16"><text:s text:c="2"/></text:span></text:span><text:span text:style-name="Source_20_Text"><text:span text:style-name="T14">console.log(msg);</text:span></text:span></text:p>
      <text:p text:style-name="P40"><text:span text:style-name="Source_20_Text"><text:span text:style-name="T14">}</text:span></text:span></text:p>
      <text:p text:style-name="P44">Et ça, ça fonctionne ? Oui ! Mais pourquoi ?</text:p>
      <text:p text:style-name="P50"><text:span text:style-name="T3">Parce que cette fois, la variable </text:span><text:span text:style-name="Source_20_Text"><text:span text:style-name="T6">msg</text:span></text:span><text:span text:style-name="T3"> est déclarée en amont dans le </text:span><text:span text:style-name="Emphasis"><text:span text:style-name="T3">scope</text:span></text:span><text:span text:style-name="T3"> parent. Il y a une hiérarchie entre les </text:span><text:span text:style-name="Emphasis"><text:span text:style-name="T3">scopes</text:span></text:span><text:span text:style-name="T3">. Vous pouvez créer des </text:span><text:span text:style-name="Emphasis"><text:span text:style-name="T3">scopes</text:span></text:span><text:span text:style-name="T3"> dans des </text:span><text:span text:style-name="Emphasis"><text:span text:style-name="T3">scopes</text:span></text:span><text:span text:style-name="T3"> dans des </text:span><text:span text:style-name="Emphasis"><text:span text:style-name="T3">scopes</text:span></text:span><text:span text:style-name="T3">, et la portée des variables y descend en cascade, mais elle ne remonte jamais.</text:span></text:p>
      <text:p text:style-name="P50"><text:span text:style-name="T3">Et </text:span><text:span text:style-name="Source_20_Text"><text:span text:style-name="T6">var</text:span></text:span><text:span text:style-name="T3">, dans tout ça ? </text:span><text:span text:style-name="Source_20_Text"><text:span text:style-name="T6">var</text:span></text:span><text:span text:style-name="T3"> n'obéit pas à cette règle désormais sacrée. Les variables déclarées avec </text:span><text:span text:style-name="Source_20_Text"><text:span text:style-name="T6">var</text:span></text:span><text:span text:style-name="T3"> sont capables de remonter la cascade des </text:span><text:span text:style-name="Emphasis"><text:span text:style-name="T3">scopes</text:span></text:span><text:span text:style-name="T3">, comme des </text:span><text:soft-page-break/><text:span text:style-name="T3">truites. Et c'est pas bien ? C'est pratique, non ? Non, pas vraiment. Le principe de cascade est un schéma récurrent en programmation, vous l'utilisez même en </text:span><text:span text:style-name="Strong_20_Emphasis"><text:span text:style-name="T1">C</text:span></text:span><text:span text:style-name="T3">SS. Plus vous prendrez d'expérience, plus vous comprendrez pourquoi il est bon d'éviter </text:span><text:span text:style-name="Source_20_Text"><text:span text:style-name="T6">var</text:span></text:span><text:span text:style-name="T3">.</text:span></text:p>
      <text:p text:style-name="P50"><text:span text:style-name="T3">Retenons donc qu'une variable </text:span><text:span text:style-name="Source_20_Text"><text:span text:style-name="T6">let</text:span></text:span><text:span text:style-name="T3">, ou une variable </text:span><text:span text:style-name="Source_20_Text"><text:span text:style-name="T6">const</text:span></text:span><text:span text:style-name="T3">, est accessible à ses </text:span><text:span text:style-name="Emphasis"><text:span text:style-name="T3">scopes</text:span></text:span><text:span text:style-name="T3"> descendants, mais ne remonte pas la hiérarchie.</text:span></text:p>
      <text:section text:style-name="Sect1" text:name="incr%C3%A9mentation">
        <text:h text:style-name="P25" text:outline-level="2">Incrémentation</text:h>
      </text:section>
      <text:p text:style-name="P50"><text:span text:style-name="T4">Il est parfois utile d'ajouter </text:span><text:span text:style-name="Source_20_Text"><text:span text:style-name="T7">1</text:span></text:span><text:span text:style-name="T4"> à un nombre. Comment feriez-vous ?</text:span></text:p>
      <text:p text:style-name="P40"><text:span text:style-name="Source_20_Text"><text:span text:style-name="T14">let x = 5;</text:span></text:span></text:p>
      <text:p text:style-name="P40"><text:span text:style-name="Source_20_Text"><text:span text:style-name="T14">x = x + 1;</text:span></text:span></text:p>
      <text:p text:style-name="P40"><text:span text:style-name="Source_20_Text"><text:span text:style-name="T14">console.log(x);</text:span></text:span></text:p>
      <text:p text:style-name="P50"><text:span text:style-name="T3">Ce code affichera </text:span><text:span text:style-name="Source_20_Text"><text:span text:style-name="T6">6</text:span></text:span><text:span text:style-name="T3">. C'est une façon de faire. Il en existe une plus courte :</text:span></text:p>
      <text:p text:style-name="P40"><text:span text:style-name="Source_20_Text"><text:span text:style-name="T14">let x = 5;</text:span></text:span></text:p>
      <text:p text:style-name="P40"><text:span text:style-name="Source_20_Text"><text:span text:style-name="T14">x += 1;</text:span></text:span></text:p>
      <text:p text:style-name="P40"><text:span text:style-name="Source_20_Text"><text:span text:style-name="T14">console.log(x);</text:span></text:span></text:p>
      <text:p text:style-name="P44">Même résultat. Encore plus court :</text:p>
      <text:p text:style-name="P40"><text:span text:style-name="Source_20_Text"><text:span text:style-name="T14">let x = 5;</text:span></text:span></text:p>
      <text:p text:style-name="P40"><text:span text:style-name="Source_20_Text"><text:span text:style-name="T14">++x;</text:span></text:span></text:p>
      <text:p text:style-name="P40"><text:span text:style-name="Source_20_Text"><text:span text:style-name="T14">console.log(x);</text:span></text:span></text:p>
      <text:p text:style-name="P50"><text:span text:style-name="T3">On appelle cela l'incrémentation. Les signes </text:span><text:span text:style-name="Source_20_Text"><text:span text:style-name="T6">++</text:span></text:span><text:span text:style-name="T3">, puis le nom de la variable, modifient celle-ci pour lui ajouter </text:span><text:span text:style-name="Source_20_Text"><text:span text:style-name="T6">1</text:span></text:span><text:span text:style-name="T3">. Il va sans dire que cette variable doit donc contenir un nombre.</text:span></text:p>
      <text:p text:style-name="P50"><text:span text:style-name="T3">Notez que </text:span><text:span text:style-name="Source_20_Text"><text:span text:style-name="T6">++x</text:span></text:span><text:span text:style-name="T3"> et </text:span><text:span text:style-name="Source_20_Text"><text:span text:style-name="T6">x++</text:span></text:span><text:span text:style-name="T3"> fonctionnent aussi bien l'un et l'autre pour notre usage. Il s'agit respectivement de pré-incrémentation et de post-incrémentation. La pré-incrémentation incrémente d'abord puis retourne la valeur, et à l'inverse la post-incrémentation retourne la valeur puis incrémente. En pratique :</text:span></text:p>
      <text:p text:style-name="P40"><text:span text:style-name="Source_20_Text"><text:span text:style-name="T14">let x = 5;</text:span></text:span></text:p>
      <text:p text:style-name="P40"><text:span text:style-name="Source_20_Text"><text:span text:style-name="T14">console.log(x++);</text:span></text:span></text:p>
      <text:p text:style-name="P40"><text:span text:style-name="Source_20_Text"><text:span text:style-name="T14">console.log(x);</text:span></text:span></text:p>
      <text:p text:style-name="P40"/>
      <text:p text:style-name="P40"><text:span text:style-name="Source_20_Text"><text:span text:style-name="T14">let y = 5;</text:span></text:span></text:p>
      <text:p text:style-name="P40"><text:span text:style-name="Source_20_Text"><text:span text:style-name="T14">console.log(++y);</text:span></text:span></text:p>
      <text:p text:style-name="P40"><text:span text:style-name="Source_20_Text"><text:span text:style-name="T14">console.log(y);</text:span></text:span></text:p>
      <text:p text:style-name="P50"><text:span text:style-name="T3">Les trois premières lignes afficheront </text:span><text:span text:style-name="Source_20_Text"><text:span text:style-name="T6">5</text:span></text:span><text:span text:style-name="T3"> puis </text:span><text:span text:style-name="Source_20_Text"><text:span text:style-name="T6">6</text:span></text:span><text:span text:style-name="T3">, et les trois dernières afficheront </text:span><text:span text:style-name="Source_20_Text"><text:span text:style-name="T6">6</text:span></text:span><text:span text:style-name="T3"> puis </text:span><text:span text:style-name="Source_20_Text"><text:span text:style-name="T6">6</text:span></text:span><text:span text:style-name="T3">.</text:span></text:p>
      <text:p text:style-name="P19"><text:span text:style-name="T3">Les moteurs javascript sont généralement assez intelligents, et optimisent suffisamment la compilation pour que </text:span><text:span text:style-name="Source_20_Text"><text:span text:style-name="T6">x++</text:span></text:span><text:span text:style-name="T3"> et </text:span><text:span text:style-name="Source_20_Text"><text:span text:style-name="T6">++x</text:span></text:span><text:span text:style-name="T3"> n'aient aucune différence en termes de performances. Ce n'est toutefois pas le cas dans tous les langages. En effet, la pré-incrémentation est souvent légèrement plus performante, aussi nous l'utiliserons par défaut dans ces supports de cours pour des raisons de bonnes </text:span><text:soft-page-break/><text:span text:style-name="T3">habitudes. Dans tous les cas, votre référence sacrée en matière de préférences restera toujours vos formateurs.</text:span></text:p>
      <text:p text:style-name="P56"/>
      <text:p text:style-name="P44">Ah ! Au fait ! S'il existe l'incrémentation, il existe naturellement aussi la décrémentation :</text:p>
      <text:p text:style-name="P40"><text:span text:style-name="Source_20_Text"><text:span text:style-name="T14">let x = 5;</text:span></text:span></text:p>
      <text:p text:style-name="P40"><text:span text:style-name="Source_20_Text"><text:span text:style-name="T14">--x;</text:span></text:span></text:p>
      <text:p text:style-name="P40"><text:span text:style-name="Source_20_Text"><text:span text:style-name="T14">console.log(x);</text:span></text:span></text:p>
      <text:p text:style-name="P50"><text:span text:style-name="T3">Ce code affiche </text:span><text:span text:style-name="Source_20_Text"><text:span text:style-name="T6">4</text:span></text:span><text:span text:style-name="T3">.</text:span></text:p>
      <text:section text:style-name="Sect1" text:name="retour-au-for">
        <text:h text:style-name="P27" text:outline-level="2"><text:span text:style-name="T29">Retour au </text:span><text:span text:style-name="Emphasis"><text:span text:style-name="T29">for</text:span></text:span></text:h>
      </text:section>
      <text:p text:style-name="P50"><text:span text:style-name="T4">Nous sommes désormais armés pour comprendre une boucle </text:span><text:span text:style-name="Source_20_Text"><text:span text:style-name="T7">for</text:span></text:span><text:span text:style-name="T4"> classique. Reprenons notre premier exemple :</text:span></text:p>
      <text:p text:style-name="P40"><text:span text:style-name="Source_20_Text"><text:span text:style-name="T14">for (let i = 0; i &lt; 5; ++i) {</text:span></text:span></text:p>
      <text:p text:style-name="P40"><text:span text:style-name="Source_20_Text"><text:span text:style-name="T16"><text:s text:c="2"/></text:span></text:span><text:span text:style-name="Source_20_Text"><text:span text:style-name="T14">document.write(i.toString());</text:span></text:span></text:p>
      <text:p text:style-name="P40"><text:span text:style-name="Source_20_Text"><text:span text:style-name="T14">}</text:span></text:span></text:p>
      <text:p text:style-name="P50"><text:span text:style-name="T3">Les parenthèses de la boucle </text:span><text:span text:style-name="Source_20_Text"><text:span text:style-name="T6">for</text:span></text:span><text:span text:style-name="T3"> sont divisées en trois sections séparées par des points-virgules </text:span><text:span text:style-name="Source_20_Text"><text:span text:style-name="T6">;</text:span></text:span><text:span text:style-name="T3">. Oui, c'est un peu bizarre. Chut. (:</text:span></text:p>
      <text:p text:style-name="P50"><text:span text:style-name="T3">La première section sert à déclarer une ou plusieurs variables. Ici nous déclarons une variable </text:span><text:span text:style-name="Source_20_Text"><text:span text:style-name="T6">let i = 0</text:span></text:span><text:span text:style-name="T3">. Si nous avions voulu en déclarer plusieurs, nous les aurions séparées par des virgules </text:span><text:span text:style-name="Source_20_Text"><text:span text:style-name="T6">,</text:span></text:span><text:span text:style-name="T3"> : </text:span><text:span text:style-name="Source_20_Text"><text:span text:style-name="T6">let i = 0, j = 1</text:span></text:span><text:span text:style-name="T3">.</text:span></text:p>
      <text:p text:style-name="P19"><text:span text:style-name="T3">Notez que cette façon de déclarer plusieurs variables en même temps fonctionne même dans le reste de votre code, pas seulement dans les boucles </text:span><text:span text:style-name="Source_20_Text"><text:span text:style-name="T6">for</text:span></text:span><text:span text:style-name="T3">. Mais cela pourrait rendre votre code moins lisible. En dehors des boucles </text:span><text:span text:style-name="Source_20_Text"><text:span text:style-name="T6">for</text:span></text:span><text:span text:style-name="T3">, préférons déclarer une variable par ligne.</text:span></text:p>
      <text:p text:style-name="P50"><text:span text:style-name="T3">La deuxième section sert à déclarer la condition de notre boucle. Et cette deuxième section fonctionne exactement comme la condition de la boucle </text:span><text:span text:style-name="Source_20_Text"><text:span text:style-name="T6">while</text:span></text:span><text:span text:style-name="T3">. Toute boucle a besoin d'une condition pour savoir si elle doit continuer à se répéter ou non. Tant que l'expression booléenne de cette deuxième section est vraie, la boucle </text:span><text:span text:style-name="Source_20_Text"><text:span text:style-name="T6">for</text:span></text:span><text:span text:style-name="T3"> se répète.</text:span></text:p>
      <text:p text:style-name="P44">La troisième section sert à effectuer une action à chaque nouveau tour de boucle. Insistons sur « nouveau » : cette action ne s'exécute pas au premier passage.</text:p>
      <text:p text:style-name="P44">Que va donc produire notre exemple ?</text:p>
      <text:p text:style-name="P50"><text:span text:style-name="T3">Afficher </text:span><text:span text:style-name="Source_20_Text"><text:span text:style-name="T6">0</text:span></text:span><text:span text:style-name="T3">, puis </text:span><text:span text:style-name="Source_20_Text"><text:span text:style-name="T6">1</text:span></text:span><text:span text:style-name="T3">, puis </text:span><text:span text:style-name="Source_20_Text"><text:span text:style-name="T6">2</text:span></text:span><text:span text:style-name="T3">, puis </text:span><text:span text:style-name="Source_20_Text"><text:span text:style-name="T6">3</text:span></text:span><text:span text:style-name="T3">, puis </text:span><text:span text:style-name="Source_20_Text"><text:span text:style-name="T6">4</text:span></text:span><text:span text:style-name="T3">, puis... plus rien. Pas </text:span><text:span text:style-name="Source_20_Text"><text:span text:style-name="T6">5</text:span></text:span><text:span text:style-name="T3"> ? Non, pas </text:span><text:span text:style-name="Source_20_Text"><text:span text:style-name="T6">5</text:span></text:span><text:span text:style-name="T3">. Nous disons à la boucle « Continue de tourner tant que </text:span><text:span text:style-name="Source_20_Text"><text:span text:style-name="T6">i</text:span></text:span><text:span text:style-name="T3"> est inférieure à </text:span><text:span text:style-name="Source_20_Text"><text:span text:style-name="T6">5</text:span></text:span><text:span text:style-name="T3">. Dès que cette variable devient supérieure ou égale à </text:span><text:span text:style-name="Source_20_Text"><text:span text:style-name="T6">5</text:span></text:span><text:span text:style-name="T3">, la boucle s'arrête et le code reprend son cours.</text:span></text:p>
      <text:p text:style-name="P50"><text:span text:style-name="T3">C'est un peu alambiqué, non ? À quoi ça peut bien servir, une boucle </text:span><text:span text:style-name="Source_20_Text"><text:span text:style-name="T6">for</text:span></text:span><text:span text:style-name="T3"> ? Sa puissance se révèle quand on la combine aux tableaux.</text:span></text:p>
      <text:section text:style-name="Sect1" text:name="parcourir-un-tableau">
        <text:h text:style-name="P25" text:outline-level="2"><text:soft-page-break/>Parcourir un tableau</text:h>
      </text:section>
      <text:p text:style-name="P50"><text:span text:style-name="T4">Vous avez déjà joué à un jeu de cartes comme </text:span><text:span text:style-name="Emphasis"><text:span text:style-name="T4">Magic the Gathering</text:span></text:span><text:span text:style-name="T4"> ou *Hearthstone* ? Deux cartes dont on ne soupçonnerait pas l'utilité peuvent se révéler incroyablement cools quand on les emploie ensemble.</text:span></text:p>
      <text:p text:style-name="P50"><text:span text:style-name="T3">Voyons à quoi peut ressembler la combo </text:span><text:span text:style-name="Source_20_Text"><text:span text:style-name="T6">for + array</text:span></text:span><text:span text:style-name="T3"> :</text:span></text:p>
      <text:p text:style-name="P40"><text:span text:style-name="Source_20_Text"><text:span text:style-name="T14">const heroes = ["Buffy", "Xander", "Willow"];</text:span></text:span></text:p>
      <text:p text:style-name="P40"><text:span text:style-name="Source_20_Text"><text:span text:style-name="T14">const numberOfHeroes = heroes.length;</text:span></text:span></text:p>
      <text:p text:style-name="P40"/>
      <text:p text:style-name="P40"><text:span text:style-name="Source_20_Text"><text:span text:style-name="T14">for (let i = 0; i &lt; numberOfHeroes; ++i) {</text:span></text:span></text:p>
      <text:p text:style-name="P40"><text:span text:style-name="Source_20_Text"><text:span text:style-name="T16"><text:s text:c="2"/></text:span></text:span><text:span text:style-name="Source_20_Text"><text:span text:style-name="T14">console.log(heroes[i]);</text:span></text:span></text:p>
      <text:p text:style-name="P40"><text:span text:style-name="Source_20_Text"><text:span text:style-name="T14">}</text:span></text:span></text:p>
      <text:p text:style-name="P44">Nous faisons ici ce que l'on appelle « parcourir un tableau ».</text:p>
      <text:p text:style-name="P44">Ligne 1, on déclare un tableau contenant trois éléments.</text:p>
      <text:p text:style-name="P50"><text:span text:style-name="T3">Ligne 2, si vous ne connaissiez pas encore, c'est très simple : la propriété </text:span><text:span text:style-name="Source_20_Text"><text:span text:style-name="T6">length</text:span></text:span><text:span text:style-name="T3"> d'un tableau renvoie le nombre d'éléments dudit tableau. </text:span><text:span text:style-name="Source_20_Text"><text:span text:style-name="T6">heroes.length</text:span></text:span><text:span text:style-name="T3"> renvoie ici </text:span><text:span text:style-name="Source_20_Text"><text:span text:style-name="T6">3</text:span></text:span><text:span text:style-name="T3">.</text:span></text:p>
      <text:p text:style-name="P50"><text:span text:style-name="T3">Puis intervient notre boucle </text:span><text:span text:style-name="Source_20_Text"><text:span text:style-name="T6">for</text:span></text:span><text:span text:style-name="T3"> qui va afficher tour à tour chaque élément du tableau. Traduisons ce morceau de code en français :</text:span></text:p>
      <text:p text:style-name="P40"><text:span text:style-name="Source_20_Text"><text:span text:style-name="T14">Considérons le groupe de héros Buffy, Xander et Willow.</text:span></text:span></text:p>
      <text:p text:style-name="P40"><text:span text:style-name="Source_20_Text"><text:span text:style-name="T14">Combien sont-ils ? Ils sont trois.</text:span></text:span></text:p>
      <text:p text:style-name="P40"/>
      <text:p text:style-name="P40"><text:span text:style-name="Source_20_Text"><text:span text:style-name="T14">Soit la variable « i » égale au nombre 0.</text:span></text:span></text:p>
      <text:p text:style-name="P40"><text:span text:style-name="Source_20_Text"><text:span text:style-name="T14">Tant que i est inférieure au nombre de héros (3), affiche le héros numéro</text:span></text:span></text:p>
      <text:p text:style-name="P40"><text:span text:style-name="Source_20_Text"><text:span text:style-name="T14">i, en incrémentant bien sûr i à chaque fois.</text:span></text:span></text:p>
      <text:p text:style-name="P50"><text:span text:style-name="T3">La boucle va exécuter son bloc d'instructions une première fois. Cette première fois, </text:span><text:span text:style-name="Source_20_Text"><text:span text:style-name="T6">i</text:span></text:span><text:span text:style-name="T3"> vaut </text:span><text:span text:style-name="Source_20_Text"><text:span text:style-name="T6">0</text:span></text:span><text:span text:style-name="T3">, on affiche donc </text:span><text:span text:style-name="Source_20_Text"><text:span text:style-name="T6">heroes[0]</text:span></text:span><text:span text:style-name="T3">, c'est-à-dire </text:span><text:span text:style-name="Source_20_Text"><text:span text:style-name="T6">"Buffy"</text:span></text:span><text:span text:style-name="T3">. Puis on fait un deuxième tour ; cette fois on exécute </text:span><text:span text:style-name="Source_20_Text"><text:span text:style-name="T6">++i</text:span></text:span><text:span text:style-name="T3">, </text:span><text:span text:style-name="Source_20_Text"><text:span text:style-name="T6">i</text:span></text:span><text:span text:style-name="T3"> vaut donc </text:span><text:span text:style-name="Source_20_Text"><text:span text:style-name="T6">1</text:span></text:span><text:span text:style-name="T3"> et </text:span><text:span text:style-name="Source_20_Text"><text:span text:style-name="T6">heroes[1]</text:span></text:span><text:span text:style-name="T3"> va afficher </text:span><text:span text:style-name="Source_20_Text"><text:span text:style-name="T6">"Xander"</text:span></text:span><text:span text:style-name="T3">. Puis un troisième tour de boucle, </text:span><text:span text:style-name="Source_20_Text"><text:span text:style-name="T6">++i</text:span></text:span><text:span text:style-name="T3"> amène </text:span><text:span text:style-name="Source_20_Text"><text:span text:style-name="T6">i</text:span></text:span><text:span text:style-name="T3"> à la valeur </text:span><text:span text:style-name="Source_20_Text"><text:span text:style-name="T6">2</text:span></text:span><text:span text:style-name="T3">, </text:span><text:span text:style-name="Source_20_Text"><text:span text:style-name="T6">heroes[2]</text:span></text:span><text:span text:style-name="T3"> affiche </text:span><text:span text:style-name="Source_20_Text"><text:span text:style-name="T6">"Willow"</text:span></text:span><text:span text:style-name="T3">. Puis encore une fois </text:span><text:span text:style-name="Source_20_Text"><text:span text:style-name="T6">++i</text:span></text:span><text:span text:style-name="T3">, </text:span><text:span text:style-name="Source_20_Text"><text:span text:style-name="T6">i</text:span></text:span><text:span text:style-name="T3"> vaut cette fois </text:span><text:span text:style-name="Source_20_Text"><text:span text:style-name="T6">3</text:span></text:span><text:span text:style-name="T3">, et... stop ! Coupez ! La variable </text:span><text:span text:style-name="Source_20_Text"><text:span text:style-name="T6">i</text:span></text:span><text:span text:style-name="T3"> n'est plus inférieure au nombre de héros (</text:span><text:span text:style-name="Source_20_Text"><text:span text:style-name="T6">3</text:span></text:span><text:span text:style-name="T3">), la condition d'exécution de la boucle n'est donc plus remplie et on reprend le flux normal du code.</text:span></text:p>
      <text:p text:style-name="P50"><text:span text:style-name="T3">En déclarant une variable numérique égale à </text:span><text:span text:style-name="Source_20_Text"><text:span text:style-name="T6">0</text:span></text:span><text:span text:style-name="T3">, que l'on va ensuite incrémenter mécaniquement, on peut parcourir un à un les éléments d'un tableau au moyen d'une boucle. On utilise </text:span><text:span text:style-name="Source_20_Text"><text:span text:style-name="T6">length</text:span></text:span><text:span text:style-name="T3"> pour limiter le nombre d'itérations au nombre total d'éléments du tableau.</text:span></text:p>
      <text:p text:style-name="P53"/>
      <text:p text:style-name="P20">Modifié le: vendredi 11 septembre 2020, 10:41</text:p>
      <text:p text:style-name="P60"/>
      <text:h text:style-name="P23" text:outline-level="2">3. Plus de Types</text:h>
      <text:section text:style-name="Sect1" text:name="Section5">
        <text:p text:style-name="Text_20_body"><text:bookmark text:name="quest-ce-quun-type-de-valeur1"/><text:soft-page-break/></text:p>
      </text:section>
      <text:section text:style-name="Sect1" text:name="Section6">
        <text:p text:style-name="Text_20_body"><text:bookmark text:name="boucle-for1"/></text:p>
      </text:section>
      <text:section text:style-name="Sect1" text:name="Section7">
        <text:h text:style-name="P24" text:outline-level="2"><text:bookmark text:name="ces-sales-types1"/>Ces sales types</text:h>
      </text:section>
      <text:p text:style-name="P45">L'inspecteur arrive sur les lieux du crime et demande « *What do we have?* »</text:p>
      <text:p text:style-name="P44">On en est où, question types ?</text:p>
      <text:list xml:id="list1020567268" text:style-name="L1">
        <text:list-item>
          <text:p text:style-name="P72">Number</text:p>
        </text:list-item>
        <text:list-item>
          <text:p text:style-name="P72">String</text:p>
        </text:list-item>
        <text:list-item>
          <text:p text:style-name="P72">Boolean</text:p>
        </text:list-item>
        <text:list-item>
          <text:p text:style-name="P72">Array</text:p>
        </text:list-item>
      </text:list>
      <text:p text:style-name="P44">Trois types scalaires, et une collection.</text:p>
      <text:p text:style-name="P44">Pourquoi en rester là ?</text:p>
      <text:section text:style-name="Sect1" text:name="null">
        <text:h text:style-name="P25" text:outline-level="2">null</text:h>
      </text:section>
      <text:p text:style-name="P50"><text:span text:style-name="Source_20_Text"><text:span text:style-name="T7">null</text:span></text:span><text:span text:style-name="T4"> est un type particulier. Vous savez que le type booléen ne peut avoir que deux valeurs possibles, </text:span><text:span text:style-name="Source_20_Text"><text:span text:style-name="T7">false</text:span></text:span><text:span text:style-name="T4"> et </text:span><text:span text:style-name="Source_20_Text"><text:span text:style-name="T7">true</text:span></text:span><text:span text:style-name="T4">. Le type </text:span><text:span text:style-name="Source_20_Text"><text:span text:style-name="T7">null</text:span></text:span><text:span text:style-name="T4">, lui, est encore plus simple, il ne peut contenir que la valeur </text:span><text:span text:style-name="Source_20_Text"><text:span text:style-name="T7">null</text:span></text:span><text:span text:style-name="T4">, qui représente en fait virtuellement l'absence de valeur.</text:span></text:p>
      <text:p text:style-name="P44">Quand vous parlez de « couleur noire », sous un certain angle cela peut être considéré comme un abus de langage, puisque le noir est justement l'absence de couleur. Mais on a quand même besoin de pouvoir parler de couleur noire au quotidien. Si on me demande la couleur de mes chaussures, je ne peux pas juste rester silencieux ou dire qu'elles n'en ont pas, je dois pouvoir répondre quelque chose de concret à mon interlocuteur. Soyons pragmatiques : mes chaussures sont noires.</text:p>
      <text:p text:style-name="P50"><text:span text:style-name="Source_20_Text"><text:span text:style-name="T6">null</text:span></text:span><text:span text:style-name="T3">, c'est pareil. </text:span><text:span text:style-name="Source_20_Text"><text:span text:style-name="T6">null</text:span></text:span><text:span text:style-name="T3">, c'est une valeur pour dire « pas de valeur ».</text:span></text:p>
      <text:p text:style-name="P40"><text:span text:style-name="Source_20_Text"><text:span text:style-name="T14">const userAge = window.prompt("Quel est votre âge ?");</text:span></text:span></text:p>
      <text:p text:style-name="P40"/>
      <text:p text:style-name="P40"><text:span text:style-name="Source_20_Text"><text:span text:style-name="T14">let msg;</text:span></text:span></text:p>
      <text:p text:style-name="P40"><text:span text:style-name="Source_20_Text"><text:span text:style-name="T14">if (Number(userAge) &gt;= 18) {</text:span></text:span></text:p>
      <text:p text:style-name="P40"><text:span text:style-name="Source_20_Text"><text:span text:style-name="T16"><text:s text:c="2"/></text:span></text:span><text:span text:style-name="Source_20_Text"><text:span text:style-name="T14">msg = "Tu es majeur ! Bienvenue."</text:span></text:span></text:p>
      <text:p text:style-name="P40"><text:span text:style-name="Source_20_Text"><text:span text:style-name="T14">} else {</text:span></text:span></text:p>
      <text:p text:style-name="P40"><text:span text:style-name="Source_20_Text"><text:span text:style-name="T16"><text:s text:c="2"/></text:span></text:span><text:span text:style-name="Source_20_Text"><text:span text:style-name="T14">msg = null;</text:span></text:span></text:p>
      <text:p text:style-name="P40"><text:span text:style-name="Source_20_Text"><text:span text:style-name="T14">}</text:span></text:span></text:p>
      <text:p text:style-name="P40"/>
      <text:p text:style-name="P40"><text:span text:style-name="Source_20_Text"><text:span text:style-name="T14">if (msg !== null) {</text:span></text:span></text:p>
      <text:p text:style-name="P40"><text:span text:style-name="Source_20_Text"><text:span text:style-name="T16"><text:s text:c="2"/></text:span></text:span><text:span text:style-name="Source_20_Text"><text:span text:style-name="T14">document.write(msg);</text:span></text:span></text:p>
      <text:p text:style-name="P40"><text:span text:style-name="Source_20_Text"><text:span text:style-name="T14">}</text:span></text:span></text:p>
      <text:p text:style-name="P50"><text:span text:style-name="T3">Vous utiliserez régulièrement </text:span><text:span text:style-name="Source_20_Text"><text:span text:style-name="T6">null</text:span></text:span><text:span text:style-name="T3"> pour représenter une valeur vide. C'est nécessaire à la logique algorithmique.</text:span></text:p>
      <text:p text:style-name="P50"><text:soft-page-break/><text:span text:style-name="T3">Tiens, ligne 3, que vaut la variable </text:span><text:span text:style-name="Source_20_Text"><text:span text:style-name="T6">msg</text:span></text:span><text:span text:style-name="T3"> ?</text:span></text:p>
      <text:section text:style-name="Sect1" text:name="undefined">
        <text:h text:style-name="P25" text:outline-level="2">undefined</text:h>
      </text:section>
      <text:p text:style-name="P40"><text:span text:style-name="Source_20_Text"><text:span text:style-name="T4">let msg;</text:span></text:span></text:p>
      <text:p text:style-name="P40"><text:span text:style-name="Source_20_Text"><text:span text:style-name="T14">console.log(msg);</text:span></text:span></text:p>
      <text:p text:style-name="P50"><text:span text:style-name="T3">Ce code affiche </text:span><text:span text:style-name="Source_20_Text"><text:span text:style-name="T6">undefined</text:span></text:span><text:span text:style-name="T3">. La variable existe, et elle est d'un type très propre au javascript. Comme </text:span><text:span text:style-name="Source_20_Text"><text:span text:style-name="T6">null</text:span></text:span><text:span text:style-name="T3">, le type </text:span><text:span text:style-name="Source_20_Text"><text:span text:style-name="T6">undefined</text:span></text:span><text:span text:style-name="T3"> ne peut s'exprimer que sous une seule valeur : </text:span><text:span text:style-name="Source_20_Text"><text:span text:style-name="T6">undefined</text:span></text:span><text:span text:style-name="T3">. « Indéfini », en français.</text:span></text:p>
      <text:section text:style-name="Sect1" text:name="quelques-conversions">
        <text:h text:style-name="P25" text:outline-level="2">Quelques conversions</text:h>
      </text:section>
      <text:p text:style-name="P45">Nous avons déjà parlé de conversion de types. Il s'agit de prendre une valeur d'un type donné, et d'essayer de la convertir vers un autre type.</text:p>
      <text:p text:style-name="P44">Pourquoi essayer ? Parce que toutes les valeurs ne sont pas compatibles. Vous pouvez convertir une branche d'arbre en bâton de marche, vous ne pouvez pas convertir une hache de bûcheron en hélicoptère.</text:p>
      <text:p text:style-name="P50"><text:span text:style-name="T3">Nous connaissons déjà quelques conversions, ou </text:span><text:span text:style-name="Emphasis"><text:span text:style-name="T3">casts</text:span></text:span><text:span text:style-name="T3">.</text:span></text:p>
      <text:p text:style-name="P40"><text:span text:style-name="Source_20_Text"><text:span text:style-name="T14">const x = "5";</text:span></text:span></text:p>
      <text:p text:style-name="P40"><text:span text:style-name="Source_20_Text"><text:span text:style-name="T14">const y = Number(x);</text:span></text:span></text:p>
      <text:p text:style-name="P50"><text:span text:style-name="T3">La chaîne </text:span><text:span text:style-name="Source_20_Text"><text:span text:style-name="T6">"5"</text:span></text:span><text:span text:style-name="T3"> peut facilement être convertie en nombre </text:span><text:span text:style-name="Source_20_Text"><text:span text:style-name="T6">5</text:span></text:span><text:span text:style-name="T3">. Et à l'inverse :</text:span></text:p>
      <text:p text:style-name="P40"><text:span text:style-name="Source_20_Text"><text:span text:style-name="T14">const x = 5;</text:span></text:span></text:p>
      <text:p text:style-name="P40"><text:span text:style-name="Source_20_Text"><text:span text:style-name="T14">const y = String(x);</text:span></text:span></text:p>
      <text:p text:style-name="P50"><text:span text:style-name="T3">Le nombre </text:span><text:span text:style-name="Source_20_Text"><text:span text:style-name="T6">5</text:span></text:span><text:span text:style-name="T3"> peut être converti en la chaîne </text:span><text:span text:style-name="Source_20_Text"><text:span text:style-name="T6">"5"</text:span></text:span><text:span text:style-name="T3">. Mais nous avons vu que toutes les valeurs ne sont pas compatibles :</text:span></text:p>
      <text:p text:style-name="P40"><text:span text:style-name="Source_20_Text"><text:span text:style-name="T14">const x = "Salut";</text:span></text:span></text:p>
      <text:p text:style-name="P40"><text:span text:style-name="Source_20_Text"><text:span text:style-name="T14">const y = Number(x);</text:span></text:span></text:p>
      <text:p text:style-name="P50"><text:span text:style-name="T3">Ici </text:span><text:span text:style-name="Source_20_Text"><text:span text:style-name="T6">y</text:span></text:span><text:span text:style-name="T3"> vaut </text:span><text:span text:style-name="Source_20_Text"><text:span text:style-name="T6">NaN</text:span></text:span><text:span text:style-name="T3">, pour </text:span><text:span text:style-name="Source_20_Text"><text:span text:style-name="T6">Not a Number</text:span></text:span><text:span text:style-name="T3">. Demander à la machine de transformer « Salut » en un nombre n'a aucun sens, elle ne comprend pas ce qu'on lui ordonne et répond que la valeur qu'on lui a fournie n'est pas un nombre.</text:span></text:p>
      <text:p text:style-name="P50"><text:span text:style-name="T3">Plutôt qu'utiliser </text:span><text:span text:style-name="Source_20_Text"><text:span text:style-name="T6">Number</text:span></text:span><text:span text:style-name="T3">, nous pouvons forcer un nombre à être soit entier soit décimal en utilisant les fonctions </text:span><text:span text:style-name="Source_20_Text"><text:span text:style-name="T6">parseInt</text:span></text:span><text:span text:style-name="T3"> et </text:span><text:span text:style-name="Source_20_Text"><text:span text:style-name="T6">parseFloat</text:span></text:span><text:span text:style-name="T3">, que vous verrez aussi très souvent :</text:span></text:p>
      <text:p text:style-name="P40"><text:span text:style-name="Source_20_Text"><text:span text:style-name="T14">const x = "5.5";</text:span></text:span></text:p>
      <text:p text:style-name="P40"><text:span text:style-name="Source_20_Text"><text:span text:style-name="T14">const y = parseInt(x);</text:span></text:span></text:p>
      <text:p text:style-name="P50"><text:span text:style-name="T3">Ici </text:span><text:span text:style-name="Source_20_Text"><text:span text:style-name="T6">y</text:span></text:span><text:span text:style-name="T3"> vaut </text:span><text:span text:style-name="Source_20_Text"><text:span text:style-name="T6">5.5</text:span></text:span><text:span text:style-name="T3">. Alors que le code suivant...</text:span></text:p>
      <text:p text:style-name="P40"><text:span text:style-name="Source_20_Text"><text:span text:style-name="T14">const x = "5";</text:span></text:span></text:p>
      <text:p text:style-name="P40"><text:span text:style-name="Source_20_Text"><text:span text:style-name="T14">const y = parseFloat(x);</text:span></text:span></text:p>
      <text:p text:style-name="P50"><text:span text:style-name="T3">... transforme au contraire un nombre entier en nombre « flottant » (</text:span><text:span text:style-name="Emphasis"><text:span text:style-name="T3">i.e.</text:span></text:span><text:span text:style-name="T3"> à virgule) : </text:span><text:span text:style-name="Source_20_Text"><text:span text:style-name="T6">y</text:span></text:span><text:span text:style-name="T3"> vaut </text:span><text:span text:style-name="Source_20_Text"><text:span text:style-name="T6">5.0</text:span></text:span><text:span text:style-name="T3">.</text:span></text:p>
      <text:p text:style-name="P53"/>
      <text:p text:style-name="P20"><text:soft-page-break/>Modifié le: vendredi 11 septembre 2020, 10:42</text:p>
      <text:p text:style-name="P60"/>
      <text:h text:style-name="P23" text:outline-level="2">4. Fonctions</text:h>
      <text:section text:style-name="Sect1" text:name="Section1">
        <text:p text:style-name="Text_20_body"><text:bookmark text:name="quest-ce-quun-type-de-valeur"/></text:p>
      </text:section>
      <text:section text:style-name="Sect1" text:name="Section2">
        <text:p text:style-name="Text_20_body"><text:bookmark text:name="boucle-for"/></text:p>
      </text:section>
      <text:section text:style-name="Sect1" text:name="Section3">
        <text:p text:style-name="Text_20_body"><text:bookmark text:name="ces-sales-types"/></text:p>
      </text:section>
      <text:section text:style-name="Sect1" text:name="Section4">
        <text:h text:style-name="P24" text:outline-level="2"><text:bookmark text:name="quest-ce-quune-fonction"/>Qu'est-ce qu'une fonction ?</text:h>
      </text:section>
      <text:p text:style-name="P50"><text:span text:style-name="T4">Si je vous demande de résoudre </text:span><text:span text:style-name="Source_20_Text"><text:span text:style-name="T7">2 + 2</text:span></text:span><text:span text:style-name="T4">, vous me répondez – je l'espère – </text:span><text:span text:style-name="Source_20_Text"><text:span text:style-name="T7">4</text:span></text:span><text:span text:style-name="T4">. Qu'est-ce que vous venez de faire ? Vous avez pris un premier nombre, dans votre tête vous lui avez ajouté un second nombre, et enfin vous m'avez donné votre réponse.</text:span></text:p>
      <text:p text:style-name="P50"><text:span text:style-name="T3">C'est une fonction. Une fonction très simple, qui procède à une unique opération arithmétique, mais une fonction quand même. Dès vos premières années votre cerveau a appris à additionner des nombres. Il a fallu vous lui expliquer le principe un jour, mais depuis il sait le faire sans y penser. Et quand on lui demande d'additionner </text:span><text:span text:style-name="Source_20_Text"><text:span text:style-name="T6">6</text:span></text:span><text:span text:style-name="T3"> à </text:span><text:span text:style-name="Source_20_Text"><text:span text:style-name="T6">9</text:span></text:span><text:span text:style-name="T3">, il répondra </text:span><text:span text:style-name="Source_20_Text"><text:span text:style-name="T6">15</text:span></text:span><text:span text:style-name="T3"> sans problème.</text:span></text:p>
      <text:p text:style-name="P44">Votre cerveau a mémorisé un protocole précis, et est capable de le reproduire à volonté quand on le lui demande.</text:p>
      <text:p text:style-name="P44">En javascript, une fonction servant à additionner deux nombres pourrait ressembler à cela :</text:p>
      <text:p text:style-name="P40"><text:span text:style-name="Source_20_Text"><text:span text:style-name="T14">function add(x, y) {</text:span></text:span></text:p>
      <text:p text:style-name="P40"><text:span text:style-name="Source_20_Text"><text:span text:style-name="T16"><text:s text:c="2"/></text:span></text:span><text:span text:style-name="Source_20_Text"><text:span text:style-name="T14">const sum = x + y;</text:span></text:span></text:p>
      <text:p text:style-name="P40"/>
      <text:p text:style-name="P40"><text:span text:style-name="Source_20_Text"><text:span text:style-name="T16"><text:s text:c="2"/></text:span></text:span><text:span text:style-name="Source_20_Text"><text:span text:style-name="T14">return sum;</text:span></text:span></text:p>
      <text:p text:style-name="P40"><text:span text:style-name="Source_20_Text"><text:span text:style-name="T14">}</text:span></text:span></text:p>
      <text:p text:style-name="P40"/>
      <text:p text:style-name="P40"><text:span text:style-name="Source_20_Text"><text:span text:style-name="T14">const result = add(4, 7);</text:span></text:span></text:p>
      <text:p text:style-name="P40"><text:span text:style-name="Source_20_Text"><text:span text:style-name="T14">console.log(result);</text:span></text:span></text:p>
      <text:p text:style-name="P50"><text:span text:style-name="T3">Ligne 7, on appelle la fonction </text:span><text:span text:style-name="Source_20_Text"><text:span text:style-name="T6">add</text:span></text:span><text:span text:style-name="T3"> précédemment déclarée avec les paramètres </text:span><text:span text:style-name="Source_20_Text"><text:span text:style-name="T6">4</text:span></text:span><text:span text:style-name="T3"> et </text:span><text:span text:style-name="Source_20_Text"><text:span text:style-name="T6">7</text:span></text:span><text:span text:style-name="T3">, et on stocke le « retour » de cet appel dans une variable. Ligne 8 on affiche le résultat : </text:span><text:span text:style-name="Source_20_Text"><text:span text:style-name="T6">11</text:span></text:span><text:span text:style-name="T3">.</text:span></text:p>
      <text:p text:style-name="P44">Détaillons tout cela.</text:p>
      <text:p text:style-name="P50"><text:span text:style-name="T3">Le mot-clé </text:span><text:span text:style-name="Source_20_Text"><text:span text:style-name="T6">function</text:span></text:span><text:span text:style-name="T3"> dit au javascript que ce qui suit est la déclaration d'une fonction.</text:span></text:p>
      <text:p text:style-name="P50"><text:span text:style-name="T3">Ensuite vient </text:span><text:span text:style-name="Source_20_Text"><text:span text:style-name="T6">add</text:span></text:span><text:span text:style-name="T3"> après un espace. C'est un nom que le développeur a arbitrairement choisi pour essayer d'exprimer le plus clairement possible le rôle de cette fonction. C'est en général un verbe représentant l'action exécutée par la fonction. Si vous deviez donner un nom de fonction à votre action quotidienne de prendre le bus, vous pourriez choisir </text:span><text:span text:style-name="Source_20_Text"><text:span text:style-name="T6">goToBus</text:span></text:span><text:span text:style-name="T3">. Comme pour les variables, on respecte la notation « camelCase », et on s'efforce d'être à la fois clair et concis. Dans notre exemple, </text:span><text:soft-page-break/><text:span text:style-name="T3">nous avons choisi </text:span><text:span text:style-name="Source_20_Text"><text:span text:style-name="T6">add</text:span></text:span><text:span text:style-name="T3"> et non pas </text:span><text:span text:style-name="Source_20_Text"><text:span text:style-name="T6">doSomething</text:span></text:span><text:span text:style-name="T3"> ou </text:span><text:span text:style-name="Source_20_Text"><text:span text:style-name="T6">addTwoNumbersThenReturnTheFoundSumAsAnotherNumber</text:span></text:span><text:span text:style-name="T3">. Et plutôt que </text:span><text:span text:style-name="Source_20_Text"><text:span text:style-name="T6">add</text:span></text:span><text:span text:style-name="T3">, </text:span><text:span text:style-name="Source_20_Text"><text:span text:style-name="T6">calculateSum</text:span></text:span><text:span text:style-name="T3"> aurait pu être un nom pertinent aussi, pourquoi pas !</text:span></text:p>
      <text:p text:style-name="P50"><text:span text:style-name="T3">Ensuite nous avons des parenthèses </text:span><text:span text:style-name="Source_20_Text"><text:span text:style-name="T6">(x, y)</text:span></text:span><text:span text:style-name="T3">. Les parenthèses, après le nom de la fonction, sont là pour déterminer ce que nous appelons les « paramètres », ou encore « arguments ». Les paramètres sont des données d'entrée nécessaires à l'exécution de la fonction. En effet, si on écrit une fonction dont le rôle est d'additionner un nombre à un autre nombre, le développeur doit pouvoir passer ces deux nombres à ladite fonction quand il appelle celle-ci (ligne 7). Le nombre d'arguments peut être aussi élevé que nécessaire, et les arguments sont séparés par une virgule. Il peut aussi n'y avoir qu'un argument : </text:span><text:span text:style-name="Source_20_Text"><text:span text:style-name="T6">displayMessage(msg)</text:span></text:span><text:span text:style-name="T3">. Voire aucun argument : </text:span><text:span text:style-name="Source_20_Text"><text:span text:style-name="T6">sayHello()</text:span></text:span><text:span text:style-name="T3">.</text:span></text:p>
      <text:p text:style-name="P19"><text:span text:style-name="T3">Note de culture générale : le nombre d'arguments d'une fonction est appelé « </text:span><text:a xlink:type="simple" xlink:href="https://fr.wikipedia.org/wiki/Arité" text:style-name="Internet_20_link" text:visited-style-name="Visited_20_Internet_20_Link"><text:span text:style-name="T22">arité</text:span></text:a><text:span text:style-name="T3"> ».</text:span></text:p>
      <text:p text:style-name="P50"><text:span text:style-name="T3">Puis, comme pour les structures de contrôle que sont les conditions et les boucles, on encadre un bloc d'instructions entre des accolades </text:span><text:span text:style-name="Source_20_Text"><text:span text:style-name="T6">{}</text:span></text:span><text:span text:style-name="T3">. C'est le code de la fonction à proprement parler. Ce code sera exécuté à chaque fois que la fonction sera appelée. Si la fonction déclare des arguments, ils sont accessibles au sein de ce bloc d'instructions en tant que variables, dont les valeurs sont celles que l'on aura passées en appelant la fonction. Après avoir déclaré ma fonction </text:span><text:span text:style-name="Source_20_Text"><text:span text:style-name="T6">add(x, y)</text:span></text:span><text:span text:style-name="T3">, je l'appellerai sous la forme </text:span><text:span text:style-name="Source_20_Text"><text:span text:style-name="T6">add(4, 5)</text:span></text:span><text:span text:style-name="T3">. Le code de la fonction déclarée précédemment s'exécutera en assignant </text:span><text:span text:style-name="Source_20_Text"><text:span text:style-name="T6">4</text:span></text:span><text:span text:style-name="T3"> à la variable </text:span><text:span text:style-name="Source_20_Text"><text:span text:style-name="T6">x</text:span></text:span><text:span text:style-name="T3"> et </text:span><text:span text:style-name="Source_20_Text"><text:span text:style-name="T6">5</text:span></text:span><text:span text:style-name="T3"> à la variable </text:span><text:span text:style-name="Source_20_Text"><text:span text:style-name="T6">y</text:span></text:span><text:span text:style-name="T3">.</text:span></text:p>
      <text:p text:style-name="P50"><text:span text:style-name="T3">Et à la fin de notre bloc d'instruction, le mot-clé </text:span><text:span text:style-name="Source_20_Text"><text:span text:style-name="T6">return</text:span></text:span><text:span text:style-name="T3"> sert à « renvoyer » une valeur. En somme, quand on appelle une fonction, elle renvoie la valeur qui suit </text:span><text:span text:style-name="Source_20_Text"><text:span text:style-name="T6">return</text:span></text:span><text:span text:style-name="T3">. Le mot-clé </text:span><text:span text:style-name="Source_20_Text"><text:span text:style-name="T6">return</text:span></text:span><text:span text:style-name="T3"> stoppe complètement la fonction, et tout ce qui se trouverait après ne sera pas exécuté. Notez toutefois que </text:span><text:span text:style-name="Source_20_Text"><text:span text:style-name="T6">return</text:span></text:span><text:span text:style-name="T3"> n'est pas obligatoire. Une fonction peut parfaitement se contenter d'exécuter une action sans avoir besoin de renvoyer une valeur. Par exemple :</text:span></text:p>
      <text:p text:style-name="P40"><text:span text:style-name="Source_20_Text"><text:span text:style-name="T14">function displayMessage(msg) {</text:span></text:span></text:p>
      <text:p text:style-name="P40"><text:span text:style-name="Source_20_Text"><text:span text:style-name="T16"><text:s text:c="2"/></text:span></text:span><text:span text:style-name="Source_20_Text"><text:span text:style-name="T14">console.log(msg);</text:span></text:span></text:p>
      <text:p text:style-name="P40"><text:span text:style-name="Source_20_Text"><text:span text:style-name="T14">}</text:span></text:span></text:p>
      <text:p text:style-name="P40"/>
      <text:p text:style-name="P40"><text:span text:style-name="Source_20_Text"><text:span text:style-name="T14">displayMessage("Salut");</text:span></text:span></text:p>
      <text:p text:style-name="P40"><text:span text:style-name="Source_20_Text"><text:span text:style-name="T14">displayMessage("la");</text:span></text:span></text:p>
      <text:p text:style-name="P40"><text:span text:style-name="Source_20_Text"><text:span text:style-name="T14">displayMessage("Planète");</text:span></text:span></text:p>
      <text:p text:style-name="P50"><text:span text:style-name="T3">Je déclare une fonction dont le rôle est d'afficher dans la console la valeur de l'argument </text:span><text:span text:style-name="Source_20_Text"><text:span text:style-name="T6">msg</text:span></text:span><text:span text:style-name="T3">. Pas de retour de valeur nécessaire. Puis j'appelle trois fois de suite cette fonction avec des valeurs différentes. La fonction est donc exécutée trois fois.</text:span></text:p>
      <text:p text:style-name="P44">Mais dans ce cas, pourquoi ne pas avoir écrit directement ceci ?</text:p>
      <text:p text:style-name="P40"><text:span text:style-name="Source_20_Text"><text:span text:style-name="T14">console.log("Salut");</text:span></text:span></text:p>
      <text:p text:style-name="P40"><text:span text:style-name="Source_20_Text"><text:span text:style-name="T14">console.log("la");</text:span></text:span></text:p>
      <text:p text:style-name="P40"><text:span text:style-name="Source_20_Text"><text:span text:style-name="T14">console.log("Planète");</text:span></text:span></text:p>
      <text:p text:style-name="P44"><text:soft-page-break/>En effet, on aurait pu le faire ainsi. Mais gardons en tête que ce code est un simple exemple « cas d'école ». Le code d'une fonction est généralement plus complexe, et nous permet d'éviter les répétitions...</text:p>
      <text:section text:style-name="Sect1" text:name="dry">
        <text:h text:style-name="P25" text:outline-level="2">DRY</text:h>
      </text:section>
      <text:p text:style-name="P45">La programmation c'est beaucoup de conventions et de principes. On vise un code propre et élégant. Si on vous demande de fabriquer une porte mais que vous mettez la serrure tout en haut ou les gonds tout en bas, votre porte sera à peu près fonctionnelle mais très peu pratique. Les gens perdront beaucoup de temps à comprendre comment elle s'ouvre, voire se blesseront ou abîmeront le sol. Le code c'est pareil, il y a beaucoup de façons de parvenir à un résultat, mais on essaie de se rapprocher de la plus intuitive, simple et élégante.</text:p>
      <text:p text:style-name="P50"><text:span text:style-name="T3">Cette philosophie, en programmation, passe entre autres par le principe </text:span><text:a xlink:type="simple" xlink:href="https://en.wikipedia.org/wiki/Don't_repeat_yourself" text:style-name="Internet_20_link" text:visited-style-name="Visited_20_Internet_20_Link"><text:span text:style-name="T22">DRY</text:span></text:a><text:span text:style-name="T3">. </text:span><text:span text:style-name="Emphasis"><text:span text:style-name="T3">Don't Repeat Yourself.</text:span></text:span><text:span text:style-name="T3"> Autrement dit : « Ne vous répétez pas. »</text:span></text:p>
      <text:p text:style-name="P44">Considérons le code suivant, visant à retirer les 21 % de TVA des prix des ventes effectuées hier et aujourd'hui :</text:p>
      <text:p text:style-name="P40"><text:span text:style-name="Source_20_Text"><text:span text:style-name="T14">const soldYesterday = [20, 40.55, 3.12, 99.95];</text:span></text:span></text:p>
      <text:p text:style-name="P40"><text:span text:style-name="Source_20_Text"><text:span text:style-name="T14">const soldToday = [15, 45.55, 13.55, 130.99];</text:span></text:span></text:p>
      <text:p text:style-name="P40"/>
      <text:p text:style-name="P40"><text:span text:style-name="Source_20_Text"><text:span text:style-name="T14">for (let i = 0; i &lt; soldYesterday.length; ++i) {</text:span></text:span></text:p>
      <text:p text:style-name="P40"><text:span text:style-name="Source_20_Text"><text:span text:style-name="T16"><text:s text:c="2"/></text:span></text:span><text:span text:style-name="Source_20_Text"><text:span text:style-name="T14">soldYesterday[i] = soldYesterday[i] - soldYesterday[i] * 21 / 100;</text:span></text:span></text:p>
      <text:p text:style-name="P40"><text:span text:style-name="Source_20_Text"><text:span text:style-name="T14">}</text:span></text:span></text:p>
      <text:p text:style-name="P40"/>
      <text:p text:style-name="P40"><text:span text:style-name="Source_20_Text"><text:span text:style-name="T14">for (let i = 0; i &lt; soldToday.length; ++i) {</text:span></text:span></text:p>
      <text:p text:style-name="P40"><text:span text:style-name="Source_20_Text"><text:span text:style-name="T16"><text:s text:c="2"/></text:span></text:span><text:span text:style-name="Source_20_Text"><text:span text:style-name="T14">soldToday[i] = soldToday[i] - soldToday[i] * 21 / 100;</text:span></text:span></text:p>
      <text:p text:style-name="P40"><text:span text:style-name="Source_20_Text"><text:span text:style-name="T14">}</text:span></text:span></text:p>
      <text:p text:style-name="P44">Outch ! On répète quasiment le même code. Que se passe-t-il si on doit non plus traiter deux jours mais une semaine ouvrée entière ? On devra répéter cette boucle cinq fois, avec des noms de variables de plus en plus confus. Et quand la TVA passera à 22 % ? Elle est cachée à cinq endroits différents dans des calculs qui se répètent, la changer partout amenera le risque d'en oublier une occurrence et donc de produire un bug sournois.</text:p>
      <text:p text:style-name="P44">Corrigeons le tir :</text:p>
      <text:p text:style-name="P40"><text:span text:style-name="Source_20_Text"><text:span text:style-name="T14">function removeVatFromPrices(prices, vatRate) {</text:span></text:span></text:p>
      <text:p text:style-name="P40"><text:span text:style-name="Source_20_Text"><text:span text:style-name="T16"><text:s text:c="2"/></text:span></text:span><text:span text:style-name="Source_20_Text"><text:span text:style-name="T14">for (let i = 0; i &lt; prices.length; ++i) {</text:span></text:span></text:p>
      <text:p text:style-name="P40"><text:span text:style-name="Source_20_Text"><text:span text:style-name="T16"><text:s text:c="4"/></text:span></text:span><text:span text:style-name="Source_20_Text"><text:span text:style-name="T14">prices[i] = prices[i] - prices[i] * vatRate / 100; <text:s/></text:span></text:span></text:p>
      <text:p text:style-name="P40"><text:span text:style-name="Source_20_Text"><text:span text:style-name="T16"><text:s text:c="2"/></text:span></text:span><text:span text:style-name="Source_20_Text"><text:span text:style-name="T14">}</text:span></text:span></text:p>
      <text:p text:style-name="P40"><text:span text:style-name="Source_20_Text"><text:span text:style-name="T14">}</text:span></text:span></text:p>
      <text:p text:style-name="P40"/>
      <text:p text:style-name="P40"><text:span text:style-name="Source_20_Text"><text:span text:style-name="T14">const soldYesterday = [20, 40.55, 3.12, 99.95];</text:span></text:span></text:p>
      <text:p text:style-name="P40"><text:span text:style-name="Source_20_Text"><text:span text:style-name="T14">const soldToday = [15, 45.55, 13.55, 130.99];</text:span></text:span></text:p>
      <text:p text:style-name="P40"><text:soft-page-break/></text:p>
      <text:p text:style-name="P40"><text:span text:style-name="Source_20_Text"><text:span text:style-name="T14">const vatRate = 21;</text:span></text:span></text:p>
      <text:p text:style-name="P40"/>
      <text:p text:style-name="P40"><text:span text:style-name="Source_20_Text"><text:span text:style-name="T14">removeVatFromPrices(soldYesterday, vatRate);</text:span></text:span></text:p>
      <text:p text:style-name="P40"><text:span text:style-name="Source_20_Text"><text:span text:style-name="T14">removeVatFromPrices(soldToday, vatRate);</text:span></text:span></text:p>
      <text:p text:style-name="P44">Nous déclarons une fonction qui prend en premier argument un tableau de prix, et en second argument un taux de TVA exprimé en pourcentage.</text:p>
      <text:p text:style-name="P50"><text:span text:style-name="T3">Concrètement, le processeur va exécuter deux fois un calcul de remise de TVA. Mais visuellement, dans notre code, il n'est déterminé qu'à un seul endroit. Même le taux de TVA de </text:span><text:span text:style-name="Source_20_Text"><text:span text:style-name="T6">21</text:span></text:span><text:span text:style-name="T3"> est stocké deans une unique variable </text:span><text:span text:style-name="Source_20_Text"><text:span text:style-name="T6">vatRate</text:span></text:span><text:span text:style-name="T3"> qui est ensuite utilisée plusieurs fois, ce qui n'est pas directement lié à la notion de fonction mais contribue tout de même au principe DRY.</text:span></text:p>
      <text:p text:style-name="P44">Dès qu'un morceau d'algorithme se trouve utilisé à plusieurs endroits de votre code, et ça arrive tout le temps, il devient nécessaire de créer des fonctions afin de simplifier les choses. Votre code devient plus facile à lire et à comprendre, que ce soit pour vos collègues ou même pour vous quand vous y reviendrez des semaines voire des mois plus tard.</text:p>
      <text:p text:style-name="P44">Tout morceau de code appelé au moins deux fois gagne à se trouver enclavé dans une fonction réutilisable. Et parfois, même si notre morceau de code n'est appelé qu'une fois, une fonction peut quand même aider à rendre votre programme plus clair et mieux organisé.</text:p>
      <text:section text:style-name="Sect1" text:name="valeurs-par-d%C3%A9faut">
        <text:h text:style-name="P25" text:outline-level="2">Valeurs par défaut</text:h>
      </text:section>
      <text:p text:style-name="P45">Il est possible de spécifier des valeurs par défaut à un ou plusieurs arguments d'une fonction. Exemple :</text:p>
      <text:p text:style-name="P40"><text:span text:style-name="Source_20_Text"><text:span text:style-name="T14">function displayMessage(n, msg = "Salut") {</text:span></text:span></text:p>
      <text:p text:style-name="P40"><text:span text:style-name="Source_20_Text"><text:span text:style-name="T16"><text:s text:c="2"/></text:span></text:span><text:span text:style-name="Source_20_Text"><text:span text:style-name="T14">for (let i = 0; i &lt; n; ++i) {</text:span></text:span></text:p>
      <text:p text:style-name="P40"><text:span text:style-name="Source_20_Text"><text:span text:style-name="T16"><text:s text:c="4"/></text:span></text:span><text:span text:style-name="Source_20_Text"><text:span text:style-name="T14">console.log(msg) <text:s/></text:span></text:span></text:p>
      <text:p text:style-name="P40"><text:span text:style-name="Source_20_Text"><text:span text:style-name="T16"><text:s text:c="2"/></text:span></text:span><text:span text:style-name="Source_20_Text"><text:span text:style-name="T14">}</text:span></text:span></text:p>
      <text:p text:style-name="P40"><text:span text:style-name="Source_20_Text"><text:span text:style-name="T14">}</text:span></text:span></text:p>
      <text:p text:style-name="P40"/>
      <text:p text:style-name="P40"><text:span text:style-name="Source_20_Text"><text:span text:style-name="T14">displayMessage(2, "Hey");</text:span></text:span></text:p>
      <text:p text:style-name="P40"><text:span text:style-name="Source_20_Text"><text:span text:style-name="T14">displayMessage(3);</text:span></text:span></text:p>
      <text:p text:style-name="P50"><text:span text:style-name="T3">Nous avons ici une fonction dont le rôle est d'afficher un certain message un certain nombre de fois. Pour que cette fonction... fonctionne... elle a absolument besoin de l'argument </text:span><text:span text:style-name="Source_20_Text"><text:span text:style-name="T6">n</text:span></text:span><text:span text:style-name="T3">, qui spécifie le nombre d'itérations. Concernant l'argument </text:span><text:span text:style-name="Source_20_Text"><text:span text:style-name="T6">msg</text:span></text:span><text:span text:style-name="T3">, cependant, une valeur par défaut </text:span><text:span text:style-name="Source_20_Text"><text:span text:style-name="T6">"Salut"</text:span></text:span><text:span text:style-name="T3"> est définie. Cela signifie que si, à l'appel de la fonction, on ne passe pas de valeur en lieu et place de l'argument </text:span><text:span text:style-name="Source_20_Text"><text:span text:style-name="T6">msg</text:span></text:span><text:span text:style-name="T3">, alors la valeur par défaut </text:span><text:span text:style-name="Source_20_Text"><text:span text:style-name="T6">"Salut"</text:span></text:span><text:span text:style-name="T3"> sera utilisée.</text:span></text:p>
      <text:p text:style-name="P50"><text:span text:style-name="T3">Ce code affiche donc deux fois </text:span><text:span text:style-name="Source_20_Text"><text:span text:style-name="T6">"Hey"</text:span></text:span><text:span text:style-name="T3">, puis trois fois </text:span><text:span text:style-name="Source_20_Text"><text:span text:style-name="T6">"Salut"</text:span></text:span><text:span text:style-name="T3">.</text:span></text:p>
      <text:section text:style-name="Sect1" text:name="scope">
        <text:h text:style-name="P27" text:outline-level="2"><text:soft-page-break/><text:span text:style-name="Emphasis"><text:span text:style-name="T29">Scope</text:span></text:span></text:h>
      </text:section>
      <text:p text:style-name="P50"><text:span text:style-name="T4">Le </text:span><text:span text:style-name="Emphasis"><text:span text:style-name="T4">scope</text:span></text:span><text:span text:style-name="T4"> des fonctions suit les mêmes principes que celui des conditions et des boucles. Les variables qui y sont déclarées avec </text:span><text:span text:style-name="Source_20_Text"><text:span text:style-name="T7">let</text:span></text:span><text:span text:style-name="T4"> et </text:span><text:span text:style-name="Source_20_Text"><text:span text:style-name="T7">const</text:span></text:span><text:span text:style-name="T4"> n'en sortent pas. Il en va de même pour les arguments des fonctions, qui ne sont autres que des variables </text:span><text:span text:style-name="Source_20_Text"><text:span text:style-name="T7">let</text:span></text:span><text:span text:style-name="T4"> implicitement déclarées.</text:span></text:p>
      <text:section text:style-name="Sect1" text:name="r%C3%A9cursivit%C3%A9">
        <text:h text:style-name="P25" text:outline-level="2">Récursivité</text:h>
      </text:section>
      <text:p text:style-name="P45">Une fonction peut s'appeler elle-même. Sachez que c'est une chose qui existe, même si l'utilité d'un tel procédé vous échappe pour l'instant.</text:p>
      <text:p text:style-name="P44">Prenons la fameuse suite de Fibonacci :</text:p>
      <text:p text:style-name="P40"><text:span text:style-name="Source_20_Text"><text:span text:style-name="T14">function fibonacci(x) {</text:span></text:span></text:p>
      <text:p text:style-name="P40"><text:span text:style-name="Source_20_Text"><text:span text:style-name="T16"><text:s text:c="2"/></text:span></text:span><text:span text:style-name="Source_20_Text"><text:span text:style-name="T14">if (x &lt;= 1) {</text:span></text:span></text:p>
      <text:p text:style-name="P40"><text:span text:style-name="Source_20_Text"><text:span text:style-name="T16"><text:s text:c="4"/></text:span></text:span><text:span text:style-name="Source_20_Text"><text:span text:style-name="T14">return 1;</text:span></text:span></text:p>
      <text:p text:style-name="P40"><text:span text:style-name="Source_20_Text"><text:span text:style-name="T16"><text:s text:c="2"/></text:span></text:span><text:span text:style-name="Source_20_Text"><text:span text:style-name="T14">}</text:span></text:span></text:p>
      <text:p text:style-name="P40"><text:span text:style-name="Source_20_Text"><text:span text:style-name="T16"><text:s text:c="2"/></text:span></text:span></text:p>
      <text:p text:style-name="P40"><text:span text:style-name="Source_20_Text"><text:span text:style-name="T16"><text:s text:c="2"/></text:span></text:span><text:span text:style-name="Source_20_Text"><text:span text:style-name="T14">return fibonacci(x - 1) + fibonacci(x - 2);</text:span></text:span></text:p>
      <text:p text:style-name="P40"><text:span text:style-name="Source_20_Text"><text:span text:style-name="T14">}</text:span></text:span></text:p>
      <text:p text:style-name="P50"><text:span text:style-name="T3">Si vous ne connaissez pas la suite de Fibonacci, ce n'est pas très grave. Ce qu'il faut retenir ici, c'est que notre fonction </text:span><text:span text:style-name="Source_20_Text"><text:span text:style-name="T6">fibonacci</text:span></text:span><text:span text:style-name="T3"> s'appelle elle-même au sein de son propre code. C'est ce qu'on appelle une fonction récursive.</text:span></text:p>
      <text:p text:style-name="P44">Et comme pour une boucle, si une fonction récursive n'est pas pensée pour pouvoir arrêter de boucler, elle continuera à s'appeler infiniment et fera planter le navigateur.</text:p>
      <text:p text:style-name="P50"><text:span text:style-name="T3">Vous utiliserez assez peu la récursivité à vos débuts. C'est une gymnastique mentale qui demande une certaine expérience en algorithmie, et dont l'usage demeure assez anecdotique en programmation impérative. C'est une pratique plus propre à la programmation dite fonctionnelle, dans des langages tels que le </text:span><text:span text:style-name="Emphasis"><text:span text:style-name="T3">haskell</text:span></text:span><text:span text:style-name="T3"> où la récursivité prend même la place des boucles.</text:span></text:p>
      <text:p text:style-name="P53"/>
      <text:p text:style-name="P20">Modifié le: vendredi 11 septembre 2020, 10:43</text:p>
      <text:p text:style-name="P60"/>
      <text:h text:style-name="P23" text:outline-level="2">5. Objets</text:h>
      <text:section text:style-name="Sect1" text:name="quest-ce-quun-type-de-valeur">
        <text:p text:style-name="Text_20_body"/>
      </text:section>
      <text:section text:style-name="Sect1" text:name="boucle-for">
        <text:p text:style-name="Text_20_body"/>
      </text:section>
      <text:section text:style-name="Sect1" text:name="ces-sales-types">
        <text:p text:style-name="Text_20_body"/>
      </text:section>
      <text:section text:style-name="Sect1" text:name="quest-ce-quune-fonction">
        <text:p text:style-name="Text_20_body"/>
      </text:section>
      <text:section text:style-name="Sect1" text:name="-o">
        <text:h text:style-name="P24" text:outline-level="2"><text:soft-page-break/>:-O</text:h>
      </text:section>
      <text:p text:style-name="P45">Programmation orientée objet dès le troisième jour de développement ?</text:p>
      <text:p text:style-name="P44">C'est parti !</text:p>
      <text:p text:style-name="P44">...</text:p>
      <text:p text:style-name="P44">Reprenez votre souffle, je plaisante.</text:p>
      <text:section text:style-name="Sect1" text:name="objets-javascript">
        <text:h text:style-name="P25" text:outline-level="2">Objets javascript</text:h>
      </text:section>
      <text:p text:style-name="P45">Nous n'allons pas apprendre la programmation orientée objet, pas tout de suite. Pas de classes, de polymorphisme, de composition, d'héritage, de méthodes, etc.</text:p>
      <text:p text:style-name="P44">Mais nous allons commencer à créer et manipuler des objets javascript, dans leur forme la plus simple. Et sous cet angle, vous allez voir qu'ils ne sont pas très différents des tableaux.</text:p>
      <text:p text:style-name="P44">Souvenez-vous de ce tableau :</text:p>
      <text:p text:style-name="P40"><text:span text:style-name="Source_20_Text"><text:span text:style-name="T14">const garden = [</text:span></text:span></text:p>
      <text:p text:style-name="P40"><text:span text:style-name="Source_20_Text"><text:span text:style-name="T16"><text:s text:c="2"/></text:span></text:span><text:span text:style-name="Source_20_Text"><text:span text:style-name="T14">[</text:span></text:span></text:p>
      <text:p text:style-name="P40"><text:span text:style-name="Source_20_Text"><text:span text:style-name="T16"><text:s text:c="4"/></text:span></text:span><text:span text:style-name="Source_20_Text"><text:span text:style-name="T14">["Cornue des Andes", "Cœur de bœuf"],</text:span></text:span></text:p>
      <text:p text:style-name="P40"><text:span text:style-name="Source_20_Text"><text:span text:style-name="T16"><text:s text:c="4"/></text:span></text:span><text:span text:style-name="Source_20_Text"><text:span text:style-name="T14">["Charlotte", "Mona Lisa"]</text:span></text:span></text:p>
      <text:p text:style-name="P40"><text:span text:style-name="Source_20_Text"><text:span text:style-name="T16"><text:s text:c="2"/></text:span></text:span><text:span text:style-name="Source_20_Text"><text:span text:style-name="T14">],</text:span></text:span></text:p>
      <text:p text:style-name="P40"><text:span text:style-name="Source_20_Text"><text:span text:style-name="T16"><text:s text:c="2"/></text:span></text:span><text:span text:style-name="Source_20_Text"><text:span text:style-name="T14">[</text:span></text:span></text:p>
      <text:p text:style-name="P40"><text:span text:style-name="Source_20_Text"><text:span text:style-name="T16"><text:s text:c="4"/></text:span></text:span><text:span text:style-name="Source_20_Text"><text:span text:style-name="T14">["Verte de Milan", "Patidou"],</text:span></text:span></text:p>
      <text:p text:style-name="P40"><text:span text:style-name="Source_20_Text"><text:span text:style-name="T16"><text:s text:c="4"/></text:span></text:span><text:span text:style-name="Source_20_Text"><text:span text:style-name="T14">["Petit Gris de Rennes", "Noir des Carmes"]</text:span></text:span></text:p>
      <text:p text:style-name="P40"><text:span text:style-name="Source_20_Text"><text:span text:style-name="T16"><text:s text:c="2"/></text:span></text:span><text:span text:style-name="Source_20_Text"><text:span text:style-name="T14">]</text:span></text:span></text:p>
      <text:p text:style-name="P40"><text:span text:style-name="Source_20_Text"><text:span text:style-name="T14">];</text:span></text:span></text:p>
      <text:p text:style-name="P44">Nous avions divisé notre jardin en familles, que nous avions divisées en espèces, que nous avions divisées en variétés. Le problème, c'est qu'il nous manque à chaque fois l'information suivante : quel tableau correspond à quelle famille ou à quelle espèce ?</text:p>
      <text:p text:style-name="P44">Notre tableau est une armoire contenant des tiroirs, mais notre problème ici est que les tiroirs n'ont pas d'étiquettes qui exprimeraient clairement ce qu'ils contiennent. Ils ont des numéros, on l'a vu : 0, 1, 2, 3. Ce sont des clés numériques. Mais plutôt que des clés numériques automatiquement attribuées par javascript, nous pourrions avoir besoin de clés humainement intelligibles.</text:p>
      <text:p text:style-name="P44">C'est ici qu'interviennent les objets :</text:p>
      <text:p text:style-name="P40"><text:span text:style-name="Source_20_Text"><text:span text:style-name="T14">const garden = {</text:span></text:span></text:p>
      <text:p text:style-name="P40"><text:span text:style-name="Source_20_Text"><text:span text:style-name="T16"><text:s text:c="2"/></text:span></text:span><text:span text:style-name="Source_20_Text"><text:span text:style-name="T14">solanaceae: {</text:span></text:span></text:p>
      <text:p text:style-name="P40"><text:span text:style-name="Source_20_Text"><text:span text:style-name="T16"><text:s text:c="4"/></text:span></text:span><text:span text:style-name="Source_20_Text"><text:span text:style-name="T14">solanumLycopersicum: ["Cornue des Andes", "Cœur de bœuf"],</text:span></text:span></text:p>
      <text:p text:style-name="P40"><text:span text:style-name="Source_20_Text"><text:span text:style-name="T16"><text:s text:c="4"/></text:span></text:span><text:span text:style-name="Source_20_Text"><text:span text:style-name="T14">solanumTuberosum: ["Charlotte", "Mona Lisa"]</text:span></text:span></text:p>
      <text:p text:style-name="P40"><text:span text:style-name="Source_20_Text"><text:span text:style-name="T16"><text:s text:c="2"/></text:span></text:span><text:span text:style-name="Source_20_Text"><text:span text:style-name="T14">},</text:span></text:span></text:p>
      <text:p text:style-name="P40"><text:soft-page-break/><text:span text:style-name="Source_20_Text"><text:span text:style-name="T16"><text:s text:c="2"/></text:span></text:span><text:span text:style-name="Source_20_Text"><text:span text:style-name="T14">cucurbitaceae: {</text:span></text:span></text:p>
      <text:p text:style-name="P40"><text:span text:style-name="Source_20_Text"><text:span text:style-name="T16"><text:s text:c="4"/></text:span></text:span><text:span text:style-name="Source_20_Text"><text:span text:style-name="T14">cucurbitaPepo: ["Verte de Milan", "Patidou"],</text:span></text:span></text:p>
      <text:p text:style-name="P40"><text:span text:style-name="Source_20_Text"><text:span text:style-name="T16"><text:s text:c="4"/></text:span></text:span><text:span text:style-name="Source_20_Text"><text:span text:style-name="T14">cucumisMelo: ["Petit Gris de Rennes", "Noir des Carmes"]</text:span></text:span></text:p>
      <text:p text:style-name="P40"><text:span text:style-name="Source_20_Text"><text:span text:style-name="T16"><text:s text:c="2"/></text:span></text:span><text:span text:style-name="Source_20_Text"><text:span text:style-name="T14">}</text:span></text:span></text:p>
      <text:p text:style-name="P40"><text:span text:style-name="Source_20_Text"><text:span text:style-name="T14">};</text:span></text:span></text:p>
      <text:p text:style-name="P44">Les choses sont un peu plus claires. Et si vous n'êtes pas très versés dans la botanique, voici un exemple sans doute plus parlant :</text:p>
      <text:p text:style-name="P40"><text:span text:style-name="Source_20_Text"><text:span text:style-name="T14">const userArray = [</text:span></text:span></text:p>
      <text:p text:style-name="P40"><text:span text:style-name="Source_20_Text"><text:span text:style-name="T16"><text:s text:c="2"/></text:span></text:span><text:span text:style-name="Source_20_Text"><text:span text:style-name="T14">"Magali",</text:span></text:span></text:p>
      <text:p text:style-name="P40"><text:span text:style-name="Source_20_Text"><text:span text:style-name="T16"><text:s text:c="2"/></text:span></text:span><text:span text:style-name="Source_20_Text"><text:span text:style-name="T14">22,</text:span></text:span></text:p>
      <text:p text:style-name="P40"><text:span text:style-name="Source_20_Text"><text:span text:style-name="T16"><text:s text:c="2"/></text:span></text:span><text:span text:style-name="Source_20_Text"><text:span text:style-name="T14">["Ski", "Jeux-vidéos", "Peinture sur soie"]</text:span></text:span></text:p>
      <text:p text:style-name="P40"><text:span text:style-name="Source_20_Text"><text:span text:style-name="T14">]</text:span></text:span></text:p>
      <text:p text:style-name="P40"/>
      <text:p text:style-name="P40"><text:span text:style-name="Source_20_Text"><text:span text:style-name="T14">const userObject = {</text:span></text:span></text:p>
      <text:p text:style-name="P40"><text:span text:style-name="Source_20_Text"><text:span text:style-name="T16"><text:s text:c="2"/></text:span></text:span><text:span text:style-name="Source_20_Text"><text:span text:style-name="T14">firstName: "Magali",</text:span></text:span></text:p>
      <text:p text:style-name="P40"><text:span text:style-name="Source_20_Text"><text:span text:style-name="T16"><text:s text:c="2"/></text:span></text:span><text:span text:style-name="Source_20_Text"><text:span text:style-name="T14">age: 22,</text:span></text:span></text:p>
      <text:p text:style-name="P40"><text:span text:style-name="Source_20_Text"><text:span text:style-name="T16"><text:s text:c="2"/></text:span></text:span><text:span text:style-name="Source_20_Text"><text:span text:style-name="T14">hobbies: ["Ski", "Jeux-vidéos", "Peinture sur soie"]</text:span></text:span></text:p>
      <text:p text:style-name="P40"><text:span text:style-name="Source_20_Text"><text:span text:style-name="T14">};</text:span></text:span></text:p>
      <text:p text:style-name="P50"><text:span text:style-name="Source_20_Text"><text:span text:style-name="T6">userArray</text:span></text:span><text:span text:style-name="T3"> et </text:span><text:span text:style-name="Source_20_Text"><text:span text:style-name="T6">userObject</text:span></text:span><text:span text:style-name="T3"> représentent tous les deux la même utilisatrice, avec les mêmes données. Mais il est évident que </text:span><text:span text:style-name="Source_20_Text"><text:span text:style-name="T6">userObject</text:span></text:span><text:span text:style-name="T3"> est plus adapté à notre besoin, car nous savons alors exactement à quoi correspond chaque entrée.</text:span></text:p>
      <text:p text:style-name="P50"><text:span text:style-name="T3">On déclare un objet avec les accolades </text:span><text:span text:style-name="Source_20_Text"><text:span text:style-name="T6">{}</text:span></text:span><text:span text:style-name="T3">, puis on lui définit ce qu'on appelle des « propriétés ». Un objet peut représenter n'importe quelle chose concrète ou n'importe quel concept abstrait. Une voiture peut être représentée par un objet ayant une propriété « couleur », une propriété « marque », etc. Une pièce de théâtre peut être représentée par un objet ayant une propriété « protagonistes », une propriété « dramaturge », etc.</text:span></text:p>
      <text:p text:style-name="P50"><text:span text:style-name="T3">On utilise un tableau quand on va stocker une liste de valeurs regroupées sous une même logique sémantique. Une liste de choses à faire, une liste de prix, etc. Les hobbies de Magali sont un tableau. Un tableau simplement est une liste, et de nombreux langages utilisent d'ailleurs le mot-clé </text:span><text:span text:style-name="Source_20_Text"><text:span text:style-name="T6">list</text:span></text:span><text:span text:style-name="T3"> plutôt que </text:span><text:span text:style-name="Source_20_Text"><text:span text:style-name="T6">array</text:span></text:span><text:span text:style-name="T3">.</text:span></text:p>
      <text:p text:style-name="P44">On utilise un objet quand on va stocker la représentation d'une chose ou d'un concept avec des propriétés précises. Plutôt qu'une liste linéaire, on a cette fois de réelles étiquettes sémantiques devant chaque valeur.</text:p>
      <text:p text:style-name="P50"><text:span text:style-name="T3">Comment accède-t-on à une propriété ? Vous le faites déjà quand vous voulez la propriété </text:span><text:span text:style-name="Source_20_Text"><text:span text:style-name="T6">length</text:span></text:span><text:span text:style-name="T3"> d'un tableau.</text:span></text:p>
      <text:p text:style-name="P40"><text:span text:style-name="Source_20_Text"><text:span text:style-name="T14">const user = {firstName: "Jacques", age: 43};</text:span></text:span></text:p>
      <text:p text:style-name="P40"/>
      <text:p text:style-name="P40"><text:span text:style-name="Source_20_Text"><text:span text:style-name="T14">console.log(user.firstName);</text:span></text:span></text:p>
      <text:p text:style-name="P50"><text:soft-page-break/><text:span text:style-name="T3">Ce code affichera </text:span><text:span text:style-name="Source_20_Text"><text:span text:style-name="T6">"Jacques"</text:span></text:span><text:span text:style-name="T3"> dans la console. On accède à la propriété d'un objet javascript grâce à un </text:span><text:span text:style-name="Source_20_Text"><text:span text:style-name="T6">.</text:span></text:span><text:span text:style-name="T3"> suivi du nom de la propriété. </text:span><text:span text:style-name="Source_20_Text"><text:span text:style-name="T6">user.firstName</text:span></text:span><text:span text:style-name="T3"> peut se traduire par « donne-moi la propriété </text:span><text:span text:style-name="Source_20_Text"><text:span text:style-name="T6">firstName</text:span></text:span><text:span text:style-name="T3"> de l'objet </text:span><text:span text:style-name="Source_20_Text"><text:span text:style-name="T6">user</text:span></text:span><text:span text:style-name="T3"> ».</text:span></text:p>
      <text:p text:style-name="P17">Vous entendrez parfois parler de tableaux associatifs pour désigner un objet javascript. C'est un concept qui vient du PHP, et un abus de langage dans le contexte du javascript.</text:p>
      <text:p text:style-name="P58">Sachez donc que si quelqu'un vous parle de tableaux associatifs dans le contexte du javascript, cette personne parle en fait d'objets javascript.</text:p>
      <text:p text:style-name="P53"/>
      <text:p text:style-name="P20">Modifié le: vendredi 11 septembre 2020, 10:43</text:p>
      <text:p text:style-name="P60"/>
      <text:h text:style-name="P23" text:outline-level="2">Contexte</text:h>
      <text:p text:style-name="P45">Vous dirigez une boutique de haches de bûcherons. Malheureusement, en raison d'une pandémie, votre gouvernement vous a contraint à fermer boutique pendant un mois. Pour ne pas perdre votre clientèle, vous avez ouvert une boutique en ligne et avez décidé d'appliquer une remise de 20 % sur toute commande passée au mois de juillet 2020. Et même si vous traitez vos commandes avec des mois de retard à cause des effectifs réduits, vous devez rester en mesure d'appliquer indéfiniment cette remise sur les commandes de juillet 2020.</text:p>
      <text:p text:style-name="P44">Un prestataire a déjà réussi à extraire de votre base de données les commandes à traiter et vous les a traduires en javascript sous forme de tableau d'objets :</text:p>
      <text:p text:style-name="P40"><text:span text:style-name="Source_20_Text"><text:span text:style-name="T14">const orders = [</text:span></text:span></text:p>
      <text:p text:style-name="P40"><text:span text:style-name="Source_20_Text"><text:span text:style-name="T16"><text:s text:c="2"/></text:span></text:span><text:span text:style-name="Source_20_Text"><text:span text:style-name="T14">{id: 2340, customer: 101, product: 20, timestamp: "1591243565", price: "12.00"},</text:span></text:span></text:p>
      <text:p text:style-name="P40"><text:span text:style-name="Source_20_Text"><text:span text:style-name="T16"><text:s text:c="2"/></text:span></text:span><text:span text:style-name="Source_20_Text"><text:span text:style-name="T14">{id: 2341, customer: 10, product: 12, timestamp: "1591603575", price: "32.50"},</text:span></text:span></text:p>
      <text:p text:style-name="P40"><text:span text:style-name="Source_20_Text"><text:span text:style-name="T16"><text:s text:c="2"/></text:span></text:span><text:span text:style-name="Source_20_Text"><text:span text:style-name="T14">{id: 2342, customer: 123, product: 8, timestamp: "1592106089", price: "125.99"},</text:span></text:span></text:p>
      <text:p text:style-name="P40"><text:span text:style-name="Source_20_Text"><text:span text:style-name="T16"><text:s text:c="2"/></text:span></text:span><text:span text:style-name="Source_20_Text"><text:span text:style-name="T14">{id: 2343, customer: 50, product: 21, timestamp: "1592824991", price: "39.95"},</text:span></text:span></text:p>
      <text:p text:style-name="P40"><text:span text:style-name="Source_20_Text"><text:span text:style-name="T16"><text:s text:c="2"/></text:span></text:span><text:span text:style-name="Source_20_Text"><text:span text:style-name="T14">{id: 2344, customer: 45, product: 4, timestamp: "1593749455", price: "210.00"},</text:span></text:span></text:p>
      <text:p text:style-name="P40"><text:span text:style-name="Source_20_Text"><text:span text:style-name="T16"><text:s text:c="2"/></text:span></text:span><text:span text:style-name="Source_20_Text"><text:span text:style-name="T14">{id: 2345, customer: 10, product: 45, timestamp: "1593955298", price: "25.45"},</text:span></text:span></text:p>
      <text:p text:style-name="P40"><text:span text:style-name="Source_20_Text"><text:span text:style-name="T16"><text:s text:c="2"/></text:span></text:span><text:span text:style-name="Source_20_Text"><text:span text:style-name="T14">{id: 2347, customer: 27, product: 20, timestamp: "1595092774", price: "12.00"},</text:span></text:span></text:p>
      <text:p text:style-name="P40"><text:span text:style-name="Source_20_Text"><text:span text:style-name="T16"><text:s text:c="2"/></text:span></text:span><text:span text:style-name="Source_20_Text"><text:span text:style-name="T14">{id: 2348, customer: 29, product: 14, timestamp: "1595383340", price: "89.10"},</text:span></text:span></text:p>
      <text:p text:style-name="P40"><text:span text:style-name="Source_20_Text"><text:span text:style-name="T16"><text:s text:c="2"/></text:span></text:span><text:span text:style-name="Source_20_Text"><text:span text:style-name="T14">{id: 2346, customer: 27, product: 45, timestamp: "1594827411", price: "25.45"},</text:span></text:span></text:p>
      <text:p text:style-name="P40"><text:span text:style-name="Source_20_Text"><text:span text:style-name="T16"><text:s text:c="2"/></text:span></text:span><text:span text:style-name="Source_20_Text"><text:span text:style-name="T14">{id: 2348, customer: 101, product: 20, timestamp: "1596032960", price: "12.00"},</text:span></text:span></text:p>
      <text:p text:style-name="P40"><text:span text:style-name="Source_20_Text"><text:span text:style-name="T16"><text:s text:c="2"/></text:span></text:span><text:span text:style-name="Source_20_Text"><text:span text:style-name="T14">{id: 2349, customer: 145, product: 20, timestamp: "1596684542", price: "12.00"},</text:span></text:span></text:p>
      <text:p text:style-name="P40"><text:span text:style-name="Source_20_Text"><text:span text:style-name="T16"><text:s text:c="2"/></text:span></text:span><text:span text:style-name="Source_20_Text"><text:span text:style-name="T14">{id: 2350, customer: 7, product: 68, timestamp: "1597220038", price: "32.85"},</text:span></text:span></text:p>
      <text:p text:style-name="P40"><text:span text:style-name="Source_20_Text"><text:span text:style-name="T16"><text:s text:c="2"/></text:span></text:span><text:span text:style-name="Source_20_Text"><text:span text:style-name="T14">{id: 2351, customer: 90, product: 4, timestamp: "1598565765", price: "46.99"},</text:span></text:span></text:p>
      <text:p text:style-name="P40"><text:span text:style-name="Source_20_Text"><text:span text:style-name="T16"><text:s text:c="2"/></text:span></text:span><text:span text:style-name="Source_20_Text"><text:span text:style-name="T14">{id: 2351, customer: 67, product: 8, timestamp: "1599135151", price: "125.99"}</text:span></text:span></text:p>
      <text:p text:style-name="P40"><text:span text:style-name="Source_20_Text"><text:span text:style-name="T14">];</text:span></text:span></text:p>
      <text:p text:style-name="P50"><text:soft-page-break/><text:span text:style-name="T3">Chaque objet du tableau </text:span><text:span text:style-name="Source_20_Text"><text:span text:style-name="T6">orders</text:span></text:span><text:span text:style-name="T3"> représente une commande. Chaque commande contient un certain nombre de propriétés, dont certaines ne nous seront pas utiles. Par exemple, les numéros de produits ne nous intéressent pas vraiment.</text:span></text:p>
      <text:p text:style-name="P50"><text:span text:style-name="T3">Là où notre regard doit s'arrêter, c'est sur le </text:span><text:span text:style-name="Source_20_Text"><text:span text:style-name="T6">timestamp</text:span></text:span><text:span text:style-name="T3"> et le </text:span><text:span text:style-name="Source_20_Text"><text:span text:style-name="T6">price</text:span></text:span><text:span text:style-name="T3"> de chaque commande. La propriété </text:span><text:span text:style-name="Source_20_Text"><text:span text:style-name="T6">price</text:span></text:span><text:span text:style-name="T3">, c'est le prix, facile. Le </text:span><text:span text:style-name="Source_20_Text"><text:span text:style-name="T6">timestamp</text:span></text:span><text:span text:style-name="T3">, c'est la date de la commande au format de l'</text:span><text:a xlink:type="simple" xlink:href="https://fr.wikipedia.org/wiki/Heure_Unix" text:style-name="Internet_20_link" text:visited-style-name="Visited_20_Internet_20_Link"><text:span text:style-name="T22">heure Unix</text:span></text:a><text:span text:style-name="T3">. C'est une façon particulière d'exprimer une date, car il s'agit du nombre exact de secondes écoulées entre le 1er janvier 1970 à minuit pile et un instant T. Par exemple, le 2 janvier 1970 à minuit pile, le timestamp Unix était égal à </text:span><text:span text:style-name="Source_20_Text"><text:span text:style-name="T6">24 * 60 * 60</text:span></text:span><text:span text:style-name="T3"> secondes, soit </text:span><text:span text:style-name="Source_20_Text"><text:span text:style-name="T6">86400</text:span></text:span><text:span text:style-name="T3">. C'est un format de date très courant en informatique, autant s'y habituer.</text:span></text:p>
      <text:p text:style-name="P44">Vous allez donc devoir créer une fonction capable de prendre ce tableau en paramètres, et de modifier le prix des commandes effectuées en juillet 2020 afin d'y appliquer votre réduction de 20 %.</text:p>
      <text:p text:style-name="P50"><text:span text:style-name="T3">/!\ Vous ne devez pas altérer les types de valeurs. Les prix vous sont donnés en tant que chaînes de caractères, vous rendrez une chaîne de caractères. Un prix de </text:span><text:span text:style-name="Source_20_Text"><text:span text:style-name="T6">"30"</text:span></text:span><text:span text:style-name="T3"> auquel on applique une réduction de 20 % sera changé pour </text:span><text:span text:style-name="Source_20_Text"><text:span text:style-name="T6">"24"</text:span></text:span><text:span text:style-name="T3">, non pas </text:span><text:span text:style-name="Source_20_Text"><text:span text:style-name="T6">24</text:span></text:span><text:span text:style-name="T3">.</text:span></text:p>
      <text:section text:style-name="Sect1" text:name="indices">
        <text:h text:style-name="P25" text:outline-level="2">Indices</text:h>
      </text:section>
      <text:p text:style-name="P45">Vous pouvez attaquer l'exercice sans lire la suite. Voici toutefois quelques indices pour les moins costauds d'entre vous :</text:p>
      <text:list xml:id="list3578287351" text:style-name="L2">
        <text:list-item>
          <text:p text:style-name="P102"><text:span text:style-name="T3">Vous pourriez avoir besoin de jeter un œil du côté de </text:span><text:a xlink:type="simple" xlink:href="https://developer.mozilla.org/en-US/docs/Web/JavaScript/Reference/Global_Objects/Date" text:style-name="Internet_20_link" text:visited-style-name="Visited_20_Internet_20_Link"><text:span text:style-name="T22">Date</text:span></text:a><text:span text:style-name="T3">.</text:span></text:p>
        </text:list-item>
        <text:list-item>
          <text:p text:style-name="P102"><text:span text:style-name="T3">Une petite équation, comme ça, pour le plaisir de retirer 50 % au nombre 10 : </text:span><text:span text:style-name="Source_20_Text"><text:span text:style-name="T6">5 = 10 - 10 * 50 / 100</text:span></text:span><text:span text:style-name="T3">.</text:span></text:p>
        </text:list-item>
      </text:list>
      <text:section text:style-name="Sect1" text:name="bonus-1">
        <text:h text:style-name="P25" text:outline-level="2">Bonus 1</text:h>
      </text:section>
      <text:p text:style-name="P45">Mathématiquement, on ne traite pas des euros exactement comme on traite n'importe quel nombre décimal : le nombre de chiffres après la virgule est important dans le contexte monétaire.</text:p>
      <text:p text:style-name="P50"><text:span text:style-name="T3">Les centimes après la virgule doivent toujours être exprimés avec deux chiffres, même si ce sont des zéros. </text:span><text:span text:style-name="Source_20_Text"><text:span text:style-name="T6">"15.60"</text:span></text:span><text:span text:style-name="T3"> c'est </text:span><text:span text:style-name="Source_20_Text"><text:span text:style-name="T6">"15.60"</text:span></text:span><text:span text:style-name="T3">, pas </text:span><text:span text:style-name="Source_20_Text"><text:span text:style-name="T6">"15.6"</text:span></text:span><text:span text:style-name="T3">.</text:span></text:p>
      <text:p text:style-name="P50"><text:span text:style-name="T3">Assurez-vous qu'il y ait toujours deux chiffres après la virgule de chaque prix dans le résultat final : </text:span><text:span text:style-name="Source_20_Text"><text:span text:style-name="T6">"14.00"</text:span></text:span><text:span text:style-name="T3">, </text:span><text:span text:style-name="Source_20_Text"><text:span text:style-name="T6">"30.45"</text:span></text:span><text:span text:style-name="T3">, </text:span><text:span text:style-name="Source_20_Text"><text:span text:style-name="T6">"13.40"</text:span></text:span><text:span text:style-name="T3">, etc.</text:span></text:p>
      <text:p text:style-name="P53"/>
      <text:p text:style-name="P20">Modifié le: vendredi 11 septembre 2020, 11:00</text:p>
      <text:p text:style-name="P60"/>
      <text:h text:style-name="P23" text:outline-level="2">Les sélecteurs</text:h>
      <text:h text:style-name="P1" text:outline-level="1"><text:bookmark text:name="document-object-model-dom-"/>Document Object Model (DOM)</text:h>
      <text:p text:style-name="P44">Jusqu'à maintenant, la découverte de JavaScript n'a pas été très utile pour nous permettre d'agir sur les pages web. L'intérêt du JavaScript étant de transformer des pages HTML statique en application web dynamique, nous allons voir différentes <text:soft-page-break/>manières d'interagir avec le DOM, plus spécifiquement différentes méthodes permettant de sélectionner des éléments HTML pour pouvoir par la suite les modifier, les animer, ou autre.</text:p>
      <text:p text:style-name="P50"><text:span text:style-name="T3">Avant de voir ces méthodes, quelques explications sont nécessaires à propos de l'objet </text:span><text:span text:style-name="Source_20_Text"><text:span text:style-name="T6">window</text:span></text:span><text:span text:style-name="T3"> et de sa propriété </text:span><text:span text:style-name="Source_20_Text"><text:span text:style-name="T6">document</text:span></text:span><text:span text:style-name="T3">.</text:span></text:p>
      <text:h text:style-name="P29" text:outline-level="3"><text:bookmark text:name="window-"/>Window:</text:h>
      <text:p text:style-name="P40"><text:span text:style-name="Source_20_Text"><text:span text:style-name="T14">console.log(window);</text:span></text:span></text:p>
      <text:p text:style-name="P50"><text:span text:style-name="T3">L'objet </text:span><text:span text:style-name="Source_20_Text"><text:span text:style-name="T6">window</text:span></text:span><text:span text:style-name="T3"> est l'objet global qui représente un onglet du navigateur. Tout le code JavaScript qui est éxécuté sur une page partage cette objet global. L'objet global est l'endroit ou l'objet Math est défini, ainsi que les différentes classes et fonctions JavaScript native. De plus on peut avoir accès des informations de l'historique </text:span><text:span text:style-name="Source_20_Text"><text:span text:style-name="T6">window.history</text:span></text:span><text:span text:style-name="T3"> de l'onglet, ainsi que différentes informations comme la largeur </text:span><text:span text:style-name="Source_20_Text"><text:span text:style-name="T6">window.innerWidth</text:span></text:span><text:span text:style-name="T3"> ou la hauteur </text:span><text:span text:style-name="Source_20_Text"><text:span text:style-name="T6">window.innerHeight</text:span></text:span><text:span text:style-name="T3"> de l'onglet.</text:span></text:p>
      <text:h text:style-name="P29" text:outline-level="3"><text:bookmark text:name="document-"/>Document:</text:h>
      <text:p text:style-name="P50"><text:span text:style-name="T3">Le </text:span><text:span text:style-name="Source_20_Text"><text:span text:style-name="T6">document</text:span></text:span><text:span text:style-name="T3"> est une propriété de l'objet </text:span><text:span text:style-name="Source_20_Text"><text:span text:style-name="T6">window</text:span></text:span><text:span text:style-name="T3">, il représente le HTML et on s'en sert pour modifier ou créer toutes choses.</text:span></text:p>
      <text:p text:style-name="P50"><text:span text:style-name="T3">Il est impossible de lister toutes les méthodes et propriétés du </text:span><text:span text:style-name="Source_20_Text"><text:span text:style-name="T6">document</text:span></text:span><text:span text:style-name="T3"> ici, voici un lien vers les </text:span><text:a xlink:type="simple" xlink:href="https://dom.spec.whatwg.org/" text:style-name="Internet_20_link" text:visited-style-name="Visited_20_Internet_20_Link"><text:span text:style-name="T22">spécifications</text:span></text:a></text:p>
      <text:p text:style-name="P44">Voici un exemple de HTML, nous allons explorer différentes méthodes JavaScript pour sélectionner et agir sur ces éléments.</text:p>
      <text:p text:style-name="P40"><text:span text:style-name="Source_20_Text"><text:span text:style-name="T14">&lt;div id="app"&gt;</text:span></text:span></text:p>
      <text:p text:style-name="P40"><text:span text:style-name="Source_20_Text"><text:span text:style-name="T16"><text:s text:c="4"/></text:span></text:span><text:span text:style-name="Source_20_Text"><text:span text:style-name="T14">&lt;div class="container"&gt;</text:span></text:span></text:p>
      <text:p text:style-name="P40"><text:span text:style-name="Source_20_Text"><text:span text:style-name="T16"><text:s text:c="8"/></text:span></text:span><text:span text:style-name="Source_20_Text"><text:span text:style-name="T14">&lt;section&gt;</text:span></text:span></text:p>
      <text:p text:style-name="P40"><text:span text:style-name="Source_20_Text"><text:span text:style-name="T16"><text:s text:c="12"/></text:span></text:span><text:span text:style-name="Source_20_Text"><text:span text:style-name="T14">&lt;article&gt;</text:span></text:span></text:p>
      <text:p text:style-name="P40"><text:span text:style-name="Source_20_Text"><text:span text:style-name="T16"><text:s text:c="16"/></text:span></text:span><text:span text:style-name="Source_20_Text"><text:span text:style-name="T14">&lt;h2&gt;Titre de l'article&lt;/h2&gt;</text:span></text:span></text:p>
      <text:p text:style-name="P40"><text:span text:style-name="Source_20_Text"><text:span text:style-name="T16"><text:s text:c="16"/></text:span></text:span><text:span text:style-name="Source_20_Text"><text:span text:style-name="T14">&lt;p&gt;1er paragraphe&lt;/p&gt;</text:span></text:span></text:p>
      <text:p text:style-name="P40"><text:span text:style-name="Source_20_Text"><text:span text:style-name="T16"><text:s text:c="16"/></text:span></text:span><text:span text:style-name="Source_20_Text"><text:span text:style-name="T14">&lt;p&gt;2ème paragraphe&lt;/p&gt;</text:span></text:span></text:p>
      <text:p text:style-name="P40"><text:span text:style-name="Source_20_Text"><text:span text:style-name="T16"><text:s text:c="16"/></text:span></text:span><text:span text:style-name="Source_20_Text"><text:span text:style-name="T14">&lt;p id="test"&gt;3ème paragraphe&lt;/p&gt;</text:span></text:span></text:p>
      <text:p text:style-name="P40"><text:span text:style-name="Source_20_Text"><text:span text:style-name="T16"><text:s text:c="16"/></text:span></text:span><text:span text:style-name="Source_20_Text"><text:span text:style-name="T14">&lt;a href="#!"&gt;lien&lt;/a&gt;</text:span></text:span></text:p>
      <text:p text:style-name="P40"><text:span text:style-name="Source_20_Text"><text:span text:style-name="T16"><text:s text:c="16"/></text:span></text:span><text:span text:style-name="Source_20_Text"><text:span text:style-name="T14">&lt;ul&gt;</text:span></text:span></text:p>
      <text:p text:style-name="P40"><text:span text:style-name="Source_20_Text"><text:span text:style-name="T16"><text:s text:c="20"/></text:span></text:span><text:span text:style-name="Source_20_Text"><text:span text:style-name="T14">&lt;li class="test"&gt;&lt;a href="#!"&gt;1ère li&lt;/a&gt;&lt;/li&gt;</text:span></text:span></text:p>
      <text:p text:style-name="P40"><text:span text:style-name="Source_20_Text"><text:span text:style-name="T16"><text:s text:c="20"/></text:span></text:span><text:span text:style-name="Source_20_Text"><text:span text:style-name="T14">&lt;li&gt;&lt;a href="#!"&gt;2ème li&lt;/a&gt;&lt;/li&gt;</text:span></text:span></text:p>
      <text:p text:style-name="P40"><text:span text:style-name="Source_20_Text"><text:span text:style-name="T16"><text:s text:c="20"/></text:span></text:span><text:span text:style-name="Source_20_Text"><text:span text:style-name="T14">&lt;li&gt;&lt;a href="#!"&gt;3ème li&lt;/a&gt;&lt;/li&gt;</text:span></text:span></text:p>
      <text:p text:style-name="P40"><text:span text:style-name="Source_20_Text"><text:span text:style-name="T16"><text:s text:c="16"/></text:span></text:span><text:span text:style-name="Source_20_Text"><text:span text:style-name="T14">&lt;/ul&gt;</text:span></text:span></text:p>
      <text:p text:style-name="P40"><text:span text:style-name="Source_20_Text"><text:span text:style-name="T16"><text:s text:c="12"/></text:span></text:span><text:span text:style-name="Source_20_Text"><text:span text:style-name="T14">&lt;/article&gt;</text:span></text:span></text:p>
      <text:p text:style-name="P40"><text:span text:style-name="Source_20_Text"><text:span text:style-name="T16"><text:s text:c="8"/></text:span></text:span><text:span text:style-name="Source_20_Text"><text:span text:style-name="T14">&lt;/section&gt;</text:span></text:span></text:p>
      <text:p text:style-name="P40"><text:span text:style-name="Source_20_Text"><text:span text:style-name="T16"><text:s text:c="4"/></text:span></text:span><text:span text:style-name="Source_20_Text"><text:span text:style-name="T14">&lt;/div&gt;</text:span></text:span></text:p>
      <text:p text:style-name="P40"><text:span text:style-name="Source_20_Text"><text:span text:style-name="T14">&lt;/div&gt;</text:span></text:span></text:p>
      <text:h text:style-name="P29" text:outline-level="3"><text:bookmark text:name="m-thodes-de-s-lection-de-base-"/><text:soft-page-break/>Méthodes de sélection de base :</text:h>
      <text:h text:style-name="P33" text:outline-level="4"><text:bookmark text:name="-getelementbyid-"/><text:span text:style-name="Source_20_Text"><text:span text:style-name="T12">getElementById()</text:span></text:span></text:h>
      <text:p text:style-name="P40"><text:span text:style-name="Source_20_Text"><text:span text:style-name="T14">let element = document.getElementById('app');</text:span></text:span></text:p>
      <text:p text:style-name="P40"><text:span text:style-name="Source_20_Text"><text:span text:style-name="T14">console.log(element);</text:span></text:span></text:p>
      <text:p text:style-name="P44">Cette méthode permet de sélectionner un élément par son ID, et elle retourne un élément HTML. On peut ensuite agir dessus, pour modifier le CSS par exemple :</text:p>
      <text:p text:style-name="P40"><text:span text:style-name="Source_20_Text"><text:span text:style-name="T14">element.style.backgroundColor = 'lightgrey';</text:span></text:span></text:p>
      <text:p text:style-name="P40"><text:span text:style-name="Source_20_Text"><text:span text:style-name="T14">element.style.padding = '1em';</text:span></text:span></text:p>
      <text:p text:style-name="P50"><text:span text:style-name="Strong_20_Emphasis"><text:span text:style-name="T1">Rappel: une ID doit être unique.</text:span></text:span><text:span text:style-name="T3"> Si par erreur plusieurs éléments ont la même ID, le comportement de cette méthode devient erratique et peut sélectionner n'importe quel élément.</text:span></text:p>
      <text:h text:style-name="P33" text:outline-level="4"><text:bookmark text:name="-queryselector-"/><text:span text:style-name="Source_20_Text"><text:span text:style-name="T12">querySelector()</text:span></text:span></text:h>
      <text:p text:style-name="P50"><text:span text:style-name="T3">La méthode </text:span><text:span text:style-name="Source_20_Text"><text:span text:style-name="T6">querySelector</text:span></text:span><text:span text:style-name="T3"> permet de sélectionner un élément, mais est beaucoup moins rigide que la précédente. Elle accepte tout type de sélecteurs CSS.</text:span></text:p>
      <text:p text:style-name="P40"><text:span text:style-name="Source_20_Text"><text:span text:style-name="T14">element = document.querySelector('p'); // Sélectionne tous les &lt;p&gt; sur la page</text:span></text:span></text:p>
      <text:p text:style-name="P40"><text:span text:style-name="Source_20_Text"><text:span text:style-name="T14">console.log(element);</text:span></text:span></text:p>
      <text:p text:style-name="P40"><text:span text:style-name="Source_20_Text"><text:span text:style-name="T14">element = document.querySelector('li:nth-child(2)'); // Sélectionne la 2ème &lt;li&gt;</text:span></text:span></text:p>
      <text:p text:style-name="P40"><text:span text:style-name="Source_20_Text"><text:span text:style-name="T14">console.log(element.innerText);</text:span></text:span></text:p>
      <text:p text:style-name="P40"><text:span text:style-name="Source_20_Text"><text:span text:style-name="T14">element = document.querySelector('ul');</text:span></text:span></text:p>
      <text:p text:style-name="P40"><text:span text:style-name="Source_20_Text"><text:span text:style-name="T14">let li = element.querySelector('li:first-child');</text:span></text:span></text:p>
      <text:p text:style-name="P40"><text:span text:style-name="Source_20_Text"><text:span text:style-name="T14">console.log(li);</text:span></text:span></text:p>
      <text:p text:style-name="P44">On peut aussi se servir d'un élément pour en sélectionner un autre.</text:p>
      <text:p text:style-name="P40"><text:span text:style-name="Source_20_Text"><text:span text:style-name="T14">element = document.querySelector('ul'); // document Sélectionne la &lt;ul&gt;</text:span></text:span></text:p>
      <text:p text:style-name="P40"><text:span text:style-name="Source_20_Text"><text:span text:style-name="T14">let li = element.querySelector('li:first-child'); // &lt;ul&gt; sélectionne première &lt;li&gt;</text:span></text:span></text:p>
      <text:p text:style-name="P40"><text:span text:style-name="Source_20_Text"><text:span text:style-name="T14">console.log(li);</text:span></text:span></text:p>
      <text:h text:style-name="P33" text:outline-level="4"><text:bookmark text:name="-queryselectorall-"/><text:span text:style-name="Source_20_Text"><text:span text:style-name="T12">querySelectorAll()</text:span></text:span></text:h>
      <text:p text:style-name="P50"><text:span text:style-name="T3">Cette méthode permet de sélectionner une groupe d'éléments appelés </text:span><text:span text:style-name="Source_20_Text"><text:span text:style-name="T6">NodeList</text:span></text:span><text:span text:style-name="T3">. On peut sélectionner tous les éléments, elle accepte tous types de sélecteurs CSS, et également les pseudo-sélecteurs.</text:span></text:p>
      <text:p text:style-name="P40"><text:span text:style-name="Source_20_Text"><text:span text:style-name="T14">let elements = document.querySelectorAll('li');</text:span></text:span></text:p>
      <text:p text:style-name="P40"><text:span text:style-name="Source_20_Text"><text:span text:style-name="T14">console.log(elements);</text:span></text:span></text:p>
      <text:p text:style-name="P40"><text:span text:style-name="Source_20_Text"><text:span text:style-name="T14">elements = document.querySelectorAll(':hover'); // pseudo-sélecteurs.</text:span></text:span></text:p>
      <text:p text:style-name="P40"><text:span text:style-name="Source_20_Text"><text:span text:style-name="T14">console.log(elements);</text:span></text:span></text:p>
      <text:p text:style-name="P50"><text:span text:style-name="T3">Sélectionner les éléments avec un pseudo-sélecteur ne vous sera utile que lorsque on gérera les </text:span><text:span text:style-name="Source_20_Text"><text:span text:style-name="T6">events</text:span></text:span><text:span text:style-name="T3">.</text:span></text:p>
      <text:h text:style-name="P33" text:outline-level="4"><text:bookmark text:name="-classlist-"/><text:span text:style-name="Source_20_Text"><text:span text:style-name="T12">classList</text:span></text:span></text:h>
      <text:p text:style-name="P50"><text:span text:style-name="T3">La propriété </text:span><text:span text:style-name="Source_20_Text"><text:span text:style-name="T6">classList</text:span></text:span><text:span text:style-name="T3"> est utilisé pour ajouter ou enlever des classes CSS aux éléments sélectionnés.</text:span></text:p>
      <text:p text:style-name="P40"><text:soft-page-break/><text:span text:style-name="Source_20_Text"><text:span text:style-name="T14">let a = document.querySelector('ul &gt; li:first-child a');</text:span></text:span></text:p>
      <text:p text:style-name="P40"><text:span text:style-name="Source_20_Text"><text:span text:style-name="T14">a.classList.add('yellow');</text:span></text:span></text:p>
      <text:p text:style-name="P40"><text:span text:style-name="Source_20_Text"><text:span text:style-name="T14">a.classList.remove('test');</text:span></text:span></text:p>
      <text:p text:style-name="P44">Ici, on a ajouté simplement la classe yellow et on a enlevé la classe test.</text:p>
      <text:p text:style-name="P44">La méthode toggle est souvent utilisé pour cacher ou afficher un élément. Cette méthode ajoute une classe si l'élément sélectionné ne possède pas cette classe, elle enlève la classe si l'élément la possède. On peut imaginer cliquer un bouton et quand on le clique, on affiche ou cache un élément.</text:p>
      <text:p text:style-name="P40"><text:span text:style-name="Source_20_Text"><text:span text:style-name="T14">/*CSS*/</text:span></text:span></text:p>
      <text:p text:style-name="P40"><text:span text:style-name="Source_20_Text"><text:span text:style-name="T14">.active {</text:span></text:span></text:p>
      <text:p text:style-name="P40"><text:span text:style-name="Source_20_Text"><text:span text:style-name="T16"><text:s text:c="4"/></text:span></text:span><text:span text:style-name="Source_20_Text"><text:span text:style-name="T14">display: block;</text:span></text:span></text:p>
      <text:p text:style-name="P40"><text:span text:style-name="Source_20_Text"><text:span text:style-name="T14">}</text:span></text:span></text:p>
      <text:p text:style-name="P40"><text:span text:style-name="Source_20_Text"><text:span text:style-name="T14">// JS</text:span></text:span></text:p>
      <text:p text:style-name="P40"><text:span text:style-name="Source_20_Text"><text:span text:style-name="T14">a.classList.toggle('active');</text:span></text:span></text:p>
      <text:h text:style-name="P32" text:outline-level="3"><text:bookmark text:name="-events-"/><text:span text:style-name="Source_20_Text"><text:span text:style-name="T11">events</text:span></text:span></text:h>
      <text:p text:style-name="P50"><text:span text:style-name="T3">les </text:span><text:span text:style-name="Source_20_Text"><text:span text:style-name="T6">events</text:span></text:span><text:span text:style-name="T3"> sont des évènements qui se produisent quand on navigue sur une page, quand la souris bouge, quand on clique un élément ou quand on tape sur le clavier par exemple. Il existe plusieurs types d'évènements, les natifs et ceux qu'on crée. Pour l'instant, on va voir les events les plus courantes, qui se produisent quand la page web a finie de se charger, quand on tape sur le clavier et quand on agit avec la souris.</text:span></text:p>
      <text:p text:style-name="P50"><text:span text:style-name="T3">On ajoute ce qu'on appelle des </text:span><text:span text:style-name="Source_20_Text"><text:span text:style-name="T6">events listener</text:span></text:span><text:span text:style-name="T3"> avec une méthode qui accepte deux arguments, le premier argument est l'évènement qu'on souhaite écouter, le second est une fonction dite 'callback' qui sera exécuté quand l'évènement se produira. La fonction de callback peut accepter optionnellement l'évènement. Ajoutons l'évènement suivant :</text:span></text:p>
      <text:h text:style-name="P36" text:outline-level="5"><text:bookmark text:name="-domcontentloaded-"/><text:span text:style-name="Source_20_Text"><text:span text:style-name="T13">DOMContentLoaded</text:span></text:span></text:h>
      <text:p text:style-name="P44">Cet évènement se produit quand la page web est chargée et indique que tous les éléments sont 'prêts' et qu'on peut agir sur la page avec le code javascript.</text:p>
      <text:p text:style-name="P40"><text:span text:style-name="Source_20_Text"><text:span text:style-name="T14">document.addEventListener('DOMContentLoaded', function(event) {</text:span></text:span></text:p>
      <text:p text:style-name="P40"><text:span text:style-name="Source_20_Text"><text:span text:style-name="T16"><text:s text:c="4"/></text:span></text:span><text:span text:style-name="Source_20_Text"><text:span text:style-name="T14">console.log('ready');</text:span></text:span></text:p>
      <text:p text:style-name="P40"><text:span text:style-name="Source_20_Text"><text:span text:style-name="T16"><text:s text:c="4"/></text:span></text:span><text:span text:style-name="Source_20_Text"><text:span text:style-name="T14">console.log(event);</text:span></text:span></text:p>
      <text:p text:style-name="P40"><text:span text:style-name="Source_20_Text"><text:span text:style-name="T14">});</text:span></text:span></text:p>
      <text:p text:style-name="P50"><text:span text:style-name="T3">Voici une autre façon d'écrire un </text:span><text:span text:style-name="Source_20_Text"><text:span text:style-name="T6">eventListener</text:span></text:span><text:span text:style-name="T3">, on crée une fonction séparée et on la passe par référence en callback :</text:span></text:p>
      <text:p text:style-name="P40"><text:span text:style-name="Source_20_Text"><text:span text:style-name="T14">function domReady(event) {</text:span></text:span></text:p>
      <text:p text:style-name="P40"><text:span text:style-name="Source_20_Text"><text:span text:style-name="T16"><text:s text:c="4"/></text:span></text:span><text:span text:style-name="Source_20_Text"><text:span text:style-name="T14">console.log('domReady');</text:span></text:span></text:p>
      <text:p text:style-name="P40"><text:span text:style-name="Source_20_Text"><text:span text:style-name="T16"><text:s text:c="4"/></text:span></text:span><text:span text:style-name="Source_20_Text"><text:span text:style-name="T14">console.log(event);</text:span></text:span></text:p>
      <text:p text:style-name="P40"><text:span text:style-name="Source_20_Text"><text:span text:style-name="T14">}</text:span></text:span></text:p>
      <text:p text:style-name="P40"/>
      <text:p text:style-name="P40"><text:soft-page-break/><text:span text:style-name="Source_20_Text"><text:span text:style-name="T14">document.addEventListener('DOMContentLoaded', domReady);</text:span></text:span></text:p>
      <text:p text:style-name="P44">Il est judicieux d'exécuter le JavaScript après qu'on ai reçu cet évènement.</text:p>
      <text:h text:style-name="P36" text:outline-level="5"><text:bookmark text:name="-keyboard-events-"/><text:span text:style-name="Source_20_Text"><text:span text:style-name="T13">Keyboard Events</text:span></text:span></text:h>
      <text:p text:style-name="P50"><text:span text:style-name="T3">Les évènements du clavier peuvent être utilisés pour faire défiler les images d'une galerie photo par exemple. Différentes </text:span><text:span text:style-name="Source_20_Text"><text:span text:style-name="T6">event</text:span></text:span><text:span text:style-name="T3"> sont disponibles : </text:span><text:span text:style-name="Source_20_Text"><text:span text:style-name="T6">keydown</text:span></text:span><text:span text:style-name="T3">, </text:span><text:span text:style-name="Source_20_Text"><text:span text:style-name="T6">keyup</text:span></text:span><text:span text:style-name="T3">. Quand on </text:span><text:span text:style-name="Source_20_Text"><text:span text:style-name="T6">console.log()</text:span></text:span><text:span text:style-name="T3"> l'évènement, on se rend compte qu'on a différentes propriétés qu'on peut utiliser pour identifier la touche du clavier, Ensuite on peut prévenir son fonctionnement par défaut et faire ce qu'on veut avec :</text:span></text:p>
      <text:p text:style-name="P40"><text:span text:style-name="Source_20_Text"><text:span text:style-name="T14">document.addEventListener('keydown', function(event) {</text:span></text:span></text:p>
      <text:p text:style-name="P40"><text:span text:style-name="Source_20_Text"><text:span text:style-name="T16"><text:s text:c="4"/></text:span></text:span><text:span text:style-name="Source_20_Text"><text:span text:style-name="T14">console.log(event);</text:span></text:span></text:p>
      <text:p text:style-name="P40"><text:span text:style-name="Source_20_Text"><text:span text:style-name="T16"><text:s text:c="4"/></text:span></text:span><text:span text:style-name="Source_20_Text"><text:span text:style-name="T14">if(event.code === 'Space') {</text:span></text:span></text:p>
      <text:p text:style-name="P40"><text:span text:style-name="Source_20_Text"><text:span text:style-name="T16"><text:s text:c="8"/></text:span></text:span><text:span text:style-name="Source_20_Text"><text:span text:style-name="T14">event.preventDefault(); // Empêcher le déroulement de la page</text:span></text:span></text:p>
      <text:p text:style-name="P40"><text:span text:style-name="Source_20_Text"><text:span text:style-name="T16"><text:s text:c="8"/></text:span></text:span><text:span text:style-name="Source_20_Text"><text:span text:style-name="T14">console.log('On change la photo du slider');</text:span></text:span></text:p>
      <text:p text:style-name="P40"><text:span text:style-name="Source_20_Text"><text:span text:style-name="T16"><text:s text:c="4"/></text:span></text:span><text:span text:style-name="Source_20_Text"><text:span text:style-name="T14">}</text:span></text:span></text:p>
      <text:p text:style-name="P40"><text:span text:style-name="Source_20_Text"><text:span text:style-name="T14">});</text:span></text:span></text:p>
      <text:h text:style-name="P36" text:outline-level="5"><text:bookmark text:name="-mouse-events-"/><text:span text:style-name="Source_20_Text"><text:span text:style-name="T13">Mouse Events</text:span></text:span></text:h>
      <text:p text:style-name="P44">Il y a également plusieurs types d'évènements concernant la souris : le clique, le double clique, les mouvements etc etc.. Voyons en quelques un :</text:p>
      <text:p text:style-name="P40"><text:span text:style-name="Source_20_Text"><text:span text:style-name="T14">// clique gauche simple</text:span></text:span></text:p>
      <text:p text:style-name="P40"><text:span text:style-name="Source_20_Text"><text:span text:style-name="T14">document.addEventListener('click', function(event) {</text:span></text:span></text:p>
      <text:p text:style-name="P40"><text:span text:style-name="Source_20_Text"><text:span text:style-name="T16"><text:s text:c="4"/></text:span></text:span><text:span text:style-name="Source_20_Text"><text:span text:style-name="T14">//On empêche le comportement par défaut de l'élément :</text:span></text:span></text:p>
      <text:p text:style-name="P40"><text:span text:style-name="Source_20_Text"><text:span text:style-name="T16"><text:s text:c="4"/></text:span></text:span><text:span text:style-name="Source_20_Text"><text:span text:style-name="T14">//Si l'élément est un lien, il dirigera pas la ou le href indique : il ne fera rien. </text:span></text:span></text:p>
      <text:p text:style-name="P40"><text:span text:style-name="Source_20_Text"><text:span text:style-name="T16"><text:s text:c="4"/></text:span></text:span><text:span text:style-name="Source_20_Text"><text:span text:style-name="T14">event.preventDefault();</text:span></text:span></text:p>
      <text:p text:style-name="P40"><text:span text:style-name="Source_20_Text"><text:span text:style-name="T16"><text:s text:c="4"/></text:span></text:span><text:span text:style-name="Source_20_Text"><text:span text:style-name="T14">// On log l'élément qu'on a cliqué :</text:span></text:span></text:p>
      <text:p text:style-name="P40"><text:span text:style-name="Source_20_Text"><text:span text:style-name="T16"><text:s text:c="4"/></text:span></text:span><text:span text:style-name="Source_20_Text"><text:span text:style-name="T14">console.log(event.target);</text:span></text:span></text:p>
      <text:p text:style-name="P40"><text:span text:style-name="Source_20_Text"><text:span text:style-name="T14">});</text:span></text:span></text:p>
      <text:p text:style-name="P40"><text:span text:style-name="Source_20_Text"><text:span text:style-name="T14">// double clique :</text:span></text:span></text:p>
      <text:p text:style-name="P40"><text:span text:style-name="Source_20_Text"><text:span text:style-name="T14">document.addEventListener('dblclick', function(event) {</text:span></text:span></text:p>
      <text:p text:style-name="P40"><text:span text:style-name="Source_20_Text"><text:span text:style-name="T16"><text:s text:c="4"/></text:span></text:span><text:span text:style-name="Source_20_Text"><text:span text:style-name="T14">event.preventDefault();</text:span></text:span></text:p>
      <text:p text:style-name="P40"/>
      <text:p text:style-name="P40"><text:span text:style-name="Source_20_Text"><text:span text:style-name="T16"><text:s text:c="4"/></text:span></text:span><text:span text:style-name="Source_20_Text"><text:span text:style-name="T14">console.log(event);</text:span></text:span></text:p>
      <text:p text:style-name="P40"><text:span text:style-name="Source_20_Text"><text:span text:style-name="T14">});</text:span></text:span></text:p>
      <text:p text:style-name="P40"><text:span text:style-name="Source_20_Text"><text:span text:style-name="T14">// mouvement de la souris</text:span></text:span></text:p>
      <text:p text:style-name="P40"><text:span text:style-name="Source_20_Text"><text:span text:style-name="T14">document.addEventListener('mousemove', selectElementOnHover);</text:span></text:span></text:p>
      <text:p text:style-name="P40"><text:span text:style-name="Source_20_Text"><text:span text:style-name="T14">// On sélectionne les &lt;a&gt; quand on passe la souris dessus</text:span></text:span></text:p>
      <text:p text:style-name="P40"><text:span text:style-name="Source_20_Text"><text:span text:style-name="T14">function selectElementOnHover() {</text:span></text:span></text:p>
      <text:p text:style-name="P40"><text:span text:style-name="Source_20_Text"><text:span text:style-name="T16"><text:s text:c="4"/></text:span></text:span><text:span text:style-name="Source_20_Text"><text:span text:style-name="T14">let elems = this.querySelectorAll('ul li &gt; a:hover');</text:span></text:span></text:p>
      <text:p text:style-name="P40"><text:span text:style-name="Source_20_Text"><text:span text:style-name="T16"><text:s text:c="4"/></text:span></text:span><text:span text:style-name="Source_20_Text"><text:span text:style-name="T14">if (elems.length &gt; 0) {</text:span></text:span></text:p>
      <text:p text:style-name="P40"><text:span text:style-name="Source_20_Text"><text:span text:style-name="T16"><text:s text:c="8"/></text:span></text:span><text:span text:style-name="Source_20_Text"><text:span text:style-name="T14">console.log(elems);</text:span></text:span></text:p>
      <text:p text:style-name="P40"><text:soft-page-break/><text:span text:style-name="Source_20_Text"><text:span text:style-name="T16"><text:s text:c="4"/></text:span></text:span><text:span text:style-name="Source_20_Text"><text:span text:style-name="T14">}</text:span></text:span></text:p>
      <text:p text:style-name="P40"><text:span text:style-name="Source_20_Text"><text:span text:style-name="T14">}</text:span></text:span></text:p>
      <text:p text:style-name="P50"><text:span text:style-name="T3">Voici quelques évènements souris disponible : </text:span><text:span text:style-name="Source_20_Text"><text:span text:style-name="T6">mousedown, mouseup, mouseover, mouseout, click, dblclick, contextmenu</text:span></text:span></text:p>
      <text:h text:style-name="P33" text:outline-level="4"><text:bookmark text:name="-removeeventlistener-"/><text:span text:style-name="Source_20_Text"><text:span text:style-name="T12">removeEventListener</text:span></text:span></text:h>
      <text:p text:style-name="P50"><text:span text:style-name="T3">Enfin, si on peut ajouter un </text:span><text:span text:style-name="Source_20_Text"><text:span text:style-name="T6">eventListener</text:span></text:span><text:span text:style-name="T3">, on peut aussi l'enlever :</text:span></text:p>
      <text:p text:style-name="P40"><text:span text:style-name="Source_20_Text"><text:span text:style-name="T14">document.removeEventListener('mousemove');</text:span></text:span></text:p>
      <text:p text:style-name="P50"><text:span text:style-name="T3">Si on a passé une fonction de callback par référence à un élément, il est </text:span><text:span text:style-name="Strong_20_Emphasis"><text:span text:style-name="T1">nécessaire</text:span></text:span><text:span text:style-name="T3"> de l'enlever de la même manière :</text:span></text:p>
      <text:p text:style-name="P40"><text:span text:style-name="Source_20_Text"><text:span text:style-name="T14">document.removeEventListener('mousemove', selectElementOnHover);</text:span></text:span></text:p>
      <text:p text:style-name="P20">Modifié le: mardi 8 septembre 2020, 09:46</text:p>
      <text:p text:style-name="P63"/>
      <text:h text:style-name="P22" text:outline-level="2">Les timers</text:h>
      <text:section text:style-name="Sect1" text:name="js-et-les-%C3%A9v%C3%A8nements">
        <text:h text:style-name="P1" text:outline-level="1">Js et les évènements</text:h>
      </text:section>
      <text:p text:style-name="P13">Vous l'avez bien compris maintenant JavaScript s’exécute sur le navigateur du client et permet d'interagir avec lui.</text:p>
      <text:p text:style-name="P13">JavaScript va donc pouvoir détecter les évènements éventuels qui se produisent sur la page.</text:p>
      <text:p text:style-name="P13">Pour le moment vous avez vu 2 types d'évènements :</text:p>
      <text:list xml:id="list3827927828" text:style-name="L4">
        <text:list-item>
          <text:p text:style-name="P73">les évènement lancés par le navigateur lui même :</text:p>
          <text:list>
            <text:list-item>
              <text:p text:style-name="P123">j'ai fini de charger et lire le HTML (DOMContentLoaded),</text:p>
            </text:list-item>
            <text:list-item>
              <text:p text:style-name="P123">j'ai fini de charger toute la page et ses dépendances (load),</text:p>
            </text:list-item>
            <text:list-item>
              <text:p text:style-name="P123">etc...</text:p>
            </text:list-item>
          </text:list>
        </text:list-item>
        <text:list-item>
          <text:p text:style-name="P73">les évènements lancés par le client (l'utilisateur) :</text:p>
          <text:list>
            <text:list-item>
              <text:p text:style-name="P123">je clique sur un bouton ou une zone (click),</text:p>
            </text:list-item>
            <text:list-item>
              <text:p text:style-name="P123">je survole une zone (mouseover),</text:p>
            </text:list-item>
            <text:list-item>
              <text:p text:style-name="P123">je scrolle sur la page (scroll),</text:p>
            </text:list-item>
            <text:list-item>
              <text:p text:style-name="P123">je soumet un formulaire (submit)</text:p>
            </text:list-item>
            <text:list-item>
              <text:p text:style-name="P123">etc...</text:p>
            </text:list-item>
          </text:list>
        </text:list-item>
      </text:list>
      <text:p text:style-name="P13">Nous pouvons donc interagir facilement avec ce qu'il se passe sur la page. Pourtant il nous manque une notion importante pour compléter ce panel d'évènements :</text:p>
      <text:p text:style-name="P15"><text:span text:style-name="Emphasis"><text:span text:style-name="T1">Comment déterminer le temps qui passe et s'en servir pour lancer des actions</text:span></text:span></text:p>
      <text:p text:style-name="P15"><text:span text:style-name="T3">Un exemple très simple de "timer", vous y êtes confronté très régulièrement sur Internet : au bout de 10 secondes une </text:span><text:span text:style-name="Source_20_Text"><text:span text:style-name="T6">popup</text:span></text:span><text:span text:style-name="T3"> s'ouvre et vous propose de vous abonner à une Newsletter.</text:span></text:p>
      <text:p text:style-name="P13">La gestion du temps en JavaScript va nous servir à bien d'autres choses que de la simple information ou communication agressive. Nous allons même y trouver ce qu'il y a de mieux, gérer des animations, temporiser des actions, et de façon plus <text:soft-page-break/>complexe créer des jeux vidéos par exemple en utilisant toutes les fonctionnalités évènementielles de JavaScript !</text:p>
      <text:section text:style-name="Sect1" text:name="settimeout-et-cleartimeout">
        <text:h text:style-name="P1" text:outline-level="1">setTimeout et clearTimeout</text:h>
      </text:section>
      <text:section text:style-name="Sect1" text:name="settimeout">
        <text:h text:style-name="P2" text:outline-level="2">setTimeout</text:h>
      </text:section>
      <text:p text:style-name="P13">Cette méthode va nous permettre de définir un intervalle en millisecondes avant le déclenchement d'une action.</text:p>
      <text:p text:style-name="P12"><text:span text:style-name="Source_20_Text"><text:span text:style-name="T14">let timeoutId = window.setTimeout(callBackFunction [, delay, param1, param2, ...]);</text:span></text:span></text:p>
      <text:section text:style-name="Sect1" text:name="param%C3%A8tres">
        <text:h text:style-name="P8" text:outline-level="3">Paramètres</text:h>
      </text:section>
      <text:list xml:id="list501442787" text:style-name="L5">
        <text:list-item>
          <text:p text:style-name="P74">callBackFunction : c'est la fonction qui sera appelée une fois le délai dépassé. On peut ici fournir un nom de fonction défini ailleurs dans notre code ou directement une fonction anonyme (comme pour toutes les fonctions évènementielles JavaScript qui appellent une fonction de callBack),</text:p>
        </text:list-item>
        <text:list-item>
          <text:p text:style-name="P74">delay (optionnel) : le délai en millisecondes avant que la fonction de callBack ne soit appelée. Par défaut, ce paramètre vaut 0, la fonction est exécutée dès que possible. Astuce : 1000 ms = 1 s</text:p>
        </text:list-item>
        <text:list-item>
          <text:p text:style-name="P74">param1, param2... (optionnels) : les paramètres (valeurs) qui seront passés à la fonction de callBack. Attention ces paramètres ne sont pas compatibles avec IE9 (Internet Explorer 9).</text:p>
        </text:list-item>
      </text:list>
      <text:section text:style-name="Sect1" text:name="valeur-de-retour">
        <text:list xml:id="list135344021676846" text:continue-numbering="true" text:style-name="L5">
          <text:list-item>
            <text:list>
              <text:list-item>
                <text:list>
                  <text:list-header>
                    <text:h text:style-name="P69" text:outline-level="3">Valeur de retour</text:h>
                  </text:list-header>
                </text:list>
              </text:list-item>
            </text:list>
          </text:list-item>
        </text:list>
      </text:section>
      <text:list xml:id="list135344225330020" text:continue-numbering="true" text:style-name="L5">
        <text:list-item>
          <text:p text:style-name="P96">timeoutId : un identifiant unique fourni par Javascript si vous souhaitez retrouver et arrêter votre "timer" avant son exécution par exemple,</text:p>
        </text:list-item>
      </text:list>
      <text:section text:style-name="Sect1" text:name="cleartimeout">
        <text:h text:style-name="P2" text:outline-level="2">clearTimeout</text:h>
      </text:section>
      <text:p text:style-name="P13">Cette méthode va nous permettre d'arrêter le "timer" s'il n'a pas encore été déclenché.</text:p>
      <text:p text:style-name="P12"><text:span text:style-name="Source_20_Text"><text:span text:style-name="T14">window.clearTimeout(timeoutId);</text:span></text:span></text:p>
      <text:section text:style-name="Sect1" text:name="param%C3%A8tres-1">
        <text:h text:style-name="P8" text:outline-level="3">Paramètres</text:h>
      </text:section>
      <text:list xml:id="list3650530135" text:style-name="L6">
        <text:list-item>
          <text:p text:style-name="P103"><text:span text:style-name="T3">timeoutId : un identifiant unique fourni par Javascript que nous récupérons au lancement de </text:span><text:span text:style-name="Strong_20_Emphasis"><text:span text:style-name="T1">setTimeout</text:span></text:span><text:span text:style-name="T3">.</text:span></text:p>
        </text:list-item>
      </text:list>
      <text:section text:style-name="Sect1" text:name="exemple--un-message-alert-apr%C3%A8s-3-secondes">
        <text:h text:style-name="P6" text:outline-level="2"><text:span text:style-name="T18">Exemple : un message </text:span><text:span text:style-name="Source_20_Text"><text:span text:style-name="T10">alert</text:span></text:span><text:span text:style-name="T18"> après 3 secondes</text:span></text:h>
      </text:section>
      <text:section text:style-name="Sect1" text:name="en-utilisant-une-fonction-anonyme-directement-dans-lappel-de-settimeout">
        <text:h text:style-name="P8" text:outline-level="3">En utilisant une fonction anonyme directement dans l'appel de setTimeout</text:h>
      </text:section>
      <text:p text:style-name="P12"><text:span text:style-name="Source_20_Text"><text:span text:style-name="T14">let alertId = window.setTimeout(</text:span></text:span></text:p>
      <text:p text:style-name="P40"><text:span text:style-name="Source_20_Text"><text:span text:style-name="T16"><text:s text:c="8"/></text:span></text:span><text:span text:style-name="Source_20_Text"><text:span text:style-name="T14">function(){window.alert('Cela fait 3 secondes que cette ligne Javascript a été lu par le navigateur !')},</text:span></text:span></text:p>
      <text:p text:style-name="P40"><text:span text:style-name="Source_20_Text"><text:span text:style-name="T16"><text:s text:c="8"/></text:span></text:span><text:span text:style-name="Source_20_Text"><text:span text:style-name="T14">3000);</text:span></text:span></text:p>
      <text:section text:style-name="Sect1" text:name="en-utilisant-une-fonction-fonction-de-callbackfunction-nomm%C3%A9e">
        <text:h text:style-name="P8" text:outline-level="3">En utilisant une fonction fonction de callBackFunction nommée</text:h>
      </text:section>
      <text:p text:style-name="P12"><text:span text:style-name="Source_20_Text"><text:span text:style-name="T14">let alertId = window.setTimeout(alertInfo,3000);</text:span></text:span></text:p>
      <text:p text:style-name="P40"/>
      <text:p text:style-name="P40"><text:soft-page-break/><text:span text:style-name="Source_20_Text"><text:span text:style-name="T14">function alertInfo() {</text:span></text:span></text:p>
      <text:p text:style-name="P40"><text:span text:style-name="Source_20_Text"><text:span text:style-name="T16"><text:s text:c="8"/></text:span></text:span><text:span text:style-name="Source_20_Text"><text:span text:style-name="T14">window.alert('Cela fait 3 secondes que cette ligne Javascript a été lu par le navigateur !');</text:span></text:span></text:p>
      <text:p text:style-name="P40"><text:span text:style-name="Source_20_Text"><text:span text:style-name="T14">}</text:span></text:span></text:p>
      <text:section text:style-name="Sect1" text:name="setinterval-et-clearinterval">
        <text:h text:style-name="P1" text:outline-level="1">setInterval et clearInterval</text:h>
      </text:section>
      <text:section text:style-name="Sect1" text:name="setinterval">
        <text:h text:style-name="P2" text:outline-level="2">setInterval</text:h>
      </text:section>
      <text:p text:style-name="P13">Cette méthode va nous permettre de définir une action qui sera exécutée à intervalles réguliers.</text:p>
      <text:p text:style-name="P12"><text:span text:style-name="Source_20_Text"><text:span text:style-name="T14">let <text:s/>intervalID <text:s/>= <text:s/>window.setInterval(callBackFunction [, delay, param1, param2, ...]);</text:span></text:span></text:p>
      <text:section text:style-name="Sect1" text:name="param%C3%A8tres-2">
        <text:h text:style-name="P8" text:outline-level="3">Paramètres</text:h>
      </text:section>
      <text:list xml:id="list2983764811" text:style-name="L7">
        <text:list-item>
          <text:p text:style-name="P75">callBackFunction : c'est la fonction qui sera appelée à tous les intervalles déterminés. On peut ici fournir un nom de fonction défini ailleurs dans notre code ou directement une fonction anonyme (comme pour toutes les fonctions évènementielles JavaScript qui appellent une fonction de callBack),</text:p>
        </text:list-item>
        <text:list-item>
          <text:p text:style-name="P104"><text:span text:style-name="T3">delay (optionnel) : le délai en millisecondes entre chaque intervalles d’exécution de la fonction de callBack. Par défaut, ce paramètre vaut 0, la fonction est exécutée dès que possible et continuellement. </text:span><text:span text:style-name="Strong_20_Emphasis"><text:span text:style-name="T1">Astuce :</text:span></text:span><text:span text:style-name="T3"> 1000 ms = 1 s.</text:span></text:p>
        </text:list-item>
        <text:list-item>
          <text:p text:style-name="P75">param1, param2... (optionnels) : les paramètres (valeurs) qui seront passés à la fonction de callBack. Attention ces paramètres ne sont pas compatibles avec IE9 (Internet Explorer 9).</text:p>
        </text:list-item>
      </text:list>
      <text:section text:style-name="Sect1" text:name="valeur-de-retour-1">
        <text:h text:style-name="P8" text:outline-level="3">Valeur de retour</text:h>
      </text:section>
      <text:list xml:id="list2405766906" text:style-name="L8">
        <text:list-item>
          <text:p text:style-name="P76">timeoutID : un identifiant unique fourni par Javascript si vous souhaitez retrouver et arrêter votre "timer" à tout moment.</text:p>
        </text:list-item>
      </text:list>
      <text:section text:style-name="Sect1" text:name="clearinterval">
        <text:h text:style-name="P2" text:outline-level="2">clearInterval</text:h>
      </text:section>
      <text:p text:style-name="P13">Cette méthode va nous permettre d'arrêter le "timer" à tout moment.</text:p>
      <text:p text:style-name="P12"><text:span text:style-name="Source_20_Text"><text:span text:style-name="T14">window.clearInterval(intervalID);</text:span></text:span></text:p>
      <text:section text:style-name="Sect1" text:name="param%C3%A8tres-3">
        <text:h text:style-name="P8" text:outline-level="3">Paramètres</text:h>
      </text:section>
      <text:list xml:id="list1422722710" text:style-name="L9">
        <text:list-item>
          <text:p text:style-name="P105"><text:span text:style-name="T3">intervalID : un identifiant unique fourni par Javascript que nous récupérons au lancement de </text:span><text:span text:style-name="Strong_20_Emphasis"><text:span text:style-name="T1">setinterval</text:span></text:span><text:span text:style-name="T3">.</text:span></text:p>
        </text:list-item>
      </text:list>
      <text:section text:style-name="Sect1" text:name="exemple--afficher-un-compteur-de-secondes-depuis-le-chargement-complet-de-la-page">
        <text:h text:style-name="P2" text:outline-level="2">Exemple : afficher un compteur de secondes depuis le chargement complet de la page</text:h>
      </text:section>
      <text:section text:style-name="Sect1" text:name="le-code-javascript-du-fichier-mainjs">
        <text:h text:style-name="P11" text:outline-level="3"><text:span text:style-name="T18">Le code JavaScript du fichier </text:span><text:span text:style-name="Source_20_Text"><text:span text:style-name="T11">main.js</text:span></text:span></text:h>
      </text:section>
      <text:p text:style-name="P12"><text:span text:style-name="Source_20_Text"><text:span text:style-name="T14">'use strict'</text:span></text:span></text:p>
      <text:p text:style-name="P40"/>
      <text:p text:style-name="P40"><text:span text:style-name="Source_20_Text"><text:span text:style-name="T14">// Initialisation du compteur</text:span></text:span></text:p>
      <text:p text:style-name="P40"><text:span text:style-name="Source_20_Text"><text:span text:style-name="T14">let <text:s/>timer <text:s/>= <text:s/>0;</text:span></text:span></text:p>
      <text:p text:style-name="P40"/>
      <text:p text:style-name="P40"><text:soft-page-break/><text:span text:style-name="Source_20_Text"><text:span text:style-name="T14">// Evènement qui détecte quand la page est intégralement chargée (ajout d'un gestionnaire d'évènement "load" sur la fenêtre "window")</text:span></text:span></text:p>
      <text:p text:style-name="P40"><text:span text:style-name="Source_20_Text"><text:span text:style-name="T14">window.addEventListener('load', function () {</text:span></text:span></text:p>
      <text:p text:style-name="P40"/>
      <text:p text:style-name="P40"><text:span text:style-name="Source_20_Text"><text:span text:style-name="T16"><text:s text:c="8"/></text:span></text:span><text:span text:style-name="Source_20_Text"><text:span text:style-name="T14">// Zone du DOM qui contient le compteur</text:span></text:span></text:p>
      <text:p text:style-name="P40"><text:span text:style-name="Source_20_Text"><text:span text:style-name="T16"><text:s text:c="8"/></text:span></text:span><text:span text:style-name="Source_20_Text"><text:span text:style-name="T14">let <text:s/>timerDom <text:s/>= <text:s/>document.querySelector('#timer');</text:span></text:span></text:p>
      <text:p text:style-name="P40"/>
      <text:p text:style-name="P40"><text:span text:style-name="Source_20_Text"><text:span text:style-name="T16"><text:s text:c="8"/></text:span></text:span><text:span text:style-name="Source_20_Text"><text:span text:style-name="T14">// Execution d'une fonction de mise à jour du compteur toutes les secondes. Cette fonction reçoit en paramètre la zone du DOM à mettre à jour</text:span></text:span></text:p>
      <text:p text:style-name="P40"><text:span text:style-name="Source_20_Text"><text:span text:style-name="T16"><text:s text:c="8"/></text:span></text:span><text:span text:style-name="Source_20_Text"><text:span text:style-name="T14">let <text:s/>intervalID <text:s/>= <text:s/>window.setInterval(updateTimer, 1000, timerDom);</text:span></text:span></text:p>
      <text:p text:style-name="P40"><text:span text:style-name="Source_20_Text"><text:span text:style-name="T14">});</text:span></text:span></text:p>
      <text:p text:style-name="P40"/>
      <text:p text:style-name="P40"><text:span text:style-name="Source_20_Text"><text:span text:style-name="T14">/** Fonction qui met à jour le timer en ajoutant 1</text:span></text:span></text:p>
      <text:p text:style-name="P40"><text:span text:style-name="Source_20_Text"><text:span text:style-name="T14">* @param <text:s/>{HTMLElement} <text:s/>objet du DOM où est contenu le texte du Timer</text:span></text:span></text:p>
      <text:p text:style-name="P40"><text:span text:style-name="Source_20_Text"><text:span text:style-name="T14">*/</text:span></text:span></text:p>
      <text:p text:style-name="P40"><text:span text:style-name="Source_20_Text"><text:span text:style-name="T14">function <text:s/>updateTimer(timerDom) {</text:span></text:span></text:p>
      <text:p text:style-name="P40"><text:span text:style-name="Source_20_Text"><text:span text:style-name="T16"><text:s text:c="8"/></text:span></text:span><text:span text:style-name="Source_20_Text"><text:span text:style-name="T14">// on met à jour la zone HTML</text:span></text:span></text:p>
      <text:p text:style-name="P40"><text:span text:style-name="Source_20_Text"><text:span text:style-name="T16"><text:s text:c="8"/></text:span></text:span><text:span text:style-name="Source_20_Text"><text:span text:style-name="T14">timerDom.innerText <text:s/>= <text:s/>++timer;</text:span></text:span></text:p>
      <text:p text:style-name="P40"><text:span text:style-name="Source_20_Text"><text:span text:style-name="T14">}</text:span></text:span></text:p>
      <text:section text:style-name="Sect1" text:name="le-code-html-du-fichier-indexhtml">
        <text:h text:style-name="P11" text:outline-level="3"><text:span text:style-name="T18">Le code HTML du fichier </text:span><text:span text:style-name="Source_20_Text"><text:span text:style-name="T11">index.html</text:span></text:span></text:h>
      </text:section>
      <text:p text:style-name="P12"><text:span text:style-name="Source_20_Text"><text:span text:style-name="T14">&lt;html&gt;</text:span></text:span></text:p>
      <text:p text:style-name="P40"><text:span text:style-name="Source_20_Text"><text:span text:style-name="T14">&lt;head&gt;</text:span></text:span></text:p>
      <text:p text:style-name="P40"><text:span text:style-name="Source_20_Text"><text:span text:style-name="T16"><text:s text:c="8"/></text:span></text:span><text:span text:style-name="Source_20_Text"><text:span text:style-name="T14">&lt;title&gt;Timer&lt;/title&gt;</text:span></text:span></text:p>
      <text:p text:style-name="P40"><text:span text:style-name="Source_20_Text"><text:span text:style-name="T16"><text:s text:c="8"/></text:span></text:span><text:span text:style-name="Source_20_Text"><text:span text:style-name="T14">&lt;script <text:s/>src="timer.js"&gt;&lt;/script&gt;</text:span></text:span></text:p>
      <text:p text:style-name="P40"><text:span text:style-name="Source_20_Text"><text:span text:style-name="T14">&lt;/head&gt;</text:span></text:span></text:p>
      <text:p text:style-name="P40"><text:span text:style-name="Source_20_Text"><text:span text:style-name="T14">&lt;body&gt;</text:span></text:span></text:p>
      <text:p text:style-name="P40"><text:span text:style-name="Source_20_Text"><text:span text:style-name="T16"><text:s text:c="8"/></text:span></text:span><text:span text:style-name="Source_20_Text"><text:span text:style-name="T14">&lt;h1&gt;Timer&lt;/h1&gt;</text:span></text:span></text:p>
      <text:p text:style-name="P40"><text:span text:style-name="Source_20_Text"><text:span text:style-name="T16"><text:s text:c="8"/></text:span></text:span><text:span text:style-name="Source_20_Text"><text:span text:style-name="T14">&lt;p&gt;Cette page est chargée depuis &lt;span <text:s/>id="timer"&gt;0&lt;/span&gt; secondes&lt;/p&gt;</text:span></text:span></text:p>
      <text:p text:style-name="P40"><text:span text:style-name="Source_20_Text"><text:span text:style-name="T14">&lt;/body&gt;</text:span></text:span></text:p>
      <text:p text:style-name="P40"><text:span text:style-name="Source_20_Text"><text:span text:style-name="T14">&lt;/html&gt;</text:span></text:span></text:p>
      <text:section text:style-name="Sect1" text:name="requestanimationframe-et-cancelanimationframe">
        <text:h text:style-name="P1" text:outline-level="1">requestAnimationFrame et cancelAnimationFrame</text:h>
      </text:section>
      <text:section text:style-name="Sect1" text:name="requestanimationframe">
        <text:h text:style-name="P2" text:outline-level="2">requestAnimationFrame</text:h>
      </text:section>
      <text:p text:style-name="P13">Cette méthode va nous permettre de définir une action qui sera exécutée au rafraichissement de l'écran.</text:p>
      <text:p text:style-name="P12"><text:span text:style-name="Source_20_Text"><text:span text:style-name="T14">let animationID <text:s/>= <text:s/>window.requestAnimationFrame(callBackFunction);</text:span></text:span></text:p>
      <text:section text:style-name="Sect1" text:name="param%C3%A8tres-4">
        <text:h text:style-name="P8" text:outline-level="3">Paramètres</text:h>
      </text:section>
      <text:list xml:id="list1894077810" text:style-name="L10">
        <text:list-item>
          <text:p text:style-name="P77">callBackFunction : c'est la fonction qui sera appelée au prochain rafraichissement de l'écran. On peut ici fournir un nom de fonction défini ailleurs dans notre code ou directement une fonction anonyme (comme pour <text:soft-page-break/>toutes les fonctions évènementielles JavaScript qui appellent une fonction de callBack),</text:p>
        </text:list-item>
      </text:list>
      <text:section text:style-name="Sect1" text:name="valeur-de-retour-2">
        <text:list xml:id="list135344352018785" text:continue-numbering="true" text:style-name="L10">
          <text:list-item>
            <text:list>
              <text:list-item>
                <text:list>
                  <text:list-header>
                    <text:h text:style-name="P70" text:outline-level="3">Valeur de retour</text:h>
                  </text:list-header>
                </text:list>
              </text:list-item>
            </text:list>
          </text:list-item>
        </text:list>
      </text:section>
      <text:list xml:id="list135342624107243" text:continue-numbering="true" text:style-name="L10">
        <text:list-item>
          <text:p text:style-name="P97">animationID : un identifiant unique fourni par Javascript si vous souhaitez retrouver et arrêter votre demande de rafraichissement à tout moment.</text:p>
        </text:list-item>
      </text:list>
      <text:section text:style-name="Sect1" text:name="cancelanimationframe">
        <text:h text:style-name="P2" text:outline-level="2">cancelAnimationFrame</text:h>
      </text:section>
      <text:p text:style-name="P13">Cette méthode va nous permettre d'arrêter l’exécution du rafraichissement à tout moment.</text:p>
      <text:p text:style-name="P12"><text:span text:style-name="Source_20_Text"><text:span text:style-name="T14">window.cancelAnimationFrame(animationID);</text:span></text:span></text:p>
      <text:section text:style-name="Sect1" text:name="param%C3%A8tres-5">
        <text:h text:style-name="P8" text:outline-level="3">Paramètres</text:h>
      </text:section>
      <text:list xml:id="list1457061037" text:style-name="L11">
        <text:list-item>
          <text:p text:style-name="P106"><text:span text:style-name="T3">animationID: un identifiant unique fourni par Javascript que nous récupérons au lancement de </text:span><text:span text:style-name="Strong_20_Emphasis"><text:span text:style-name="T1">requestAnimationFrame</text:span></text:span><text:span text:style-name="T3">.</text:span></text:p>
        </text:list-item>
      </text:list>
      <text:section text:style-name="Sect1" text:name="mieux-comprendre-le-fonctionnement--les-fps">
        <text:h text:style-name="P2" text:outline-level="2">Mieux comprendre le fonctionnement : les FPS</text:h>
      </text:section>
      <text:p text:style-name="P15"><text:span text:style-name="T3">Alors que </text:span><text:span text:style-name="Source_20_Text"><text:span text:style-name="T6">setInterval</text:span></text:span><text:span text:style-name="T3"> et </text:span><text:span text:style-name="Source_20_Text"><text:span text:style-name="T6">setTimeout</text:span></text:span><text:span text:style-name="T3"> fonctionnent avec un délai en millisecondes, </text:span><text:span text:style-name="Source_20_Text"><text:span text:style-name="T6">requestAnimationFrame</text:span></text:span><text:span text:style-name="T3"> lui va être exécute à chaque fois que le navigateur fait appel au rafraichissement de l'écran auprès de la machine du client (rafraichissement assuré en grande parti par le processeur graphique).</text:span></text:p>
      <text:p text:style-name="P15"><text:span text:style-name="Strong_20_Emphasis"><text:span text:style-name="T1">Cela signifie que :</text:span></text:span></text:p>
      <text:list xml:id="list3300604974" text:style-name="L12">
        <text:list-item>
          <text:p text:style-name="P107"><text:span text:style-name="T3">la méthode </text:span><text:span text:style-name="Source_20_Text"><text:span text:style-name="T6">requestAnimationFrame</text:span></text:span><text:span text:style-name="T3"> est plus adapté à la création d'animations fluides,</text:span></text:p>
        </text:list-item>
        <text:list-item>
          <text:p text:style-name="P78">le rafraichissement va dépendre de la machine client, en général un écran est rafraichi 60 fois par seconde, on dit que l'on affiche 60 FPS (frames par seconde),</text:p>
        </text:list-item>
        <text:list-item>
          <text:p text:style-name="P78">le rafraichissement va dépendre aussi du travail demandé au navigateur mais aussi de sa capacité à ce moment là d'assurer le travail (capacité de l'ordinateur, navigateur plus ou moins utilisé et nombre d'onglets ouverts), les FPS sont donc variables comme dans les jeux vidéos, mais le rafraichissement sera effectué quoi qu'il arrive,</text:p>
        </text:list-item>
        <text:list-item>
          <text:p text:style-name="P107"><text:span text:style-name="T3">le navigateur va optimiser et préparer le rafraichissement, contrairement à un </text:span><text:span text:style-name="Source_20_Text"><text:span text:style-name="T6">setInterval</text:span></text:span><text:span text:style-name="T3">, il sait ce qu'il a à faire au prochain rafraichissement et va le prioriser et l'optimiser,</text:span></text:p>
        </text:list-item>
        <text:list-item>
          <text:p text:style-name="P107"><text:span text:style-name="T3">le navigateur ne fera l'action de rafraichissement que si l'onglet du navigateur comportant le script est actif, contrairement à </text:span><text:span text:style-name="Source_20_Text"><text:span text:style-name="T6">setInterval</text:span></text:span><text:span text:style-name="T3"> et </text:span><text:span text:style-name="Source_20_Text"><text:span text:style-name="T6">setTimeout</text:span></text:span><text:span text:style-name="T3"> qui continuerons à être exécutés même si un autre onglet est actif (donc on optimise la charge du navigateur).</text:span></text:p>
        </text:list-item>
      </text:list>
      <text:p text:style-name="P13">Alors tout ça à l'air magique mais il y a ici une chose que nous ne maitrisons pas c'est le nombre de frames par seconde (FPS). Il nous faudra ralentir le taux de rafraichissement si nous en avons besoin. L'exemple si dessous nous montre comment obtenir "facilement" la valeur des FPS !</text:p>
      <text:section text:style-name="Sect1" text:name="exemple--afficher-le-taux-de-rafraichissement-de-la-page">
        <text:h text:style-name="P2" text:outline-level="2">Exemple : afficher le taux de rafraichissement de la page</text:h>
      </text:section>
      <text:section text:style-name="Sect1" text:name="fichier-mainjs">
        <text:h text:style-name="P11" text:outline-level="3"><text:soft-page-break/><text:span text:style-name="T18">Fichier </text:span><text:span text:style-name="Source_20_Text"><text:span text:style-name="T11">main.js</text:span></text:span></text:h>
      </text:section>
      <text:p text:style-name="P12"><text:span text:style-name="Source_20_Text"><text:span text:style-name="T14">'use strict'</text:span></text:span></text:p>
      <text:p text:style-name="P40"/>
      <text:p text:style-name="P40"><text:span text:style-name="Source_20_Text"><text:span text:style-name="T14">// Initialisation des fps</text:span></text:span></text:p>
      <text:p text:style-name="P40"><text:span text:style-name="Source_20_Text"><text:span text:style-name="T14">let <text:s/>fps = <text:s/>0;</text:span></text:span></text:p>
      <text:p text:style-name="P40"><text:span text:style-name="Source_20_Text"><text:span text:style-name="T14">// Zone du DOM qui contient le texte des FPS</text:span></text:span></text:p>
      <text:p text:style-name="P40"><text:span text:style-name="Source_20_Text"><text:span text:style-name="T14">let <text:s/>fpsDom;</text:span></text:span></text:p>
      <text:p text:style-name="P40"/>
      <text:p text:style-name="P40"><text:span text:style-name="Source_20_Text"><text:span text:style-name="T14">// Tableau nous permettant de stocker le nombre d'appel au rafraichissement et la valeur du temps en millisecondes</text:span></text:span></text:p>
      <text:p text:style-name="P40"><text:span text:style-name="Source_20_Text"><text:span text:style-name="T14">let <text:s/>times <text:s/>= [];</text:span></text:span></text:p>
      <text:p text:style-name="P40"><text:span text:style-name="Source_20_Text"><text:span text:style-name="T16"><text:s text:c="2"/></text:span></text:span></text:p>
      <text:p text:style-name="P40"><text:span text:style-name="Source_20_Text"><text:span text:style-name="T14">// Evènement qui détecte quand la page est intégralement chargée (ajout d'un gestionnaire d'évènement "load" sur la fenêtre "window")</text:span></text:span></text:p>
      <text:p text:style-name="P40"><text:span text:style-name="Source_20_Text"><text:span text:style-name="T14">window.addEventListener('load', function () {</text:span></text:span></text:p>
      <text:p text:style-name="P40"><text:span text:style-name="Source_20_Text"><text:span text:style-name="T16"><text:s text:c="8"/></text:span></text:span><text:span text:style-name="Source_20_Text"><text:span text:style-name="T14">// Zone du DOM qui contient le texte des FPS</text:span></text:span></text:p>
      <text:p text:style-name="P40"><text:span text:style-name="Source_20_Text"><text:span text:style-name="T16"><text:s text:c="8"/></text:span></text:span><text:span text:style-name="Source_20_Text"><text:span text:style-name="T14">fpsDom <text:s/>= <text:s/>document.querySelector('#fps');</text:span></text:span></text:p>
      <text:p text:style-name="P40"/>
      <text:p text:style-name="P40"><text:span text:style-name="Source_20_Text"><text:span text:style-name="T16"><text:s text:c="8"/></text:span></text:span><text:span text:style-name="Source_20_Text"><text:span text:style-name="T14">// on demande l'execution d'une fonction lors du rafraichissement</text:span></text:span></text:p>
      <text:p text:style-name="P40"><text:span text:style-name="Source_20_Text"><text:span text:style-name="T16"><text:s text:c="8"/></text:span></text:span><text:span text:style-name="Source_20_Text"><text:span text:style-name="T14">window.requestAnimationFrame(updateFps);</text:span></text:span></text:p>
      <text:p text:style-name="P40"><text:span text:style-name="Source_20_Text"><text:span text:style-name="T14">});</text:span></text:span></text:p>
      <text:p text:style-name="P40"/>
      <text:p text:style-name="P40"><text:span text:style-name="Source_20_Text"><text:span text:style-name="T14">function updateFps()</text:span></text:span></text:p>
      <text:p text:style-name="P40"><text:span text:style-name="Source_20_Text"><text:span text:style-name="T14">{</text:span></text:span></text:p>
      <text:p text:style-name="P40"><text:span text:style-name="Source_20_Text"><text:span text:style-name="T16"><text:s text:c="8"/></text:span></text:span><text:span text:style-name="Source_20_Text"><text:span text:style-name="T14">// On indique au navigateur de rappeler notre fonction au prochain rafraichissement</text:span></text:span></text:p>
      <text:p text:style-name="P40"><text:span text:style-name="Source_20_Text"><text:span text:style-name="T16"><text:s text:c="8"/></text:span></text:span><text:span text:style-name="Source_20_Text"><text:span text:style-name="T14">window.requestAnimationFrame(updateFps);</text:span></text:span></text:p>
      <text:p text:style-name="P40"><text:span text:style-name="Source_20_Text"><text:span text:style-name="T16"><text:s text:c="8"/></text:span></text:span></text:p>
      <text:p text:style-name="P40"><text:span text:style-name="Source_20_Text"><text:span text:style-name="T16"><text:s text:c="8"/></text:span></text:span><text:span text:style-name="Source_20_Text"><text:span text:style-name="T14">// On récupère le nombre de millisecondes (timestamp)</text:span></text:span></text:p>
      <text:p text:style-name="P40"><text:span text:style-name="Source_20_Text"><text:span text:style-name="T16"><text:s text:c="8"/></text:span></text:span><text:span text:style-name="Source_20_Text"><text:span text:style-name="T14">const <text:s/>now <text:s/>= <text:s/>performance.now();</text:span></text:span></text:p>
      <text:p text:style-name="P40"/>
      <text:p text:style-name="P40"><text:span text:style-name="Source_20_Text"><text:span text:style-name="T16"><text:s text:c="8"/></text:span></text:span><text:span text:style-name="Source_20_Text"><text:span text:style-name="T14">// on va enlever les valeurs dans le tableau qui sont supérieurs à 1 seconde (on garde donc dans le tableau le temps de tous les appels s'ils on été efefctués dans la même secondes). Si le tableau comporte 60 éléments, on aura donc fait 60 appels en 1 seconde, donc 60 FPS !)</text:span></text:span></text:p>
      <text:p text:style-name="P40"><text:span text:style-name="Source_20_Text"><text:span text:style-name="T16"><text:s text:c="8"/></text:span></text:span><text:span text:style-name="Source_20_Text"><text:span text:style-name="T14">while (times.length <text:s/>&gt; <text:s/>0 <text:s/>&amp;&amp; <text:s/>times[0] &lt;= <text:s/>now <text:s/>- <text:s/>1000) <text:s text:c="6"/>{</text:span></text:span></text:p>
      <text:p text:style-name="P40"><text:span text:style-name="Source_20_Text"><text:span text:style-name="T16"><text:s text:c="16"/></text:span></text:span><text:span text:style-name="Source_20_Text"><text:span text:style-name="T14">times.shift();</text:span></text:span></text:p>
      <text:p text:style-name="P40"><text:span text:style-name="Source_20_Text"><text:span text:style-name="T16"><text:s text:c="8"/></text:span></text:span><text:span text:style-name="Source_20_Text"><text:span text:style-name="T14">}</text:span></text:span></text:p>
      <text:p text:style-name="P40"/>
      <text:p text:style-name="P40"><text:span text:style-name="Source_20_Text"><text:span text:style-name="T16"><text:s text:c="8"/></text:span></text:span><text:span text:style-name="Source_20_Text"><text:span text:style-name="T14">// on ajoute au tableau le temps actuel en millisecondes</text:span></text:span></text:p>
      <text:p text:style-name="P40"><text:span text:style-name="Source_20_Text"><text:span text:style-name="T16"><text:s text:c="8"/></text:span></text:span><text:span text:style-name="Source_20_Text"><text:span text:style-name="T14">times.push(now);</text:span></text:span></text:p>
      <text:p text:style-name="P40"/>
      <text:p text:style-name="P40"><text:soft-page-break/><text:span text:style-name="Source_20_Text"><text:span text:style-name="T16"><text:s text:c="8"/></text:span></text:span><text:span text:style-name="Source_20_Text"><text:span text:style-name="T14">// lm longeur du tableau correspond donc au nombre de fois ou nous avons appelé cette fonction en une seconde, donc à nos FPS</text:span></text:span></text:p>
      <text:p text:style-name="P40"><text:span text:style-name="Source_20_Text"><text:span text:style-name="T16"><text:s text:c="8"/></text:span></text:span><text:span text:style-name="Source_20_Text"><text:span text:style-name="T14">fps <text:s/>= <text:s/>times.length;</text:span></text:span></text:p>
      <text:p text:style-name="P40"><text:span text:style-name="Source_20_Text"><text:span text:style-name="T16"><text:s text:c="8"/></text:span></text:span></text:p>
      <text:p text:style-name="P40"><text:span text:style-name="Source_20_Text"><text:span text:style-name="T16"><text:s text:c="8"/></text:span></text:span><text:span text:style-name="Source_20_Text"><text:span text:style-name="T14">// on affiche les FPS dans l'HTML</text:span></text:span></text:p>
      <text:p text:style-name="P40"><text:span text:style-name="Source_20_Text"><text:span text:style-name="T16"><text:s text:c="8"/></text:span></text:span><text:span text:style-name="Source_20_Text"><text:span text:style-name="T14">fpsDom.innerText <text:s/>= <text:s/>`${fps} fps`;</text:span></text:span></text:p>
      <text:p text:style-name="P40"><text:span text:style-name="Source_20_Text"><text:span text:style-name="T14">}</text:span></text:span></text:p>
      <text:section text:style-name="Sect1" text:name="fichier-indexhtml">
        <text:h text:style-name="P11" text:outline-level="3"><text:span text:style-name="T18">Fichier </text:span><text:span text:style-name="Source_20_Text"><text:span text:style-name="T11">index.html</text:span></text:span></text:h>
      </text:section>
      <text:p text:style-name="P12"><text:span text:style-name="Source_20_Text"><text:span text:style-name="T14">&lt;html <text:s/>lang="fr"&gt;</text:span></text:span></text:p>
      <text:p text:style-name="P40"><text:span text:style-name="Source_20_Text"><text:span text:style-name="T14">&lt;head&gt;</text:span></text:span></text:p>
      <text:p text:style-name="P40"><text:span text:style-name="Source_20_Text"><text:span text:style-name="T16"><text:s text:c="8"/></text:span></text:span><text:span text:style-name="Source_20_Text"><text:span text:style-name="T14">&lt;meta <text:s/>charset="UTF-8"&gt;</text:span></text:span></text:p>
      <text:p text:style-name="P40"><text:span text:style-name="Source_20_Text"><text:span text:style-name="T16"><text:s text:c="8"/></text:span></text:span><text:span text:style-name="Source_20_Text"><text:span text:style-name="T14">&lt;meta <text:s/>name="viewport" <text:s/>content="width=device-width, initial-scale=1.0"&gt;</text:span></text:span></text:p>
      <text:p text:style-name="P40"><text:span text:style-name="Source_20_Text"><text:span text:style-name="T16"><text:s text:c="8"/></text:span></text:span><text:span text:style-name="Source_20_Text"><text:span text:style-name="T14">&lt;title&gt;FPS&lt;/title&gt;</text:span></text:span></text:p>
      <text:p text:style-name="P40"><text:span text:style-name="Source_20_Text"><text:span text:style-name="T16"><text:s text:c="8"/></text:span></text:span><text:span text:style-name="Source_20_Text"><text:span text:style-name="T14">&lt;script <text:s/>src="fps.js"&gt;&lt;/script&gt;</text:span></text:span></text:p>
      <text:p text:style-name="P40"><text:span text:style-name="Source_20_Text"><text:span text:style-name="T14">&lt;body&gt;</text:span></text:span></text:p>
      <text:p text:style-name="P40"><text:span text:style-name="Source_20_Text"><text:span text:style-name="T16"><text:s text:c="8"/></text:span></text:span><text:span text:style-name="Source_20_Text"><text:span text:style-name="T14">&lt;h1&gt;Rafraichissement de la page&lt;/h1&gt;</text:span></text:span></text:p>
      <text:p text:style-name="P40"><text:span text:style-name="Source_20_Text"><text:span text:style-name="T16"><text:s text:c="8"/></text:span></text:span><text:span text:style-name="Source_20_Text"><text:span text:style-name="T14">&lt;p id="fps"&gt;&lt;/p&gt;</text:span></text:span></text:p>
      <text:p text:style-name="P40"><text:span text:style-name="Source_20_Text"><text:span text:style-name="T14">&lt;/body&gt;</text:span></text:span></text:p>
      <text:p text:style-name="P40"><text:span text:style-name="Source_20_Text"><text:span text:style-name="T14">&lt;/html&gt;</text:span></text:span></text:p>
      <text:p text:style-name="P65"/>
      <text:h text:style-name="P4" text:outline-level="2">Canvas</text:h>
      <text:section text:style-name="Sect1" text:name="yui_3_17_2_1_1643795565297_24">
        <text:p text:style-name="P21"/>
        <text:section text:style-name="Sect1" text:name="yui_3_17_2_1_1643795565297_23">
          <text:p text:style-name="P64"/>
          <text:section text:style-name="Sect1" text:name="js31-et-js32-canvas">
            <text:h text:style-name="P55" text:outline-level="1">JS3.1 et JS3.2 Canvas</text:h>
          </text:section>
          <text:p text:style-name="P45">C'est quoi Canvas ?</text:p>
          <text:section text:style-name="Sect1" text:name="une-balise-html-et-des-librairies-javascript">
            <text:h text:style-name="P25" text:outline-level="2">Une balise HTML et des librairies Javascript</text:h>
          </text:section>
          <text:p text:style-name="P40"><text:span text:style-name="Source_20_Text"><text:span text:style-name="T4">&lt;canvas <text:s/>width="800" <text:s/>height="600"&gt;&lt;/canvas&gt;</text:span></text:span></text:p>
          <text:p text:style-name="P50"><text:span text:style-name="Strong_20_Emphasis"><text:span text:style-name="T1">Quelques petites choses à savoir</text:span></text:span><text:span text:style-name="T3"> :</text:span></text:p>
          <text:list xml:id="list939026581" text:style-name="L13">
            <text:list-item>
              <text:p text:style-name="P108"><text:span text:style-name="Source_20_Text"><text:span text:style-name="T6">Canvas</text:span></text:span><text:span text:style-name="T3">définie une zone graphique modifiable en JavaScript,</text:span></text:p>
            </text:list-item>
            <text:list-item>
              <text:p text:style-name="P108"><text:span text:style-name="T3">La taille d'un </text:span><text:span text:style-name="Source_20_Text"><text:span text:style-name="T6">Canvas</text:span></text:span><text:span text:style-name="T3">, généralement en pixels, doit-être définie directement dans la balise HTML ou en JS mais pas en CSS (sinon c'est flou),</text:span></text:p>
            </text:list-item>
            <text:list-item>
              <text:p text:style-name="P108"><text:span text:style-name="Source_20_Text"><text:span text:style-name="T6">Canvas</text:span></text:span><text:span text:style-name="T3">peut-être utilisé pour créer des graphique en 2D (Context2D) ou en 3D (WebGL), nous aborderons ici le dessin 2D,</text:span></text:p>
            </text:list-item>
            <text:list-item>
              <text:p text:style-name="P108"><text:span text:style-name="Source_20_Text"><text:span text:style-name="T6">Canvas</text:span></text:span><text:span text:style-name="T3">est normalement optimisé pour fonctionner avec le GPU (processeur graphique de l'ordinateur). Les animations y seront plus fluides et optimisées,</text:span></text:p>
            </text:list-item>
            <text:list-item>
              <text:p text:style-name="P108"><text:soft-page-break/><text:span text:style-name="Source_20_Text"><text:span text:style-name="T6">Javascript</text:span></text:span><text:span text:style-name="T3"> possède des Librairies (Context2D ou WebGL) pour modifier les graphiques présents dans la zone </text:span><text:span text:style-name="Source_20_Text"><text:span text:style-name="T6">Canvas</text:span></text:span><text:span text:style-name="T3">. Par exemple y ajouter du texte, une image, un dessin, appliquer une transformation (rotation, translation), etc...</text:span></text:p>
            </text:list-item>
          </text:list>
          <text:p text:style-name="P50"><text:span text:style-name="Strong_20_Emphasis"><text:span text:style-name="T1">"Oui mais" on nous a appris à animer du HTML, pourquoi passer par </text:span></text:span><text:span text:style-name="Strong_20_Emphasis"><text:span text:style-name="Source_20_Text"><text:span text:style-name="T9">Canvas</text:span></text:span></text:span></text:p>
          <text:p text:style-name="P50"><text:span text:style-name="T3">Animer de l'HTML est une chose. Ces animations servent à dynamiser la page, mais ne sont pas optimisées pour de la performance. Quelles soit en JS, en CSS ou avec un mélange des deux ces animations sont cosmétiques. Si l'on souhaite faire un jeu en full HTML, c'est possible mais le rendu ne sera pas forcément adapté. Vous vous souvenez de notre balle animée avec </text:span><text:span text:style-name="Source_20_Text"><text:span text:style-name="T6">requestAnimationFrame</text:span></text:span><text:span text:style-name="T3">, dans certains navigateurs la balle est déformée. Ce ne sera pas le cas avec </text:span><text:span text:style-name="Source_20_Text"><text:span text:style-name="T6">Canvas</text:span></text:span><text:span text:style-name="T3"> !</text:span></text:p>
          <text:p text:style-name="P50"><text:span text:style-name="Strong_20_Emphasis"><text:span text:style-name="T1">A quoi peut nous servir </text:span></text:span><text:span text:style-name="Strong_20_Emphasis"><text:span text:style-name="Source_20_Text"><text:span text:style-name="T9">Canvas</text:span></text:span></text:span><text:span text:style-name="T3"> :</text:span></text:p>
          <text:list xml:id="list368473048" text:style-name="L14">
            <text:list-item>
              <text:p text:style-name="P109"><text:bookmark text:name="yui_3_17_2_1_1643795565297_21"/><text:bookmark text:name="yui_3_17_2_1_1643795565297_22"/><text:span text:style-name="T3">Créer un jeu vidéo : </text:span><text:bookmark text:name="yui_3_17_2_1_1643795565297_20"/><text:a xlink:type="simple" xlink:href="http://breakout.enclavegames.com/lesson10.html" text:style-name="Internet_20_link" text:visited-style-name="Visited_20_Internet_20_Link"><text:span text:style-name="T22">Exemple Casse Brique</text:span></text:a></text:p>
            </text:list-item>
            <text:list-item>
              <text:p text:style-name="P109"><text:bookmark text:name="yui_3_17_2_1_1643795565297_29"/><text:span text:style-name="T3">Permettre la modification d'une zone graphique ou même un éditeur de photo comme Gimp ou Photoshop en ligne : </text:span><text:bookmark text:name="yui_3_17_2_1_1643795565297_28"/><text:a xlink:type="simple" xlink:href="https://pixlr.com/fr/x/" text:style-name="Internet_20_link" text:visited-style-name="Visited_20_Internet_20_Link"><text:span text:style-name="T22">Exemple Pixlr</text:span></text:a></text:p>
            </text:list-item>
            <text:list-item>
              <text:p text:style-name="P79">Permettre l'enregistrement d'une zone graphique sous la forme d'une image (GIF, JPG, PNG).</text:p>
            </text:list-item>
          </text:list>
          <text:p text:style-name="P50"><text:span text:style-name="Strong_20_Emphasis"><text:span text:style-name="T1">Les animations avec Canvas</text:span></text:span></text:p>
          <text:p text:style-name="P44">Le context2D nous donne des méthodes et propriétés pour créer et dessiner des choses sur le Canvas, mais aucune méthode pour animer les éléments créés. En réalité l'animation sur le Canvas nécessite de créer un nouvel élément. Par exemple si nous voulons animer une balle il nous faut :</text:p>
          <text:list xml:id="list4116827689" text:style-name="L15">
            <text:list-item>
              <text:p text:style-name="P80">créer la première image de la balle,</text:p>
            </text:list-item>
            <text:list-item>
              <text:p text:style-name="P80">créer la deuxième image de la balle,</text:p>
            </text:list-item>
            <text:list-item>
              <text:p text:style-name="P80">supprimer la première image de la balle.</text:p>
            </text:list-item>
          </text:list>
          <text:p text:style-name="P50"><text:span text:style-name="T3">Pour créer cette animation nous allons nous servir des méthodes que nous connaissons bien : </text:span><text:span text:style-name="Source_20_Text"><text:span text:style-name="T6">setInterval()</text:span></text:span><text:span text:style-name="T3"> et plus adaptée </text:span><text:span text:style-name="Source_20_Text"><text:span text:style-name="T6">requestAnimationFrame()</text:span></text:span><text:span text:style-name="T3">.</text:span></text:p>
          <text:p text:style-name="P50"><text:span text:style-name="T3">Par exemple avec </text:span><text:span text:style-name="Source_20_Text"><text:span text:style-name="T6">requestAnimationFrame()</text:span></text:span><text:span text:style-name="T3"> nous allons appeler une fonction qui à chaque rafraichissement de l'écran va rafraichir la position de notre balle sur le </text:span><text:span text:style-name="Source_20_Text"><text:span text:style-name="T6">Canvas</text:span></text:span><text:span text:style-name="T3"> ! Et le tour est joué !</text:span></text:p>
          <text:p text:style-name="P50"><text:span text:style-name="Strong_20_Emphasis"><text:span text:style-name="T1">Documentations et définitions</text:span></text:span></text:p>
          <text:list xml:id="list1341184023" text:style-name="L16">
            <text:list-item>
              <text:p text:style-name="P110"><text:a xlink:type="simple" xlink:href="https://developer.mozilla.org/fr/docs/Web/HTML/Element/canvas" text:style-name="Internet_20_link" text:visited-style-name="Visited_20_Internet_20_Link"><text:span text:style-name="T22">&gt; Documentation sur la balise Canvas</text:span></text:a></text:p>
            </text:list-item>
            <text:list-item>
              <text:p text:style-name="P110"><text:a xlink:type="simple" xlink:href="https://www.w3schools.com/tags/ref_canvas.asp" text:style-name="Internet_20_link" text:visited-style-name="Visited_20_Internet_20_Link"><text:span text:style-name="T22">&gt; Toutes les méthodes et propriétés du contexte 2D</text:span></text:a></text:p>
            </text:list-item>
            <text:list-item>
              <text:p text:style-name="P110"><text:a xlink:type="simple" xlink:href="https://www.w3schools.com/graphics/canvas_intro.asp" text:style-name="Internet_20_link" text:visited-style-name="Visited_20_Internet_20_Link"><text:span text:style-name="T22">&gt; Des exemples d'utilisation</text:span></text:a></text:p>
            </text:list-item>
          </text:list>
          <text:section text:style-name="Sect1" text:name="exemple--dessiner-un-rectangle">
            <text:h text:style-name="P25" text:outline-level="2">Exemple : dessiner un rectangle</text:h>
          </text:section>
          <text:p text:style-name="P50"><text:span text:style-name="T4">Pour dessiner un rectangle c'est assez simple avec le contexte2D. Les méthodes </text:span><text:span text:style-name="Source_20_Text"><text:span text:style-name="T7">fillRect()</text:span></text:span><text:span text:style-name="T4"> (dessiner un carré rempli) ou </text:span><text:span text:style-name="Source_20_Text"><text:span text:style-name="T7">strokeRect()</text:span></text:span><text:span text:style-name="T4"> (dessiner le contour d'un carré). Nous allons dessiner 3 rectangles dans notre Canvas.</text:span></text:p>
          <text:p text:style-name="P50"><text:span text:style-name="Strong_20_Emphasis"><text:span text:style-name="T1">Fichier HTML </text:span></text:span><text:span text:style-name="Strong_20_Emphasis"><text:span text:style-name="Source_20_Text"><text:span text:style-name="T9">index.html</text:span></text:span></text:span></text:p>
          <text:p text:style-name="P40"><text:soft-page-break/><text:span text:style-name="Source_20_Text"><text:span text:style-name="T14">&lt;!DOCTYPE html&gt;</text:span></text:span></text:p>
          <text:p text:style-name="P40"><text:span text:style-name="Source_20_Text"><text:span text:style-name="T14">&lt;html <text:s/>lang="fr"&gt;</text:span></text:span></text:p>
          <text:p text:style-name="P40"><text:span text:style-name="Source_20_Text"><text:span text:style-name="T14">&lt;head&gt;</text:span></text:span></text:p>
          <text:p text:style-name="P40"><text:span text:style-name="Source_20_Text"><text:span text:style-name="T16"><text:s text:c="8"/></text:span></text:span><text:span text:style-name="Source_20_Text"><text:span text:style-name="T14">&lt;meta <text:s/>charset="UTF-8"&gt;</text:span></text:span></text:p>
          <text:p text:style-name="P40"><text:span text:style-name="Source_20_Text"><text:span text:style-name="T16"><text:s text:c="8"/></text:span></text:span><text:span text:style-name="Source_20_Text"><text:span text:style-name="T14">&lt;meta <text:s/>name="viewport" <text:s/>content="width=device-width, initial-scale=1.0"&gt;</text:span></text:span></text:p>
          <text:p text:style-name="P40"><text:span text:style-name="Source_20_Text"><text:span text:style-name="T16"><text:s text:c="8"/></text:span></text:span><text:span text:style-name="Source_20_Text"><text:span text:style-name="T14">&lt;title&gt;Dessiner une balle&lt;/title&gt;</text:span></text:span></text:p>
          <text:p text:style-name="P40"><text:span text:style-name="Source_20_Text"><text:span text:style-name="T16"><text:s text:c="8"/></text:span></text:span><text:span text:style-name="Source_20_Text"><text:span text:style-name="T14">&lt;script <text:s/>src="main.js"&gt;&lt;/script&gt;</text:span></text:span></text:p>
          <text:p text:style-name="P40"><text:span text:style-name="Source_20_Text"><text:span text:style-name="T14">&lt;/head&gt;</text:span></text:span></text:p>
          <text:p text:style-name="P40"><text:span text:style-name="Source_20_Text"><text:span text:style-name="T14">&lt;body&gt;</text:span></text:span></text:p>
          <text:p text:style-name="P40"><text:span text:style-name="Source_20_Text"><text:span text:style-name="T16"><text:s text:c="8"/></text:span></text:span><text:span text:style-name="Source_20_Text"><text:span text:style-name="T14">&lt;canvas <text:s/>width="800" <text:s/>height="600" <text:s/>id="canvas"&gt;&lt;/canvas&gt;</text:span></text:span></text:p>
          <text:p text:style-name="P40"><text:span text:style-name="Source_20_Text"><text:span text:style-name="T14">&lt;/body&gt;</text:span></text:span></text:p>
          <text:p text:style-name="P40"><text:span text:style-name="Source_20_Text"><text:span text:style-name="T14">&lt;/html&gt;</text:span></text:span></text:p>
          <text:p text:style-name="P50"><text:span text:style-name="Strong_20_Emphasis"><text:span text:style-name="T1">Fichier JavaScript </text:span></text:span><text:span text:style-name="Strong_20_Emphasis"><text:span text:style-name="Source_20_Text"><text:span text:style-name="T9">main.js</text:span></text:span></text:span></text:p>
          <text:p text:style-name="P40"><text:span text:style-name="Source_20_Text"><text:span text:style-name="T14">'use strict';</text:span></text:span></text:p>
          <text:p text:style-name="P40"><text:span text:style-name="Source_20_Text"><text:span text:style-name="T14">document.addEventListener('DOMContentLoaded',function(){</text:span></text:span></text:p>
          <text:p text:style-name="P40"><text:span text:style-name="Source_20_Text"><text:span text:style-name="T16"><text:s text:c="8"/></text:span></text:span><text:span text:style-name="Source_20_Text"><text:span text:style-name="T14">// L'objet du DOM Canvas</text:span></text:span></text:p>
          <text:p text:style-name="P40"><text:span text:style-name="Source_20_Text"><text:span text:style-name="T16"><text:s text:c="8"/></text:span></text:span><text:span text:style-name="Source_20_Text"><text:span text:style-name="T14">let <text:s/>canvasDom <text:s/>= <text:s/>document.querySelector('#canvas');</text:span></text:span></text:p>
          <text:p text:style-name="P40"/>
          <text:p text:style-name="P40"><text:span text:style-name="Source_20_Text"><text:span text:style-name="T16"><text:s text:c="8"/></text:span></text:span><text:span text:style-name="Source_20_Text"><text:span text:style-name="T14">// Le context utilisé avec Canvas qui donne accès aux librairies de manipulation 2D</text:span></text:span></text:p>
          <text:p text:style-name="P40"><text:span text:style-name="Source_20_Text"><text:span text:style-name="T16"><text:s text:c="8"/></text:span></text:span><text:span text:style-name="Source_20_Text"><text:span text:style-name="T14">let <text:s/>ctx <text:s/>= <text:s/>canvasDom.getContext('2d');</text:span></text:span></text:p>
          <text:p text:style-name="P40"/>
          <text:p text:style-name="P40"><text:span text:style-name="Source_20_Text"><text:span text:style-name="T16"><text:s text:c="8"/></text:span></text:span><text:span text:style-name="Source_20_Text"><text:span text:style-name="T14">// On trace le contour (stroke) d'un rectangle</text:span></text:span></text:p>
          <text:p text:style-name="P40"><text:span text:style-name="Source_20_Text"><text:span text:style-name="T16"><text:s text:c="8"/></text:span></text:span><text:span text:style-name="Source_20_Text"><text:span text:style-name="T14">ctx.strokeRect(50, 50, 200, 150);</text:span></text:span></text:p>
          <text:p text:style-name="P40"/>
          <text:p text:style-name="P40"><text:span text:style-name="Source_20_Text"><text:span text:style-name="T16"><text:s text:c="8"/></text:span></text:span><text:span text:style-name="Source_20_Text"><text:span text:style-name="T14">// On dit au contexte que la couleur de contour (stroke) est rouge</text:span></text:span></text:p>
          <text:p text:style-name="P40"><text:span text:style-name="Source_20_Text"><text:span text:style-name="T16"><text:s text:c="8"/></text:span></text:span><text:span text:style-name="Source_20_Text"><text:span text:style-name="T14">ctx.strokeStyle <text:s/>= <text:s/>"#FF00DD";</text:span></text:span></text:p>
          <text:p text:style-name="P40"/>
          <text:p text:style-name="P40"><text:span text:style-name="Source_20_Text"><text:span text:style-name="T16"><text:s text:c="8"/></text:span></text:span><text:span text:style-name="Source_20_Text"><text:span text:style-name="T14">// On trace un nouveau rectangle dans le Canvas avec cette couleur de contour</text:span></text:span></text:p>
          <text:p text:style-name="P40"><text:span text:style-name="Source_20_Text"><text:span text:style-name="T16"><text:s text:c="8"/></text:span></text:span><text:span text:style-name="Source_20_Text"><text:span text:style-name="T14">ctx.strokeRect(50, 205, 200, 150);</text:span></text:span></text:p>
          <text:p text:style-name="P40"/>
          <text:p text:style-name="P40"><text:span text:style-name="Source_20_Text"><text:span text:style-name="T16"><text:s text:c="8"/></text:span></text:span><text:span text:style-name="Source_20_Text"><text:span text:style-name="T14">// On dit au contexte que la couleur de remplissage est rouge</text:span></text:span></text:p>
          <text:p text:style-name="P40"><text:span text:style-name="Source_20_Text"><text:span text:style-name="T16"><text:s text:c="8"/></text:span></text:span><text:span text:style-name="Source_20_Text"><text:span text:style-name="T14">ctx.fillStyle <text:s/>= <text:s/>"#FF0000";</text:span></text:span></text:p>
          <text:p text:style-name="P40"/>
          <text:p text:style-name="P40"><text:span text:style-name="Source_20_Text"><text:span text:style-name="T16"><text:s text:c="8"/></text:span></text:span><text:span text:style-name="Source_20_Text"><text:span text:style-name="T14">// On trace un nouveau rectangle rempli (fill) avec cette couleur (mais il n'a pas de contour)</text:span></text:span></text:p>
          <text:p text:style-name="P40"><text:span text:style-name="Source_20_Text"><text:span text:style-name="T16"><text:s text:c="8"/></text:span></text:span><text:span text:style-name="Source_20_Text"><text:span text:style-name="T14">ctx.fillRect(255, 205, 200, 150);</text:span></text:span></text:p>
          <text:p text:style-name="P40"><text:span text:style-name="Source_20_Text"><text:span text:style-name="T14">});</text:span></text:span></text:p>
          <text:section text:style-name="Sect1" text:name="exemple--%C3%A9crire-du-texte">
            <text:h text:style-name="P25" text:outline-level="2">Exemple : écrire du texte</text:h>
          </text:section>
          <text:p text:style-name="P50"><text:soft-page-break/><text:span text:style-name="T4">Comme pour le rectangle il existe des méthodes avec le context2D pour écrire du texte directement dans le Canvas. Les méthodes </text:span><text:span text:style-name="Source_20_Text"><text:span text:style-name="T7">fillText()</text:span></text:span><text:span text:style-name="T4"> et </text:span><text:span text:style-name="Source_20_Text"><text:span text:style-name="T7">strokeText()</text:span></text:span><text:span text:style-name="T4"> vont nous permettre d'écrire du texte plein ou seulement le contour. Les propriétés </text:span><text:span text:style-name="Source_20_Text"><text:span text:style-name="T7">font</text:span></text:span><text:span text:style-name="T4">, </text:span><text:span text:style-name="Source_20_Text"><text:span text:style-name="T7">textAlign</text:span></text:span><text:span text:style-name="T4"> et </text:span><text:span text:style-name="Source_20_Text"><text:span text:style-name="T7">textBaseline</text:span></text:span><text:span text:style-name="T4"> vont nous permettre de modifier l'apect de notre texte. Enfin nous l'avons vu avec le rectangle il existe des propriétés pour définir les couleurs de contour </text:span><text:span text:style-name="Source_20_Text"><text:span text:style-name="T7">strokeStyle</text:span></text:span><text:span text:style-name="T4">, de remplissage </text:span><text:span text:style-name="Source_20_Text"><text:span text:style-name="T7">fillStyle</text:span></text:span><text:span text:style-name="T4">...</text:span></text:p>
          <text:p text:style-name="P44">Pour cette exemple nous utilisons le même HTML que l'exemple 1.</text:p>
          <text:p text:style-name="P50"><text:span text:style-name="Strong_20_Emphasis"><text:span text:style-name="T1">Fichier JavaScript </text:span></text:span><text:span text:style-name="Strong_20_Emphasis"><text:span text:style-name="Source_20_Text"><text:span text:style-name="T9">main.js</text:span></text:span></text:span></text:p>
          <text:p text:style-name="P40"/>
          <text:p text:style-name="P40"><text:span text:style-name="Source_20_Text"><text:span text:style-name="T14">'use strict';</text:span></text:span></text:p>
          <text:p text:style-name="P40"/>
          <text:p text:style-name="P40"><text:span text:style-name="Source_20_Text"><text:span text:style-name="T14">// Nous allons écrire "HELLO WORLD !" avec 3 couleurs différentes</text:span></text:span></text:p>
          <text:p text:style-name="P40"/>
          <text:p text:style-name="P40"><text:span text:style-name="Source_20_Text"><text:span text:style-name="T14">document.addEventListener('DOMContentLoaded',function(){</text:span></text:span></text:p>
          <text:p text:style-name="P40"/>
          <text:p text:style-name="P40"><text:span text:style-name="Source_20_Text"><text:span text:style-name="T16"><text:s text:c="4"/></text:span></text:span><text:span text:style-name="Source_20_Text"><text:span text:style-name="T14">// L'objet du DOM Canvas</text:span></text:span></text:p>
          <text:p text:style-name="P40"><text:span text:style-name="Source_20_Text"><text:span text:style-name="T16"><text:s text:c="4"/></text:span></text:span><text:span text:style-name="Source_20_Text"><text:span text:style-name="T14">let canvasDom = document.querySelector('#canvas');</text:span></text:span></text:p>
          <text:p text:style-name="P40"/>
          <text:p text:style-name="P40"><text:span text:style-name="Source_20_Text"><text:span text:style-name="T16"><text:s text:c="4"/></text:span></text:span><text:span text:style-name="Source_20_Text"><text:span text:style-name="T14">// Le context utilisé avec Canvas qui donne accès aux librairies de manipulation 2D</text:span></text:span></text:p>
          <text:p text:style-name="P40"><text:span text:style-name="Source_20_Text"><text:span text:style-name="T16"><text:s text:c="4"/></text:span></text:span><text:span text:style-name="Source_20_Text"><text:span text:style-name="T14">let ctx = canvasDom.getContext('2d');</text:span></text:span></text:p>
          <text:p text:style-name="P40"><text:span text:style-name="Source_20_Text"><text:span text:style-name="T16"><text:s text:c="4"/></text:span></text:span></text:p>
          <text:p text:style-name="P40"><text:span text:style-name="Source_20_Text"><text:span text:style-name="T16"><text:s text:c="4"/></text:span></text:span><text:span text:style-name="Source_20_Text"><text:span text:style-name="T14">// On définie la police de caractère pour tous les textes</text:span></text:span></text:p>
          <text:p text:style-name="P40"><text:span text:style-name="Source_20_Text"><text:span text:style-name="T16"><text:s text:c="4"/></text:span></text:span><text:span text:style-name="Source_20_Text"><text:span text:style-name="T14">ctx.font = 'bold 18px Verdana';</text:span></text:span></text:p>
          <text:p text:style-name="P40"/>
          <text:p text:style-name="P40"><text:span text:style-name="Source_20_Text"><text:span text:style-name="T16"><text:s text:c="4"/></text:span></text:span><text:span text:style-name="Source_20_Text"><text:span text:style-name="T14">// Couleur pour écrire Hello</text:span></text:span></text:p>
          <text:p text:style-name="P40"><text:span text:style-name="Source_20_Text"><text:span text:style-name="T16"><text:s text:c="4"/></text:span></text:span><text:span text:style-name="Source_20_Text"><text:span text:style-name="T14">ctx.fillStyle ='#D125E6';</text:span></text:span></text:p>
          <text:p text:style-name="P40"/>
          <text:p text:style-name="P40"><text:span text:style-name="Source_20_Text"><text:span text:style-name="T16"><text:s text:c="4"/></text:span></text:span><text:span text:style-name="Source_20_Text"><text:span text:style-name="T14">// On ecrit Hello</text:span></text:span></text:p>
          <text:p text:style-name="P40"><text:span text:style-name="Source_20_Text"><text:span text:style-name="T16"><text:s text:c="4"/></text:span></text:span><text:span text:style-name="Source_20_Text"><text:span text:style-name="T14">ctx.fillText('Hello', 10, 50);</text:span></text:span></text:p>
          <text:p text:style-name="P40"/>
          <text:p text:style-name="P40"><text:span text:style-name="Source_20_Text"><text:span text:style-name="T16"><text:s text:c="4"/></text:span></text:span><text:span text:style-name="Source_20_Text"><text:span text:style-name="T14">// Couleur pour écrire World</text:span></text:span></text:p>
          <text:p text:style-name="P40"><text:span text:style-name="Source_20_Text"><text:span text:style-name="T16"><text:s text:c="4"/></text:span></text:span><text:span text:style-name="Source_20_Text"><text:span text:style-name="T14">ctx.fillStyle = '#2223F5';</text:span></text:span></text:p>
          <text:p text:style-name="P40"/>
          <text:p text:style-name="P40"><text:span text:style-name="Source_20_Text"><text:span text:style-name="T16"><text:s text:c="4"/></text:span></text:span><text:span text:style-name="Source_20_Text"><text:span text:style-name="T14">// On ecrit World et on se sert de la méthode `measureTexte` pour le place après Hello !</text:span></text:span></text:p>
          <text:p text:style-name="P40"><text:span text:style-name="Source_20_Text"><text:span text:style-name="T16"><text:s text:c="4"/></text:span></text:span><text:span text:style-name="Source_20_Text"><text:span text:style-name="T14">ctx.fillText('world', 10+ctx.measureText('Hello').width+10, 50);</text:span></text:span></text:p>
          <text:p text:style-name="P40"/>
          <text:p text:style-name="P40"><text:span text:style-name="Source_20_Text"><text:span text:style-name="T16"><text:s text:c="4"/></text:span></text:span><text:span text:style-name="Source_20_Text"><text:span text:style-name="T14">// Couleur pour écrire !</text:span></text:span></text:p>
          <text:p text:style-name="P40"><text:span text:style-name="Source_20_Text"><text:span text:style-name="T16"><text:s text:c="4"/></text:span></text:span><text:span text:style-name="Source_20_Text"><text:span text:style-name="T14">ctx.fillStyle = '#54D144';</text:span></text:span></text:p>
          <text:p text:style-name="P40"/>
          <text:p text:style-name="P40"><text:soft-page-break/><text:span text:style-name="Source_20_Text"><text:span text:style-name="T16"><text:s text:c="4"/></text:span></text:span><text:span text:style-name="Source_20_Text"><text:span text:style-name="T14">// On ecrit !</text:span></text:span></text:p>
          <text:p text:style-name="P40"><text:span text:style-name="Source_20_Text"><text:span text:style-name="T16"><text:s text:c="4"/></text:span></text:span><text:span text:style-name="Source_20_Text"><text:span text:style-name="T14">ctx.fillText('!', 10 +ctx.measureText('Hello').width + ctx.measureText('world').width+20, 50);</text:span></text:span></text:p>
          <text:p text:style-name="P40"><text:span text:style-name="Source_20_Text"><text:span text:style-name="T16"><text:s text:c="3"/></text:span></text:span></text:p>
          <text:p text:style-name="P40"><text:span text:style-name="Source_20_Text"><text:span text:style-name="T14">});</text:span></text:span></text:p>
          <text:section text:style-name="Sect1" text:name="exemple--incruster-une-image">
            <text:h text:style-name="P25" text:outline-level="2">Exemple : incruster une image</text:h>
          </text:section>
          <text:p text:style-name="P50"><text:span text:style-name="T4">Alors là rien de plus simple, la méthode </text:span><text:span text:style-name="Source_20_Text"><text:span text:style-name="T7">drawImage()</text:span></text:span><text:span text:style-name="T4"> va nous permettre d'écrire une image dans le </text:span><text:span text:style-name="Source_20_Text"><text:span text:style-name="T7">Canvas</text:span></text:span><text:span text:style-name="T4">. Petite subtilité tout de même </text:span><text:span text:style-name="Source_20_Text"><text:span text:style-name="T7">drawImage()</text:span></text:span><text:span text:style-name="T4"> doit recevoir en premier paramètre un objet du DOM qui est déjà chargé. Mais pas d'inquiétude JavaScript va nous permettre créer et charger une image pour cette méthode.</text:span></text:p>
          <text:p text:style-name="P44">Pour cette exemple nous utilisons le même HTML que l'exemple 1.</text:p>
          <text:p text:style-name="P40"><text:bookmark text:name="yui_3_17_2_1_1643795565297_30"/></text:p>
          <text:p text:style-name="P40"><text:span text:style-name="Source_20_Text"><text:span text:style-name="T14">'use strict';</text:span></text:span></text:p>
          <text:p text:style-name="P40"/>
          <text:p text:style-name="P40"><text:span text:style-name="Source_20_Text"><text:span text:style-name="T14">document.addEventListener('DOMContentLoaded', function () {</text:span></text:span></text:p>
          <text:p text:style-name="P40"/>
          <text:p text:style-name="P40"><text:span text:style-name="Source_20_Text"><text:span text:style-name="T16"><text:s text:c="4"/></text:span></text:span><text:span text:style-name="Source_20_Text"><text:span text:style-name="T14">// L'objet du DOM Canvas</text:span></text:span></text:p>
          <text:p text:style-name="P40"><text:span text:style-name="Source_20_Text"><text:span text:style-name="T16"><text:s text:c="4"/></text:span></text:span><text:span text:style-name="Source_20_Text"><text:span text:style-name="T14">let canvasDom = document.querySelector('#canvas');</text:span></text:span></text:p>
          <text:p text:style-name="P40"/>
          <text:p text:style-name="P40"><text:span text:style-name="Source_20_Text"><text:span text:style-name="T16"><text:s text:c="4"/></text:span></text:span><text:span text:style-name="Source_20_Text"><text:span text:style-name="T14">// Le context utilisé avec Canvas qui donne accès aux librairies de manipulation 2D</text:span></text:span></text:p>
          <text:p text:style-name="P40"><text:span text:style-name="Source_20_Text"><text:span text:style-name="T16"><text:s text:c="4"/></text:span></text:span><text:span text:style-name="Source_20_Text"><text:span text:style-name="T14">let ctx = canvasDom.getContext('2d');</text:span></text:span></text:p>
          <text:p text:style-name="P40"/>
          <text:p text:style-name="P40"><text:span text:style-name="Source_20_Text"><text:span text:style-name="T16"><text:s text:c="4"/></text:span></text:span><text:span text:style-name="Source_20_Text"><text:span text:style-name="T14">// On créer un nouvel Objet du DOM avec JS.</text:span></text:span></text:p>
          <text:p text:style-name="P40"><text:span text:style-name="Source_20_Text"><text:span text:style-name="T16"><text:s text:c="4"/></text:span></text:span><text:span text:style-name="Source_20_Text"><text:span text:style-name="T14">let myImg = new Image();</text:span></text:span></text:p>
          <text:p text:style-name="P40"/>
          <text:p text:style-name="P40"><text:span text:style-name="Source_20_Text"><text:span text:style-name="T16"><text:s text:c="4"/></text:span></text:span><text:span text:style-name="Source_20_Text"><text:span text:style-name="T14">// On définie la source de cette image</text:span></text:span></text:p>
          <text:p text:style-name="P40"><text:span text:style-name="Source_20_Text"><text:span text:style-name="T16"><text:s text:c="4"/></text:span></text:span><text:span text:style-name="Source_20_Text"><text:span text:style-name="T14">myImg.src = 'http://lorempixel.com/400/200/animals/';</text:span></text:span></text:p>
          <text:p text:style-name="P40"/>
          <text:p text:style-name="P40"><text:span text:style-name="Source_20_Text"><text:span text:style-name="T16"><text:s text:c="4"/></text:span></text:span><text:span text:style-name="Source_20_Text"><text:span text:style-name="T14">// Quand l'image est chargée par le navigateur on la place dans le Canvas</text:span></text:span></text:p>
          <text:p text:style-name="P40"><text:span text:style-name="Source_20_Text"><text:span text:style-name="T16"><text:s text:c="4"/></text:span></text:span><text:span text:style-name="Source_20_Text"><text:span text:style-name="T14">myImg.onload = function () {</text:span></text:span></text:p>
          <text:p text:style-name="P40"><text:span text:style-name="Source_20_Text"><text:span text:style-name="T16"><text:s text:c="8"/></text:span></text:span><text:span text:style-name="Source_20_Text"><text:span text:style-name="T14">//On place l'image</text:span></text:span></text:p>
          <text:p text:style-name="P40"><text:span text:style-name="Source_20_Text"><text:span text:style-name="T16"><text:s text:c="8"/></text:span></text:span><text:span text:style-name="Source_20_Text"><text:span text:style-name="T14">ctx.drawImage(myImg,10,10);</text:span></text:span></text:p>
          <text:p text:style-name="P40"><text:span text:style-name="Source_20_Text"><text:span text:style-name="T16"><text:s text:c="4"/></text:span></text:span><text:span text:style-name="Source_20_Text"><text:span text:style-name="T14">};</text:span></text:span></text:p>
          <text:p text:style-name="P40"/>
          <text:p text:style-name="P40"><text:span text:style-name="Source_20_Text"><text:span text:style-name="T16"><text:s text:c="4"/></text:span></text:span><text:span text:style-name="Source_20_Text"><text:span text:style-name="T14">// Mais c'est un peu long tout ça si on veut ajouter plusieurs images</text:span></text:span></text:p>
          <text:p text:style-name="P40"><text:span text:style-name="Source_20_Text"><text:span text:style-name="T16"><text:s text:c="4"/></text:span></text:span><text:span text:style-name="Source_20_Text"><text:span text:style-name="T14">// Et pourquoi ne pas créer notre fonction pour ajouter facilement plusieurs images</text:span></text:span></text:p>
          <text:p text:style-name="P40"><text:span text:style-name="Source_20_Text"><text:span text:style-name="T16"><text:s text:c="4"/></text:span></text:span><text:span text:style-name="Source_20_Text"><text:span text:style-name="T14">addImage('http://lorempixel.com/400/200/animals/?20', 400, 10, ctx);</text:span></text:span></text:p>
          <text:p text:style-name="P40"><text:span text:style-name="Source_20_Text"><text:span text:style-name="T16"><text:s text:c="4"/></text:span></text:span><text:span text:style-name="Source_20_Text"><text:span text:style-name="T14">addImage('http://lorempixel.com/400/200/animals/?80', 10, 200, ctx);</text:span></text:span></text:p>
          <text:p text:style-name="P40"/>
          <text:p text:style-name="P40"><text:soft-page-break/><text:span text:style-name="Source_20_Text"><text:span text:style-name="T14">});</text:span></text:span></text:p>
          <text:p text:style-name="P40"/>
          <text:p text:style-name="P40"><text:span text:style-name="Source_20_Text"><text:span text:style-name="T14">/** Ajoute une image à un context2D</text:span></text:span></text:p>
          <text:p text:style-name="P40"><text:span text:style-name="Source_20_Text"><text:span text:style-name="T16"><text:s/></text:span></text:span><text:span text:style-name="Source_20_Text"><text:span text:style-name="T14">* @param {string} src source de l'image</text:span></text:span></text:p>
          <text:p text:style-name="P40"><text:span text:style-name="Source_20_Text"><text:span text:style-name="T16"><text:s/></text:span></text:span><text:span text:style-name="Source_20_Text"><text:span text:style-name="T14">* @param {integer} posX position X de l'image dans le Canvas</text:span></text:span></text:p>
          <text:p text:style-name="P40"><text:span text:style-name="Source_20_Text"><text:span text:style-name="T16"><text:s/></text:span></text:span><text:span text:style-name="Source_20_Text"><text:span text:style-name="T14">* @param {integer} posY position Y de l'image dans le Canvas</text:span></text:span></text:p>
          <text:p text:style-name="P40"><text:span text:style-name="Source_20_Text"><text:span text:style-name="T16"><text:s/></text:span></text:span><text:span text:style-name="Source_20_Text"><text:span text:style-name="T14">* @param {CanvasRenderingContext2D} ctx le context lié à notre Canvas</text:span></text:span></text:p>
          <text:p text:style-name="P40"><text:span text:style-name="Source_20_Text"><text:span text:style-name="T16"><text:s/></text:span></text:span><text:span text:style-name="Source_20_Text"><text:span text:style-name="T14">*/</text:span></text:span></text:p>
          <text:p text:style-name="P40"><text:span text:style-name="Source_20_Text"><text:span text:style-name="T14">function addImage(src, posX, posY, ctx)</text:span></text:span></text:p>
          <text:p text:style-name="P40"><text:span text:style-name="Source_20_Text"><text:span text:style-name="T14">{</text:span></text:span></text:p>
          <text:p text:style-name="P40"><text:span text:style-name="Source_20_Text"><text:span text:style-name="T16"><text:s text:c="4"/></text:span></text:span><text:span text:style-name="Source_20_Text"><text:span text:style-name="T14">// On créer un nouvel Objet du DOM avec JS (HTMLImageElement).</text:span></text:span></text:p>
          <text:p text:style-name="P40"><text:span text:style-name="Source_20_Text"><text:span text:style-name="T16"><text:s text:c="4"/></text:span></text:span><text:span text:style-name="Source_20_Text"><text:span text:style-name="T14">let myImg = new Image(); // absolument équivalent à la création d'un noeud &lt;img&gt; avec document.createElement('img').</text:span></text:span></text:p>
          <text:p text:style-name="P40"/>
          <text:p text:style-name="P40"><text:span text:style-name="Source_20_Text"><text:span text:style-name="T16"><text:s text:c="4"/></text:span></text:span><text:span text:style-name="Source_20_Text"><text:span text:style-name="T14">// On définie la source de cette image</text:span></text:span></text:p>
          <text:p text:style-name="P40"><text:span text:style-name="Source_20_Text"><text:span text:style-name="T16"><text:s text:c="4"/></text:span></text:span><text:span text:style-name="Source_20_Text"><text:span text:style-name="T14">myImg.src = src;</text:span></text:span></text:p>
          <text:p text:style-name="P40"/>
          <text:p text:style-name="P40"><text:span text:style-name="Source_20_Text"><text:span text:style-name="T16"><text:s text:c="4"/></text:span></text:span><text:span text:style-name="Source_20_Text"><text:span text:style-name="T14">// Quand l'image est chargée par le navigateur on la place dans le Canvas</text:span></text:span></text:p>
          <text:p text:style-name="P40"><text:span text:style-name="Source_20_Text"><text:span text:style-name="T16"><text:s text:c="4"/></text:span></text:span><text:span text:style-name="Source_20_Text"><text:span text:style-name="T14">myImg.onload = function () {</text:span></text:span></text:p>
          <text:p text:style-name="P40"><text:span text:style-name="Source_20_Text"><text:span text:style-name="T16"><text:s text:c="8"/></text:span></text:span><text:span text:style-name="Source_20_Text"><text:span text:style-name="T14">//On place l'image</text:span></text:span></text:p>
          <text:p text:style-name="P40"><text:span text:style-name="Source_20_Text"><text:span text:style-name="T16"><text:s text:c="8"/></text:span></text:span><text:span text:style-name="Source_20_Text"><text:span text:style-name="T14">ctx.drawImage(myImg, posX, posY);</text:span></text:span></text:p>
          <text:p text:style-name="P40"><text:span text:style-name="Source_20_Text"><text:span text:style-name="T16"><text:s text:c="4"/></text:span></text:span><text:span text:style-name="Source_20_Text"><text:span text:style-name="T14">};</text:span></text:span></text:p>
          <text:p text:style-name="P40"><text:span text:style-name="Source_20_Text"><text:span text:style-name="T14">}</text:span></text:span></text:p>
          <text:section text:style-name="Sect1" text:name="exemple--animer-un-%C3%A9l%C3%A9ment-avec-le-clavier">
            <text:h text:style-name="P25" text:outline-level="2">Exemple : animer un élément avec le clavier.</text:h>
          </text:section>
          <text:p text:style-name="P50"><text:span text:style-name="T4">Nous allons permettre le déplacement d'un carré à l'aide des touches du clavier, dans toutes les directions, jusqu'à la limite du </text:span><text:span text:style-name="Source_20_Text"><text:span text:style-name="T7">Canvas</text:span></text:span><text:span text:style-name="T4">.</text:span></text:p>
          <text:p text:style-name="P50"><text:span text:style-name="T3">Pour cette exemple nous utilisons le même HTML que l'exemple 1. Vous pouvez réduire le </text:span><text:span text:style-name="Source_20_Text"><text:span text:style-name="T6">Canvas</text:span></text:span><text:span text:style-name="T3"> pour faire vos tests de collision de bordure.</text:span></text:p>
          <text:p text:style-name="P40"/>
          <text:p text:style-name="P40"><text:span text:style-name="Source_20_Text"><text:span text:style-name="T14">'use strict';</text:span></text:span></text:p>
          <text:p text:style-name="P40"/>
          <text:p text:style-name="P40"><text:span text:style-name="Source_20_Text"><text:span text:style-name="T14">// On défini le propriété de notre carré que l'on va dessiner dans un objet</text:span></text:span></text:p>
          <text:p text:style-name="P40"><text:span text:style-name="Source_20_Text"><text:span text:style-name="T14">let square = {</text:span></text:span></text:p>
          <text:p text:style-name="P40"><text:span text:style-name="Source_20_Text"><text:span text:style-name="T16"><text:s text:c="4"/></text:span></text:span><text:span text:style-name="Source_20_Text"><text:span text:style-name="T14">color: "#FF0000",</text:span></text:span></text:p>
          <text:p text:style-name="P40"><text:span text:style-name="Source_20_Text"><text:span text:style-name="T16"><text:s text:c="4"/></text:span></text:span><text:span text:style-name="Source_20_Text"><text:span text:style-name="T14">length:20,</text:span></text:span></text:p>
          <text:p text:style-name="P40"><text:span text:style-name="Source_20_Text"><text:span text:style-name="T16"><text:s text:c="4"/></text:span></text:span><text:span text:style-name="Source_20_Text"><text:span text:style-name="T14">x:10,</text:span></text:span></text:p>
          <text:p text:style-name="P40"><text:span text:style-name="Source_20_Text"><text:span text:style-name="T16"><text:s text:c="4"/></text:span></text:span><text:span text:style-name="Source_20_Text"><text:span text:style-name="T14">y:10</text:span></text:span></text:p>
          <text:p text:style-name="P40"><text:span text:style-name="Source_20_Text"><text:span text:style-name="T14">};</text:span></text:span></text:p>
          <text:p text:style-name="P40"><text:soft-page-break/></text:p>
          <text:p text:style-name="P40"><text:span text:style-name="Source_20_Text"><text:span text:style-name="T14">// Notre context et notre Canvas sont définis dans le Scope global pour un accès par nos fonctions</text:span></text:span></text:p>
          <text:p text:style-name="P40"><text:span text:style-name="Source_20_Text"><text:span text:style-name="T14">let canvasDom;</text:span></text:span></text:p>
          <text:p text:style-name="P40"><text:span text:style-name="Source_20_Text"><text:span text:style-name="T14">let ctx;</text:span></text:span></text:p>
          <text:p text:style-name="P40"/>
          <text:p text:style-name="P40"/>
          <text:p text:style-name="P40"><text:span text:style-name="Source_20_Text"><text:span text:style-name="T14">// Dès que le DOM est chargé on commence</text:span></text:span></text:p>
          <text:p text:style-name="P40"><text:span text:style-name="Source_20_Text"><text:span text:style-name="T14">document.addEventListener('DOMContentLoaded', function () {</text:span></text:span></text:p>
          <text:p text:style-name="P40"/>
          <text:p text:style-name="P40"><text:span text:style-name="Source_20_Text"><text:span text:style-name="T16"><text:s text:c="4"/></text:span></text:span><text:span text:style-name="Source_20_Text"><text:span text:style-name="T14">// L'objet du DOM Canvas</text:span></text:span></text:p>
          <text:p text:style-name="P40"><text:span text:style-name="Source_20_Text"><text:span text:style-name="T16"><text:s text:c="4"/></text:span></text:span><text:span text:style-name="Source_20_Text"><text:span text:style-name="T14">canvasDom = document.querySelector('#canvas');</text:span></text:span></text:p>
          <text:p text:style-name="P40"/>
          <text:p text:style-name="P40"><text:span text:style-name="Source_20_Text"><text:span text:style-name="T16"><text:s text:c="4"/></text:span></text:span><text:span text:style-name="Source_20_Text"><text:span text:style-name="T14">// Le context utilisé avec Canvas qui donne accès aux librairies de manipulation 2D</text:span></text:span></text:p>
          <text:p text:style-name="P40"><text:span text:style-name="Source_20_Text"><text:span text:style-name="T16"><text:s text:c="4"/></text:span></text:span><text:span text:style-name="Source_20_Text"><text:span text:style-name="T14">ctx = canvasDom.getContext('2d');</text:span></text:span></text:p>
          <text:p text:style-name="P40"/>
          <text:p text:style-name="P40"><text:span text:style-name="Source_20_Text"><text:span text:style-name="T16"><text:s text:c="4"/></text:span></text:span><text:span text:style-name="Source_20_Text"><text:span text:style-name="T14">// On dessine notre carré la première fois</text:span></text:span></text:p>
          <text:p text:style-name="P40"><text:span text:style-name="Source_20_Text"><text:span text:style-name="T16"><text:s text:c="4"/></text:span></text:span><text:span text:style-name="Source_20_Text"><text:span text:style-name="T14">displaySquare();</text:span></text:span></text:p>
          <text:p text:style-name="P40"/>
          <text:p text:style-name="P40"><text:span text:style-name="Source_20_Text"><text:span text:style-name="T16"><text:s text:c="4"/></text:span></text:span><text:span text:style-name="Source_20_Text"><text:span text:style-name="T14">//Maintenant on met un évent pour savoir si l'utilisateur apuie sur une flèche du clavier </text:span></text:span></text:p>
          <text:p text:style-name="P40"><text:span text:style-name="Source_20_Text"><text:span text:style-name="T16"><text:s text:c="4"/></text:span></text:span><text:span text:style-name="Source_20_Text"><text:span text:style-name="T14">document.addEventListener('keydown', moveSquare);</text:span></text:span></text:p>
          <text:p text:style-name="P40"/>
          <text:p text:style-name="P40"><text:span text:style-name="Source_20_Text"><text:span text:style-name="T14">});</text:span></text:span></text:p>
          <text:p text:style-name="P40"/>
          <text:p text:style-name="P40"><text:span text:style-name="Source_20_Text"><text:span text:style-name="T14">/** Gestionnaire dévènement clavier</text:span></text:span></text:p>
          <text:p text:style-name="P40"><text:span text:style-name="Source_20_Text"><text:span text:style-name="T16"><text:s/></text:span></text:span><text:span text:style-name="Source_20_Text"><text:span text:style-name="T14">* @param {event} e l'évènement keydow</text:span></text:span></text:p>
          <text:p text:style-name="P40"><text:span text:style-name="Source_20_Text"><text:span text:style-name="T16"><text:s/></text:span></text:span><text:span text:style-name="Source_20_Text"><text:span text:style-name="T14">*/</text:span></text:span></text:p>
          <text:p text:style-name="P40"><text:span text:style-name="Source_20_Text"><text:span text:style-name="T14">function moveSquare(e)</text:span></text:span></text:p>
          <text:p text:style-name="P40"><text:span text:style-name="Source_20_Text"><text:span text:style-name="T14">{</text:span></text:span></text:p>
          <text:p text:style-name="P40"><text:span text:style-name="Source_20_Text"><text:span text:style-name="T16"><text:s text:c="4"/></text:span></text:span><text:span text:style-name="Source_20_Text"><text:span text:style-name="T14">// on détecte la touche et la direction puis on change les coordonnées</text:span></text:span></text:p>
          <text:p text:style-name="P40"><text:span text:style-name="Source_20_Text"><text:span text:style-name="T16"><text:s text:c="4"/></text:span></text:span><text:span text:style-name="Source_20_Text"><text:span text:style-name="T14">switch(e.key)</text:span></text:span></text:p>
          <text:p text:style-name="P40"><text:span text:style-name="Source_20_Text"><text:span text:style-name="T16"><text:s text:c="4"/></text:span></text:span><text:span text:style-name="Source_20_Text"><text:span text:style-name="T14">{</text:span></text:span></text:p>
          <text:p text:style-name="P40"><text:span text:style-name="Source_20_Text"><text:span text:style-name="T16"><text:s text:c="8"/></text:span></text:span><text:span text:style-name="Source_20_Text"><text:span text:style-name="T14">case 'ArrowRight':</text:span></text:span></text:p>
          <text:p text:style-name="P40"><text:span text:style-name="Source_20_Text"><text:span text:style-name="T16"><text:s text:c="12"/></text:span></text:span><text:span text:style-name="Source_20_Text"><text:span text:style-name="T14">if (square.x + square.length &lt; canvasDom.width ) square.x++;</text:span></text:span></text:p>
          <text:p text:style-name="P40"><text:span text:style-name="Source_20_Text"><text:span text:style-name="T16"><text:s text:c="12"/></text:span></text:span><text:span text:style-name="Source_20_Text"><text:span text:style-name="T14">break;</text:span></text:span></text:p>
          <text:p text:style-name="P40"><text:span text:style-name="Source_20_Text"><text:span text:style-name="T16"><text:s text:c="8"/></text:span></text:span><text:span text:style-name="Source_20_Text"><text:span text:style-name="T14">case 'ArrowLeft':</text:span></text:span></text:p>
          <text:p text:style-name="P40"><text:span text:style-name="Source_20_Text"><text:span text:style-name="T16"><text:s text:c="12"/></text:span></text:span><text:span text:style-name="Source_20_Text"><text:span text:style-name="T14">if (square.x &gt; 0) square.x--;</text:span></text:span></text:p>
          <text:p text:style-name="P40"><text:span text:style-name="Source_20_Text"><text:span text:style-name="T16"><text:s text:c="12"/></text:span></text:span><text:span text:style-name="Source_20_Text"><text:span text:style-name="T14">break;</text:span></text:span></text:p>
          <text:p text:style-name="P40"><text:span text:style-name="Source_20_Text"><text:span text:style-name="T16"><text:s text:c="8"/></text:span></text:span><text:span text:style-name="Source_20_Text"><text:span text:style-name="T14">case 'ArrowUp':</text:span></text:span></text:p>
          <text:p text:style-name="P40"><text:span text:style-name="Source_20_Text"><text:span text:style-name="T16"><text:s text:c="12"/></text:span></text:span><text:span text:style-name="Source_20_Text"><text:span text:style-name="T14">if (square.y &gt; 0) square.y--;</text:span></text:span></text:p>
          <text:p text:style-name="P40"><text:soft-page-break/><text:span text:style-name="Source_20_Text"><text:span text:style-name="T16"><text:s text:c="12"/></text:span></text:span><text:span text:style-name="Source_20_Text"><text:span text:style-name="T14">break;</text:span></text:span></text:p>
          <text:p text:style-name="P40"><text:span text:style-name="Source_20_Text"><text:span text:style-name="T16"><text:s text:c="8"/></text:span></text:span><text:span text:style-name="Source_20_Text"><text:span text:style-name="T14">case 'ArrowDown':</text:span></text:span></text:p>
          <text:p text:style-name="P40"><text:span text:style-name="Source_20_Text"><text:span text:style-name="T16"><text:s text:c="12"/></text:span></text:span><text:span text:style-name="Source_20_Text"><text:span text:style-name="T14">if (square.y + square.length &lt; canvasDom.height) square.y++;</text:span></text:span></text:p>
          <text:p text:style-name="P40"><text:span text:style-name="Source_20_Text"><text:span text:style-name="T16"><text:s text:c="12"/></text:span></text:span><text:span text:style-name="Source_20_Text"><text:span text:style-name="T14">break;</text:span></text:span></text:p>
          <text:p text:style-name="P40"><text:span text:style-name="Source_20_Text"><text:span text:style-name="T16"><text:s text:c="4"/></text:span></text:span><text:span text:style-name="Source_20_Text"><text:span text:style-name="T14">}</text:span></text:span></text:p>
          <text:p text:style-name="P40"/>
          <text:p text:style-name="P40"><text:span text:style-name="Source_20_Text"><text:span text:style-name="T16"><text:s text:c="4"/></text:span></text:span><text:span text:style-name="Source_20_Text"><text:span text:style-name="T14">// On dessine notre carré </text:span></text:span></text:p>
          <text:p text:style-name="P40"><text:span text:style-name="Source_20_Text"><text:span text:style-name="T16"><text:s text:c="4"/></text:span></text:span><text:span text:style-name="Source_20_Text"><text:span text:style-name="T14">displaySquare();</text:span></text:span></text:p>
          <text:p text:style-name="P40"><text:span text:style-name="Source_20_Text"><text:span text:style-name="T14">}</text:span></text:span></text:p>
          <text:p text:style-name="P40"/>
          <text:p text:style-name="P40"/>
          <text:p text:style-name="P40"><text:span text:style-name="Source_20_Text"><text:span text:style-name="T14">/** Fonction qui affiche le carré avec ces coordonnées et la couleur défini dans le contexte</text:span></text:span></text:p>
          <text:p text:style-name="P40"><text:span text:style-name="Source_20_Text"><text:span text:style-name="T16"><text:s/></text:span></text:span><text:span text:style-name="Source_20_Text"><text:span text:style-name="T14">* </text:span></text:span></text:p>
          <text:p text:style-name="P40"><text:span text:style-name="Source_20_Text"><text:span text:style-name="T16"><text:s/></text:span></text:span><text:span text:style-name="Source_20_Text"><text:span text:style-name="T14">*/</text:span></text:span></text:p>
          <text:p text:style-name="P40"><text:span text:style-name="Source_20_Text"><text:span text:style-name="T14">function displaySquare()</text:span></text:span></text:p>
          <text:p text:style-name="P40"><text:span text:style-name="Source_20_Text"><text:span text:style-name="T14">{</text:span></text:span></text:p>
          <text:p text:style-name="P40"><text:span text:style-name="Source_20_Text"><text:span text:style-name="T16"><text:s text:c="8"/></text:span></text:span><text:span text:style-name="Source_20_Text"><text:span text:style-name="T14">// On vide le Canvas avant de redessiner</text:span></text:span></text:p>
          <text:p text:style-name="P40"><text:span text:style-name="Source_20_Text"><text:span text:style-name="T16"><text:s text:c="4"/></text:span></text:span><text:span text:style-name="Source_20_Text"><text:span text:style-name="T14">ctx.clearRect(0, 0, canvasDom.width, canvasDom.height);</text:span></text:span></text:p>
          <text:p text:style-name="P40"/>
          <text:p text:style-name="P40"><text:span text:style-name="Source_20_Text"><text:span text:style-name="T16"><text:s text:c="4"/></text:span></text:span><text:span text:style-name="Source_20_Text"><text:span text:style-name="T14">// On dit au contexte que la couleur de remplissage est gris</text:span></text:span></text:p>
          <text:p text:style-name="P40"><text:span text:style-name="Source_20_Text"><text:span text:style-name="T16"><text:s text:c="4"/></text:span></text:span><text:span text:style-name="Source_20_Text"><text:span text:style-name="T14">ctx.fillStyle = '#DDDDDD';</text:span></text:span></text:p>
          <text:p text:style-name="P40"><text:span text:style-name="Source_20_Text"><text:span text:style-name="T16"><text:s text:c="4"/></text:span></text:span><text:span text:style-name="Source_20_Text"><text:span text:style-name="T14">// On rempli le Canvas de gris</text:span></text:span></text:p>
          <text:p text:style-name="P40"><text:span text:style-name="Source_20_Text"><text:span text:style-name="T16"><text:s text:c="4"/></text:span></text:span><text:span text:style-name="Source_20_Text"><text:span text:style-name="T14">ctx.fillRect(0, 0, canvasDom.width, canvasDom.height);</text:span></text:span></text:p>
          <text:p text:style-name="P40"/>
          <text:p text:style-name="P40"><text:span text:style-name="Source_20_Text"><text:span text:style-name="T16"><text:s text:c="4"/></text:span></text:span><text:span text:style-name="Source_20_Text"><text:span text:style-name="T14">// On dit au contexte que la couleur de remplissage est rouge</text:span></text:span></text:p>
          <text:p text:style-name="P40"><text:span text:style-name="Source_20_Text"><text:span text:style-name="T16"><text:s text:c="4"/></text:span></text:span><text:span text:style-name="Source_20_Text"><text:span text:style-name="T14">ctx.fillStyle = square.color;</text:span></text:span></text:p>
          <text:p text:style-name="P40"/>
          <text:p text:style-name="P40"><text:span text:style-name="Source_20_Text"><text:span text:style-name="T16"><text:s text:c="4"/></text:span></text:span><text:span text:style-name="Source_20_Text"><text:span text:style-name="T14">// On trace un nouveau carré rempli (fill) avec cette couleur</text:span></text:span></text:p>
          <text:p text:style-name="P40"><text:span text:style-name="Source_20_Text"><text:span text:style-name="T16"><text:s text:c="4"/></text:span></text:span><text:span text:style-name="Source_20_Text"><text:span text:style-name="T14">ctx.fillRect(square.x, square.y, square.length, square.length);</text:span></text:span></text:p>
          <text:p text:style-name="P40"><text:span text:style-name="Source_20_Text"><text:span text:style-name="T14">}</text:span></text:span></text:p>
          <text:section text:style-name="Sect1" text:name="exemple--remplacer-le-carr%C3%A9-par-un-cercle">
            <text:h text:style-name="P25" text:outline-level="2">Exemple : Remplacer le carré par un cercle</text:h>
          </text:section>
          <text:p text:style-name="P50"><text:span text:style-name="T4">Nous allons ici voir une nouvelle notion. La notion de </text:span><text:span text:style-name="Source_20_Text"><text:span text:style-name="T7">path</text:span></text:span><text:span text:style-name="T4"> (chemin, tracé), qui va nous permettre de relier des points. En effet hormis le rectagle et le texte, pour toutes les autres forme nous allons devoir :</text:span></text:p>
          <text:list xml:id="list3535062532" text:style-name="L17">
            <text:list-item>
              <text:p text:style-name="P111"><text:span text:style-name="T3">commencer un tracé : </text:span><text:span text:style-name="Source_20_Text"><text:span text:style-name="T6">beginPath()</text:span></text:span></text:p>
            </text:list-item>
            <text:list-item>
              <text:p text:style-name="P111"><text:span text:style-name="T3">définir des points et relier des points : </text:span><text:span text:style-name="Source_20_Text"><text:span text:style-name="T6">lineTo()</text:span></text:span><text:span text:style-name="T3"> (relier deux points), </text:span><text:span text:style-name="Source_20_Text"><text:span text:style-name="T6">moveTo()</text:span></text:span><text:span text:style-name="T3"> (se déplacer à un point spécifique), </text:span><text:span text:style-name="Source_20_Text"><text:span text:style-name="T6">arc()</text:span></text:span><text:span text:style-name="T3"> (dessiner un arc, un cercle) ...</text:span></text:p>
            </text:list-item>
            <text:list-item>
              <text:p text:style-name="P111"><text:span text:style-name="T3">eventuellement remplir l'intérieur </text:span><text:span text:style-name="Source_20_Text"><text:span text:style-name="T6">fill()</text:span></text:span><text:span text:style-name="T3"> ou dessiner le contour </text:span><text:span text:style-name="Source_20_Text"><text:span text:style-name="T6">stroke()</text:span></text:span></text:p>
            </text:list-item>
          </text:list>
          <text:p text:style-name="P50"><text:soft-page-break/><text:span text:style-name="T3">Pour remplacer notre carré par un cercle nous allons modifier notre variable </text:span><text:span text:style-name="Source_20_Text"><text:span text:style-name="T6">square</text:span></text:span><text:span text:style-name="T3"> par </text:span><text:span text:style-name="Source_20_Text"><text:span text:style-name="T6">circle</text:span></text:span><text:span text:style-name="T3"> et modifier notre fonction </text:span><text:span text:style-name="Source_20_Text"><text:span text:style-name="T6">displaySquare()</text:span></text:span><text:span text:style-name="T3"> par </text:span><text:span text:style-name="Source_20_Text"><text:span text:style-name="T6">displayCircle()</text:span></text:span><text:span text:style-name="T3"> et notre fonction </text:span><text:span text:style-name="Source_20_Text"><text:span text:style-name="T6">moveSquare</text:span></text:span><text:span text:style-name="T3"> par </text:span><text:span text:style-name="Source_20_Text"><text:span text:style-name="T6">moveCircle</text:span></text:span></text:p>
          <text:p text:style-name="P44">```JavaScript</text:p>
          <text:p text:style-name="P44">'use strict';</text:p>
          <text:p text:style-name="P44">// On défini le propriété de notre cercle que l'on va dessiner dans un objet let circle = {</text:p>
          <text:p text:style-name="P40"><text:span text:style-name="Source_20_Text"><text:span text:style-name="T14">color: "#FF0000",</text:span></text:span></text:p>
          <text:p text:style-name="P40"><text:span text:style-name="Source_20_Text"><text:span text:style-name="T14">radius:10,</text:span></text:span></text:p>
          <text:p text:style-name="P40"><text:span text:style-name="Source_20_Text"><text:span text:style-name="T14">x:20,</text:span></text:span></text:p>
          <text:p text:style-name="P40"><text:span text:style-name="Source_20_Text"><text:span text:style-name="T14">y:20</text:span></text:span></text:p>
          <text:p text:style-name="P44">};</text:p>
          <text:p text:style-name="P44">// Notre context et notre Canvas sont définis dans le Scope global pour un accès par nos fonctions let canvasDom; let ctx;</text:p>
          <text:p text:style-name="P44">// Dès que le DOM est chargé on commence document.addEventListener('DOMContentLoaded', function () {</text:p>
          <text:p text:style-name="P40"><text:span text:style-name="Source_20_Text"><text:span text:style-name="T14">// L'objet du DOM Canvas</text:span></text:span></text:p>
          <text:p text:style-name="P40"><text:span text:style-name="Source_20_Text"><text:span text:style-name="T14">canvasDom = document.querySelector('#canvas');</text:span></text:span></text:p>
          <text:p text:style-name="P40"/>
          <text:p text:style-name="P40"><text:span text:style-name="Source_20_Text"><text:span text:style-name="T14">// Le context utilisé avec Canvas qui donne accès aux librairies de manipulation 2D</text:span></text:span></text:p>
          <text:p text:style-name="P40"><text:span text:style-name="Source_20_Text"><text:span text:style-name="T14">ctx = canvasDom.getContext('2d');</text:span></text:span></text:p>
          <text:p text:style-name="P40"/>
          <text:p text:style-name="P40"><text:span text:style-name="Source_20_Text"><text:span text:style-name="T14">// On dessine notre cercle la première fois</text:span></text:span></text:p>
          <text:p text:style-name="P40"><text:span text:style-name="Source_20_Text"><text:span text:style-name="T14">displayCircle();</text:span></text:span></text:p>
          <text:p text:style-name="P40"/>
          <text:p text:style-name="P40"><text:span text:style-name="Source_20_Text"><text:span text:style-name="T14">//Maintenant on met un évent pour savoir si l'utilisateur apuie sur une flèche du clavier </text:span></text:span></text:p>
          <text:p text:style-name="P40"><text:span text:style-name="Source_20_Text"><text:span text:style-name="T14">document.addEventListener('keydown', moveCircle);</text:span></text:span></text:p>
          <text:p text:style-name="P44">});</text:p>
          <text:p text:style-name="P44">/** Gestionnaire d'évènement clavier</text:p>
          <text:list xml:id="list4234883247" text:style-name="L18">
            <text:list-item>
              <text:p text:style-name="P112"><text:a xlink:type="simple" xlink:href="https://cours.3wa.fr/param" text:style-name="Internet_20_link" text:visited-style-name="Visited_20_Internet_20_Link"><text:span text:style-name="T22">@param</text:span></text:a><text:span text:style-name="T3"> {event} e l'évènement keydown */ function moveCircle(e) {</text:span></text:p>
              <text:p text:style-name="P81">// on détecte la touche et la direction puis on change les coordonnées switch(e.key) {</text:p>
              <text:p text:style-name="P71"><text:span text:style-name="Source_20_Text"><text:span text:style-name="T14">case 'ArrowRight':</text:span></text:span></text:p>
              <text:p text:style-name="P71"><text:span text:style-name="Source_20_Text"><text:span text:style-name="T16"><text:s text:c="4"/></text:span></text:span><text:span text:style-name="Source_20_Text"><text:span text:style-name="T14">if (circle.x + circle.radius &lt; canvasDom.width) circle.x++;</text:span></text:span></text:p>
              <text:p text:style-name="P71"><text:span text:style-name="Source_20_Text"><text:span text:style-name="T16"><text:s text:c="4"/></text:span></text:span><text:span text:style-name="Source_20_Text"><text:span text:style-name="T14">break;</text:span></text:span></text:p>
              <text:p text:style-name="P71"><text:span text:style-name="Source_20_Text"><text:span text:style-name="T14">case 'ArrowLeft':</text:span></text:span></text:p>
              <text:p text:style-name="P71"><text:span text:style-name="Source_20_Text"><text:span text:style-name="T16"><text:s text:c="4"/></text:span></text:span><text:span text:style-name="Source_20_Text"><text:span text:style-name="T14">if (circle.x - circle.radius &gt; 0) circle.x--;</text:span></text:span></text:p>
              <text:p text:style-name="P71"><text:span text:style-name="Source_20_Text"><text:span text:style-name="T16"><text:s text:c="4"/></text:span></text:span><text:span text:style-name="Source_20_Text"><text:span text:style-name="T14">break;</text:span></text:span></text:p>
              <text:p text:style-name="P71"><text:soft-page-break/><text:span text:style-name="Source_20_Text"><text:span text:style-name="T14">case 'ArrowUp':</text:span></text:span></text:p>
              <text:p text:style-name="P71"><text:span text:style-name="Source_20_Text"><text:span text:style-name="T16"><text:s text:c="4"/></text:span></text:span><text:span text:style-name="Source_20_Text"><text:span text:style-name="T14">if (circle.y - circle.radius &gt; 0) circle.y--;</text:span></text:span></text:p>
              <text:p text:style-name="P71"><text:span text:style-name="Source_20_Text"><text:span text:style-name="T16"><text:s text:c="4"/></text:span></text:span><text:span text:style-name="Source_20_Text"><text:span text:style-name="T14">break;</text:span></text:span></text:p>
              <text:p text:style-name="P71"><text:span text:style-name="Source_20_Text"><text:span text:style-name="T14">case 'ArrowDown':</text:span></text:span></text:p>
              <text:p text:style-name="P71"><text:span text:style-name="Source_20_Text"><text:span text:style-name="T16"><text:s text:c="4"/></text:span></text:span><text:span text:style-name="Source_20_Text"><text:span text:style-name="T14">if (circle.y + circle.radius &lt; canvasDom.height) circle.y++;</text:span></text:span></text:p>
              <text:p text:style-name="P71"><text:span text:style-name="Source_20_Text"><text:span text:style-name="T16"><text:s text:c="4"/></text:span></text:span><text:span text:style-name="Source_20_Text"><text:span text:style-name="T14">break;</text:span></text:span></text:p>
              <text:p text:style-name="P81">}</text:p>
              <text:p text:style-name="P81">// On dessine notre cercle displayCircle(); }</text:p>
            </text:list-item>
          </text:list>
          <text:p text:style-name="P44">/** Fonction qui affiche le cercle avec ces coordonnées et la couleur défini dans le contexte</text:p>
          <text:list xml:id="list295433263" text:style-name="L19">
            <text:list-item>
              <text:p text:style-name="P82">*/ function displayCircle() { // On vide le Canvas avant de redessiner ctx.clearRect(0, 0, canvasDom.width, canvasDom.height);</text:p>
              <text:p text:style-name="P82">// On dit au contexte que la couleur de remplissage est gris ctx.fillStyle = '#DDDDDD'; // On rempli le Canvas de gris en fond ctx.fillRect(0, 0, canvasDom.width, canvasDom.height);</text:p>
              <text:p text:style-name="P82">// On dit au contexte que la couleur de remplissage est rouge ctx.fillStyle = circle.color;</text:p>
              <text:p text:style-name="P113"><text:span text:style-name="T3">/</text:span><text:span text:style-name="Strong_20_Emphasis"><text:span text:style-name="T1">On trace un nouveau cercle rempli</text:span></text:span><text:span text:style-name="T3">/ // on commence le tracé ctx.beginPath(); // on trace un arc fermé (un cercle) ctx.arc(circle.x, circle.y, circle.radius, 0, 2 * Math.PI); // on dessine sur le canvas en remplissant le tracé ctx.fill(); // On aurait pu dessiner sur le Canvas seulement le contour ! //ctx.stroke(); }</text:span></text:p>
            </text:list-item>
          </text:list>
        </text:section>
      </text:section>
      <text:h text:style-name="P5" text:outline-level="2">★ <text:span text:style-name="T30">Exercice - Ecrire du Texte</text:span></text:h>
      <text:section text:style-name="Sect1" text:name="dessiner-un-rectangle">
        <text:h text:style-name="P54" text:outline-level="1">Dessiner un rectangle</text:h>
      </text:section>
      <text:p text:style-name="P50"><text:span text:style-name="T4">A l'aide du context2D vous écrivez du texte dans le </text:span><text:a xlink:type="simple" xlink:href="https://e.3wa.fr/mod/page/view.php?id=154247" text:style-name="Internet_20_link" text:visited-style-name="Visited_20_Internet_20_Link"><text:span text:style-name="T23">Canvas</text:span></text:a><text:span text:style-name="T4">.</text:span></text:p>
      <text:p text:style-name="P44">Nous allons écrire "Hello World !" avec 3 couleurs différentes.</text:p>
      <text:p text:style-name="P44">1 couleurs pour 'Hello', une pour 'world' et une pour '!'</text:p>
      <text:section text:style-name="Sect1" text:name="Section12">
        <text:h text:style-name="P25" text:outline-level="2"><text:bookmark text:name="astuce-"/>Astuce :</text:h>
      </text:section>
      <text:p text:style-name="P50"><text:span text:style-name="T4">Vous allez devoir placer les textes séparément et donc bien les placer avec une distance entre eux (5 pixels par exemple). Vous pouvez utiliser la méthode </text:span><text:span text:style-name="Source_20_Text"><text:span text:style-name="T7">measureText</text:span></text:span><text:span text:style-name="T4"> pour connaitre la longueur du texte que vous allez écrire et donc savoir où placer le texte suivant (position en pixels).</text:span></text:p>
      <text:p text:style-name="Standard"/>
      <text:h text:style-name="P5" text:outline-level="2">★ <text:span text:style-name="T30">Exercice - Incruster une image</text:span></text:h>
      <text:section text:style-name="Sect1" text:name="inscrustez-une-image">
        <text:p text:style-name="Text_20_body"/>
      </text:section>
      <text:section text:style-name="Sect1" text:name="Section11">
        <text:h text:style-name="P54" text:outline-level="1"><text:bookmark text:name="inscrustez-une-image"/><text:soft-page-break/>inscrustez une image</text:h>
      </text:section>
      <text:p text:style-name="P50"><text:span text:style-name="T4">A l'aide du context2D vous incrustez une image dans le </text:span><text:a xlink:type="simple" xlink:href="https://e.3wa.fr/mod/page/view.php?id=154247" text:style-name="Internet_20_link" text:visited-style-name="Visited_20_Internet_20_Link"><text:span text:style-name="T23">Canvas</text:span></text:a><text:span text:style-name="T4">.</text:span></text:p>
      <text:p text:style-name="P50"><text:span text:style-name="T3">Pour obtenir cette image vous pouvez utilisez le service [</text:span><text:a xlink:type="simple" xlink:href="http://lorempixel.com/400/200/animals/" text:style-name="Internet_20_link" text:visited-style-name="Visited_20_Internet_20_Link"><text:span text:style-name="T22">http://lorempixel.com/400/200/animals/</text:span></text:a><text:span text:style-name="T3">]</text:span></text:p>
      <text:section text:style-name="Sect1" text:name="astuce-">
        <text:h text:style-name="P25" text:outline-level="2">Astuce :</text:h>
      </text:section>
      <text:p text:style-name="P50"><text:span text:style-name="T4">La méthode </text:span><text:span text:style-name="Source_20_Text"><text:span text:style-name="T7">drawImage()</text:span></text:span><text:span text:style-name="T4"> du context2D attend un noeud du dom de type image. Donc soit vous avez une image dans votre page HTML et vous récupérer l'objet du Dom associé. Soit vous créez directement un objet du DOM en JS. Mais il va falloir s'assurer que l'image est chargée avant de l'incruster dans le </text:span><text:a xlink:type="simple" xlink:href="https://e.3wa.fr/mod/page/view.php?id=154247" text:style-name="Internet_20_link" text:visited-style-name="Visited_20_Internet_20_Link"><text:span text:style-name="T23">Canvas</text:span></text:a><text:span text:style-name="T4">.</text:span></text:p>
      <text:p text:style-name="P50"><text:span text:style-name="Strong_20_Emphasis"><text:span text:style-name="T1">Exemple :</text:span></text:span></text:p>
      <text:p text:style-name="P40"/>
      <text:p text:style-name="P40"><text:span text:style-name="Source_20_Text"><text:span text:style-name="T14">// ...</text:span></text:span></text:p>
      <text:p text:style-name="P40"><text:span text:style-name="Source_20_Text"><text:span text:style-name="T14">let img = new Image();</text:span></text:span></text:p>
      <text:p text:style-name="P40"><text:span text:style-name="Source_20_Text"><text:span text:style-name="T14">img.src = 'http://lorempixel.com/400/200/animals/';</text:span></text:span></text:p>
      <text:p text:style-name="P40"/>
      <text:p text:style-name="P40"><text:span text:style-name="Source_20_Text"><text:span text:style-name="T14">img.addEventLister('load', function () {</text:span></text:span></text:p>
      <text:p text:style-name="P40"><text:span text:style-name="Source_20_Text"><text:span text:style-name="T16"><text:s text:c="4"/></text:span></text:span><text:span text:style-name="Source_20_Text"><text:span text:style-name="T14">//On place l'image</text:span></text:span></text:p>
      <text:p text:style-name="P40"><text:span text:style-name="Source_20_Text"><text:span text:style-name="T16"><text:s text:c="4"/></text:span></text:span><text:span text:style-name="Source_20_Text"><text:span text:style-name="T14">ctx.drawImage(img, 10, 10);</text:span></text:span></text:p>
      <text:p text:style-name="P40"><text:span text:style-name="Source_20_Text"><text:span text:style-name="T14">});</text:span></text:span></text:p>
      <text:p text:style-name="P64"/>
      <text:p text:style-name="P20">Modifié le: jeudi 15 octobre 2020, 10:13</text:p>
      <text:h text:style-name="P5" text:outline-level="2">★ <text:span text:style-name="T30">Exercice - Animer avec clavier</text:span></text:h>
      <text:section text:style-name="Sect1" text:name="Section13">
        <text:p text:style-name="Text_20_body"><text:bookmark text:name="inscrustez-une-image1"/></text:p>
      </text:section>
      <text:section text:style-name="Sect1" text:name="animer-un-dessin-avec-un-carr%C3%A9">
        <text:h text:style-name="P54" text:outline-level="1">Animer un dessin avec un carré</text:h>
      </text:section>
      <text:p text:style-name="P50"><text:span text:style-name="T4">A l'aide du context2D nous allons créer un carré dans notre </text:span><text:a xlink:type="simple" xlink:href="https://e.3wa.fr/mod/page/view.php?id=154247" text:style-name="Internet_20_link" text:visited-style-name="Visited_20_Internet_20_Link"><text:span text:style-name="T23">Canvas</text:span></text:a><text:span text:style-name="T4">.</text:span></text:p>
      <text:p text:style-name="P44">Nous allons intercepter les évènements claviers pour détecter si l'utilisateur clique sur les flèches de droite, gauche, haut ou bas.</text:p>
      <text:p text:style-name="P44">Dans ce cas nous allons redessiner le rectangle en le déplaçant dans la bonne direction.</text:p>
      <text:p text:style-name="P50"><text:span text:style-name="T3">Le rectangle ne doit pas pouvoir sortir de la zone du </text:span><text:a xlink:type="simple" xlink:href="https://e.3wa.fr/mod/page/view.php?id=154247" text:style-name="Internet_20_link" text:visited-style-name="Visited_20_Internet_20_Link"><text:span text:style-name="T22">Canvas</text:span></text:a><text:span text:style-name="T3">.</text:span></text:p>
      <text:p text:style-name="P50"><text:span text:style-name="T3">Par exemple s'il arrive à l'extrémité droite du </text:span><text:a xlink:type="simple" xlink:href="https://e.3wa.fr/mod/page/view.php?id=154247" text:style-name="Internet_20_link" text:visited-style-name="Visited_20_Internet_20_Link"><text:span text:style-name="T22">Canvas</text:span></text:a><text:span text:style-name="T3">, on ne peut plus le déplacer vers la droite.</text:span></text:p>
      <text:section text:style-name="Sect1" text:name="Section14">
        <text:h text:style-name="P25" text:outline-level="2"><text:bookmark text:name="astuce-1"/><text:soft-page-break/>Astuce :</text:h>
      </text:section>
      <text:p text:style-name="P50"><text:span text:style-name="T4">La méthode </text:span><text:span text:style-name="Source_20_Text"><text:span text:style-name="T7">clearRect()</text:span></text:span><text:span text:style-name="T4"> du context2D nous permet d'effacer une zone ou l'intégarlité du </text:span><text:a xlink:type="simple" xlink:href="https://e.3wa.fr/mod/page/view.php?id=154247" text:style-name="Internet_20_link" text:visited-style-name="Visited_20_Internet_20_Link"><text:span text:style-name="T23">Canvas</text:span></text:a><text:span text:style-name="T4">. En effet pour animer une zone du </text:span><text:a xlink:type="simple" xlink:href="https://e.3wa.fr/mod/page/view.php?id=154247" text:style-name="Internet_20_link" text:visited-style-name="Visited_20_Internet_20_Link"><text:span text:style-name="T23">Canvas</text:span></text:a><text:span text:style-name="T4">, il faut procéder comme ceci :</text:span></text:p>
      <text:list xml:id="list175725306" text:style-name="L20">
        <text:list-item>
          <text:p text:style-name="P83">déterminer dans les variables de mon programme la nouvelle position de l'objet,</text:p>
        </text:list-item>
        <text:list-item>
          <text:p text:style-name="P114"><text:span text:style-name="T3">vider le </text:span><text:a xlink:type="simple" xlink:href="https://e.3wa.fr/mod/page/view.php?id=154247" text:style-name="Internet_20_link" text:visited-style-name="Visited_20_Internet_20_Link"><text:span text:style-name="T22">Canvas</text:span></text:a><text:span text:style-name="T3"> de tout dessin (ou juste de la zone à redessiner)</text:span></text:p>
        </text:list-item>
        <text:list-item>
          <text:p text:style-name="P83">redessiner l'objet à sa nouvelle position.</text:p>
        </text:list-item>
      </text:list>
      <text:p text:style-name="P44">Pour gérer facilement votre Rectangle, ou plus précisemment les variables qui définisse celui ci, vous pouvez utiliser un objet :</text:p>
      <text:p text:style-name="P40"><text:span text:style-name="Source_20_Text"><text:span text:style-name="T14">let square = {</text:span></text:span></text:p>
      <text:p text:style-name="P40"><text:span text:style-name="Source_20_Text"><text:span text:style-name="T16"><text:s text:c="4"/></text:span></text:span><text:span text:style-name="Source_20_Text"><text:span text:style-name="T14">color: "#FF0000",</text:span></text:span></text:p>
      <text:p text:style-name="P40"><text:span text:style-name="Source_20_Text"><text:span text:style-name="T16"><text:s text:c="4"/></text:span></text:span><text:span text:style-name="Source_20_Text"><text:span text:style-name="T14">length:20,</text:span></text:span></text:p>
      <text:p text:style-name="P40"><text:span text:style-name="Source_20_Text"><text:span text:style-name="T16"><text:s text:c="4"/></text:span></text:span><text:span text:style-name="Source_20_Text"><text:span text:style-name="T14">x:10,</text:span></text:span></text:p>
      <text:p text:style-name="P40"><text:span text:style-name="Source_20_Text"><text:span text:style-name="T16"><text:s text:c="4"/></text:span></text:span><text:span text:style-name="Source_20_Text"><text:span text:style-name="T14">y:10</text:span></text:span></text:p>
      <text:p text:style-name="P40"><text:span text:style-name="Source_20_Text"><text:span text:style-name="T14">};</text:span></text:span></text:p>
      <text:p text:style-name="P40"/>
      <text:p text:style-name="P40"><text:span text:style-name="Source_20_Text"><text:span text:style-name="T14">// Il est alors possible d'ajouter 4 à la position X du </text:span></text:span></text:p>
      <text:p text:style-name="P40"><text:span text:style-name="Source_20_Text"><text:span text:style-name="T14">square.x+=4;</text:span></text:span></text:p>
      <text:p text:style-name="P64"/>
      <text:p text:style-name="P20">Modifié le: jeudi 15 octobre 2020, 10:13</text:p>
      <text:h text:style-name="P5" text:outline-level="2">★ <text:span text:style-name="T30">Projet - Arkanoid 1</text:span></text:h>
      <text:section text:style-name="Sect1" text:name="yui_3_17_2_1_1643880371525_24">
        <text:p text:style-name="P21"/>
        <text:section text:style-name="Sect1" text:name="yui_3_17_2_1_1643880371525_23">
          <text:p text:style-name="P64"/>
          <text:section text:style-name="Sect1" text:name="Section15">
            <text:p text:style-name="P64"><text:bookmark text:name="dessiner-un-rectangle"/></text:p>
          </text:section>
          <text:section text:style-name="Sect1" text:name="animer-notre-balle">
            <text:h text:style-name="P55" text:outline-level="1">Animer notre Balle</text:h>
          </text:section>
          <text:p text:style-name="P50"><text:span text:style-name="T4">Dans le dernier exemple du cours nous avons créé une balle que nous pouvons déplacer avec les touches du clavier. A la place de cette fonctionnalité et à l'aide de </text:span><text:span text:style-name="Source_20_Text"><text:span text:style-name="T7">requestAnimationFrame()</text:span></text:span><text:span text:style-name="T4"> nous allons automatiser le rebond de la balle du haut vers le bas !</text:span></text:p>
          <text:p text:style-name="P50"><text:span text:style-name="Strong_20_Emphasis"><text:span text:style-name="T1">A vous de jouer :</text:span></text:span></text:p>
          <text:list xml:id="list583998367" text:style-name="L21">
            <text:list-item>
              <text:p text:style-name="P115"><text:span text:style-name="T3">on va mettre de côté le gestionnaire d'évènements </text:span><text:span text:style-name="Source_20_Text"><text:span text:style-name="T6">keydown</text:span></text:span><text:span text:style-name="T3"> pour déplacer la balle avec le clavier.</text:span></text:p>
            </text:list-item>
            <text:list-item>
              <text:p text:style-name="P115"><text:span text:style-name="T3">on va programmer une fonction qui va lancer un </text:span><text:span text:style-name="Source_20_Text"><text:span text:style-name="T6">requestAnimationFrame()</text:span></text:span><text:span text:style-name="T3">. Cette fonction va s'appeler </text:span><text:span text:style-name="Source_20_Text"><text:span text:style-name="T6">playGame()</text:span></text:span></text:p>
            </text:list-item>
            <text:list-item>
              <text:p text:style-name="P84">cette fonction va commencer par décrémenter la position y de notre balle, la position de la balle va monter,</text:p>
            </text:list-item>
            <text:list-item>
              <text:p text:style-name="P115"><text:soft-page-break/><text:span text:style-name="T3">elle va ensuite appeler une fonction </text:span><text:span text:style-name="Source_20_Text"><text:span text:style-name="T6">displayGame()</text:span></text:span><text:span text:style-name="T3"> qui va réinitialiser le </text:span><text:a xlink:type="simple" xlink:href="https://e.3wa.fr/mod/page/view.php?id=154247" text:style-name="Internet_20_link" text:visited-style-name="Visited_20_Internet_20_Link"><text:span text:style-name="T22">Canvas</text:span></text:a><text:span text:style-name="T3"> et afficher tout ce qui doit être afficher dans le </text:span><text:a xlink:type="simple" xlink:href="https://e.3wa.fr/mod/page/view.php?id=154247" text:style-name="Internet_20_link" text:visited-style-name="Visited_20_Internet_20_Link"><text:span text:style-name="T22">Canvas</text:span></text:a><text:span text:style-name="T3">, ici la balle à la bonne position,</text:span></text:p>
            </text:list-item>
            <text:list-item>
              <text:p text:style-name="P115"><text:span text:style-name="T3">puis elle va lancer un appel à </text:span><text:span text:style-name="Source_20_Text"><text:span text:style-name="T6">requestAnimationFrame()</text:span></text:span><text:span text:style-name="T3"> pour se rappeler elle même au prochain rafraichissement,</text:span></text:p>
            </text:list-item>
            <text:list-item>
              <text:p text:style-name="P84">quand notre balle arrive à 0 sur y elle rebondit et donc sa direction change, la fonction va donc incrémenter la position y de notre balle,</text:p>
            </text:list-item>
            <text:list-item>
              <text:p text:style-name="P115"><text:span text:style-name="T3">quand notre balle arrive à la hauteur du </text:span><text:a xlink:type="simple" xlink:href="https://e.3wa.fr/mod/page/view.php?id=154247" text:style-name="Internet_20_link" text:visited-style-name="Visited_20_Internet_20_Link"><text:span text:style-name="Source_20_Text"><text:span text:style-name="T26">Canvas</text:span></text:span></text:a><text:span text:style-name="T3"> elle revondit et donc sa direction change, la fonction va donc décrémenter la position y de notre balle,</text:span></text:p>
            </text:list-item>
            <text:list-item>
              <text:p text:style-name="P84">etc...</text:p>
            </text:list-item>
          </text:list>
          <text:p text:style-name="P50"><text:span text:style-name="Strong_20_Emphasis"><text:span text:style-name="T1">Astuce :</text:span></text:span><text:span text:style-name="T3"> On peut créer un objet </text:span><text:span text:style-name="Source_20_Text"><text:span text:style-name="T6">ball</text:span></text:span><text:span text:style-name="T3"> représentant la balle avec comme propriétés :</text:span></text:p>
          <text:list xml:id="list1679250378" text:style-name="L22">
            <text:list-item>
              <text:p text:style-name="P85">sa position X,</text:p>
            </text:list-item>
            <text:list-item>
              <text:p text:style-name="P85">sa position Y,</text:p>
            </text:list-item>
            <text:list-item>
              <text:p text:style-name="P85">sa couleur,</text:p>
            </text:list-item>
            <text:list-item>
              <text:p text:style-name="P85">son rayon</text:p>
            </text:list-item>
            <text:list-item>
              <text:p text:style-name="P85">sa direction sur Y</text:p>
            </text:list-item>
          </text:list>
          <text:p text:style-name="P50"><text:span text:style-name="T3">On peut créer un objet </text:span><text:span text:style-name="Source_20_Text"><text:span text:style-name="T6">game</text:span></text:span><text:span text:style-name="T3"> représentant le jeu avec comme propriétés :</text:span></text:p>
          <text:list xml:id="list4051675868" text:style-name="L23">
            <text:list-item>
              <text:p text:style-name="P86">la largeur du plateau de jeu,</text:p>
            </text:list-item>
            <text:list-item>
              <text:p text:style-name="P86">la hauetru du plateau de jeu,</text:p>
            </text:list-item>
            <text:list-item>
              <text:p text:style-name="P86">sa couleur,</text:p>
            </text:list-item>
          </text:list>
          <text:p text:style-name="P50"><text:span text:style-name="T3">On peut gérer la direction de la balle avec une variable (ci dessus dans l'objet </text:span><text:span text:style-name="Source_20_Text"><text:span text:style-name="T6">game</text:span></text:span><text:span text:style-name="T3">) Si cette direction est égale à 1 la position de la balle sera incrémentée, si elle est égale à -1 elle sera décrémentée.</text:span></text:p>
          <text:p text:style-name="P40"><text:span text:style-name="Source_20_Text"><text:span text:style-name="T14">let direction = 1;</text:span></text:span></text:p>
          <text:p text:style-name="P40"><text:span text:style-name="Source_20_Text"><text:span text:style-name="T14">let position = 0;</text:span></text:span></text:p>
          <text:p text:style-name="P40"/>
          <text:p text:style-name="P40"><text:span text:style-name="Source_20_Text"><text:span text:style-name="T14">// on fait évoluer la position</text:span></text:span></text:p>
          <text:p text:style-name="P40"><text:span text:style-name="Source_20_Text"><text:span text:style-name="T14">position += 1 * <text:s/>direction; //ici position est incrémentée de 1</text:span></text:span></text:p>
          <text:p text:style-name="P40"/>
          <text:p text:style-name="P40"><text:span text:style-name="Source_20_Text"><text:span text:style-name="T14">direction = -1;</text:span></text:span></text:p>
          <text:p text:style-name="P40"><text:span text:style-name="Source_20_Text"><text:span text:style-name="T14">position += 1 * <text:s/>direction; //ici position est décrémentée de 1</text:span></text:span></text:p>
        </text:section>
      </text:section>
      <text:h text:style-name="P4" text:outline-level="2">★ Projet - Arkanoid 2</text:h>
      <text:section text:style-name="Sect1" text:name="Section16">
        <text:p text:style-name="Text_20_body"><text:bookmark text:name="dessiner-un-rectangle1"/></text:p>
      </text:section>
      <text:section text:style-name="Sect1" text:name="d%C3%A9placer-la-plateau">
        <text:h text:style-name="P54" text:outline-level="1"><text:soft-page-break/>Déplacer la plateau</text:h>
      </text:section>
      <text:p text:style-name="P45">Maintenant que nous avons une balle qui rebondit de haut en bas, nous allons ajouter à notre jeu un plateau. Nous allons pouvoir déplacer le plateau de droiteà gauche. A l'étape suivante nous ferrons en sorte que la balle rebondisse sur le plateau. Mais pour le moment concentrons nous sur le dessin du plateau et les évènements claviers pour le déplacer.</text:p>
      <text:p text:style-name="P50"><text:span text:style-name="Strong_20_Emphasis"><text:span text:style-name="T1">A vous de jouer :</text:span></text:span></text:p>
      <text:list xml:id="list4208745497" text:style-name="L24">
        <text:list-item>
          <text:p text:style-name="P116"><text:span text:style-name="T3">on va dessiner la plateau à chaque fois que l'on rafraichit le </text:span><text:a xlink:type="simple" xlink:href="https://e.3wa.fr/mod/page/view.php?id=154247" text:style-name="Internet_20_link" text:visited-style-name="Visited_20_Internet_20_Link"><text:span text:style-name="T22">Canvas</text:span></text:a><text:span text:style-name="T3">. Donc dans notre fonction </text:span><text:span text:style-name="Source_20_Text"><text:span text:style-name="T6">displayGame()</text:span></text:span></text:p>
        </text:list-item>
        <text:list-item>
          <text:p text:style-name="P116"><text:span text:style-name="T3">on va créer une nouvelle fonction </text:span><text:span text:style-name="Source_20_Text"><text:span text:style-name="T6">initGame()</text:span></text:span><text:span text:style-name="T3"> qui va reprendre l'initialisation du jeu déja présente dans le gestionnaire d'évènement </text:span><text:span text:style-name="Source_20_Text"><text:span text:style-name="T6">DOMContentLoaded</text:span></text:span><text:span text:style-name="T3">,</text:span></text:p>
        </text:list-item>
        <text:list-item>
          <text:p text:style-name="P116"><text:span text:style-name="T3">cette fonction </text:span><text:span text:style-name="Source_20_Text"><text:span text:style-name="T6">initGame()</text:span></text:span><text:span text:style-name="T3"> va déclarer notre gestionnaire d'évènements quand nous appuyons sur le clavier. Nous pourrions appeler ce gestionnaire </text:span><text:span text:style-name="Source_20_Text"><text:span text:style-name="T6">keyboardEvent()</text:span></text:span></text:p>
        </text:list-item>
        <text:list-item>
          <text:p text:style-name="P116"><text:span text:style-name="T3">si on appuie sur la flèche droite la position x du plateau est incrémentée de quelques pixels et ne dépasse pas le bord droit du </text:span><text:a xlink:type="simple" xlink:href="https://e.3wa.fr/mod/page/view.php?id=154247" text:style-name="Internet_20_link" text:visited-style-name="Visited_20_Internet_20_Link"><text:span text:style-name="T22">Canvas</text:span></text:a><text:span text:style-name="T3">,</text:span></text:p>
        </text:list-item>
        <text:list-item>
          <text:p text:style-name="P116"><text:span text:style-name="T3">si on appuie sur la flèche gauche la position x du plateau est décrémentée de quelques pixels et ne dépasse pas le bord gauche du </text:span><text:a xlink:type="simple" xlink:href="https://e.3wa.fr/mod/page/view.php?id=154247" text:style-name="Internet_20_link" text:visited-style-name="Visited_20_Internet_20_Link"><text:span text:style-name="T22">Canvas</text:span></text:a></text:p>
        </text:list-item>
      </text:list>
      <text:p text:style-name="P50"><text:span text:style-name="Strong_20_Emphasis"><text:span text:style-name="T1">Astuce :</text:span></text:span><text:span text:style-name="T3"> On peut créer un objet </text:span><text:span text:style-name="Source_20_Text"><text:span text:style-name="T6">paddle</text:span></text:span><text:span text:style-name="T3"> représentant le plateau avec comme propriété :</text:span></text:p>
      <text:list xml:id="list3745585603" text:style-name="L25">
        <text:list-item>
          <text:p text:style-name="P87">sa position X,</text:p>
        </text:list-item>
        <text:list-item>
          <text:p text:style-name="P87">sa position Y,</text:p>
        </text:list-item>
        <text:list-item>
          <text:p text:style-name="P87">sa vitesse de déplacement (nombre de pixels de déplacement à chaque appuie sur une touche),</text:p>
        </text:list-item>
        <text:list-item>
          <text:p text:style-name="P87">sa couleur,</text:p>
        </text:list-item>
        <text:list-item>
          <text:p text:style-name="P87">sa largeur,</text:p>
        </text:list-item>
        <text:list-item>
          <text:p text:style-name="P87">sa hauteur,</text:p>
        </text:list-item>
        <text:list-item>
          <text:p text:style-name="P87">sa direction (-1 gauche, 1 droite, 0 stop)</text:p>
        </text:list-item>
      </text:list>
      <text:p text:style-name="P44">Pour le déplacement du plateau on va considérer que :</text:p>
      <text:list xml:id="list1225352187" text:style-name="L26">
        <text:list-item>
          <text:p text:style-name="P88">si la touche droite est enfoncé le plateau se déplacera à droite,</text:p>
        </text:list-item>
        <text:list-item>
          <text:p text:style-name="P88">si elle est relachée le plateau ne se déplace plus</text:p>
        </text:list-item>
        <text:list-item>
          <text:p text:style-name="P117"><text:span text:style-name="T3">idem pour la touche gauche. Notre gestionnaire d'évènement clavier va changer la direction du plateau en fonction que l'on appuie ou relache la touche et c'est dans la fonction </text:span><text:span text:style-name="Source_20_Text"><text:span text:style-name="T6">playGame()</text:span></text:span><text:span text:style-name="T3"> que le plateau sera déplacé.</text:span></text:p>
        </text:list-item>
      </text:list>
      <text:p text:style-name="Text_20_body"><text:line-break/><text:span text:style-name="T21">★ </text:span><text:span text:style-name="T19">Projet - Arkanoid 3</text:span></text:p>
      <text:section text:style-name="Sect1" text:name="Section17">
        <text:p text:style-name="Text_20_body"><text:bookmark text:name="dessiner-un-rectangle2"/></text:p>
      </text:section>
      <text:section text:style-name="Sect1" text:name="gameover">
        <text:h text:style-name="P54" text:outline-level="1"><text:soft-page-break/>GameOver</text:h>
      </text:section>
      <text:p text:style-name="P45">Quoi j'ai perdu ?</text:p>
      <text:p text:style-name="P50"><text:span text:style-name="T3">Bon avant toute chose il va nous falloir détecter la collision de notre balle avec le plateau. Et si la balle finie en bas du </text:span><text:a xlink:type="simple" xlink:href="https://e.3wa.fr/mod/page/view.php?id=154247" text:style-name="Internet_20_link" text:visited-style-name="Visited_20_Internet_20_Link"><text:span text:style-name="T22">Canvas</text:span></text:a><text:span text:style-name="T3"> sans rebondir sur le plateau : Game Over !!</text:span></text:p>
      <text:p text:style-name="P50"><text:span text:style-name="Strong_20_Emphasis"><text:span text:style-name="T1">A vous de jouer :</text:span></text:span></text:p>
      <text:list xml:id="list948566633" text:style-name="L27">
        <text:list-item>
          <text:p text:style-name="P118"><text:span text:style-name="T3">notre fonction </text:span><text:span text:style-name="Source_20_Text"><text:span text:style-name="T6">playGame()</text:span></text:span><text:span text:style-name="T3"> est appelée à chaque rafraichissement, c'est donc ici que nous allons détecter si la position de la balle est en collision avec la position du plateau,</text:span></text:p>
        </text:list-item>
        <text:list-item>
          <text:p text:style-name="P118"><text:span text:style-name="T3">pour ça nous allons créer une fonction </text:span><text:span text:style-name="Source_20_Text"><text:span text:style-name="T6">detectCollisions()</text:span></text:span><text:span text:style-name="T3"> qui sera appelée au début de la fonction </text:span><text:span text:style-name="Source_20_Text"><text:span text:style-name="T6">playGame()</text:span></text:span></text:p>
        </text:list-item>
        <text:list-item>
          <text:p text:style-name="P118"><text:span text:style-name="T3">dans cette fonction nous allons y déplacer la détection de collision avec le haut et le bas du </text:span><text:a xlink:type="simple" xlink:href="https://e.3wa.fr/mod/page/view.php?id=154247" text:style-name="Internet_20_link" text:visited-style-name="Visited_20_Internet_20_Link"><text:span text:style-name="T22">Canvas</text:span></text:a><text:span text:style-name="T3">,</text:span></text:p>
        </text:list-item>
        <text:list-item>
          <text:p text:style-name="P118"><text:span text:style-name="T3">puis nous rajoutons dans cette fonction </text:span><text:span text:style-name="Source_20_Text"><text:span text:style-name="T6">detectCollisions()</text:span></text:span><text:span text:style-name="T3"> la détection de collision avec le plateau : nous allons regarder si la position Y de la balle est la même que le haut du plateau et si la position X de la balle se trouve entre le point gauche et le point droit du plateau</text:span></text:p>
        </text:list-item>
        <text:list-item>
          <text:p text:style-name="P89">si c'est la cas nous inversons la direction de la balle ! Elle remonte !</text:p>
        </text:list-item>
        <text:list-item>
          <text:p text:style-name="P118"><text:span text:style-name="T3">si la balle descend et n'est pas réceptionnée par le plateau, c'est à dire si la balle entre en collision avec le bas du </text:span><text:a xlink:type="simple" xlink:href="https://e.3wa.fr/mod/page/view.php?id=154247" text:style-name="Internet_20_link" text:visited-style-name="Visited_20_Internet_20_Link"><text:span text:style-name="T22">Canvas</text:span></text:a><text:span text:style-name="T3">, c'est GameOver !</text:span></text:p>
        </text:list-item>
      </text:list>
      <text:p text:style-name="P50"><text:span text:style-name="Strong_20_Emphasis"><text:span text:style-name="T1">Astuce :</text:span></text:span><text:span text:style-name="T3"> Nous allons pouvoir rajouter une propriété </text:span><text:span text:style-name="Source_20_Text"><text:span text:style-name="T6">gameOver</text:span></text:span><text:span text:style-name="T3"> à notre objet </text:span><text:span text:style-name="Source_20_Text"><text:span text:style-name="T6">game</text:span></text:span><text:span text:style-name="T3">. Elle sera à </text:span><text:span text:style-name="Source_20_Text"><text:span text:style-name="T6">false</text:span></text:span><text:span text:style-name="T3">et passera à </text:span><text:span text:style-name="Source_20_Text"><text:span text:style-name="T6">true</text:span></text:span><text:span text:style-name="T3"> quand on a perdu Dans notre fonction </text:span><text:span text:style-name="Source_20_Text"><text:span text:style-name="T6">displayGame()</text:span></text:span><text:span text:style-name="T3">, si </text:span><text:span text:style-name="Source_20_Text"><text:span text:style-name="T6">game.gameOver</text:span></text:span><text:span text:style-name="T3"> est </text:span><text:span text:style-name="Source_20_Text"><text:span text:style-name="T6">true</text:span></text:span><text:span text:style-name="T3"> : nous affichons uniquement un texte </text:span><text:span text:style-name="Source_20_Text"><text:span text:style-name="T6">Game Over</text:span></text:span><text:span text:style-name="T3"> et on s'en va de la fonction (return)</text:span></text:p>
      <text:p text:style-name="Text_20_body"><text:line-break/><text:span text:style-name="T21">★ </text:span><text:span text:style-name="T19">Projet - Arkanoid 4</text:span></text:p>
      <text:section text:style-name="Sect1" text:name="Section18">
        <text:p text:style-name="Text_20_body"><text:bookmark text:name="dessiner-un-rectangle3"/></text:p>
      </text:section>
      <text:section text:style-name="Sect1" text:name="start-arkanoid-game">
        <text:h text:style-name="P54" text:outline-level="1">Start Arkanoid Game</text:h>
      </text:section>
      <text:p text:style-name="P45">Nous allons maintenant rajouter un peu de jouabilité à notre jeu !</text:p>
      <text:p text:style-name="P44">2 étapes pour ça :</text:p>
      <text:list xml:id="list1171933575" text:style-name="L28">
        <text:list-item>
          <text:p text:style-name="P90">Recommencer et mettre le jeu en pause</text:p>
          <text:list>
            <text:list-item>
              <text:p text:style-name="P124">recommencer le jeu en apuyant sur la barre d'espace si on a fait un game Over</text:p>
            </text:list-item>
            <text:list-item>
              <text:p text:style-name="P124">mettre le jeu en pause pendant le jeu en appuyant sur Espace</text:p>
            </text:list-item>
          </text:list>
        </text:list-item>
        <text:list-item>
          <text:p text:style-name="P90">Donner de l'angle à la balle selon si elle rebondit à droite, à gauche ou au centre du plateau</text:p>
        </text:list-item>
      </text:list>
      <text:p text:style-name="P50"><text:span text:style-name="Strong_20_Emphasis"><text:span text:style-name="T1">A vous de jouer :</text:span></text:span></text:p>
      <text:list xml:id="list886163613" text:style-name="L29">
        <text:list-item>
          <text:p text:style-name="P119"><text:soft-page-break/><text:span text:style-name="T3">Dans notre gestionnaire d'évènement </text:span><text:span text:style-name="Source_20_Text"><text:span text:style-name="T6">keydown</text:span></text:span><text:span text:style-name="T3"> on va rajouter une gestion de la barre d'espace,</text:span></text:p>
        </text:list-item>
        <text:list-item>
          <text:p text:style-name="P119"><text:span text:style-name="T3">on va créer une fonction </text:span><text:span text:style-name="Source_20_Text"><text:span text:style-name="T6">initPositions()</text:span></text:span><text:span text:style-name="T3"> qui va initiliser la position de la balle au centre du plateau, et la position initiale du plateau,</text:span></text:p>
        </text:list-item>
        <text:list-item>
          <text:p text:style-name="P91">cette fonction va aussi initialiser les directions de la balle</text:p>
        </text:list-item>
        <text:list-item>
          <text:p text:style-name="P91">si on déplace le plateau la position de la balle est recalculée, elle reste au centre du plateau tant que l'on a pas appuyé sur Espace,</text:p>
        </text:list-item>
        <text:list-item>
          <text:p text:style-name="P119"><text:span text:style-name="T3">si on appuie sur la touche Espace, une propriété du jeu (</text:span><text:span text:style-name="Source_20_Text"><text:span text:style-name="T6">game.start</text:span></text:span><text:span text:style-name="T3">) passe à vrai, alors notre animation de la balle commence,</text:span></text:p>
        </text:list-item>
        <text:list-item>
          <text:p text:style-name="P119"><text:span text:style-name="T3">Si le jeu est commencé et que l'on appuie sur Espace, le jeu s'arrête, </text:span><text:span text:style-name="Source_20_Text"><text:span text:style-name="T6">game.pause</text:span></text:span><text:span text:style-name="T3"> passe à vrai</text:span></text:p>
        </text:list-item>
        <text:list-item>
          <text:p text:style-name="P119"><text:span text:style-name="T3">Si on appuie de nouveau le jeu reprend, </text:span><text:span text:style-name="Source_20_Text"><text:span text:style-name="T6">game.pause</text:span></text:span><text:span text:style-name="T3"> passe à faux</text:span></text:p>
        </text:list-item>
        <text:list-item>
          <text:p text:style-name="P119"><text:span text:style-name="T3">Si on a fait </text:span><text:span text:style-name="Source_20_Text"><text:span text:style-name="T6">game.gameOver</text:span></text:span><text:span text:style-name="T3">, alors si on appuie sur Espace, la position du plateau, de la balle et la direction de la balle sont réinitialisées (</text:span><text:span text:style-name="Source_20_Text"><text:span text:style-name="T6">initPositions()</text:span></text:span><text:span text:style-name="T3">) et on peut recommencer le jeu.</text:span></text:p>
        </text:list-item>
      </text:list>
      <text:p text:style-name="P50"><text:span text:style-name="Strong_20_Emphasis"><text:span text:style-name="T1">Astuce :</text:span></text:span><text:span text:style-name="T3"> On va rajouter des propriété à notre objet jeu :</text:span></text:p>
      <text:list xml:id="list1298643338" text:style-name="L30">
        <text:list-item>
          <text:p text:style-name="P92">start</text:p>
        </text:list-item>
        <text:list-item>
          <text:p text:style-name="P92">pause</text:p>
        </text:list-item>
      </text:list>
      <text:p text:style-name="P44">Pour l'angle de la balle on peut diviser le plateau en 3.</text:p>
      <text:list xml:id="list797997892" text:style-name="L31">
        <text:list-item>
          <text:p text:style-name="P93">1er tiers : la balle part vers le haut à gauche,</text:p>
        </text:list-item>
        <text:list-item>
          <text:p text:style-name="P93">2eme tiers : la balle part vers le haut,</text:p>
        </text:list-item>
        <text:list-item>
          <text:p text:style-name="P93">3eme tiers : la balle part vers le haut à droite.</text:p>
        </text:list-item>
      </text:list>
      <text:p text:style-name="P44">Nous allons modifier la propriété direction de notre balle, elle contiendra 2 propriétés X et Y :</text:p>
      <text:list xml:id="list3529643499" text:style-name="L32">
        <text:list-item>
          <text:p text:style-name="P94">ball.direction = {x:0,y:-1}</text:p>
        </text:list-item>
      </text:list>
      <text:h text:style-name="P5" text:outline-level="2">★ <text:span text:style-name="T30">Projet - Arkanoid 5</text:span></text:h>
      <text:section text:style-name="Sect1" text:name="Section19">
        <text:p text:style-name="Text_20_body"><text:bookmark text:name="dessiner-un-rectangle4"/></text:p>
      </text:section>
      <text:section text:style-name="Sect1" text:name="Section20">
        <text:h text:style-name="P54" text:outline-level="1"><text:bookmark text:name="start-arkanoid-game"/>Start Arkanoid Game</text:h>
      </text:section>
      <text:p text:style-name="P45">Enfin on va pouvoir jouer !</text:p>
      <text:p text:style-name="P44">On va rajouter une brique sur le plateau de Jeu. Si la balle percute la brique elle disparait !</text:p>
      <text:p text:style-name="P44">On peut aussi ajouter 2 briques... 3... 4...</text:p>
      <text:p text:style-name="P44">Comment on va pouvoir gérer ça ?</text:p>
      <text:h text:style-name="P5" text:outline-level="2">★ <text:span text:style-name="T30">Projet - Arkanoid 6</text:span></text:h>
      <text:section text:style-name="Sect1" text:name="Section21">
        <text:p text:style-name="Text_20_body"><text:bookmark text:name="dessiner-un-rectangle5"/><text:soft-page-break/></text:p>
      </text:section>
      <text:section text:style-name="Sect1" text:name="Section22">
        <text:h text:style-name="P54" text:outline-level="1"><text:bookmark text:name="start-arkanoid-game1"/>Start Arkanoid Game</text:h>
      </text:section>
      <text:p text:style-name="P45">Bravo vous êtes autonome et maintenant vous allez pouvoir créer votre propre jeu. Comme un fil rouge, en cours si vous avez encore du temps puis chez vous (1h ou 2h le week-end par exemple), vous allez pouvoir finaliser ce Jeu.</text:p>
      <text:p text:style-name="P44">Par exemple :</text:p>
      <text:list xml:id="list1629830077" text:style-name="L33">
        <text:list-item>
          <text:p text:style-name="P95">Générer plusieurs ligne de briques,</text:p>
        </text:list-item>
        <text:list-item>
          <text:p text:style-name="P95">Gérer un score qui s'incrémente dès qu'une brique est brisée,</text:p>
        </text:list-item>
        <text:list-item>
          <text:p text:style-name="P95">Gérer des vies, par exemple on en a 3 au début.</text:p>
        </text:list-item>
        <text:list-item>
          <text:p text:style-name="P95">Gérer plusieurs niveau, on termine le niveau 1 on passe au 2 (gestion des niveaux sous forme de fichier JSON par exemple)</text:p>
        </text:list-item>
        <text:list-item>
          <text:p text:style-name="P95">...</text:p>
        </text:list-item>
      </text:list>
      <text:p text:style-name="P44">Bref c'est maintenant à vous de faire travailler votre imagination. Vous amusez, explorer le code et ses possibilités. Il n'y aura pas de correction plus avancée pour cette partie, le but n'est plus ici maintenant.</text:p>
      <text:p text:style-name="P50"><text:span text:style-name="Strong_20_Emphasis"><text:span text:style-name="T1">Votre code sera le meilleur !</text:span></text:span><text:span text:style-name="T3"> Il y aura certainement des défauts, mais seul vous pourrez gommer ces défauts avec le temps, en faisant tester votre jeu... Il est temps de s'amuser, d'essayer, de se tromper, de réussir, bref de coder ;)</text:span></text:p>
      <text:p text:style-name="Text_20_body"/>
      <text:h text:style-name="P4" text:outline-level="2"/>
      <text:h text:style-name="P4" text:outline-level="2">1. Les classes</text:h>
      <text:p text:style-name="Text_20_body"><text:line-break/><text:span text:style-name="T19">La syntaxe:</text:span></text:p>
      <text:p text:style-name="P12"><text:span text:style-name="Source_20_Text"><text:span text:style-name="T14">class CustomErrors {</text:span></text:span></text:p>
      <text:p text:style-name="P40"><text:span text:style-name="Source_20_Text"><text:span text:style-name="T16"><text:s/></text:span></text:span><text:span text:style-name="Source_20_Text"><text:span text:style-name="T14">//</text:span></text:span></text:p>
      <text:p text:style-name="P40"><text:span text:style-name="Source_20_Text"><text:span text:style-name="T14">}</text:span></text:span></text:p>
      <text:p text:style-name="P40"><text:span text:style-name="Source_20_Text"><text:span text:style-name="T16"><text:s text:c="4"/></text:span></text:span></text:p>
      <text:h text:style-name="P10" text:outline-level="3">A quoi sert une classe ?</text:h>
      <text:p text:style-name="P13">Une classe permet de grouper au même endroit des morceaux de codes qui gèrent le même type de problèmes.</text:p>
      <text:p text:style-name="P15"><text:span text:style-name="T3">Une classe </text:span><text:span text:style-name="Strong_20_Emphasis"><text:span text:style-name="Emphasis"><text:span text:style-name="T1">ne doit faire qu'une seule chose, elle n'a qu'une responsabilité </text:span></text:span></text:span><text:span text:style-name="T3">, ici on prendra comme exemple la gestion d'erreur.</text:span></text:p>
      <text:p text:style-name="P13">Dans notre domaine, nous devons en permanence gérer la validité des formulaires</text:p>
      <text:p text:style-name="P13">Pour cela, nous pouvons créer une classe qui ne gèrera que les erreurs et ajouter toutes les fonctions qui gèrent les erreurs dans cette classe.</text:p>
      <text:p text:style-name="P15"><text:soft-page-break/><text:span text:style-name="T3">Quand on ajoute un fonction dans une classe, on ne l'appelle plus fonction mais </text:span><text:span text:style-name="Strong_20_Emphasis"><text:span text:style-name="Emphasis"><text:span text:style-name="T1">méthode</text:span></text:span></text:span><text:span text:style-name="T3">.</text:span></text:p>
      <text:p text:style-name="P15"><text:span text:style-name="T3">Voici la syntaxe pour ajouter une </text:span><text:span text:style-name="Strong_20_Emphasis"><text:span text:style-name="Emphasis"><text:span text:style-name="T1">méthode </text:span></text:span></text:span><text:span text:style-name="T3">dans une classe.</text:span></text:p>
      <text:p text:style-name="P12"><text:span text:style-name="Source_20_Text"><text:span text:style-name="T14">class CustomErrors {</text:span></text:span></text:p>
      <text:p text:style-name="P40"><text:span text:style-name="Source_20_Text"><text:span text:style-name="T16"><text:s text:c="4"/></text:span></text:span><text:span text:style-name="Source_20_Text"><text:span text:style-name="T14">recordErrors() {</text:span></text:span></text:p>
      <text:p text:style-name="P40"><text:span text:style-name="Source_20_Text"><text:span text:style-name="T16"><text:s text:c="8"/></text:span></text:span><text:span text:style-name="Source_20_Text"><text:span text:style-name="T14">//</text:span></text:span></text:p>
      <text:p text:style-name="P40"><text:span text:style-name="Source_20_Text"><text:span text:style-name="T16"><text:s text:c="4"/></text:span></text:span><text:span text:style-name="Source_20_Text"><text:span text:style-name="T14">}</text:span></text:span></text:p>
      <text:p text:style-name="P40"><text:span text:style-name="Source_20_Text"><text:span text:style-name="T14">}</text:span></text:span></text:p>
      <text:p text:style-name="P40"><text:span text:style-name="Source_20_Text"><text:span text:style-name="T16"><text:s text:c="4"/></text:span></text:span></text:p>
      <text:p text:style-name="P15"><text:span text:style-name="T3">Tout comme pour une fonction 'normale', notre </text:span><text:span text:style-name="Strong_20_Emphasis"><text:span text:style-name="Emphasis"><text:span text:style-name="T1">méthode </text:span></text:span></text:span><text:span text:style-name="T3">peut accepter des arguments, et faire un travail avec.</text:span></text:p>
      <text:p text:style-name="P12"><text:span text:style-name="Source_20_Text"><text:span text:style-name="T14">class CustomErrors {</text:span></text:span></text:p>
      <text:p text:style-name="P40"><text:span text:style-name="Source_20_Text"><text:span text:style-name="T16"><text:s text:c="4"/></text:span></text:span><text:span text:style-name="Source_20_Text"><text:span text:style-name="T14">recordErrors(errors) {</text:span></text:span></text:p>
      <text:p text:style-name="P40"><text:span text:style-name="Source_20_Text"><text:span text:style-name="T16"><text:s text:c="8"/></text:span></text:span><text:span text:style-name="Source_20_Text"><text:span text:style-name="T14">this.errors = errors;</text:span></text:span></text:p>
      <text:p text:style-name="P40"><text:span text:style-name="Source_20_Text"><text:span text:style-name="T16"><text:s text:c="4"/></text:span></text:span><text:span text:style-name="Source_20_Text"><text:span text:style-name="T14">}</text:span></text:span></text:p>
      <text:p text:style-name="P40"><text:span text:style-name="Source_20_Text"><text:span text:style-name="T14">}</text:span></text:span></text:p>
      <text:p text:style-name="P40"><text:span text:style-name="Source_20_Text"><text:span text:style-name="T16"><text:s text:c="4"/></text:span></text:span></text:p>
      <text:p text:style-name="P13">Pour comprendre ce morceau de code, quelques explications sont nécessaires:</text:p>
      <text:h text:style-name="P10" text:outline-level="3">Le mot-clé:</text:h>
      <text:p text:style-name="P12"><text:span text:style-name="Source_20_Text"><text:span text:style-name="T14">this</text:span></text:span></text:p>
      <text:p text:style-name="P15"><text:span text:style-name="T3">Le mot-clé: </text:span><text:span text:style-name="Strong_20_Emphasis"><text:span text:style-name="Emphasis"><text:span text:style-name="T1">this</text:span></text:span></text:span><text:span text:style-name="T3"> représente simplement l'objet ou instance issue de la classe.</text:span></text:p>
      <text:p text:style-name="P13">Ainsi</text:p>
      <text:p text:style-name="P12"><text:span text:style-name="Source_20_Text"><text:span text:style-name="T14">this.errors</text:span></text:span></text:p>
      <text:p text:style-name="P15"><text:span text:style-name="T3">signifie qu'on veut accéder à une variable </text:span><text:span text:style-name="Strong_20_Emphasis"><text:span text:style-name="Emphasis"><text:span text:style-name="T1">errors </text:span></text:span></text:span><text:span text:style-name="T3">de notre classe, qu'on appelle une variable membre. Grâce à ce mot-clé, on peut aussi appeler les méthodes de la classe.</text:span></text:p>
      <text:p text:style-name="P15"><text:span text:style-name="T3">Pour l'instant la classe ne sait pas qu'elle a une variable </text:span><text:span text:style-name="Strong_20_Emphasis"><text:span text:style-name="Emphasis"><text:span text:style-name="T1">errors</text:span></text:span></text:span><text:span text:style-name="T3">. Pour la déclarer, il nous faut un constructeur:</text:span></text:p>
      <text:p text:style-name="P12"><text:span text:style-name="Source_20_Text"><text:span text:style-name="T14">class CustomErrors {</text:span></text:span></text:p>
      <text:p text:style-name="P40"><text:span text:style-name="Source_20_Text"><text:span text:style-name="T16"><text:s text:c="4"/></text:span></text:span><text:span text:style-name="Source_20_Text"><text:span text:style-name="T14">constructor() {</text:span></text:span></text:p>
      <text:p text:style-name="P40"><text:span text:style-name="Source_20_Text"><text:span text:style-name="T16"><text:s text:c="8"/></text:span></text:span><text:span text:style-name="Source_20_Text"><text:span text:style-name="T14">this.errors = {};</text:span></text:span></text:p>
      <text:p text:style-name="P40"><text:span text:style-name="Source_20_Text"><text:span text:style-name="T16"><text:s text:c="4"/></text:span></text:span><text:span text:style-name="Source_20_Text"><text:span text:style-name="T14">}</text:span></text:span></text:p>
      <text:p text:style-name="P40"/>
      <text:p text:style-name="P40"><text:span text:style-name="Source_20_Text"><text:span text:style-name="T16"><text:s text:c="4"/></text:span></text:span><text:span text:style-name="Source_20_Text"><text:span text:style-name="T14">recordErrors(errors) {</text:span></text:span></text:p>
      <text:p text:style-name="P40"><text:span text:style-name="Source_20_Text"><text:span text:style-name="T16"><text:s text:c="8"/></text:span></text:span><text:span text:style-name="Source_20_Text"><text:span text:style-name="T14">this.errors = errors;</text:span></text:span></text:p>
      <text:p text:style-name="P40"><text:span text:style-name="Source_20_Text"><text:span text:style-name="T16"><text:s text:c="4"/></text:span></text:span><text:span text:style-name="Source_20_Text"><text:span text:style-name="T14">}</text:span></text:span></text:p>
      <text:p text:style-name="P40"><text:span text:style-name="Source_20_Text"><text:span text:style-name="T14">}</text:span></text:span></text:p>
      <text:p text:style-name="P40"><text:span text:style-name="Source_20_Text"><text:span text:style-name="T16"><text:s text:c="4"/></text:span></text:span></text:p>
      <text:p text:style-name="P15"><text:soft-page-break/><text:span text:style-name="T3">Un constructeur </text:span><text:span text:style-name="Strong_20_Emphasis"><text:span text:style-name="Emphasis"><text:span text:style-name="T1">constructor()</text:span></text:span></text:span><text:span text:style-name="T3"> est une méthode qui est appelé automatiquement quand on crée un objet issue d'une classe.</text:span></text:p>
      <text:p text:style-name="P15"><text:span text:style-name="T3">Quand on crée un objet à partir d'une classe, on parle d'instanciation. Dans cet exemple, on initialise la variable errors </text:span><text:span text:style-name="Strong_20_Emphasis"><text:span text:style-name="Emphasis"><text:span text:style-name="T1">avec pour valeur un objet vide</text:span></text:span></text:span><text:span text:style-name="T3">.</text:span></text:p>
      <text:p text:style-name="P13">Pour instancier une classe, voici la syntaxe:</text:p>
      <text:p text:style-name="P12"><text:span text:style-name="Source_20_Text"><text:span text:style-name="T14">const errors = new CustomErrors();</text:span></text:span></text:p>
      <text:p text:style-name="P13">On a maintenant une instance de la classe CustomErrors et on peut accéder à ses méthodes.</text:p>
      <text:p text:style-name="P12"><text:span text:style-name="Source_20_Text"><text:span text:style-name="T14">const errors = new CustomErrors();</text:span></text:span></text:p>
      <text:p text:style-name="P40"><text:span text:style-name="Source_20_Text"><text:span text:style-name="T14">//On a instancie la classe CustomErrors, on sait que sa propriété errors est un objet vide.</text:span></text:span></text:p>
      <text:p text:style-name="P40"><text:span text:style-name="Source_20_Text"><text:span text:style-name="T14">//On sait que la méthode recordError accepte un argument et que cette argument est un objet.</text:span></text:span></text:p>
      <text:p text:style-name="P40"><text:span text:style-name="Source_20_Text"><text:span text:style-name="T14">const errors = { error: "invalidField", message: `Le champ ${input.name} n'est pas valide` }</text:span></text:span></text:p>
      <text:p text:style-name="P40"><text:span text:style-name="Source_20_Text"><text:span text:style-name="T14">errors.recordErrors(error);</text:span></text:span></text:p>
      <text:p text:style-name="P13">On a donc enregistré une erreur. Maintenant, on doit pouvoir y accéder. Il suffit de rajouter un méthode qui nous le permet:</text:p>
      <text:p text:style-name="P12"><text:span text:style-name="Source_20_Text"><text:span text:style-name="T14">class CustomErrors {</text:span></text:span></text:p>
      <text:p text:style-name="P40"><text:span text:style-name="Source_20_Text"><text:span text:style-name="T16"><text:s text:c="4"/></text:span></text:span><text:span text:style-name="Source_20_Text"><text:span text:style-name="T14">constructor() {</text:span></text:span></text:p>
      <text:p text:style-name="P40"><text:span text:style-name="Source_20_Text"><text:span text:style-name="T16"><text:s text:c="8"/></text:span></text:span><text:span text:style-name="Source_20_Text"><text:span text:style-name="T14">this.errors = {};</text:span></text:span></text:p>
      <text:p text:style-name="P40"><text:span text:style-name="Source_20_Text"><text:span text:style-name="T16"><text:s text:c="4"/></text:span></text:span><text:span text:style-name="Source_20_Text"><text:span text:style-name="T14">}</text:span></text:span></text:p>
      <text:p text:style-name="P40"/>
      <text:p text:style-name="P40"><text:span text:style-name="Source_20_Text"><text:span text:style-name="T16"><text:s text:c="4"/></text:span></text:span><text:span text:style-name="Source_20_Text"><text:span text:style-name="T14">recordErrors(errors) {</text:span></text:span></text:p>
      <text:p text:style-name="P40"><text:span text:style-name="Source_20_Text"><text:span text:style-name="T16"><text:s text:c="8"/></text:span></text:span><text:span text:style-name="Source_20_Text"><text:span text:style-name="T14">this.errors = errors;</text:span></text:span></text:p>
      <text:p text:style-name="P40"><text:span text:style-name="Source_20_Text"><text:span text:style-name="T16"><text:s text:c="4"/></text:span></text:span><text:span text:style-name="Source_20_Text"><text:span text:style-name="T14">}</text:span></text:span></text:p>
      <text:p text:style-name="P40"/>
      <text:p text:style-name="P40"><text:span text:style-name="Source_20_Text"><text:span text:style-name="T16"><text:s text:c="4"/></text:span></text:span><text:span text:style-name="Source_20_Text"><text:span text:style-name="T14">getErrors() {</text:span></text:span></text:p>
      <text:p text:style-name="P40"><text:span text:style-name="Source_20_Text"><text:span text:style-name="T16"><text:s text:c="8"/></text:span></text:span><text:span text:style-name="Source_20_Text"><text:span text:style-name="T14">console.log(this.errors);</text:span></text:span></text:p>
      <text:p text:style-name="P40"><text:span text:style-name="Source_20_Text"><text:span text:style-name="T16"><text:s text:c="4"/></text:span></text:span><text:span text:style-name="Source_20_Text"><text:span text:style-name="T14">}</text:span></text:span></text:p>
      <text:p text:style-name="P40"><text:span text:style-name="Source_20_Text"><text:span text:style-name="T14">}</text:span></text:span></text:p>
      <text:p text:style-name="P15"><text:span text:style-name="T3">Pour accéder aux données, il ne reste qu'appeler la méthode </text:span><text:span text:style-name="Source_20_Text"><text:span text:style-name="T6">getErrors()</text:span></text:span><text:span text:style-name="T3">:</text:span></text:p>
      <text:p text:style-name="P12"><text:span text:style-name="Source_20_Text"><text:span text:style-name="T14">const errors = new CustomErrors();</text:span></text:span></text:p>
      <text:p text:style-name="P40"><text:span text:style-name="Source_20_Text"><text:span text:style-name="T14">// On a instancié la classe, on sait que sa propriété errors est un objet vide.</text:span></text:span></text:p>
      <text:p text:style-name="P40"><text:span text:style-name="Source_20_Text"><text:span text:style-name="T14">// On sait que la méthode recordError accepte un argument. Ce sera un objet.</text:span></text:span></text:p>
      <text:p text:style-name="P40"><text:span text:style-name="Source_20_Text"><text:span text:style-name="T14">const errors = { error: "unknown", message: "same player play again" }</text:span></text:span></text:p>
      <text:p text:style-name="P40"><text:span text:style-name="Source_20_Text"><text:span text:style-name="T14">error.recordErrors(error);</text:span></text:span></text:p>
      <text:p text:style-name="P40"/>
      <text:p text:style-name="P40"><text:span text:style-name="Source_20_Text"><text:span text:style-name="T14">errors.getErrors();</text:span></text:span></text:p>
      <text:p text:style-name="P15"><text:span text:style-name="T3">Vous pouvez maintenant appuyer sur </text:span><text:span text:style-name="Source_20_Text"><text:span text:style-name="T6">f12</text:span></text:span><text:span text:style-name="T3"> et voir le résultat.</text:span></text:p>
      <text:p text:style-name="P13"><text:soft-page-break/>On a créer la classe CustomErrors dans le fichier correspondant CustomErrors.js, c'est une convention de nommer le fichier et la classe exactement de la même manière, on s'y retrouve beaucoup plus facilement.</text:p>
      <text:p text:style-name="P15"><text:span text:style-name="Strong_20_Emphasis"><text:span text:style-name="T1">L'organisation du code est aussi importante que le code lui même, on doit tout faire pour qu'il soit le plus lisible et le mieux organisé possible.</text:span></text:span></text:p>
      <text:p text:style-name="P13">Dans cet exemple, on a la classe CustomErrors et après la déclaration de celle-ci, on l'exporte ainsi:</text:p>
      <text:p text:style-name="P12"><text:span text:style-name="Source_20_Text"><text:span text:style-name="T14">class CustomErrors {</text:span></text:span></text:p>
      <text:p text:style-name="P40"><text:span text:style-name="Source_20_Text"><text:span text:style-name="T16"><text:s text:c="4"/></text:span></text:span><text:span text:style-name="Source_20_Text"><text:span text:style-name="T14">constructor() {</text:span></text:span></text:p>
      <text:p text:style-name="P40"><text:span text:style-name="Source_20_Text"><text:span text:style-name="T16"><text:s text:c="8"/></text:span></text:span><text:span text:style-name="Source_20_Text"><text:span text:style-name="T14">this.errors = {};</text:span></text:span></text:p>
      <text:p text:style-name="P40"><text:span text:style-name="Source_20_Text"><text:span text:style-name="T16"><text:s text:c="4"/></text:span></text:span><text:span text:style-name="Source_20_Text"><text:span text:style-name="T14">}</text:span></text:span></text:p>
      <text:p text:style-name="P40"/>
      <text:p text:style-name="P40"><text:span text:style-name="Source_20_Text"><text:span text:style-name="T16"><text:s text:c="4"/></text:span></text:span><text:span text:style-name="Source_20_Text"><text:span text:style-name="T14">recordErrors(errors) {</text:span></text:span></text:p>
      <text:p text:style-name="P40"><text:span text:style-name="Source_20_Text"><text:span text:style-name="T16"><text:s text:c="8"/></text:span></text:span><text:span text:style-name="Source_20_Text"><text:span text:style-name="T14">this.errors = errors;</text:span></text:span></text:p>
      <text:p text:style-name="P40"><text:span text:style-name="Source_20_Text"><text:span text:style-name="T16"><text:s text:c="4"/></text:span></text:span><text:span text:style-name="Source_20_Text"><text:span text:style-name="T14">}</text:span></text:span></text:p>
      <text:p text:style-name="P40"/>
      <text:p text:style-name="P40"><text:span text:style-name="Source_20_Text"><text:span text:style-name="T16"><text:s text:c="4"/></text:span></text:span><text:span text:style-name="Source_20_Text"><text:span text:style-name="T14">getErrors() {</text:span></text:span></text:p>
      <text:p text:style-name="P40"><text:span text:style-name="Source_20_Text"><text:span text:style-name="T16"><text:s text:c="8"/></text:span></text:span><text:span text:style-name="Source_20_Text"><text:span text:style-name="T14">console.log(this.errors);</text:span></text:span></text:p>
      <text:p text:style-name="P40"><text:span text:style-name="Source_20_Text"><text:span text:style-name="T16"><text:s text:c="4"/></text:span></text:span><text:span text:style-name="Source_20_Text"><text:span text:style-name="T14">}</text:span></text:span></text:p>
      <text:p text:style-name="P40"><text:span text:style-name="Source_20_Text"><text:span text:style-name="T14">}</text:span></text:span></text:p>
      <text:p text:style-name="P40"/>
      <text:p text:style-name="P40"><text:span text:style-name="Source_20_Text"><text:span text:style-name="T14">export default CustomErrors;</text:span></text:span></text:p>
      <text:p text:style-name="P15"><text:span text:style-name="Source_20_Text"><text:span text:style-name="T6">export default CustomErrors</text:span></text:span><text:span text:style-name="T3"> nous permet d'exporter ce qu'on appelle un module.</text:span></text:p>
      <text:p text:style-name="P13">Naturellement, si on exporte un fichier, on va l'importer ailleurs.</text:p>
      <text:p text:style-name="P12"><text:span text:style-name="Source_20_Text"><text:span text:style-name="T14">import CustomErrors from './modules/CustomErrors.js';</text:span></text:span></text:p>
      <text:p text:style-name="P15"><text:span text:style-name="T3">Dans le fichier class.js, on importe la classe et on s'en sert dans la fonction </text:span><text:span text:style-name="Source_20_Text"><text:span text:style-name="T6">validateFormInput()</text:span></text:span><text:span text:style-name="T3"> ainsi que dans le test en dessous.</text:span></text:p>
      <text:p text:style-name="P12"/>
      <text:p text:style-name="P40"><text:span text:style-name="Source_20_Text"><text:span text:style-name="T14">import CustomErrors from './modules/CustomErrors.js';</text:span></text:span></text:p>
      <text:p text:style-name="P40"/>
      <text:p text:style-name="P40"><text:span text:style-name="Source_20_Text"><text:span text:style-name="T14">//Instanciation</text:span></text:span></text:p>
      <text:p text:style-name="P40"><text:span text:style-name="Source_20_Text"><text:span text:style-name="T14">const errors = new CustomErrors();</text:span></text:span></text:p>
      <text:p text:style-name="P40"/>
      <text:p text:style-name="P40"><text:span text:style-name="Source_20_Text"><text:span text:style-name="T14">function validateFormInput(input) {</text:span></text:span></text:p>
      <text:p text:style-name="P40"><text:span text:style-name="Source_20_Text"><text:span text:style-name="T16"><text:s text:c="4"/></text:span></text:span><text:span text:style-name="Source_20_Text"><text:span text:style-name="T14">if (!input.value) {</text:span></text:span></text:p>
      <text:p text:style-name="P40"><text:span text:style-name="Source_20_Text"><text:span text:style-name="T16"><text:s text:c="8"/></text:span></text:span><text:span text:style-name="Source_20_Text"><text:span text:style-name="T14">return errors.recordErrors({ // la méthode de la classe CustomErrors</text:span></text:span></text:p>
      <text:p text:style-name="P40"><text:span text:style-name="Source_20_Text"><text:span text:style-name="T16"><text:s text:c="12"/></text:span></text:span><text:span text:style-name="Source_20_Text"><text:span text:style-name="T14">error: 'unknown',</text:span></text:span></text:p>
      <text:p text:style-name="P40"><text:span text:style-name="Source_20_Text"><text:span text:style-name="T16"><text:s text:c="12"/></text:span></text:span><text:span text:style-name="Source_20_Text"><text:span text:style-name="T14">message: 'Same player play again',</text:span></text:span></text:p>
      <text:p text:style-name="P40"><text:span text:style-name="Source_20_Text"><text:span text:style-name="T16"><text:s text:c="8"/></text:span></text:span><text:span text:style-name="Source_20_Text"><text:span text:style-name="T14">});</text:span></text:span></text:p>
      <text:p text:style-name="P40"><text:soft-page-break/><text:span text:style-name="Source_20_Text"><text:span text:style-name="T16"><text:s text:c="4"/></text:span></text:span><text:span text:style-name="Source_20_Text"><text:span text:style-name="T14">}</text:span></text:span></text:p>
      <text:p text:style-name="P40"/>
      <text:p text:style-name="P40"><text:span text:style-name="Source_20_Text"><text:span text:style-name="T16"><text:s text:c="4"/></text:span></text:span><text:span text:style-name="Source_20_Text"><text:span text:style-name="T14">return input.value;</text:span></text:span></text:p>
      <text:p text:style-name="P40"><text:span text:style-name="Source_20_Text"><text:span text:style-name="T14">}</text:span></text:span></text:p>
      <text:p text:style-name="P40"/>
      <text:p text:style-name="P40"><text:span text:style-name="Source_20_Text"><text:span text:style-name="T14">if (!validateFormInput(`un input invalide`)) {</text:span></text:span></text:p>
      <text:p text:style-name="P40"><text:span text:style-name="Source_20_Text"><text:span text:style-name="T16"><text:s text:c="4"/></text:span></text:span><text:span text:style-name="Source_20_Text"><text:span text:style-name="T14">errors.getErrors(); // l'autre méthode.</text:span></text:span></text:p>
      <text:p text:style-name="P40"><text:span text:style-name="Source_20_Text"><text:span text:style-name="T14">}</text:span></text:span></text:p>
      <text:p text:style-name="P40"/>
      <text:p text:style-name="P41"><text:s text:c="16"/></text:p>
      <text:p text:style-name="P13">Pour rendre possible l'import / export de modules, on doit le spécifier dans la balise script du fichier html.</text:p>
      <text:p text:style-name="P12"><text:span text:style-name="Source_20_Text"><text:span text:style-name="T14">&lt;script type="module" src="class.js"&gt;&lt;/script&gt;</text:span></text:span></text:p>
      <text:p text:style-name="P15"><text:span text:style-name="T3">Attention: il est facile d'oublier cet attribut: </text:span><text:span text:style-name="Source_20_Text"><text:span text:style-name="T6">type="module"</text:span></text:span></text:p>
      <text:h text:style-name="P7" text:outline-level="2"><text:span text:style-name="Source_20_Text"><text:span text:style-name="T20">2. Les modules</text:span></text:span></text:h>
      <text:p text:style-name="P14">Avant de continuer avec les classes, quelques précisions sont nécessaires à propos des modules.</text:p>
      <text:p text:style-name="P48">Dans l'exemple précédent, il y avait un fichier qui ne comportait qu'une classe, donc une seule chose à exporter.</text:p>
      <text:p text:style-name="P48">Supposons qu'on ait un fichier avec différentes fonctions, et que l'on ne veuille en exporter que quelques une, la syntaxe sera la suivante:</text:p>
      <text:p text:style-name="P40"/>
      <text:p text:style-name="P40"><text:span text:style-name="Source_20_Text"><text:span text:style-name="T15">function commonHelper() {</text:span></text:span></text:p>
      <text:p text:style-name="P40"><text:span text:style-name="Source_20_Text"><text:span text:style-name="T17"><text:s text:c="4"/></text:span></text:span><text:span text:style-name="Source_20_Text"><text:span text:style-name="T15">//</text:span></text:span></text:p>
      <text:p text:style-name="P40"><text:span text:style-name="Source_20_Text"><text:span text:style-name="T15">}</text:span></text:span></text:p>
      <text:p text:style-name="P40"/>
      <text:p text:style-name="P40"><text:span text:style-name="Source_20_Text"><text:span text:style-name="T15">function validate() {</text:span></text:span></text:p>
      <text:p text:style-name="P40"><text:span text:style-name="Source_20_Text"><text:span text:style-name="T17"><text:s text:c="4"/></text:span></text:span><text:span text:style-name="Source_20_Text"><text:span text:style-name="T15">//</text:span></text:span></text:p>
      <text:p text:style-name="P40"><text:span text:style-name="Source_20_Text"><text:span text:style-name="T15">}</text:span></text:span></text:p>
      <text:p text:style-name="P40"/>
      <text:p text:style-name="P40"><text:span text:style-name="Source_20_Text"><text:span text:style-name="T15">function ucfirst(string) {</text:span></text:span></text:p>
      <text:p text:style-name="P40"><text:span text:style-name="Source_20_Text"><text:span text:style-name="T17"><text:s text:c="4"/></text:span></text:span><text:span text:style-name="Source_20_Text"><text:span text:style-name="T15">return string.charAt(0).toUpperCase() + string.substring(1);</text:span></text:span></text:p>
      <text:p text:style-name="P40"><text:span text:style-name="Source_20_Text"><text:span text:style-name="T15">}</text:span></text:span></text:p>
      <text:p text:style-name="P40"/>
      <text:p text:style-name="P40"/>
      <text:p text:style-name="P40"/>
      <text:p text:style-name="P40"><text:span text:style-name="Source_20_Text"><text:span text:style-name="T15">//On exporte que les fonctions dont on a besoin..</text:span></text:span></text:p>
      <text:p text:style-name="P40"><text:span text:style-name="Source_20_Text"><text:span text:style-name="T15">export { ucfirst, validate };</text:span></text:span></text:p>
      <text:p text:style-name="P48">Et quand on souhaite importer:</text:p>
      <text:p text:style-name="P40"><text:soft-page-break/></text:p>
      <text:p text:style-name="P40"><text:span text:style-name="Source_20_Text"><text:span text:style-name="T15">//On importe ce dont on a besoin..</text:span></text:span></text:p>
      <text:p text:style-name="P40"><text:span text:style-name="Source_20_Text"><text:span text:style-name="T15">import { ucfirst, validate } from './fonctions.js;</text:span></text:span></text:p>
      <text:p text:style-name="P48">Et on oublie pas dans la balise script:</text:p>
      <text:p text:style-name="P40"><text:span text:style-name="Source_20_Text"><text:span text:style-name="T15">&lt;script type="module" src="index.js"&gt;&lt;/script&gt;</text:span></text:span></text:p>
      <text:h text:style-name="P7" text:outline-level="2"><text:span text:style-name="Source_20_Text"><text:span text:style-name="T20">3. L'héritage</text:span></text:span></text:h>
      <text:p text:style-name="P14">Reprenons notre classe CustomErrors, son utilité est de capturer les erreurs ou elles se produisent, et par la suite, on affiche un message d'erreur.</text:p>
      <text:p text:style-name="P48">En JavaScript, au même titre que la classe Date ou Math, on a accès a la classe Error.</text:p>
      <text:p text:style-name="P50"><text:span text:style-name="T5">Ouvrez la console </text:span><text:span text:style-name="Source_20_Text"><text:span text:style-name="T8">f12</text:span></text:span><text:span text:style-name="T5"> et taper le code suivant:</text:span></text:p>
      <text:p text:style-name="P40"><text:span text:style-name="Source_20_Text"><text:span text:style-name="T15">console.dir(new Error());</text:span></text:span></text:p>
      <text:p text:style-name="P40"/>
      <text:p text:style-name="P42"><text:s text:c="16"/></text:p>
      <text:p text:style-name="P62"><draw:frame draw:style-name="fr1" draw:name="Image2" text:anchor-type="as-char" svg:width="10.345cm" svg:height="7.17cm" draw:z-index="0"><draw:image xlink:href="https://e.3wa.fr/pluginfile.php/191464/mod_page/content/2/error.png" xlink:type="simple" xlink:show="embed" xlink:actuate="onLoad"/><svg:title>Image d'erreur dans la console.</svg:title></draw:frame></text:p>
      <text:p text:style-name="P48">On voit quand on clique sur 'prototype' que la class Error native possède une propriété 'message'. Nous reviendrons plus tard sur ce qu'est le prototype.</text:p>
      <text:p text:style-name="P48">Notre classe CustomErrors ne possède pas de telle propriété, mais on en aurait bien besoin</text:p>
      <text:p text:style-name="P48">Plutôt que créer une propriété message sur notre classe, on va faire en sorte d'hériter des propriétés de la classe native.</text:p>
      <text:p text:style-name="P40"><text:span text:style-name="Source_20_Text"><text:span text:style-name="T15">class CustomErrors extends Error {</text:span></text:span></text:p>
      <text:p text:style-name="P40"/>
      <text:p text:style-name="P40"><text:span text:style-name="Source_20_Text"><text:span text:style-name="T15">}</text:span></text:span></text:p>
      <text:p text:style-name="P61">Le mot-clé</text:p>
      <text:p text:style-name="P40"><text:span text:style-name="Source_20_Text"><text:span text:style-name="T15">extends</text:span></text:span></text:p>
      <text:p text:style-name="P48">Grâce à ce mot-clé, on peut hériter de toutes les propriétés et méthodes de la classe parente. Quand on hérite d'une classe en JavaScript, si les deux classes ont un constructeur on doit appeler la méthode</text:p>
      <text:p text:style-name="P40"><text:soft-page-break/><text:span text:style-name="Source_20_Text"><text:span text:style-name="T15">super()</text:span></text:span></text:p>
      <text:p text:style-name="P50"><text:span text:style-name="T5">pour initialiser le constructeur de la méthode parente. Et appeler cette méthode avant l'utilisation du mot-clé </text:span><text:span text:style-name="Source_20_Text"><text:span text:style-name="T8">this</text:span></text:span></text:p>
      <text:list xml:id="list2215967385" text:style-name="L34">
        <text:list-item>
          <text:p text:style-name="P120"><text:span text:style-name="T5">Quand on instancie une classe avec </text:span><text:span text:style-name="Source_20_Text"><text:span text:style-name="T8">new</text:span></text:span><text:span text:style-name="T5">, on crée un objet vide et on y assigne </text:span><text:span text:style-name="Source_20_Text"><text:span text:style-name="T8">this</text:span></text:span></text:p>
        </text:list-item>
        <text:list-item>
          <text:p text:style-name="P99">Mais quand on le fait avec une classe dérivée, celle ci attend de la classe parente qu'elle fasse ce travail.</text:p>
        </text:list-item>
      </text:list>
      <text:p text:style-name="P40"><text:span text:style-name="Source_20_Text"><text:span text:style-name="T15">class CustomErrors extends Error {</text:span></text:span></text:p>
      <text:p text:style-name="P40"><text:span text:style-name="Source_20_Text"><text:span text:style-name="T17"><text:s text:c="4"/></text:span></text:span><text:span text:style-name="Source_20_Text"><text:span text:style-name="T15">constructor() {</text:span></text:span></text:p>
      <text:p text:style-name="P40"><text:span text:style-name="Source_20_Text"><text:span text:style-name="T17"><text:s text:c="8"/></text:span></text:span><text:span text:style-name="Source_20_Text"><text:span text:style-name="T15">super(); // Le constructeur de la classe parente.</text:span></text:span></text:p>
      <text:p text:style-name="P40"><text:span text:style-name="Source_20_Text"><text:span text:style-name="T17"><text:s text:c="4"/></text:span></text:span><text:span text:style-name="Source_20_Text"><text:span text:style-name="T15">}</text:span></text:span></text:p>
      <text:p text:style-name="P40"/>
      <text:p text:style-name="P40"><text:span text:style-name="Source_20_Text"><text:span text:style-name="T17"><text:s text:c="4"/></text:span></text:span><text:span text:style-name="Source_20_Text"><text:span text:style-name="T15">recordErrors(errors) {</text:span></text:span></text:p>
      <text:p text:style-name="P40"><text:span text:style-name="Source_20_Text"><text:span text:style-name="T17"><text:s text:c="8"/></text:span></text:span><text:span text:style-name="Source_20_Text"><text:span text:style-name="T15">this.message = errors;</text:span></text:span></text:p>
      <text:p text:style-name="P40"><text:span text:style-name="Source_20_Text"><text:span text:style-name="T17"><text:s text:c="4"/></text:span></text:span><text:span text:style-name="Source_20_Text"><text:span text:style-name="T15">}</text:span></text:span></text:p>
      <text:p text:style-name="P40"/>
      <text:p text:style-name="P40"><text:span text:style-name="Source_20_Text"><text:span text:style-name="T17"><text:s text:c="4"/></text:span></text:span><text:span text:style-name="Source_20_Text"><text:span text:style-name="T15">getErrors() {</text:span></text:span></text:p>
      <text:p text:style-name="P40"><text:span text:style-name="Source_20_Text"><text:span text:style-name="T17"><text:s text:c="8"/></text:span></text:span><text:span text:style-name="Source_20_Text"><text:span text:style-name="T15">return this.message;</text:span></text:span></text:p>
      <text:p text:style-name="P40"><text:span text:style-name="Source_20_Text"><text:span text:style-name="T17"><text:s text:c="4"/></text:span></text:span><text:span text:style-name="Source_20_Text"><text:span text:style-name="T15">}</text:span></text:span></text:p>
      <text:p text:style-name="P40"><text:span text:style-name="Source_20_Text"><text:span text:style-name="T15">}</text:span></text:span></text:p>
      <text:p text:style-name="P40"/>
      <text:p text:style-name="P40"><text:span text:style-name="Source_20_Text"><text:span text:style-name="T15">export default CustomErrors;</text:span></text:span></text:p>
      <text:p text:style-name="P50"><text:span text:style-name="T5">Après cette opération, on a accès à la propriété message de la classe parente. Et le mot-clé </text:span><text:span text:style-name="Source_20_Text"><text:span text:style-name="T8">this</text:span></text:span><text:span text:style-name="T5"> est initialisé.</text:span></text:p>
      <text:p text:style-name="P40"><text:span text:style-name="Source_20_Text"><text:span text:style-name="T15">import CustomErrors from './CustomErrors.js';</text:span></text:span></text:p>
      <text:p text:style-name="P40"><text:span text:style-name="Source_20_Text"><text:span text:style-name="T15">// Une erreur s'est produite</text:span></text:span></text:p>
      <text:p text:style-name="P40"><text:span text:style-name="Source_20_Text"><text:span text:style-name="T15">const errorMessage = {</text:span></text:span></text:p>
      <text:p text:style-name="P40"><text:span text:style-name="Source_20_Text"><text:span text:style-name="T17"><text:s text:c="4"/></text:span></text:span><text:span text:style-name="Source_20_Text"><text:span text:style-name="T15">error: 'unknown',</text:span></text:span></text:p>
      <text:p text:style-name="P40"><text:span text:style-name="Source_20_Text"><text:span text:style-name="T17"><text:s text:c="4"/></text:span></text:span><text:span text:style-name="Source_20_Text"><text:span text:style-name="T15">message: 'Same player play again',</text:span></text:span></text:p>
      <text:p text:style-name="P40"><text:span text:style-name="Source_20_Text"><text:span text:style-name="T15">};</text:span></text:span></text:p>
      <text:p text:style-name="P40"/>
      <text:p text:style-name="P40"><text:span text:style-name="Source_20_Text"><text:span text:style-name="T15">// On instancie la classe</text:span></text:span></text:p>
      <text:p text:style-name="P40"><text:span text:style-name="Source_20_Text"><text:span text:style-name="T15">const customError = new CustomErrors();</text:span></text:span></text:p>
      <text:p text:style-name="P40"/>
      <text:p text:style-name="P40"><text:span text:style-name="Source_20_Text"><text:span text:style-name="T15">// On enregistre le message</text:span></text:span></text:p>
      <text:p text:style-name="P40"><text:span text:style-name="Source_20_Text"><text:span text:style-name="T15">customError.recordErrors(errorMessage);</text:span></text:span></text:p>
      <text:p text:style-name="P40"/>
      <text:p text:style-name="P40"><text:span text:style-name="Source_20_Text"><text:span text:style-name="T15">// Grace a l'héritage, on accede à la propriété message de la classe parente.</text:span></text:span></text:p>
      <text:p text:style-name="P40"><text:span text:style-name="Source_20_Text"><text:span text:style-name="T15">console.log(customError.getErrors());</text:span></text:span></text:p>
      <text:p text:style-name="P40"><text:soft-page-break/></text:p>
      <text:p text:style-name="P40"><text:span text:style-name="Source_20_Text"><text:span text:style-name="T15">console.log(customError);</text:span></text:span></text:p>
      <text:h text:style-name="P7" text:outline-level="2"><text:span text:style-name="Source_20_Text"><text:span text:style-name="T20">4. Les accesseurs</text:span></text:span></text:h>
      <text:p text:style-name="P14">Jusqu'ici, nous avons vu comment accéder a la propriété message de notre classe CustomError, heritée de la classe parente Error.</text:p>
      <text:p text:style-name="P14">Il existe une autre méthode plus simple qu'on appelle les accesseurs. Ceux-ci permettent de simplifier considérablement la syntaxe.</text:p>
      <text:p text:style-name="P15"><text:span text:style-name="T5">Pour l'instant, on accède a la propriété message grâce a des méthodes que nous avons codé. </text:span><text:span text:style-name="Source_20_Text"><text:span text:style-name="T8">recordErrors(errors)</text:span></text:span><text:span text:style-name="T5"> et </text:span><text:span text:style-name="Source_20_Text"><text:span text:style-name="T8">getErrors()</text:span></text:span></text:p>
      <text:p text:style-name="P12"><text:span text:style-name="Source_20_Text"><text:span text:style-name="T15">class CustomErrors extends Error {</text:span></text:span></text:p>
      <text:p text:style-name="P40"><text:span text:style-name="Source_20_Text"><text:span text:style-name="T17"><text:s text:c="4"/></text:span></text:span><text:span text:style-name="Source_20_Text"><text:span text:style-name="T15">constructor() {</text:span></text:span></text:p>
      <text:p text:style-name="P40"><text:span text:style-name="Source_20_Text"><text:span text:style-name="T17"><text:s text:c="8"/></text:span></text:span><text:span text:style-name="Source_20_Text"><text:span text:style-name="T15">super(); // Le constructeur de la classe parente.</text:span></text:span></text:p>
      <text:p text:style-name="P40"><text:span text:style-name="Source_20_Text"><text:span text:style-name="T17"><text:s text:c="4"/></text:span></text:span><text:span text:style-name="Source_20_Text"><text:span text:style-name="T15">}</text:span></text:span></text:p>
      <text:p text:style-name="P40"/>
      <text:p text:style-name="P40"><text:span text:style-name="Source_20_Text"><text:span text:style-name="T17"><text:s text:c="4"/></text:span></text:span><text:span text:style-name="Source_20_Text"><text:span text:style-name="T15">recordErrors(errors) {</text:span></text:span></text:p>
      <text:p text:style-name="P40"><text:span text:style-name="Source_20_Text"><text:span text:style-name="T17"><text:s text:c="8"/></text:span></text:span><text:span text:style-name="Source_20_Text"><text:span text:style-name="T15">this.message = errors;</text:span></text:span></text:p>
      <text:p text:style-name="P40"><text:span text:style-name="Source_20_Text"><text:span text:style-name="T17"><text:s text:c="4"/></text:span></text:span><text:span text:style-name="Source_20_Text"><text:span text:style-name="T15">}</text:span></text:span></text:p>
      <text:p text:style-name="P40"/>
      <text:p text:style-name="P40"><text:span text:style-name="Source_20_Text"><text:span text:style-name="T17"><text:s text:c="4"/></text:span></text:span><text:span text:style-name="Source_20_Text"><text:span text:style-name="T15">getErrors() {</text:span></text:span></text:p>
      <text:p text:style-name="P40"><text:span text:style-name="Source_20_Text"><text:span text:style-name="T17"><text:s text:c="8"/></text:span></text:span><text:span text:style-name="Source_20_Text"><text:span text:style-name="T15">return this.message;</text:span></text:span></text:p>
      <text:p text:style-name="P40"><text:span text:style-name="Source_20_Text"><text:span text:style-name="T17"><text:s text:c="4"/></text:span></text:span><text:span text:style-name="Source_20_Text"><text:span text:style-name="T15">}</text:span></text:span></text:p>
      <text:p text:style-name="P40"><text:span text:style-name="Source_20_Text"><text:span text:style-name="T15">}</text:span></text:span></text:p>
      <text:p text:style-name="P40"/>
      <text:p text:style-name="P40"><text:span text:style-name="Source_20_Text"><text:span text:style-name="T15">export default CustomErrors;</text:span></text:span></text:p>
      <text:p text:style-name="P14">On appelle un méthode pour enregistrer l'erreur et une pour la récupérer. Grâce aux accesseurs, on peut avoir la syntaxe classique d'assignation de valeurs:</text:p>
      <text:p text:style-name="P12"><text:span text:style-name="Source_20_Text"><text:span text:style-name="T15">import CustomErrors from './modules/CustomErrors.js';</text:span></text:span></text:p>
      <text:p text:style-name="P40"><text:span text:style-name="Source_20_Text"><text:span text:style-name="T15">// Une erreur s'est produite</text:span></text:span></text:p>
      <text:p text:style-name="P40"><text:span text:style-name="Source_20_Text"><text:span text:style-name="T15">const errorMessage = {</text:span></text:span></text:p>
      <text:p text:style-name="P40"><text:span text:style-name="Source_20_Text"><text:span text:style-name="T17"><text:s text:c="4"/></text:span></text:span><text:span text:style-name="Source_20_Text"><text:span text:style-name="T15">error: 'unknown',</text:span></text:span></text:p>
      <text:p text:style-name="P40"><text:span text:style-name="Source_20_Text"><text:span text:style-name="T17"><text:s text:c="4"/></text:span></text:span><text:span text:style-name="Source_20_Text"><text:span text:style-name="T15">message: 'Same player play again',</text:span></text:span></text:p>
      <text:p text:style-name="P40"><text:span text:style-name="Source_20_Text"><text:span text:style-name="T15">};</text:span></text:span></text:p>
      <text:p text:style-name="P40"/>
      <text:p text:style-name="P40"><text:span text:style-name="Source_20_Text"><text:span text:style-name="T15">const customError = new CustomErrors();</text:span></text:span></text:p>
      <text:p text:style-name="P40"/>
      <text:p text:style-name="P40"><text:span text:style-name="Source_20_Text"><text:span text:style-name="T15">// On enregistre le message en l'assignant directement de manière 'traditionnelle'</text:span></text:span></text:p>
      <text:p text:style-name="P40"><text:span text:style-name="Source_20_Text"><text:span text:style-name="T15">customError.message = errorMessage;</text:span></text:span></text:p>
      <text:p text:style-name="P40"/>
      <text:p text:style-name="P40"><text:span text:style-name="Source_20_Text"><text:span text:style-name="T15">// On accede directement a la propriété message.</text:span></text:span></text:p>
      <text:p text:style-name="P40"><text:soft-page-break/><text:span text:style-name="Source_20_Text"><text:span text:style-name="T15">console.log(customError.message);</text:span></text:span></text:p>
      <text:p text:style-name="P15"><text:span text:style-name="T5">Pour pouvoir utiliser cette syntaxe </text:span><text:span text:style-name="Source_20_Text"><text:span text:style-name="T8">customError.message = errorMessage;</text:span></text:span><text:span text:style-name="T5"> et </text:span><text:span text:style-name="Source_20_Text"><text:span text:style-name="T8">customError.message</text:span></text:span><text:span text:style-name="T5">, on doit modifier légèrement note code dans la classe:</text:span></text:p>
      <text:p text:style-name="P12"><text:span text:style-name="Source_20_Text"><text:span text:style-name="T15">class CustomErrors extends Error {</text:span></text:span></text:p>
      <text:p text:style-name="P40"><text:span text:style-name="Source_20_Text"><text:span text:style-name="T17"><text:s text:c="4"/></text:span></text:span><text:span text:style-name="Source_20_Text"><text:span text:style-name="T15">constructor() {</text:span></text:span></text:p>
      <text:p text:style-name="P40"><text:span text:style-name="Source_20_Text"><text:span text:style-name="T17"><text:s text:c="8"/></text:span></text:span><text:span text:style-name="Source_20_Text"><text:span text:style-name="T15">super(); // Le constructeur de la classe parente.</text:span></text:span></text:p>
      <text:p text:style-name="P40"><text:span text:style-name="Source_20_Text"><text:span text:style-name="T17"><text:s text:c="4"/></text:span></text:span><text:span text:style-name="Source_20_Text"><text:span text:style-name="T15">}</text:span></text:span></text:p>
      <text:p text:style-name="P40"/>
      <text:p text:style-name="P40"><text:span text:style-name="Source_20_Text"><text:span text:style-name="T17"><text:s text:c="4"/></text:span></text:span><text:span text:style-name="Source_20_Text"><text:span text:style-name="T15">// on récupère la propriété de la classe parente et on lui assigne une valeur</text:span></text:span></text:p>
      <text:p text:style-name="P40"><text:span text:style-name="Source_20_Text"><text:span text:style-name="T17"><text:s text:c="4"/></text:span></text:span><text:span text:style-name="Source_20_Text"><text:span text:style-name="T15">set message(errors) {</text:span></text:span></text:p>
      <text:p text:style-name="P40"><text:span text:style-name="Source_20_Text"><text:span text:style-name="T17"><text:s text:c="8"/></text:span></text:span><text:span text:style-name="Source_20_Text"><text:span text:style-name="T15">return super.message = errors;</text:span></text:span></text:p>
      <text:p text:style-name="P40"><text:span text:style-name="Source_20_Text"><text:span text:style-name="T17"><text:s text:c="4"/></text:span></text:span><text:span text:style-name="Source_20_Text"><text:span text:style-name="T15">}</text:span></text:span></text:p>
      <text:p text:style-name="P40"/>
      <text:p text:style-name="P40"><text:span text:style-name="Source_20_Text"><text:span text:style-name="T17"><text:s text:c="4"/></text:span></text:span><text:span text:style-name="Source_20_Text"><text:span text:style-name="T15">// on récupère la propriété de la classe parente</text:span></text:span></text:p>
      <text:p text:style-name="P40"><text:span text:style-name="Source_20_Text"><text:span text:style-name="T17"><text:s text:c="4"/></text:span></text:span><text:span text:style-name="Source_20_Text"><text:span text:style-name="T15">get message() {</text:span></text:span></text:p>
      <text:p text:style-name="P40"><text:span text:style-name="Source_20_Text"><text:span text:style-name="T17"><text:s text:c="8"/></text:span></text:span><text:span text:style-name="Source_20_Text"><text:span text:style-name="T15">return super.message;</text:span></text:span></text:p>
      <text:p text:style-name="P40"><text:span text:style-name="Source_20_Text"><text:span text:style-name="T17"><text:s text:c="4"/></text:span></text:span><text:span text:style-name="Source_20_Text"><text:span text:style-name="T15">}</text:span></text:span></text:p>
      <text:p text:style-name="P40"><text:span text:style-name="Source_20_Text"><text:span text:style-name="T15">}</text:span></text:span></text:p>
      <text:p text:style-name="P40"/>
      <text:p text:style-name="P40"><text:span text:style-name="Source_20_Text"><text:span text:style-name="T15">export default CustomErrors;</text:span></text:span></text:p>
      <text:p text:style-name="P15"><text:span text:style-name="T5">Notez l'utilisation du mot-clé </text:span><text:span text:style-name="Source_20_Text"><text:span text:style-name="T8">super</text:span></text:span><text:span text:style-name="T5"> pour accéder directement à la class parente, ainsi que les mots-clé </text:span><text:span text:style-name="Source_20_Text"><text:span text:style-name="T8">get</text:span></text:span><text:span text:style-name="T5"> et </text:span><text:span text:style-name="Source_20_Text"><text:span text:style-name="T8">set</text:span></text:span><text:span text:style-name="T5">, et aussi le fait d'accéder à la propriété message sous forme de méthode.</text:span></text:p>
      <text:p text:style-name="P66"/>
      <text:h text:style-name="P7" text:outline-level="2"><text:span text:style-name="Source_20_Text"><text:span text:style-name="T20">5. Le constructeur</text:span></text:span></text:h>
      <text:p text:style-name="P14">Pour faire la même chose que précédemment, il est possible de passer directement par le constructeur.</text:p>
      <text:p text:style-name="P40"><text:span text:style-name="Source_20_Text"><text:span text:style-name="T15">class CustomErrorsConstructor extends Error {</text:span></text:span></text:p>
      <text:p text:style-name="P40"><text:span text:style-name="Source_20_Text"><text:span text:style-name="T17"><text:s text:c="4"/></text:span></text:span><text:span text:style-name="Source_20_Text"><text:span text:style-name="T15">constructor(message) {</text:span></text:span></text:p>
      <text:p text:style-name="P40"><text:span text:style-name="Source_20_Text"><text:span text:style-name="T17"><text:s text:c="8"/></text:span></text:span><text:span text:style-name="Source_20_Text"><text:span text:style-name="T15">super(message);</text:span></text:span></text:p>
      <text:p text:style-name="P40"><text:span text:style-name="Source_20_Text"><text:span text:style-name="T17"><text:s text:c="8"/></text:span></text:span><text:span text:style-name="Source_20_Text"><text:span text:style-name="T15">this.message = message;</text:span></text:span></text:p>
      <text:p text:style-name="P40"><text:span text:style-name="Source_20_Text"><text:span text:style-name="T17"><text:s text:c="4"/></text:span></text:span><text:span text:style-name="Source_20_Text"><text:span text:style-name="T15">}</text:span></text:span></text:p>
      <text:p text:style-name="P40"/>
      <text:p text:style-name="P40"><text:span text:style-name="Source_20_Text"><text:span text:style-name="T15">}</text:span></text:span></text:p>
      <text:p text:style-name="P40"/>
      <text:p text:style-name="P40"><text:span text:style-name="Source_20_Text"><text:span text:style-name="T15">export default CustomErrorsConstructor;</text:span></text:span></text:p>
      <text:p text:style-name="P40"><text:span text:style-name="Source_20_Text"><text:span text:style-name="T15">import CustomErrorsConstructor from './modules/CustomErrorsConstructor.js';</text:span></text:span></text:p>
      <text:p text:style-name="P40"><text:span text:style-name="Source_20_Text"><text:span text:style-name="T15">// Une erreur s'est produite</text:span></text:span></text:p>
      <text:p text:style-name="P40"><text:soft-page-break/><text:span text:style-name="Source_20_Text"><text:span text:style-name="T15">const errorMessage = {</text:span></text:span></text:p>
      <text:p text:style-name="P40"><text:span text:style-name="Source_20_Text"><text:span text:style-name="T17"><text:s text:c="4"/></text:span></text:span><text:span text:style-name="Source_20_Text"><text:span text:style-name="T15">error: 'unknown',</text:span></text:span></text:p>
      <text:p text:style-name="P40"><text:span text:style-name="Source_20_Text"><text:span text:style-name="T17"><text:s text:c="4"/></text:span></text:span><text:span text:style-name="Source_20_Text"><text:span text:style-name="T15">message: 'Same player play again',</text:span></text:span></text:p>
      <text:p text:style-name="P40"><text:span text:style-name="Source_20_Text"><text:span text:style-name="T15">};</text:span></text:span></text:p>
      <text:p text:style-name="P40"/>
      <text:p text:style-name="P40"><text:span text:style-name="Source_20_Text"><text:span text:style-name="T15">// On passe l'erreur directement au niveau de constructeur,</text:span></text:span></text:p>
      <text:p text:style-name="P40"><text:span text:style-name="Source_20_Text"><text:span text:style-name="T15">// La class parente sera instancié avec le message directement.</text:span></text:span></text:p>
      <text:p text:style-name="P40"><text:span text:style-name="Source_20_Text"><text:span text:style-name="T15">const customError = new CustomErrors(errorMessage);</text:span></text:span></text:p>
      <text:p text:style-name="P40"/>
      <text:p text:style-name="P40"><text:span text:style-name="Source_20_Text"><text:span text:style-name="T15">// On accede directement a la propriete message.</text:span></text:span></text:p>
      <text:p text:style-name="P40"><text:span text:style-name="Source_20_Text"><text:span text:style-name="T15">console.log(customError.message);</text:span></text:span></text:p>
      <text:p text:style-name="P48">On se souvient qu'il y également un propriété name a la class native Error: <draw:frame draw:style-name="fr1" draw:name="Image3" text:anchor-type="as-char" svg:width="1.997cm" svg:height="0.998cm" draw:z-index="1"><draw:image xlink:href="https://e.3wa.fr/mod/page/img/error.png" xlink:type="simple" xlink:show="embed" xlink:actuate="onLoad"/><svg:title>image d'illustration</svg:title></draw:frame> Modifions notre code:</text:p>
      <text:p text:style-name="P40"><text:span text:style-name="Source_20_Text"><text:span text:style-name="T15">class CustomErrorsConstructor extends Error {</text:span></text:span></text:p>
      <text:p text:style-name="P40"><text:span text:style-name="Source_20_Text"><text:span text:style-name="T17"><text:s text:c="4"/></text:span></text:span><text:span text:style-name="Source_20_Text"><text:span text:style-name="T15">constructor(message, name) {</text:span></text:span></text:p>
      <text:p text:style-name="P40"><text:span text:style-name="Source_20_Text"><text:span text:style-name="T17"><text:s text:c="8"/></text:span></text:span><text:span text:style-name="Source_20_Text"><text:span text:style-name="T15">// attention le constructeur de la classe Error n'accepte qu'un argument</text:span></text:span></text:p>
      <text:p text:style-name="P40"><text:span text:style-name="Source_20_Text"><text:span text:style-name="T17"><text:s text:c="8"/></text:span></text:span><text:span text:style-name="Source_20_Text"><text:span text:style-name="T15">super(`${message} ${name}`);</text:span></text:span></text:p>
      <text:p text:style-name="P40"><text:span text:style-name="Source_20_Text"><text:span text:style-name="T17"><text:s text:c="8"/></text:span></text:span><text:span text:style-name="Source_20_Text"><text:span text:style-name="T15">this.message = message;</text:span></text:span></text:p>
      <text:p text:style-name="P40"><text:span text:style-name="Source_20_Text"><text:span text:style-name="T17"><text:s text:c="8"/></text:span></text:span><text:span text:style-name="Source_20_Text"><text:span text:style-name="T15">this.name = name;</text:span></text:span></text:p>
      <text:p text:style-name="P40"><text:span text:style-name="Source_20_Text"><text:span text:style-name="T17"><text:s text:c="4"/></text:span></text:span><text:span text:style-name="Source_20_Text"><text:span text:style-name="T15">}</text:span></text:span></text:p>
      <text:p text:style-name="P40"/>
      <text:p text:style-name="P40"><text:span text:style-name="Source_20_Text"><text:span text:style-name="T15">}</text:span></text:span></text:p>
      <text:p text:style-name="P40"/>
      <text:p text:style-name="P40"><text:span text:style-name="Source_20_Text"><text:span text:style-name="T15">export default CustomErrorsConstructor;</text:span></text:span></text:p>
      <text:p text:style-name="P48">Jusqu'a maintenant , on lisait un message très vague et flou dans la console, avec cette modification on peut lire le nom de l'erreur et la valeur du message quand on console.log l'instance de l'erreur.</text:p>
      <text:p text:style-name="P40"><text:span text:style-name="Source_20_Text"><text:span text:style-name="T15">import CustomErrorsConstructor from './modules/CustomErrorsConstructor.js';</text:span></text:span></text:p>
      <text:p text:style-name="P40"><text:span text:style-name="Source_20_Text"><text:span text:style-name="T15">// Une erreur s'est produite</text:span></text:span></text:p>
      <text:p text:style-name="P40"><text:span text:style-name="Source_20_Text"><text:span text:style-name="T15">const errorMessage = {</text:span></text:span></text:p>
      <text:p text:style-name="P40"><text:span text:style-name="Source_20_Text"><text:span text:style-name="T17"><text:s text:c="4"/></text:span></text:span><text:span text:style-name="Source_20_Text"><text:span text:style-name="T15">error: 'unknown',</text:span></text:span></text:p>
      <text:p text:style-name="P40"><text:span text:style-name="Source_20_Text"><text:span text:style-name="T17"><text:s text:c="4"/></text:span></text:span><text:span text:style-name="Source_20_Text"><text:span text:style-name="T15">message: 'Same player play again',</text:span></text:span></text:p>
      <text:p text:style-name="P40"><text:span text:style-name="Source_20_Text"><text:span text:style-name="T15">};</text:span></text:span></text:p>
      <text:p text:style-name="P40"/>
      <text:p text:style-name="P40"><text:span text:style-name="Source_20_Text"><text:span text:style-name="T15">// On passe l'erreur directement au niveau de constructeur,</text:span></text:span></text:p>
      <text:p text:style-name="P40"><text:span text:style-name="Source_20_Text"><text:span text:style-name="T15">// La class parente sera instancié avec le message directement.</text:span></text:span></text:p>
      <text:p text:style-name="P40"><text:span text:style-name="Source_20_Text"><text:span text:style-name="T15">const customError = new CustomErrorsConstructor(</text:span></text:span></text:p>
      <text:p text:style-name="P40"><text:span text:style-name="Source_20_Text"><text:span text:style-name="T17"><text:s text:c="4"/></text:span></text:span><text:span text:style-name="Source_20_Text"><text:span text:style-name="T15">errorMessage.message,</text:span></text:span></text:p>
      <text:p text:style-name="P40"><text:soft-page-break/><text:span text:style-name="Source_20_Text"><text:span text:style-name="T17"><text:s text:c="4"/></text:span></text:span><text:span text:style-name="Source_20_Text"><text:span text:style-name="T15">errorMessage.error</text:span></text:span></text:p>
      <text:p text:style-name="P40"><text:span text:style-name="Source_20_Text"><text:span text:style-name="T15">);</text:span></text:span></text:p>
      <text:p text:style-name="P40"/>
      <text:p text:style-name="P40"/>
      <text:p text:style-name="P40"/>
      <text:p text:style-name="P40"><text:span text:style-name="Source_20_Text"><text:span text:style-name="T15">console.log(customError.name); // Form Error</text:span></text:span></text:p>
      <text:p text:style-name="P40"><text:span text:style-name="Source_20_Text"><text:span text:style-name="T15">console.log(customError.message); // Same player play again</text:span></text:span></text:p>
      <text:p text:style-name="P40"><text:span text:style-name="Source_20_Text"><text:span text:style-name="T15">console.log('\u{1f609}'); // un emoji pour se détendre</text:span></text:span></text:p>
      <text:p text:style-name="P40"><text:span text:style-name="Source_20_Text"><text:span text:style-name="T15">console.log(typeof customError); // object</text:span></text:span></text:p>
      <text:p text:style-name="P40"><text:span text:style-name="Source_20_Text"><text:span text:style-name="T15">console.log(customError instanceof Error); // true</text:span></text:span></text:p>
      <text:p text:style-name="P40"><text:span text:style-name="Source_20_Text"><text:span text:style-name="T15">// L'instance de notre classe:</text:span></text:span></text:p>
      <text:p text:style-name="P40"><text:span text:style-name="Source_20_Text"><text:span text:style-name="T15">console.log(customError); // Form Error: Same player play again</text:span></text:span></text:p>
      <text:h text:style-name="P7" text:outline-level="2"><text:span text:style-name="Source_20_Text"><text:span text:style-name="T20">6. La composition</text:span></text:span></text:h>
      <text:h text:style-name="P9" text:outline-level="3">Introduction:</text:h>
      <text:p text:style-name="P48">Reprenons notre classe Error et créons un class Form qui représentera un formulaire.</text:p>
      <text:p text:style-name="P40"><text:span text:style-name="Source_20_Text"><text:span text:style-name="T15">class Form {</text:span></text:span></text:p>
      <text:p text:style-name="P40"><text:span text:style-name="Source_20_Text"><text:span text:style-name="T17"><text:s text:c="4"/></text:span></text:span><text:span text:style-name="Source_20_Text"><text:span text:style-name="T15">validate(fields) {</text:span></text:span></text:p>
      <text:p text:style-name="P40"><text:span text:style-name="Source_20_Text"><text:span text:style-name="T17"><text:s text:c="8"/></text:span></text:span><text:span text:style-name="Source_20_Text"><text:span text:style-name="T15">for (let field of fields) {</text:span></text:span></text:p>
      <text:p text:style-name="P40"><text:span text:style-name="Source_20_Text"><text:span text:style-name="T17"><text:s text:c="12"/></text:span></text:span><text:span text:style-name="Source_20_Text"><text:span text:style-name="T15">if (!field.value) {</text:span></text:span></text:p>
      <text:p text:style-name="P40"><text:span text:style-name="Source_20_Text"><text:span text:style-name="T17"><text:s text:c="16"/></text:span></text:span><text:span text:style-name="Source_20_Text"><text:span text:style-name="T15">//Erreur</text:span></text:span></text:p>
      <text:p text:style-name="P40"><text:span text:style-name="Source_20_Text"><text:span text:style-name="T17"><text:s text:c="12"/></text:span></text:span><text:span text:style-name="Source_20_Text"><text:span text:style-name="T15">}</text:span></text:span></text:p>
      <text:p text:style-name="P40"><text:span text:style-name="Source_20_Text"><text:span text:style-name="T17"><text:s text:c="8"/></text:span></text:span><text:span text:style-name="Source_20_Text"><text:span text:style-name="T15">}</text:span></text:span></text:p>
      <text:p text:style-name="P40"><text:span text:style-name="Source_20_Text"><text:span text:style-name="T17"><text:s text:c="4"/></text:span></text:span><text:span text:style-name="Source_20_Text"><text:span text:style-name="T15">}</text:span></text:span></text:p>
      <text:p text:style-name="P40"><text:span text:style-name="Source_20_Text"><text:span text:style-name="T15">}</text:span></text:span></text:p>
      <text:p text:style-name="P40"/>
      <text:p text:style-name="P40"><text:span text:style-name="Source_20_Text"><text:span text:style-name="T15">export default Form;</text:span></text:span></text:p>
      <text:p text:style-name="P48">Cette classe doit s'occuper de la validation des champs des formulaires. Elle a donc besoin de méthodes pour valider les erreurs.</text:p>
      <text:p text:style-name="P48">Naturellement, on pense à la classe Error et on se dit qu'avec l'héritage, on pourrait faire fonctionner tout ça.</text:p>
      <text:p text:style-name="P50"><text:span text:style-name="Emphasis"><text:span text:style-name="T2">C'est une erreur radicale:</text:span></text:span></text:p>
      <text:p text:style-name="P48">Si on étend la class Error avec la class Form, la classe Form sera une instance de Error</text:p>
      <text:p text:style-name="P48">Autrement dit: la classe Form sera une erreur, alors que cette classe représente un formulaire</text:p>
      <text:p text:style-name="P48">Si le formulaire est mal rempli, il y aura des erreurs, mais ce sera toujours un formulaire.</text:p>
      <text:p text:style-name="P48">le formulaire peut comporter des erreurs, mais il ne sera jamais une erreur.</text:p>
      <text:p text:style-name="P48"><text:soft-page-break/>Alors, comment faire avec nos deux classes ?</text:p>
      <text:h text:style-name="P30" text:outline-level="3">La composition:</text:h>
      <text:p text:style-name="P48">On vient de voir de manière theorique que la classe Form a besoin de la class Error pour fonctionner, elle en est dépendante.</text:p>
      <text:p text:style-name="P48">Passons à la pratique:</text:p>
      <text:p text:style-name="P48">On a besoin d'une instance de la classe Form et d'une instance de la classe Error</text:p>
      <text:p text:style-name="P40"><text:span text:style-name="Source_20_Text"><text:span text:style-name="T15">const error = new CustomErrors();</text:span></text:span></text:p>
      <text:p text:style-name="P40"><text:span text:style-name="Source_20_Text"><text:span text:style-name="T15">const form = new Form();</text:span></text:span></text:p>
      <text:p text:style-name="P40"/>
      <text:p text:style-name="P40"><text:span text:style-name="Source_20_Text"><text:span text:style-name="T15">//Simule un formulaire.</text:span></text:span></text:p>
      <text:p text:style-name="P40"><text:span text:style-name="Source_20_Text"><text:span text:style-name="T15">const fields = [];</text:span></text:span></text:p>
      <text:p text:style-name="P40"><text:span text:style-name="Source_20_Text"><text:span text:style-name="T15">const input = document.createElement('input');</text:span></text:span></text:p>
      <text:p text:style-name="P40"><text:span text:style-name="Source_20_Text"><text:span text:style-name="T15">const input2 = document.createElement('input');</text:span></text:span></text:p>
      <text:p text:style-name="P40"><text:span text:style-name="Source_20_Text"><text:span text:style-name="T15">input.name = 'name';</text:span></text:span></text:p>
      <text:p text:style-name="P40"><text:span text:style-name="Source_20_Text"><text:span text:style-name="T15">input.value = '';</text:span></text:span></text:p>
      <text:p text:style-name="P40"><text:span text:style-name="Source_20_Text"><text:span text:style-name="T15">input2.name = 'email';</text:span></text:span></text:p>
      <text:p text:style-name="P40"><text:span text:style-name="Source_20_Text"><text:span text:style-name="T15">input2.value = 'john@doe.com'</text:span></text:span></text:p>
      <text:p text:style-name="P40"><text:span text:style-name="Source_20_Text"><text:span text:style-name="T15">fields.push(input);</text:span></text:span></text:p>
      <text:p text:style-name="P40"><text:span text:style-name="Source_20_Text"><text:span text:style-name="T15">fields.push(input2);</text:span></text:span></text:p>
      <text:p text:style-name="P40"/>
      <text:p text:style-name="P40"/>
      <text:p text:style-name="P48">Essayons maintenant de faire fonctionner de code</text:p>
      <text:p text:style-name="P40"/>
      <text:p text:style-name="P40"><text:span text:style-name="Source_20_Text"><text:span text:style-name="T15">class Form {</text:span></text:span></text:p>
      <text:p text:style-name="P40"><text:span text:style-name="Source_20_Text"><text:span text:style-name="T17"><text:s text:c="4"/></text:span></text:span><text:span text:style-name="Source_20_Text"><text:span text:style-name="T15">validate(fields) {</text:span></text:span></text:p>
      <text:p text:style-name="P40"><text:span text:style-name="Source_20_Text"><text:span text:style-name="T17"><text:s text:c="8"/></text:span></text:span><text:span text:style-name="Source_20_Text"><text:span text:style-name="T15">for (let field of fields) {</text:span></text:span></text:p>
      <text:p text:style-name="P40"><text:span text:style-name="Source_20_Text"><text:span text:style-name="T17"><text:s text:c="12"/></text:span></text:span><text:span text:style-name="Source_20_Text"><text:span text:style-name="T15">if (!field.value) {</text:span></text:span></text:p>
      <text:p text:style-name="P40"><text:span text:style-name="Source_20_Text"><text:span text:style-name="T17"><text:s text:c="16"/></text:span></text:span><text:span text:style-name="Source_20_Text"><text:span text:style-name="T15">// Gestion des erreurs avec notre class Error</text:span></text:span></text:p>
      <text:p text:style-name="P40"><text:span text:style-name="Source_20_Text"><text:span text:style-name="T17"><text:s text:c="16"/></text:span></text:span><text:span text:style-name="Source_20_Text"><text:span text:style-name="T15">error.name = 'Form invalide'</text:span></text:span></text:p>
      <text:p text:style-name="P40"><text:span text:style-name="Source_20_Text"><text:span text:style-name="T17"><text:s text:c="16"/></text:span></text:span><text:span text:style-name="Source_20_Text"><text:span text:style-name="T15">error.message = `Le champ ${field.name} est invalide.`</text:span></text:span></text:p>
      <text:p text:style-name="P40"><text:span text:style-name="Source_20_Text"><text:span text:style-name="T17"><text:s text:c="12"/></text:span></text:span><text:span text:style-name="Source_20_Text"><text:span text:style-name="T15">}</text:span></text:span></text:p>
      <text:p text:style-name="P40"><text:span text:style-name="Source_20_Text"><text:span text:style-name="T17"><text:s text:c="8"/></text:span></text:span><text:span text:style-name="Source_20_Text"><text:span text:style-name="T15">}</text:span></text:span></text:p>
      <text:p text:style-name="P40"><text:span text:style-name="Source_20_Text"><text:span text:style-name="T17"><text:s text:c="4"/></text:span></text:span><text:span text:style-name="Source_20_Text"><text:span text:style-name="T15">}</text:span></text:span></text:p>
      <text:p text:style-name="P40"><text:span text:style-name="Source_20_Text"><text:span text:style-name="T15">}</text:span></text:span></text:p>
      <text:p text:style-name="P40"><text:span text:style-name="Source_20_Text"><text:span text:style-name="T15">const error = new CustomErrors();</text:span></text:span></text:p>
      <text:p text:style-name="P40"><text:span text:style-name="Source_20_Text"><text:span text:style-name="T15">const form = new Form();</text:span></text:span></text:p>
      <text:p text:style-name="P40"/>
      <text:p text:style-name="P40"><text:span text:style-name="Source_20_Text"><text:span text:style-name="T15">//Simule un formulaire.</text:span></text:span></text:p>
      <text:p text:style-name="P40"><text:soft-page-break/><text:span text:style-name="Source_20_Text"><text:span text:style-name="T15">const fields = [];</text:span></text:span></text:p>
      <text:p text:style-name="P40"><text:span text:style-name="Source_20_Text"><text:span text:style-name="T15">const input = document.createElement('input');</text:span></text:span></text:p>
      <text:p text:style-name="P40"><text:span text:style-name="Source_20_Text"><text:span text:style-name="T15">const input2 = document.createElement('input');</text:span></text:span></text:p>
      <text:p text:style-name="P40"><text:span text:style-name="Source_20_Text"><text:span text:style-name="T15">input.name = 'name';</text:span></text:span></text:p>
      <text:p text:style-name="P40"><text:span text:style-name="Source_20_Text"><text:span text:style-name="T15">input.value = '';</text:span></text:span></text:p>
      <text:p text:style-name="P40"><text:span text:style-name="Source_20_Text"><text:span text:style-name="T15">input2.name = 'email';</text:span></text:span></text:p>
      <text:p text:style-name="P40"><text:span text:style-name="Source_20_Text"><text:span text:style-name="T15">input2.value = 'john@doe.com'</text:span></text:span></text:p>
      <text:p text:style-name="P40"><text:span text:style-name="Source_20_Text"><text:span text:style-name="T15">fields.push(input);</text:span></text:span></text:p>
      <text:p text:style-name="P40"><text:span text:style-name="Source_20_Text"><text:span text:style-name="T15">fields.push(input2);</text:span></text:span></text:p>
      <text:p text:style-name="P40"/>
      <text:p text:style-name="P40"><text:span text:style-name="Source_20_Text"><text:span text:style-name="T15">// On envoie les données à notre classe Form</text:span></text:span></text:p>
      <text:p text:style-name="P40"><text:span text:style-name="Source_20_Text"><text:span text:style-name="T15">const results = form.validate(fields);</text:span></text:span></text:p>
      <text:p text:style-name="P40"><text:span text:style-name="Source_20_Text"><text:span text:style-name="T15">console.log(results);</text:span></text:span></text:p>
      <text:p text:style-name="P48">Voici le résultat: <draw:frame draw:style-name="fr1" draw:name="Image4" text:anchor-type="as-char" svg:width="35.322cm" svg:height="0.873cm" draw:z-index="2"><draw:image xlink:href="https://e.3wa.fr/pluginfile.php/191473/mod_page/content/2/formerror.png" xlink:type="simple" xlink:show="embed" xlink:actuate="onLoad"/><svg:title>Image d'erreur dans la console JavaScript</svg:title></draw:frame>La classe Form n'est pas au courant qu'elle peut comporter des erreurs. Remédions y:</text:p>
      <text:p text:style-name="P40"/>
      <text:p text:style-name="P40"><text:span text:style-name="Source_20_Text"><text:span text:style-name="T15">class Form {</text:span></text:span></text:p>
      <text:p text:style-name="P40"><text:span text:style-name="Source_20_Text"><text:span text:style-name="T17"><text:s text:c="4"/></text:span></text:span><text:span text:style-name="Source_20_Text"><text:span text:style-name="T15">// On injecte une instance d'erreur dans le constructeur</text:span></text:span></text:p>
      <text:p text:style-name="P40"><text:span text:style-name="Source_20_Text"><text:span text:style-name="T17"><text:s text:c="4"/></text:span></text:span><text:span text:style-name="Source_20_Text"><text:span text:style-name="T15">constructor(error) {</text:span></text:span></text:p>
      <text:p text:style-name="P40"><text:span text:style-name="Source_20_Text"><text:span text:style-name="T17"><text:s text:c="8"/></text:span></text:span><text:span text:style-name="Source_20_Text"><text:span text:style-name="T15">this.error = error;</text:span></text:span></text:p>
      <text:p text:style-name="P40"><text:span text:style-name="Source_20_Text"><text:span text:style-name="T17"><text:s text:c="4"/></text:span></text:span><text:span text:style-name="Source_20_Text"><text:span text:style-name="T15">}</text:span></text:span></text:p>
      <text:p text:style-name="P40"/>
      <text:p text:style-name="P40"><text:span text:style-name="Source_20_Text"><text:span text:style-name="T17"><text:s text:c="4"/></text:span></text:span><text:span text:style-name="Source_20_Text"><text:span text:style-name="T15">validate(fields) {</text:span></text:span></text:p>
      <text:p text:style-name="P40"><text:span text:style-name="Source_20_Text"><text:span text:style-name="T17"><text:s text:c="8"/></text:span></text:span><text:span text:style-name="Source_20_Text"><text:span text:style-name="T15">for (let field of fields) {</text:span></text:span></text:p>
      <text:p text:style-name="P40"><text:span text:style-name="Source_20_Text"><text:span text:style-name="T17"><text:s text:c="12"/></text:span></text:span><text:span text:style-name="Source_20_Text"><text:span text:style-name="T15">if (!field.value) {</text:span></text:span></text:p>
      <text:p text:style-name="P40"><text:span text:style-name="Source_20_Text"><text:span text:style-name="T17"><text:s text:c="16"/></text:span></text:span><text:span text:style-name="Source_20_Text"><text:span text:style-name="T15">// Gestion des erreurs avec notre class Error</text:span></text:span></text:p>
      <text:p text:style-name="P40"><text:span text:style-name="Source_20_Text"><text:span text:style-name="T17"><text:s text:c="17"/></text:span></text:span><text:span text:style-name="Source_20_Text"><text:span text:style-name="T15">// La class a maintenant une propriete error, donc `this` 😉</text:span></text:span></text:p>
      <text:p text:style-name="P40"><text:span text:style-name="Source_20_Text"><text:span text:style-name="T17"><text:s text:c="16"/></text:span></text:span><text:span text:style-name="Source_20_Text"><text:span text:style-name="T15">this.error.name = 'Form invalide'</text:span></text:span></text:p>
      <text:p text:style-name="P40"><text:span text:style-name="Source_20_Text"><text:span text:style-name="T17"><text:s text:c="16"/></text:span></text:span><text:span text:style-name="Source_20_Text"><text:span text:style-name="T15">this.error.message = `Le champ ${field.name} est invalide.`</text:span></text:span></text:p>
      <text:p text:style-name="P40"><text:span text:style-name="Source_20_Text"><text:span text:style-name="T17"><text:s text:c="16"/></text:span></text:span><text:span text:style-name="Source_20_Text"><text:span text:style-name="T15">return false;</text:span></text:span></text:p>
      <text:p text:style-name="P40"><text:span text:style-name="Source_20_Text"><text:span text:style-name="T17"><text:s text:c="12"/></text:span></text:span><text:span text:style-name="Source_20_Text"><text:span text:style-name="T15">}</text:span></text:span></text:p>
      <text:p text:style-name="P40"><text:span text:style-name="Source_20_Text"><text:span text:style-name="T17"><text:s text:c="8"/></text:span></text:span><text:span text:style-name="Source_20_Text"><text:span text:style-name="T15">}</text:span></text:span></text:p>
      <text:p text:style-name="P40"/>
      <text:p text:style-name="P40"><text:span text:style-name="Source_20_Text"><text:span text:style-name="T17"><text:s text:c="8"/></text:span></text:span><text:span text:style-name="Source_20_Text"><text:span text:style-name="T15">return true;</text:span></text:span></text:p>
      <text:p text:style-name="P40"><text:span text:style-name="Source_20_Text"><text:span text:style-name="T17"><text:s text:c="4"/></text:span></text:span><text:span text:style-name="Source_20_Text"><text:span text:style-name="T15">}</text:span></text:span></text:p>
      <text:p text:style-name="P40"/>
      <text:p text:style-name="P40"><text:soft-page-break/><text:span text:style-name="Source_20_Text"><text:span text:style-name="T17"><text:s text:c="4"/></text:span></text:span><text:span text:style-name="Source_20_Text"><text:span text:style-name="T15">// Récupération des erreurs en déléguant à la classe erreur</text:span></text:span></text:p>
      <text:p text:style-name="P40"><text:span text:style-name="Source_20_Text"><text:span text:style-name="T17"><text:s text:c="4"/></text:span></text:span><text:span text:style-name="Source_20_Text"><text:span text:style-name="T15">getErrors() {</text:span></text:span></text:p>
      <text:p text:style-name="P40"><text:span text:style-name="Source_20_Text"><text:span text:style-name="T17"><text:s text:c="8"/></text:span></text:span><text:span text:style-name="Source_20_Text"><text:span text:style-name="T15">return this.error.getErrors();</text:span></text:span></text:p>
      <text:p text:style-name="P40"><text:span text:style-name="Source_20_Text"><text:span text:style-name="T17"><text:s text:c="4"/></text:span></text:span><text:span text:style-name="Source_20_Text"><text:span text:style-name="T15">}</text:span></text:span></text:p>
      <text:p text:style-name="P40"><text:span text:style-name="Source_20_Text"><text:span text:style-name="T15">}</text:span></text:span></text:p>
      <text:p text:style-name="P40"><text:span text:style-name="Source_20_Text"><text:span text:style-name="T15">const error = new CustomErrors();</text:span></text:span></text:p>
      <text:p text:style-name="P40"/>
      <text:p text:style-name="P40"><text:span text:style-name="Source_20_Text"><text:span text:style-name="T15">// On passe error au formulaire ici</text:span></text:span></text:p>
      <text:p text:style-name="P40"><text:span text:style-name="Source_20_Text"><text:span text:style-name="T15">const form = new Form(error);</text:span></text:span></text:p>
      <text:p text:style-name="P40"/>
      <text:p text:style-name="P40"><text:span text:style-name="Source_20_Text"><text:span text:style-name="T15">//...</text:span></text:span></text:p>
      <text:p text:style-name="P40"/>
      <text:p text:style-name="P40"><text:span text:style-name="Source_20_Text"><text:span text:style-name="T15">if(!form.validate(fields)) {</text:span></text:span></text:p>
      <text:p text:style-name="P40"><text:span text:style-name="Source_20_Text"><text:span text:style-name="T17"><text:s text:c="4"/></text:span></text:span><text:span text:style-name="Source_20_Text"><text:span text:style-name="T15">console.log(form.getErrors());</text:span></text:span></text:p>
      <text:p text:style-name="P40"><text:span text:style-name="Source_20_Text"><text:span text:style-name="T17"><text:s text:c="4"/></text:span></text:span><text:span text:style-name="Source_20_Text"><text:span text:style-name="T15">console.log(form instanceof CustomErrors);</text:span></text:span></text:p>
      <text:p text:style-name="P40"><text:span text:style-name="Source_20_Text"><text:span text:style-name="T17"><text:s text:c="4"/></text:span></text:span><text:span text:style-name="Source_20_Text"><text:span text:style-name="T15">console.log(error);</text:span></text:span></text:p>
      <text:p text:style-name="P40"><text:span text:style-name="Source_20_Text"><text:span text:style-name="T17"><text:s text:c="4"/></text:span></text:span><text:span text:style-name="Source_20_Text"><text:span text:style-name="T15">console.log(error.getErrors());</text:span></text:span></text:p>
      <text:p text:style-name="P40"><text:span text:style-name="Source_20_Text"><text:span text:style-name="T17"><text:s text:c="4"/></text:span></text:span><text:span text:style-name="Source_20_Text"><text:span text:style-name="T15">console.log(error instanceof Error);</text:span></text:span></text:p>
      <text:p text:style-name="P40"><text:span text:style-name="Source_20_Text"><text:span text:style-name="T17"><text:s text:c="4"/></text:span></text:span><text:span text:style-name="Source_20_Text"><text:span text:style-name="T15">console.log(error instanceof CustomError);</text:span></text:span></text:p>
      <text:p text:style-name="P40"><text:span text:style-name="Source_20_Text"><text:span text:style-name="T15">}</text:span></text:span></text:p>
      <text:p text:style-name="P50"><text:span text:style-name="Source_20_Text"><text:span text:style-name="T8">f12</text:span></text:span><text:span text:style-name="T5"> Pour le résultat.</text:span></text:p>
      <text:p text:style-name="P48">Parfois, l'héritage est adapté, souvent il ne l'est pas.</text:p>
      <text:p text:style-name="P48">Savoir faire cette différence est essentielle.</text:p>
      <text:p text:style-name="P48">Avant de commencer à coder des classes, de vous servir de l'héritage, posez vous un question simple:</text:p>
      <text:p text:style-name="P48">Est-ce que mon objet 'est un(e)' ? Ou est-ce que mon objet 'a un(e)'?</text:p>
      <text:p text:style-name="P48">Comme toujours, votre formateur se fera un plaisir de répondre a vos questions</text:p>
      <text:p text:style-name="P48">Ces notions sont toujours un peu floues au début, mais avec la pratique, tout s'éclaircit et devient plus facile.</text:p>
      <text:p text:style-name="P50"><text:span text:style-name="Strong_20_Emphasis"><text:span text:style-name="T2">Pour résumer, la composition, c'est simplement quand une classe est composée d'autres classes, ou quand un objet comporte une ou plusieurs références d'autres objets.</text:span></text:span></text:p>
      <text:p text:style-name="P50"><text:span text:style-name="Strong_20_Emphasis"><text:span text:style-name="T2">L'héritage, c'est quand une classe hérite de méthodes et propriétés d'une autre classe.</text:span></text:span></text:p>
      <text:p text:style-name="P48">Ici, on a donc une classe qui hérite, la classe CustomErrors, et une classe Form dépendante de la classe CustomError.</text:p>
      <text:h text:style-name="P7" text:outline-level="2"><text:soft-page-break/><text:span text:style-name="Source_20_Text"><text:span text:style-name="T20">7. Les prototypes</text:span></text:span></text:h>
      <text:h text:style-name="P3" text:outline-level="2">Les prototypes</text:h>
      <text:p text:style-name="P48">La chance qu'ont les personnes qui apprennent JavaScript maintenant est qu'ils ont à disposition une syntaxe spécifique et qui ressemble à celle d'autres langages pour faire des classes.</text:p>
      <text:p text:style-name="P48">Pou terminer avec cette introduction aux classes, nous allons implémenter le même système d'erreur, mais en utilisant les prototypes, qui représentent la manière dont l'héritage fonctionne dans ce langage. On rencontre encore souvent ce type de code dans les applications que l'on doit maintenir, et on ne le voit pas mais les classes fonctionnent aussi toujours de cette façon. Les classes sont du 'sucre syntaxique' autour des prototypes. Il est donc impératif de bien comprendre comment tout cela fonctionne.</text:p>
      <text:p text:style-name="P50"><text:span text:style-name="T5">Presque tous les objets JavaScript ont un second objet associés, c'est le prototype </text:span><text:span text:style-name="Source_20_Text"><text:span text:style-name="T8">Object.prototype</text:span></text:span><text:span text:style-name="T5">. Cet objet est un des rares objets JavaScript qui ne possède pas de prototype. Il n'hérite d'aucune propriétés.</text:span></text:p>
      <text:p text:style-name="P48">L'objet que l'on crée hérite des propriétés de ce prototype. (techniquement, son prototype hérite 🤯)</text:p>
      <text:p text:style-name="P50"><text:span text:style-name="T5">Si on crée une date avec </text:span><text:span text:style-name="Source_20_Text"><text:span text:style-name="T8">new Date()</text:span></text:span><text:span text:style-name="T5">, la date hérite des propriétés de Date.prototype, et également d'Object.prototype. Cette série de prototypes liés s'appelle </text:span><text:span text:style-name="Strong_20_Emphasis"><text:span text:style-name="Emphasis"><text:span text:style-name="T2">chaîne de prototypes ou prototype chain</text:span></text:span></text:span></text:p>
      <text:h text:style-name="P28" text:outline-level="2">Le fonctionnement de cette chaîne de prototype:</text:h>
      <text:p text:style-name="P50"><text:span text:style-name="T5">Quand on appelle une méthode sur un objet, par exemple </text:span><text:span text:style-name="Source_20_Text"><text:span text:style-name="T8">date.toString()</text:span></text:span><text:span text:style-name="T5"> JavaScript va commencer par regarder si </text:span><text:span text:style-name="Source_20_Text"><text:span text:style-name="T8">date</text:span></text:span><text:span text:style-name="T5"> possède une méthode </text:span><text:span text:style-name="Source_20_Text"><text:span text:style-name="T8">toString()</text:span></text:span><text:span text:style-name="T5"> et s'il ne la trouve pas, il va regarder plus haut dans la chaîne pour voir s'il la trouve.</text:span></text:p>
      <text:p text:style-name="P50"><text:span text:style-name="T5">Accédons aux propriétés de l'objet, pour ça on a la méthode </text:span><text:span text:style-name="Source_20_Text"><text:span text:style-name="T8">.hasOwnProperty</text:span></text:span><text:span text:style-name="T5">, créons un objet </text:span><text:span text:style-name="Source_20_Text"><text:span text:style-name="T8">Date</text:span></text:span><text:span text:style-name="T5"> et regardons ce qu'il se passe.</text:span></text:p>
      <text:p text:style-name="P40"><text:span text:style-name="Source_20_Text"><text:span text:style-name="T15">let date = new Date(); // ligne 39 fichier prototype.js</text:span></text:span></text:p>
      <text:p text:style-name="P40"><text:span text:style-name="Source_20_Text"><text:span text:style-name="T15">console.dir(date);</text:span></text:span></text:p>
      <text:p text:style-name="P40"><text:span text:style-name="Source_20_Text"><text:span text:style-name="T15">console.log(Date.prototype.hasOwnProperty('toString')); // true propriété native.</text:span></text:span></text:p>
      <text:p text:style-name="P40"><text:span text:style-name="Source_20_Text"><text:span text:style-name="T15">console.log(date.hasOwnProperty('toString')); // false</text:span></text:span></text:p>
      <text:p text:style-name="P40"><text:span text:style-name="Source_20_Text"><text:span text:style-name="T15">console.log(date.toString()); // ne possède pas de propriété toString mais on peut s'en servir puisqu'on l'hérite du constructeur Date</text:span></text:span></text:p>
      <text:p text:style-name="P64"><text:span text:style-name="Source_20_Text"><text:span text:style-name="T8">f12</text:span></text:span></text:p>
      <text:p text:style-name="P48">On voit ici clairement la chaîne en action.</text:p>
      <text:p text:style-name="P48">On peut modifier le prototype de nos objets et ainsi changer leur comportement.</text:p>
      <text:p text:style-name="P48">Il est possible de modifier le prototype des objets natifs, mais fortement déconseillé, c'est en effet une source de bugs sans fin.</text:p>
      <text:p text:style-name="P48">Procédons exactement comme avec les classes et implémentons la fonction et les méthodes permettant d'enregistrer et de lire les erreurs mais avec une autre syntaxe:</text:p>
      <text:p text:style-name="P40"><text:span text:style-name="Source_20_Text"><text:span text:style-name="T15">function CustomErrors() { // ligne 1 fichier prototype.js</text:span></text:span></text:p>
      <text:p text:style-name="P40"><text:soft-page-break/><text:span text:style-name="Source_20_Text"><text:span text:style-name="T17"><text:s text:c="4"/></text:span></text:span><text:span text:style-name="Source_20_Text"><text:span text:style-name="T15">this.name = '';</text:span></text:span></text:p>
      <text:p text:style-name="P40"><text:span text:style-name="Source_20_Text"><text:span text:style-name="T17"><text:s text:c="4"/></text:span></text:span><text:span text:style-name="Source_20_Text"><text:span text:style-name="T15">this.message = '';</text:span></text:span></text:p>
      <text:p text:style-name="P40"><text:span text:style-name="Source_20_Text"><text:span text:style-name="T15">}</text:span></text:span></text:p>
      <text:p text:style-name="P40"/>
      <text:p text:style-name="P40"><text:span text:style-name="Source_20_Text"><text:span text:style-name="T15">CustomErrors.prototype.recordErrors = function (error) {</text:span></text:span></text:p>
      <text:p text:style-name="P40"><text:span text:style-name="Source_20_Text"><text:span text:style-name="T17"><text:s text:c="5"/></text:span></text:span><text:span text:style-name="Source_20_Text"><text:span text:style-name="T15">this.name = error.name;</text:span></text:span></text:p>
      <text:p text:style-name="P40"><text:span text:style-name="Source_20_Text"><text:span text:style-name="T17"><text:s text:c="5"/></text:span></text:span><text:span text:style-name="Source_20_Text"><text:span text:style-name="T15">this.message = error.message;</text:span></text:span></text:p>
      <text:p text:style-name="P40"><text:span text:style-name="Source_20_Text"><text:span text:style-name="T15">};</text:span></text:span></text:p>
      <text:p text:style-name="P40"/>
      <text:p text:style-name="P40"><text:span text:style-name="Source_20_Text"><text:span text:style-name="T15">CustomErrors.prototype.getErrors = function () {</text:span></text:span></text:p>
      <text:p text:style-name="P40"><text:span text:style-name="Source_20_Text"><text:span text:style-name="T17"><text:s text:c="4"/></text:span></text:span><text:span text:style-name="Source_20_Text"><text:span text:style-name="T15">return {</text:span></text:span></text:p>
      <text:p text:style-name="P40"><text:span text:style-name="Source_20_Text"><text:span text:style-name="T17"><text:s text:c="8"/></text:span></text:span><text:span text:style-name="Source_20_Text"><text:span text:style-name="T15">name: this.name,</text:span></text:span></text:p>
      <text:p text:style-name="P40"><text:span text:style-name="Source_20_Text"><text:span text:style-name="T17"><text:s text:c="8"/></text:span></text:span><text:span text:style-name="Source_20_Text"><text:span text:style-name="T15">message: this.message,</text:span></text:span></text:p>
      <text:p text:style-name="P40"><text:span text:style-name="Source_20_Text"><text:span text:style-name="T17"><text:s text:c="4"/></text:span></text:span><text:span text:style-name="Source_20_Text"><text:span text:style-name="T15">};</text:span></text:span></text:p>
      <text:p text:style-name="P40"><text:span text:style-name="Source_20_Text"><text:span text:style-name="T15">};</text:span></text:span></text:p>
      <text:p text:style-name="P50"><text:span text:style-name="T5">On se sert du mot-clé </text:span><text:span text:style-name="Source_20_Text"><text:span text:style-name="T8">function</text:span></text:span><text:span text:style-name="T5"> pour déclarer notre classe, et pour l'instancier, toujours le mot-clé new</text:span></text:p>
      <text:p text:style-name="P48">Toutes les fonctions JS ont un prototype, sauf les fonctions flèches.</text:p>
      <text:p text:style-name="P48">Dans le code qui suit, on commence par vérifier quel objet est une instance de quel autre objet, puis on vérifie quelles sont les propriétés natives de notre objet, et lesquelles sont héritées.</text:p>
      <text:p text:style-name="P48">Les propriétés true sont natives, on les crée avec notre objet.</text:p>
      <text:p text:style-name="P48">Les propriétés false sont héritées.</text:p>
      <text:p text:style-name="P50"><text:span text:style-name="Emphasis"><text:span text:style-name="T2">Attention à la nuance, la fonction CustomErrors est un objet, car une fonction en JS est un objet, l'instance error issue de CustomErrors est aussi un objet.</text:span></text:span></text:p>
      <text:p text:style-name="P40"><text:span text:style-name="Source_20_Text"><text:span text:style-name="T15">const error = new CustomErrors(); // ligne 44 fichier prototype.js</text:span></text:span></text:p>
      <text:p text:style-name="P40"><text:span text:style-name="Source_20_Text"><text:span text:style-name="T15">console.log(error); // notre objet</text:span></text:span></text:p>
      <text:p text:style-name="P40"/>
      <text:p text:style-name="P40"><text:span text:style-name="Source_20_Text"><text:span text:style-name="T15">console.log(typeof error); // object</text:span></text:span></text:p>
      <text:p text:style-name="P40"><text:span text:style-name="Source_20_Text"><text:span text:style-name="T15">console.log(error instanceof Object); // true</text:span></text:span></text:p>
      <text:p text:style-name="P40"><text:span text:style-name="Source_20_Text"><text:span text:style-name="T15">console.log(error.prototype instanceof Object); // false</text:span></text:span></text:p>
      <text:p text:style-name="P40"><text:span text:style-name="Source_20_Text"><text:span text:style-name="T15">console.log(Object.prototype);</text:span></text:span></text:p>
      <text:p text:style-name="P40"><text:span text:style-name="Source_20_Text"><text:span text:style-name="T15">console.log(CustomErrors);</text:span></text:span></text:p>
      <text:p text:style-name="P40"><text:span text:style-name="Source_20_Text"><text:span text:style-name="T15">console.log(CustomErrors instanceof Object); // true</text:span></text:span></text:p>
      <text:p text:style-name="P40"><text:span text:style-name="Source_20_Text"><text:span text:style-name="T15">console.log(CustomErrors.prototype instanceof Object); // true</text:span></text:span></text:p>
      <text:p text:style-name="P40"/>
      <text:p text:style-name="P40"><text:span text:style-name="Source_20_Text"><text:span text:style-name="T15">// Vérification des propriétés, celle qui sont true appartiennent à notre objet;</text:span></text:span></text:p>
      <text:p text:style-name="P40"><text:span text:style-name="Source_20_Text"><text:span text:style-name="T15">// les false mais dont on voit bien que l'on peut s'en servir sont héritées d'Object.prototype.</text:span></text:span></text:p>
      <text:p text:style-name="P40"><text:soft-page-break/></text:p>
      <text:p text:style-name="P40"><text:span text:style-name="Source_20_Text"><text:span text:style-name="T15">console.log(CustomErrors.prototype.hasOwnProperty('hasOwnProperty')); // false</text:span></text:span></text:p>
      <text:p text:style-name="P40"><text:span text:style-name="Source_20_Text"><text:span text:style-name="T15">console.log(Object.prototype.hasOwnProperty('hasOwnProperty')); // true</text:span></text:span></text:p>
      <text:p text:style-name="P40"><text:span text:style-name="Source_20_Text"><text:span text:style-name="T15">console.log(CustomErrors.prototype.hasOwnProperty('message')); // false</text:span></text:span></text:p>
      <text:p text:style-name="P40"><text:span text:style-name="Source_20_Text"><text:span text:style-name="T15">console.log(CustomErrors.prototype.hasOwnProperty('getErrors')); // true</text:span></text:span></text:p>
      <text:p text:style-name="P40"><text:span text:style-name="Source_20_Text"><text:span text:style-name="T15">console.log(error.hasOwnProperty('hasOwnProperty')); // false</text:span></text:span></text:p>
      <text:p text:style-name="P40"><text:span text:style-name="Source_20_Text"><text:span text:style-name="T15">console.log(error.hasOwnProperty('message')); // true</text:span></text:span></text:p>
      <text:p text:style-name="P40"><text:span text:style-name="Source_20_Text"><text:span text:style-name="T15">console.log(error.hasOwnProperty('getErrors')); // false</text:span></text:span></text:p>
      <text:p text:style-name="P40"/>
      <text:p text:style-name="P40"><text:span text:style-name="Source_20_Text"><text:span text:style-name="T15">// ici avec la classe native Date</text:span></text:span></text:p>
      <text:p text:style-name="P40"><text:span text:style-name="Source_20_Text"><text:span text:style-name="T15">console.log(Date.prototype.hasOwnProperty('getDay')); // true</text:span></text:span></text:p>
      <text:p text:style-name="P40"><text:span text:style-name="Source_20_Text"><text:span text:style-name="T15">console.log(Date.prototype.hasOwnProperty('hasOwnProperty')); // false</text:span></text:span></text:p>
      <text:p text:style-name="P40"><text:span text:style-name="Source_20_Text"><text:span text:style-name="T15">console.log(Date.prototype instanceof Object); // true</text:span></text:span></text:p>
      <text:p text:style-name="P40"><text:span text:style-name="Source_20_Text"><text:span text:style-name="T15">console.log(Object.hasOwnProperty('hasOwnProperty')); // false</text:span></text:span></text:p>
      <text:p text:style-name="P40"><text:span text:style-name="Source_20_Text"><text:span text:style-name="T15">console.log(Object.prototype.hasOwnProperty('hasOwnProperty')); // true</text:span></text:span></text:p>
      <text:p text:style-name="P40"/>
      <text:p text:style-name="P64"><text:span text:style-name="Source_20_Text"><text:span text:style-name="T8">f12</text:span></text:span></text:p>
      <text:p text:style-name="P50"><text:span text:style-name="T5">En JavaScript, une classe est un jeu d'objets qui héritent du même objet prototype, </text:span><text:span text:style-name="Strong_20_Emphasis"><text:span text:style-name="Emphasis"><text:span text:style-name="T2">cet objet prototype est donc une caractéristique essentielle des classes</text:span></text:span></text:span></text:p>
      <text:p text:style-name="P48">Il est évident que tout ceci prête à confusion. Avec le temps tout s'éclaicira.</text:p>
      <text:p text:style-name="P56"/>
      <text:h text:style-name="P30" text:outline-level="3">Implémentation de Form et fin du code de gestion d'erreur version prototype:</text:h>
      <text:p text:style-name="P40"><text:span text:style-name="Source_20_Text"><text:span text:style-name="T15">function Form(errors) {</text:span></text:span></text:p>
      <text:p text:style-name="P40"><text:span text:style-name="Source_20_Text"><text:span text:style-name="T17"><text:s text:c="4"/></text:span></text:span><text:span text:style-name="Source_20_Text"><text:span text:style-name="T15">this.errors = errors;</text:span></text:span></text:p>
      <text:p text:style-name="P40"><text:span text:style-name="Source_20_Text"><text:span text:style-name="T15">}</text:span></text:span></text:p>
      <text:p text:style-name="P40"/>
      <text:p text:style-name="P40"><text:span text:style-name="Source_20_Text"><text:span text:style-name="T15">Form.prototype.validate = function (inputs) {</text:span></text:span></text:p>
      <text:p text:style-name="P40"><text:span text:style-name="Source_20_Text"><text:span text:style-name="T17"><text:s text:c="4"/></text:span></text:span><text:span text:style-name="Source_20_Text"><text:span text:style-name="T15">// Le mot-clé var est un clin d'oeil aux anciens..</text:span></text:span></text:p>
      <text:p text:style-name="P40"><text:span text:style-name="Source_20_Text"><text:span text:style-name="T17"><text:s text:c="5"/></text:span></text:span><text:span text:style-name="Source_20_Text"><text:span text:style-name="T15">for (var field of inputs) {</text:span></text:span></text:p>
      <text:p text:style-name="P40"><text:span text:style-name="Source_20_Text"><text:span text:style-name="T17"><text:s text:c="9"/></text:span></text:span><text:span text:style-name="Source_20_Text"><text:span text:style-name="T15">if (field.value === '') {</text:span></text:span></text:p>
      <text:p text:style-name="P40"><text:span text:style-name="Source_20_Text"><text:span text:style-name="T17"><text:s text:c="14"/></text:span></text:span><text:span text:style-name="Source_20_Text"><text:span text:style-name="T15">this.errors.name = 'Invalid Form';</text:span></text:span></text:p>
      <text:p text:style-name="P40"><text:span text:style-name="Source_20_Text"><text:span text:style-name="T17"><text:s text:c="14"/></text:span></text:span><text:span text:style-name="Source_20_Text"><text:span text:style-name="T15">this.errors.message = 'input ' + field.type + ' est invalide';</text:span></text:span></text:p>
      <text:p text:style-name="P40"/>
      <text:p text:style-name="P40"><text:span text:style-name="Source_20_Text"><text:span text:style-name="T17"><text:s text:c="14"/></text:span></text:span><text:span text:style-name="Source_20_Text"><text:span text:style-name="T15">return false;</text:span></text:span></text:p>
      <text:p text:style-name="P40"><text:span text:style-name="Source_20_Text"><text:span text:style-name="T17"><text:s text:c="9"/></text:span></text:span><text:span text:style-name="Source_20_Text"><text:span text:style-name="T15">}</text:span></text:span></text:p>
      <text:p text:style-name="P40"><text:span text:style-name="Source_20_Text"><text:span text:style-name="T17"><text:s text:c="5"/></text:span></text:span><text:span text:style-name="Source_20_Text"><text:span text:style-name="T15">}</text:span></text:span></text:p>
      <text:p text:style-name="P40"/>
      <text:p text:style-name="P40"><text:span text:style-name="Source_20_Text"><text:span text:style-name="T17"><text:s text:c="5"/></text:span></text:span><text:span text:style-name="Source_20_Text"><text:span text:style-name="T15">return true;</text:span></text:span></text:p>
      <text:p text:style-name="P40"><text:soft-page-break/><text:span text:style-name="Source_20_Text"><text:span text:style-name="T15">};</text:span></text:span></text:p>
      <text:p text:style-name="P40"/>
      <text:p text:style-name="P40"><text:span text:style-name="Source_20_Text"><text:span text:style-name="T15">Form.prototype.getErrors = function () {</text:span></text:span></text:p>
      <text:p text:style-name="P40"><text:span text:style-name="Source_20_Text"><text:span text:style-name="T17"><text:s text:c="4"/></text:span></text:span><text:span text:style-name="Source_20_Text"><text:span text:style-name="T15">// on récupère les erreur en déléguant a l'objet (this.)errors</text:span></text:span></text:p>
      <text:p text:style-name="P40"><text:span text:style-name="Source_20_Text"><text:span text:style-name="T17"><text:s text:c="4"/></text:span></text:span><text:span text:style-name="Source_20_Text"><text:span text:style-name="T15">return this.errors.getErrors();</text:span></text:span></text:p>
      <text:p text:style-name="P40"><text:span text:style-name="Source_20_Text"><text:span text:style-name="T15">};</text:span></text:span></text:p>
      <text:p text:style-name="P40"/>
      <text:p text:style-name="P48">On fait tourner tout ce beau monde:</text:p>
      <text:p text:style-name="P40"><text:span text:style-name="Source_20_Text"><text:span text:style-name="T15">const form = new Form(error);</text:span></text:span></text:p>
      <text:p text:style-name="P40"/>
      <text:p text:style-name="P40"><text:span text:style-name="Source_20_Text"><text:span text:style-name="T15">const fields = [];</text:span></text:span></text:p>
      <text:p text:style-name="P40"><text:span text:style-name="Source_20_Text"><text:span text:style-name="T15">const input = document.createElement('input');</text:span></text:span></text:p>
      <text:p text:style-name="P40"><text:span text:style-name="Source_20_Text"><text:span text:style-name="T15">const input2 = document.createElement('input');</text:span></text:span></text:p>
      <text:p text:style-name="P40"><text:span text:style-name="Source_20_Text"><text:span text:style-name="T15">input.name = 'name';</text:span></text:span></text:p>
      <text:p text:style-name="P40"><text:span text:style-name="Source_20_Text"><text:span text:style-name="T15">input.type = 'text';</text:span></text:span></text:p>
      <text:p text:style-name="P40"><text:span text:style-name="Source_20_Text"><text:span text:style-name="T15">input.value = 'John Doe';</text:span></text:span></text:p>
      <text:p text:style-name="P40"><text:span text:style-name="Source_20_Text"><text:span text:style-name="T15">input2.name = 'email';</text:span></text:span></text:p>
      <text:p text:style-name="P40"><text:span text:style-name="Source_20_Text"><text:span text:style-name="T15">input2.type = 'email';</text:span></text:span></text:p>
      <text:p text:style-name="P40"><text:span text:style-name="Source_20_Text"><text:span text:style-name="T15">input2.value = '';</text:span></text:span></text:p>
      <text:p text:style-name="P40"><text:span text:style-name="Source_20_Text"><text:span text:style-name="T15">fields.push(input);</text:span></text:span></text:p>
      <text:p text:style-name="P40"><text:span text:style-name="Source_20_Text"><text:span text:style-name="T15">fields.push(input2);</text:span></text:span></text:p>
      <text:p text:style-name="P40"/>
      <text:p text:style-name="P40"><text:span text:style-name="Source_20_Text"><text:span text:style-name="T15">if (!form.validate(fields)) {</text:span></text:span></text:p>
      <text:p text:style-name="P40"><text:span text:style-name="Source_20_Text"><text:span text:style-name="T17"><text:s text:c="4"/></text:span></text:span><text:span text:style-name="Source_20_Text"><text:span text:style-name="T15">console.error(form.getErrors());</text:span></text:span></text:p>
      <text:p text:style-name="P40"><text:span text:style-name="Source_20_Text"><text:span text:style-name="T15">}</text:span></text:span></text:p>
      <text:p text:style-name="P40"/>
      <text:p text:style-name="P50"><text:span text:style-name="T5">Comme d'habitude on </text:span><text:span text:style-name="Source_20_Text"><text:span text:style-name="T8">f12</text:span></text:span><text:span text:style-name="T5">et on admire l'erreur tout en bas de la console.</text:span></text:p>
      <text:p text:style-name="P48">C'est tout pour les prototypes, le temps et la pratique rendront ce sujet moins confus et même très clair.</text:p>
      <text:p text:style-name="P50"><text:span text:style-name="T5">Voici un article à propos de la programmation avec prototypes. </text:span><text:a xlink:type="simple" xlink:href="https://en.wikipedia.org/wiki/Prototype-based_programming" text:style-name="Internet_20_link" text:visited-style-name="Visited_20_Internet_20_Link"><text:span text:style-name="T25">Wikipedia</text:span></text:a></text:p>
      <text:h text:style-name="P67" text:outline-level="2"/>
      <text:h text:style-name="P68" text:outline-level="2">Vue.js</text:h>
      <text:h text:style-name="P67" text:outline-level="2">0. Vue Instance</text:h>
      <text:section text:style-name="Sect1" text:name="app">
        <text:p text:style-name="Text_20_body"/>
        <text:section text:style-name="Sect1" text:name="pour-d%C3%A9marrer">
          <text:h text:style-name="P24" text:outline-level="2">Pour démarrer:</text:h>
        </text:section>
        <text:list xml:id="list2711722583" text:style-name="L35">
          <text:list-item>
            <text:p text:style-name="P98">Installer l'extension officielle Vue.js pour votre navigateur :</text:p>
            <text:p text:style-name="P122"><text:soft-page-break/><text:span text:style-name="T5">1.1 </text:span><text:a xlink:type="simple" xlink:href="https://addons.mozilla.org/en-US/firefox/addon/vue-js-devtools" text:style-name="Internet_20_link" text:visited-style-name="Visited_20_Internet_20_Link"><text:span text:style-name="T25">pour firefox</text:span></text:a><text:span text:style-name="T5"><text:line-break/>1.2 </text:span><text:a xlink:type="simple" xlink:href="https://chrome.google.com/webstore/detail/vuejs-devtools/nhdogjmejiglipccpnnnanhbledajbpd" text:style-name="Internet_20_link" text:visited-style-name="Visited_20_Internet_20_Link"><text:span text:style-name="T25">pour chrome</text:span></text:a></text:p>
          </text:list-item>
          <text:list-item>
            <text:p text:style-name="P100">Ouvrir la console et aller dans l'onglet Vue puis cliquer sur root</text:p>
          </text:list-item>
          <text:list-item>
            <text:p text:style-name="P100">Aller dans la console JS et taper</text:p>
          </text:list-item>
        </text:list>
        <text:p text:style-name="P39"><text:span text:style-name="Source_20_Text"><text:span text:style-name="T15">$vm</text:span></text:span></text:p>
        <text:p text:style-name="P39"><text:span text:style-name="Source_20_Text"><text:span text:style-name="T15">// ou</text:span></text:span></text:p>
        <text:p text:style-name="P39"><text:span text:style-name="Source_20_Text"><text:span text:style-name="T15">$vm0</text:span></text:span></text:p>
        <text:p text:style-name="P18">vm signifie 'view model'</text:p>
        <text:section text:style-name="Sect1" text:name="bienvenue-dans-vue-view">
          <text:h text:style-name="P24" text:outline-level="2">Bienvenue dans Vue (view)</text:h>
        </text:section>
        <text:p text:style-name="P43"><text:a xlink:type="simple" xlink:href="https://vuejs.org/" text:style-name="Internet_20_link" text:visited-style-name="Visited_20_Internet_20_Link"><text:span text:style-name="T24">Vue.js est un framework JavaScript qui permet de développer des interfaces utilisateur de manière simple et efficace.</text:span></text:a></text:p>
        <text:p text:style-name="P47">Vue peut être utilisé pour se faciliter la tâche quand on développe des applications simple, mais aussi des 'Single Page Applications'</text:p>
        <text:p text:style-name="P47">On peut utiliser Vue seul ou avec d'autres librairies.</text:p>
        <text:p text:style-name="P47">La façon la plus simple pour débuter avec Vue est d'intégrer un script depuis un CDN</text:p>
        <text:p text:style-name="P39"><text:span text:style-name="Source_20_Text"><text:span text:style-name="T15">&lt;script src="https://cdn.jsdelivr.net/npm/vue/dist/vue.js"&gt;&lt;/script&gt;&gt;</text:span></text:span></text:p>
        <text:p text:style-name="P47">Toutes les applications Vue commence en créant une nouvelle instance de Vue grâce à la fonction Vue:</text:p>
        <text:p text:style-name="P39"><text:span text:style-name="Source_20_Text"><text:span text:style-name="T15">new Vue({</text:span></text:span></text:p>
        <text:p text:style-name="P39"><text:span text:style-name="Source_20_Text"><text:span text:style-name="T17"><text:s text:c="4"/></text:span></text:span><text:span text:style-name="Source_20_Text"><text:span text:style-name="T15">//options</text:span></text:span></text:p>
        <text:p text:style-name="P39"><text:span text:style-name="Source_20_Text"><text:span text:style-name="T15">});</text:span></text:span></text:p>
        <text:p text:style-name="P47">La fonction Vue accepte un objet en argument, cet objet contiendra nos données, fonctions et bien d'autres, qui serviront à gérer le comportement des pages.</text:p>
        <text:p text:style-name="P43"><text:span text:style-name="T5">Le guide </text:span><text:a xlink:type="simple" xlink:href="https://vuejs.org/" text:style-name="Internet_20_link" text:visited-style-name="Visited_20_Internet_20_Link"><text:span text:style-name="T25">officiel</text:span></text:a><text:span text:style-name="T5"> répertorie toutes les options disponibles.</text:span></text:p>
        <text:p text:style-name="P47">Une application Vue est contenu dans une instance 'racine' (le root élément qu'on voit dans l'onglet Vue dans la console.) créée avec la fonction Vue, organisée de manière optionnelle en différents composants. Chaque composant apparaitra comme un enfant de cette instance.</text:p>
        <text:p text:style-name="P47">L'élément root est un élément HTML auquel on attache une instance de Vue.</text:p>
        <text:p text:style-name="P47">Voici le code qui rend cette page dynamique.</text:p>
        <text:p text:style-name="P39"><text:span text:style-name="Source_20_Text"><text:span text:style-name="T15">&lt;script type="module"&gt;</text:span></text:span></text:p>
        <text:p text:style-name="P39"><text:span text:style-name="Source_20_Text"><text:span text:style-name="T17"><text:s text:c="4"/></text:span></text:span><text:span text:style-name="Source_20_Text"><text:span text:style-name="T15">import HeaderTemplate from './header.js';</text:span></text:span></text:p>
        <text:p text:style-name="P39"><text:span text:style-name="Source_20_Text"><text:span text:style-name="T17"><text:s text:c="4"/></text:span></text:span><text:span text:style-name="Source_20_Text"><text:span text:style-name="T15">import FooterTemplate from './footer.js';</text:span></text:span></text:p>
        <text:p text:style-name="P39"><text:span text:style-name="Source_20_Text"><text:span text:style-name="T17"><text:s text:c="4"/></text:span></text:span><text:span text:style-name="Source_20_Text"><text:span text:style-name="T15">new Vue({ </text:span></text:span></text:p>
        <text:p text:style-name="P39"><text:span text:style-name="Source_20_Text"><text:span text:style-name="T17"><text:s text:c="8"/></text:span></text:span><text:span text:style-name="Source_20_Text"><text:span text:style-name="T15">el: '#app', // on attache l'instance de Vue a cet élément. </text:span></text:span></text:p>
        <text:p text:style-name="P39"><text:span text:style-name="Source_20_Text"><text:span text:style-name="T17"><text:s text:c="8"/></text:span></text:span><text:span text:style-name="Source_20_Text"><text:span text:style-name="T15">components: { HeaderTemplate, FooterTemplate }, // Le footer et le header sous form de composants </text:span></text:span></text:p>
        <text:p text:style-name="P39"><text:soft-page-break/><text:span text:style-name="Source_20_Text"><text:span text:style-name="T17"><text:s text:c="8"/></text:span></text:span><text:span text:style-name="Source_20_Text"><text:span text:style-name="T15">data() { </text:span></text:span></text:p>
        <text:p text:style-name="P39"><text:span text:style-name="Source_20_Text"><text:span text:style-name="T17"><text:s text:c="12"/></text:span></text:span><text:span text:style-name="Source_20_Text"><text:span text:style-name="T15">return { </text:span></text:span></text:p>
        <text:p text:style-name="P39"><text:span text:style-name="Source_20_Text"><text:span text:style-name="T17"><text:s text:c="16"/></text:span></text:span><text:span text:style-name="Source_20_Text"><text:span text:style-name="T15">showVueIntro: false, // On commence avec le texte explicatif caché</text:span></text:span></text:p>
        <text:p text:style-name="P39"><text:span text:style-name="Source_20_Text"><text:span text:style-name="T17"><text:s text:c="12"/></text:span></text:span><text:span text:style-name="Source_20_Text"><text:span text:style-name="T15">}; </text:span></text:span></text:p>
        <text:p text:style-name="P39"><text:span text:style-name="Source_20_Text"><text:span text:style-name="T17"><text:s text:c="8"/></text:span></text:span><text:span text:style-name="Source_20_Text"><text:span text:style-name="T15">}, </text:span></text:span></text:p>
        <text:p text:style-name="P39"><text:span text:style-name="Source_20_Text"><text:span text:style-name="T17"><text:s text:c="8"/></text:span></text:span><text:span text:style-name="Source_20_Text"><text:span text:style-name="T15">computed: { </text:span></text:span></text:p>
        <text:p text:style-name="P39"><text:span text:style-name="Source_20_Text"><text:span text:style-name="T17"><text:s text:c="12"/></text:span></text:span><text:span text:style-name="Source_20_Text"><text:span text:style-name="T15">classes() { </text:span></text:span></text:p>
        <text:p text:style-name="P39"><text:span text:style-name="Source_20_Text"><text:span text:style-name="T17"><text:s text:c="16"/></text:span></text:span><text:span text:style-name="Source_20_Text"><text:span text:style-name="T15">return this.showVueIntro ? 'active' : 'inactive'; // On applique une classe CSS dynamiquement.</text:span></text:span></text:p>
        <text:p text:style-name="P39"><text:span text:style-name="Source_20_Text"><text:span text:style-name="T17"><text:s text:c="12"/></text:span></text:span><text:span text:style-name="Source_20_Text"><text:span text:style-name="T15">}, </text:span></text:span></text:p>
        <text:p text:style-name="P39"><text:span text:style-name="Source_20_Text"><text:span text:style-name="T17"><text:s text:c="8"/></text:span></text:span><text:span text:style-name="Source_20_Text"><text:span text:style-name="T15">}, </text:span></text:span></text:p>
        <text:p text:style-name="P39"><text:span text:style-name="Source_20_Text"><text:span text:style-name="T17"><text:s text:c="4"/></text:span></text:span><text:span text:style-name="Source_20_Text"><text:span text:style-name="T15">});</text:span></text:span></text:p>
        <text:p text:style-name="P39"><text:span text:style-name="Source_20_Text"><text:span text:style-name="T15">&lt;/script&gt;</text:span></text:span></text:p>
        <text:p text:style-name="P47">Ce code est certainement obscur pour l'instant mais vous allez voir au fur et à mesure de la semaine qu'il est en réalité très simple de travailler avec cette librairie.</text:p>
      </text:section>
      <text:p text:style-name="P20">Modifié le: lundi 12 octobre 2020, 09:32</text:p>
      <text:p text:style-name="P101"/>
      <text:h text:style-name="P7" text:outline-level="2"><text:span text:style-name="Source_20_Text"><text:span text:style-name="T20">1. Data Binding</text:span></text:span></text:h>
      <text:section text:style-name="Sect1" text:name="Section23">
        <text:p text:style-name="Text_20_body"><text:bookmark text:name="app"/></text:p>
        <text:section text:style-name="Sect1" text:name="Section24">
          <text:p text:style-name="Text_20_body"><text:bookmark text:name="pour-d%C3%A9marrer"/></text:p>
        </text:section>
        <text:section text:style-name="Sect1" text:name="basic-data-binding">
          <text:h text:style-name="P54" text:outline-level="1">Basic Data Binding</text:h>
        </text:section>
        <text:section text:style-name="Sect1" text:name="comment-fonctionne-vuejs-">
          <text:h text:style-name="P31" text:outline-level="3">Comment fonctionne Vue.js ?</text:h>
        </text:section>
        <text:p text:style-name="P46">Vue.js recherche un élément par son ID, qu'on lui spécifie quand on l'instancie.</text:p>
        <text:p text:style-name="P39"><text:span text:style-name="Source_20_Text"><text:span text:style-name="T15">&lt;div id="app"&gt;&lt;/div&gt;</text:span></text:span></text:p>
        <text:p text:style-name="P39"><text:span text:style-name="Source_20_Text"><text:span text:style-name="T15">new Vue({</text:span></text:span></text:p>
        <text:p text:style-name="P39"><text:span text:style-name="Source_20_Text"><text:span text:style-name="T17"><text:s text:c="4"/></text:span></text:span><text:span text:style-name="Source_20_Text"><text:span text:style-name="T15">el: '#app'</text:span></text:span></text:p>
        <text:p text:style-name="P39"><text:span text:style-name="Source_20_Text"><text:span text:style-name="T15">});</text:span></text:span></text:p>
        <text:p text:style-name="P47">L'id app sert d'ancre à Vue.js, on lui donne le nom qu'on veut, app ou root sont bien adaptés.</text:p>
        <text:p text:style-name="P47">A partir de cet élémént 'racine', Vue.js sélectionne tous les éléments récursivement et recherche des propriétés, qu'on appelle des directives, qui rendront un élement réactif.</text:p>
        <text:p text:style-name="P47">Examinons un exemple avec la directive v-model :</text:p>
        <text:p text:style-name="P39"><text:span text:style-name="Source_20_Text"><text:span text:style-name="T15">&lt;div id="app"&gt;</text:span></text:span></text:p>
        <text:p text:style-name="P39"><text:span text:style-name="Source_20_Text"><text:span text:style-name="T17"><text:s text:c="4"/></text:span></text:span><text:span text:style-name="Source_20_Text"><text:span text:style-name="T15">&lt;form&gt;</text:span></text:span></text:p>
        <text:p text:style-name="P39"><text:span text:style-name="Source_20_Text"><text:span text:style-name="T17"><text:s text:c="8"/></text:span></text:span><text:span text:style-name="Source_20_Text"><text:span text:style-name="T15">&lt;label for="message"&gt;On teste la directive v-model&lt;/label&gt;</text:span></text:span></text:p>
        <text:p text:style-name="P39"><text:span text:style-name="Source_20_Text"><text:span text:style-name="T17"><text:s text:c="8"/></text:span></text:span><text:span text:style-name="Source_20_Text"><text:span text:style-name="T15">&lt;input type="text" id="message" v-model="message"&gt;</text:span></text:span></text:p>
        <text:p text:style-name="P39"><text:soft-page-break/><text:span text:style-name="Source_20_Text"><text:span text:style-name="T17"><text:s text:c="4"/></text:span></text:span><text:span text:style-name="Source_20_Text"><text:span text:style-name="T15">&lt;/form&gt;</text:span></text:span></text:p>
        <text:p text:style-name="P39"><text:span text:style-name="Source_20_Text"><text:span text:style-name="T15">&lt;/div&gt;</text:span></text:span></text:p>
        <text:p text:style-name="P47">Avec le data object, on lie maintenant nos directives avec javascript pour les rendre réactives</text:p>
        <text:p text:style-name="P39"><text:span text:style-name="Source_20_Text"><text:span text:style-name="T15">new Vue({</text:span></text:span></text:p>
        <text:p text:style-name="P39"><text:span text:style-name="Source_20_Text"><text:span text:style-name="T17"><text:s text:c="4"/></text:span></text:span><text:span text:style-name="Source_20_Text"><text:span text:style-name="T15">el: '#app',</text:span></text:span></text:p>
        <text:p text:style-name="P39"><text:span text:style-name="Source_20_Text"><text:span text:style-name="T17"><text:s text:c="4"/></text:span></text:span><text:span text:style-name="Source_20_Text"><text:span text:style-name="T15">data: {</text:span></text:span></text:p>
        <text:p text:style-name="P39"><text:span text:style-name="Source_20_Text"><text:span text:style-name="T17"><text:s text:c="8"/></text:span></text:span><text:span text:style-name="Source_20_Text"><text:span text:style-name="T15">message: ''</text:span></text:span></text:p>
        <text:p text:style-name="P39"><text:span text:style-name="Source_20_Text"><text:span text:style-name="T17"><text:s text:c="4"/></text:span></text:span><text:span text:style-name="Source_20_Text"><text:span text:style-name="T15">}</text:span></text:span></text:p>
        <text:p text:style-name="P39"><text:span text:style-name="Source_20_Text"><text:span text:style-name="T15">});</text:span></text:span></text:p>
        <text:p text:style-name="P43"><text:span text:style-name="T5">Avec ces courtes ligne de code, on a maintenant une propriété </text:span><text:span text:style-name="Source_20_Text"><text:span text:style-name="T8">message</text:span></text:span><text:span text:style-name="T5"> réactive. Si on tape du texte dans l'input, la propriété </text:span><text:span text:style-name="Source_20_Text"><text:span text:style-name="T8">message</text:span></text:span><text:span text:style-name="T5"> prendra automatiquement la valeur de ce qu'on tape. ON appelle ça </text:span><text:span text:style-name="Emphasis"><text:span text:style-name="T5">une liaison de données bidirectionnelle</text:span></text:span><text:span text:style-name="T5"> ou </text:span><text:span text:style-name="Emphasis"><text:span text:style-name="T5">two-way data binding</text:span></text:span><text:span text:style-name="T5">.</text:span></text:p>
        <text:p text:style-name="P47">Pour vérifier ça, on a plusieurs solutions, la directive v-text ou les 'moustaches':</text:p>
        <text:p text:style-name="P39"><text:span text:style-name="Source_20_Text"><text:span text:style-name="T17"><text:s text:c="4"/></text:span></text:span><text:span text:style-name="Source_20_Text"><text:span text:style-name="T15">&lt;!-- <text:s/>la syntaxe moustache permet d'accéder aux propriétés de l'objet data --&gt;</text:span></text:span></text:p>
        <text:p text:style-name="P39"><text:span text:style-name="Source_20_Text"><text:span text:style-name="T17"><text:s text:c="5"/></text:span></text:span><text:span text:style-name="Source_20_Text"><text:span text:style-name="T15">&lt;p&gt;{{ message }}&lt;/p&gt;</text:span></text:span></text:p>
        <text:p text:style-name="P39"><text:span text:style-name="Source_20_Text"><text:span text:style-name="T17"><text:s text:c="5"/></text:span></text:span><text:span text:style-name="Source_20_Text"><text:span text:style-name="T15">&lt;!-- <text:s/>la directive v-text permet d'accéder aux propriétés de l'objet data --&gt;</text:span></text:span></text:p>
        <text:p text:style-name="P39"><text:span text:style-name="Source_20_Text"><text:span text:style-name="T17"><text:s text:c="5"/></text:span></text:span><text:span text:style-name="Source_20_Text"><text:span text:style-name="T15">&lt;p v-text="message"&gt;&lt;/p&gt;</text:span></text:span></text:p>
        <text:p text:style-name="P47">Voyons maintenant comment rendre du HTML sur une page :</text:p>
        <text:p text:style-name="P39"><text:span text:style-name="Source_20_Text"><text:span text:style-name="T15">new Vue({</text:span></text:span></text:p>
        <text:p text:style-name="P39"><text:span text:style-name="Source_20_Text"><text:span text:style-name="T17"><text:s text:c="4"/></text:span></text:span><text:span text:style-name="Source_20_Text"><text:span text:style-name="T15">el: '#app',</text:span></text:span></text:p>
        <text:p text:style-name="P39"><text:span text:style-name="Source_20_Text"><text:span text:style-name="T17"><text:s text:c="4"/></text:span></text:span><text:span text:style-name="Source_20_Text"><text:span text:style-name="T15">data: {</text:span></text:span></text:p>
        <text:p text:style-name="P39"><text:span text:style-name="Source_20_Text"><text:span text:style-name="T17"><text:s text:c="8"/></text:span></text:span><text:span text:style-name="Source_20_Text"><text:span text:style-name="T15">message: '',</text:span></text:span></text:p>
        <text:p text:style-name="P39"><text:span text:style-name="Source_20_Text"><text:span text:style-name="T17"><text:s text:c="8"/></text:span></text:span><text:span text:style-name="Source_20_Text"><text:span text:style-name="T15">// On rajoute une propriété avec en valeur un tag html</text:span></text:span></text:p>
        <text:p text:style-name="P39"><text:span text:style-name="Source_20_Text"><text:span text:style-name="T17"><text:s text:c="8"/></text:span></text:span><text:span text:style-name="Source_20_Text"><text:span text:style-name="T15">html: '&lt;p&gt;Testing awesomeness&lt;/p&gt;'</text:span></text:span></text:p>
        <text:p text:style-name="P39"><text:span text:style-name="Source_20_Text"><text:span text:style-name="T17"><text:s text:c="4"/></text:span></text:span><text:span text:style-name="Source_20_Text"><text:span text:style-name="T15">}</text:span></text:span></text:p>
        <text:p text:style-name="P39"><text:span text:style-name="Source_20_Text"><text:span text:style-name="T15">});</text:span></text:span></text:p>
        <text:p text:style-name="P47">Et dans le HTML, la directive v-html :</text:p>
        <text:p text:style-name="P39"><text:span text:style-name="Source_20_Text"><text:span text:style-name="T15">&lt;div id="app"&gt;</text:span></text:span></text:p>
        <text:p text:style-name="P39"><text:span text:style-name="Source_20_Text"><text:span text:style-name="T17"><text:s text:c="4"/></text:span></text:span><text:span text:style-name="Source_20_Text"><text:span text:style-name="T15">&lt;form&gt;</text:span></text:span></text:p>
        <text:p text:style-name="P39"><text:span text:style-name="Source_20_Text"><text:span text:style-name="T17"><text:s text:c="8"/></text:span></text:span><text:span text:style-name="Source_20_Text"><text:span text:style-name="T15">&lt;label for="message"&gt;On teste la directive v-model&lt;/label&gt;</text:span></text:span></text:p>
        <text:p text:style-name="P39"><text:span text:style-name="Source_20_Text"><text:span text:style-name="T17"><text:s text:c="8"/></text:span></text:span><text:span text:style-name="Source_20_Text"><text:span text:style-name="T15">&lt;input type="text" id="message" v-model="message"&gt;</text:span></text:span></text:p>
        <text:p text:style-name="P39"><text:span text:style-name="Source_20_Text"><text:span text:style-name="T17"><text:s text:c="4"/></text:span></text:span><text:span text:style-name="Source_20_Text"><text:span text:style-name="T15">&lt;/form&gt;</text:span></text:span></text:p>
        <text:p text:style-name="P39"><text:span text:style-name="Source_20_Text"><text:span text:style-name="T17"><text:s text:c="4"/></text:span></text:span><text:span text:style-name="Source_20_Text"><text:span text:style-name="T15">&lt;!-- <text:s/>la syntaxe moustache permet d'accéder aux propriétés de l'objet data --&gt;</text:span></text:span></text:p>
        <text:p text:style-name="P39"><text:span text:style-name="Source_20_Text"><text:span text:style-name="T17"><text:s text:c="5"/></text:span></text:span><text:span text:style-name="Source_20_Text"><text:span text:style-name="T15">&lt;p&gt;{{ message }}&lt;/p&gt;</text:span></text:span></text:p>
        <text:p text:style-name="P39"><text:span text:style-name="Source_20_Text"><text:span text:style-name="T17"><text:s text:c="5"/></text:span></text:span><text:span text:style-name="Source_20_Text"><text:span text:style-name="T15">&lt;!-- <text:s/>la directive v-text permet d'accéder aux propriétés de l'objet data --&gt;</text:span></text:span></text:p>
        <text:p text:style-name="P39"><text:span text:style-name="Source_20_Text"><text:span text:style-name="T17"><text:s text:c="5"/></text:span></text:span><text:span text:style-name="Source_20_Text"><text:span text:style-name="T15">&lt;p v-text="message"&gt;&lt;/p&gt;</text:span></text:span></text:p>
        <text:p text:style-name="P39"><text:soft-page-break/></text:p>
        <text:p text:style-name="P39"><text:span text:style-name="Source_20_Text"><text:span text:style-name="T17"><text:s text:c="4"/></text:span></text:span><text:span text:style-name="Source_20_Text"><text:span text:style-name="T15">&lt;!-- <text:s text:c="2"/>Pour le HTML, la directive v-html, sinon on affiche les tags en meme temps. --&gt;</text:span></text:span></text:p>
        <text:p text:style-name="P39"><text:span text:style-name="Source_20_Text"><text:span text:style-name="T17"><text:s text:c="4"/></text:span></text:span><text:span text:style-name="Source_20_Text"><text:span text:style-name="T15">&lt;p v-html="html"&gt;&lt;/p&gt;</text:span></text:span></text:p>
        <text:p text:style-name="P39"><text:span text:style-name="Source_20_Text"><text:span text:style-name="T15">&lt;/div&gt;</text:span></text:span></text:p>
        <text:section text:style-name="Sect1" text:name="a-noter-">
          <text:h text:style-name="P34" text:outline-level="4">A noter :</text:h>
        </text:section>
        <text:p text:style-name="P46">Il existe deux façons de spécifier un élément root à Vue.js, voyons la deuxième :</text:p>
        <text:p text:style-name="P39"><text:span text:style-name="Source_20_Text"><text:span text:style-name="T15">new Vue({</text:span></text:span></text:p>
        <text:p text:style-name="P39"><text:span text:style-name="Source_20_Text"><text:span text:style-name="T17"><text:s text:c="4"/></text:span></text:span><text:span text:style-name="Source_20_Text"><text:span text:style-name="T15">data: {</text:span></text:span></text:p>
        <text:p text:style-name="P39"><text:span text:style-name="Source_20_Text"><text:span text:style-name="T17"><text:s text:c="8"/></text:span></text:span><text:span text:style-name="Source_20_Text"><text:span text:style-name="T15">message: ''</text:span></text:span></text:p>
        <text:p text:style-name="P39"><text:span text:style-name="Source_20_Text"><text:span text:style-name="T17"><text:s text:c="4"/></text:span></text:span><text:span text:style-name="Source_20_Text"><text:span text:style-name="T15">}</text:span></text:span></text:p>
        <text:p text:style-name="P39"><text:span text:style-name="Source_20_Text"><text:span text:style-name="T15">}).$mount('#app'); // on peut attacher le root element ici</text:span></text:span></text:p>
        <text:p text:style-name="P47">Petit à petit, nous allons voir les directives et méthodes les plus utilisées de Vue.js</text:p>
        <text:p text:style-name="P47">La syntaxe décrite ici est valable dans le cas ou on utilise Vue.js sur une seule page. Ce n'est donc pas l'idéal, mais l'avantage est qu'il est très simple de démarrer pour s'entraîner.</text:p>
        <text:p text:style-name="P47">Nous verrons plus tard la syntaxe recommandée dans le cadre des composants et d'une application faite avec Vue.js</text:p>
      </text:section>
      <text:h text:style-name="P7" text:outline-level="2"><text:span text:style-name="Source_20_Text"><text:span text:style-name="T20">2. List Rendering</text:span></text:span></text:h>
      <text:section text:style-name="Sect1" text:name="rendu-de-tableaux-et-objets-avec-vuejs">
        <text:h text:style-name="P54" text:outline-level="1">Rendu de tableaux et objets avec Vue.js</text:h>
      </text:section>
      <text:section text:style-name="Sect1" text:name="comment-g%C3%A9rer-les-boucles-avec-vuejs-">
        <text:h text:style-name="P35" text:outline-level="4">Comment gérer les boucles avec Vue.js ?</text:h>
      </text:section>
      <text:section text:style-name="Sect1" text:name="rendu-dun-tableau-dans-une-liste-">
        <text:h text:style-name="P37" text:outline-level="5">Rendu d'un tableau dans une liste :</text:h>
      </text:section>
      <text:p text:style-name="P45">Ajoutons un tableau à notre data object</text:p>
      <text:p text:style-name="P40"><text:span text:style-name="Source_20_Text"><text:span text:style-name="T14">data() { </text:span></text:span></text:p>
      <text:p text:style-name="P40"><text:span text:style-name="Source_20_Text"><text:span text:style-name="T16"><text:s text:c="4"/></text:span></text:span><text:span text:style-name="Source_20_Text"><text:span text:style-name="T14">return { </text:span></text:span></text:p>
      <text:p text:style-name="P40"><text:span text:style-name="Source_20_Text"><text:span text:style-name="T16"><text:s text:c="8"/></text:span></text:span><text:span text:style-name="Source_20_Text"><text:span text:style-name="T14">arr: ['item', 'item 1', 'item2'],</text:span></text:span></text:p>
      <text:p text:style-name="P40"><text:span text:style-name="Source_20_Text"><text:span text:style-name="T16"><text:s text:c="4"/></text:span></text:span><text:span text:style-name="Source_20_Text"><text:span text:style-name="T14">}; </text:span></text:span></text:p>
      <text:p text:style-name="P40"><text:span text:style-name="Source_20_Text"><text:span text:style-name="T14">}</text:span></text:span></text:p>
      <text:p text:style-name="P44">Et on tourne autour avec la directive v-for of</text:p>
      <text:p text:style-name="P40"><text:span text:style-name="Source_20_Text"><text:span text:style-name="T14">&lt;ul&gt;</text:span></text:span></text:p>
      <text:p text:style-name="P40"><text:span text:style-name="Source_20_Text"><text:span text:style-name="T16"><text:s text:c="4"/></text:span></text:span><text:span text:style-name="Source_20_Text"><text:span text:style-name="T14">&lt;!-- On extrait chaque element 'item' du tableau 'arr <text:s text:c="2"/>--&gt;</text:span></text:span></text:p>
      <text:p text:style-name="P40"><text:span text:style-name="Source_20_Text"><text:span text:style-name="T16"><text:s text:c="4"/></text:span></text:span><text:span text:style-name="Source_20_Text"><text:span text:style-name="T14">&lt;li v-for="item of arr"&gt;{{ item }}&lt;/li&gt;</text:span></text:span></text:p>
      <text:p text:style-name="P40"><text:span text:style-name="Source_20_Text"><text:span text:style-name="T14">&lt;/ul&gt;</text:span></text:span></text:p>
      <text:section text:style-name="Sect1" text:name="rendu-dun-objet-dans-une-table-">
        <text:h text:style-name="P38" text:outline-level="5">Rendu d'un objet dans une table :</text:h>
      </text:section>
      <text:p text:style-name="P45">On ajoute un objet :</text:p>
      <text:p text:style-name="P40"><text:soft-page-break/><text:span text:style-name="Source_20_Text"><text:span text:style-name="T14">data() { </text:span></text:span></text:p>
      <text:p text:style-name="P40"><text:span text:style-name="Source_20_Text"><text:span text:style-name="T16"><text:s text:c="4"/></text:span></text:span><text:span text:style-name="Source_20_Text"><text:span text:style-name="T14">return { </text:span></text:span></text:p>
      <text:p text:style-name="P40"><text:span text:style-name="Source_20_Text"><text:span text:style-name="T16"><text:s text:c="8"/></text:span></text:span><text:span text:style-name="Source_20_Text"><text:span text:style-name="T14">obj: { name: 'John Doe', phone: '06-06-06-06-06' }, </text:span></text:span></text:p>
      <text:p text:style-name="P40"><text:span text:style-name="Source_20_Text"><text:span text:style-name="T16"><text:s text:c="4"/></text:span></text:span><text:span text:style-name="Source_20_Text"><text:span text:style-name="T14">}; </text:span></text:span></text:p>
      <text:p text:style-name="P40"><text:span text:style-name="Source_20_Text"><text:span text:style-name="T14">}</text:span></text:span></text:p>
      <text:p text:style-name="P44">Et on utilise la directive v-for in :</text:p>
      <text:p text:style-name="P40"><text:span text:style-name="Source_20_Text"><text:span text:style-name="T14">&lt;table&gt;</text:span></text:span></text:p>
      <text:p text:style-name="P40"><text:span text:style-name="Source_20_Text"><text:span text:style-name="T16"><text:s text:c="4"/></text:span></text:span><text:span text:style-name="Source_20_Text"><text:span text:style-name="T14">&lt;thead&gt;</text:span></text:span></text:p>
      <text:p text:style-name="P40"><text:span text:style-name="Source_20_Text"><text:span text:style-name="T16"><text:s text:c="8"/></text:span></text:span><text:span text:style-name="Source_20_Text"><text:span text:style-name="T14">&lt;tr&gt;</text:span></text:span></text:p>
      <text:p text:style-name="P40"><text:span text:style-name="Source_20_Text"><text:span text:style-name="T16"><text:s text:c="12"/></text:span></text:span><text:span text:style-name="Source_20_Text"><text:span text:style-name="T14">&lt;th&gt;Nom&lt;/th&gt;</text:span></text:span></text:p>
      <text:p text:style-name="P40"><text:span text:style-name="Source_20_Text"><text:span text:style-name="T16"><text:s text:c="12"/></text:span></text:span><text:span text:style-name="Source_20_Text"><text:span text:style-name="T14">&lt;th&gt;Phone&lt;/th&gt;</text:span></text:span></text:p>
      <text:p text:style-name="P40"><text:span text:style-name="Source_20_Text"><text:span text:style-name="T16"><text:s text:c="8"/></text:span></text:span><text:span text:style-name="Source_20_Text"><text:span text:style-name="T14">&lt;/tr&gt;</text:span></text:span></text:p>
      <text:p text:style-name="P40"><text:span text:style-name="Source_20_Text"><text:span text:style-name="T16"><text:s text:c="4"/></text:span></text:span><text:span text:style-name="Source_20_Text"><text:span text:style-name="T14">&lt;/thead&gt;</text:span></text:span></text:p>
      <text:p text:style-name="P40"><text:span text:style-name="Source_20_Text"><text:span text:style-name="T16"><text:s text:c="4"/></text:span></text:span><text:span text:style-name="Source_20_Text"><text:span text:style-name="T14">&lt;tbody&gt;</text:span></text:span></text:p>
      <text:p text:style-name="P40"><text:span text:style-name="Source_20_Text"><text:span text:style-name="T16"><text:s text:c="8"/></text:span></text:span><text:span text:style-name="Source_20_Text"><text:span text:style-name="T14">&lt;tr&gt;</text:span></text:span></text:p>
      <text:p text:style-name="P40"><text:span text:style-name="Source_20_Text"><text:span text:style-name="T16"><text:s text:c="12"/></text:span></text:span><text:span text:style-name="Source_20_Text"><text:span text:style-name="T14">&lt;!-- On extrait chaque propriétés 'item' de l'objet 'obj' <text:s text:c="2"/>--&gt;</text:span></text:span></text:p>
      <text:p text:style-name="P40"><text:span text:style-name="Source_20_Text"><text:span text:style-name="T16"><text:s text:c="12"/></text:span></text:span><text:span text:style-name="Source_20_Text"><text:span text:style-name="T14">&lt;td v-for="item in obj"&gt;{{ item }}&lt;/td&gt;</text:span></text:span></text:p>
      <text:p text:style-name="P40"><text:span text:style-name="Source_20_Text"><text:span text:style-name="T16"><text:s text:c="8"/></text:span></text:span><text:span text:style-name="Source_20_Text"><text:span text:style-name="T14">&lt;/tr&gt;</text:span></text:span></text:p>
      <text:p text:style-name="P40"><text:span text:style-name="Source_20_Text"><text:span text:style-name="T16"><text:s text:c="4"/></text:span></text:span><text:span text:style-name="Source_20_Text"><text:span text:style-name="T14">&lt;/tbody&gt;</text:span></text:span></text:p>
      <text:p text:style-name="P40"><text:span text:style-name="Source_20_Text"><text:span text:style-name="T14">&lt;/table&gt;</text:span></text:span></text:p>
      <text:p text:style-name="P44">Encore une fois très simple.</text:p>
      <text:section text:style-name="Sect1" text:name="rendu-dun-tableau-compos%C3%A9-dobjets-dans-une-table-">
        <text:h text:style-name="P38" text:outline-level="5">Rendu d'un tableau composé d'objets dans une table :</text:h>
      </text:section>
      <text:p text:style-name="P45">On ajoute les données :</text:p>
      <text:p text:style-name="P40"><text:span text:style-name="Source_20_Text"><text:span text:style-name="T14">data() { </text:span></text:span></text:p>
      <text:p text:style-name="P40"><text:span text:style-name="Source_20_Text"><text:span text:style-name="T16"><text:s text:c="4"/></text:span></text:span><text:span text:style-name="Source_20_Text"><text:span text:style-name="T14">return { </text:span></text:span></text:p>
      <text:p text:style-name="P40"><text:span text:style-name="Source_20_Text"><text:span text:style-name="T16"><text:s text:c="9"/></text:span></text:span><text:span text:style-name="Source_20_Text"><text:span text:style-name="T14">arrOfObj: [ </text:span></text:span></text:p>
      <text:p text:style-name="P40"><text:span text:style-name="Source_20_Text"><text:span text:style-name="T16"><text:s text:c="12"/></text:span></text:span><text:span text:style-name="Source_20_Text"><text:span text:style-name="T14">{ name: 'John Doe', phone: '06-06-06-06-06' }, </text:span></text:span></text:p>
      <text:p text:style-name="P40"><text:span text:style-name="Source_20_Text"><text:span text:style-name="T16"><text:s text:c="12"/></text:span></text:span><text:span text:style-name="Source_20_Text"><text:span text:style-name="T14">{ name: 'Jane Doe', phone: '07-07-07-07-07' }, </text:span></text:span></text:p>
      <text:p text:style-name="P40"><text:span text:style-name="Source_20_Text"><text:span text:style-name="T16"><text:s text:c="12"/></text:span></text:span><text:span text:style-name="Source_20_Text"><text:span text:style-name="T14">{ name: 'Jack Doe', phone: '08-08-08-08-08' }, </text:span></text:span></text:p>
      <text:p text:style-name="P40"><text:span text:style-name="Source_20_Text"><text:span text:style-name="T16"><text:s text:c="8"/></text:span></text:span><text:span text:style-name="Source_20_Text"><text:span text:style-name="T14">], </text:span></text:span></text:p>
      <text:p text:style-name="P40"><text:span text:style-name="Source_20_Text"><text:span text:style-name="T16"><text:s text:c="4"/></text:span></text:span><text:span text:style-name="Source_20_Text"><text:span text:style-name="T14">}; </text:span></text:span></text:p>
      <text:p text:style-name="P40"><text:span text:style-name="Source_20_Text"><text:span text:style-name="T14">}</text:span></text:span></text:p>
      <text:p text:style-name="P44">On met une directive v-or of pour extraire les objets du tableau, suivi d'une directive v-for in pour les objets :</text:p>
      <text:p text:style-name="P40"><text:span text:style-name="Source_20_Text"><text:span text:style-name="T14">&lt;table&gt;</text:span></text:span></text:p>
      <text:p text:style-name="P40"><text:span text:style-name="Source_20_Text"><text:span text:style-name="T16"><text:s text:c="4"/></text:span></text:span><text:span text:style-name="Source_20_Text"><text:span text:style-name="T14">&lt;thead&gt;</text:span></text:span></text:p>
      <text:p text:style-name="P40"><text:span text:style-name="Source_20_Text"><text:span text:style-name="T16"><text:s text:c="8"/></text:span></text:span><text:span text:style-name="Source_20_Text"><text:span text:style-name="T14">&lt;tr&gt;</text:span></text:span></text:p>
      <text:p text:style-name="P40"><text:span text:style-name="Source_20_Text"><text:span text:style-name="T16"><text:s text:c="12"/></text:span></text:span><text:span text:style-name="Source_20_Text"><text:span text:style-name="T14">&lt;th&gt;Nom&lt;/th&gt;</text:span></text:span></text:p>
      <text:p text:style-name="P40"><text:soft-page-break/><text:span text:style-name="Source_20_Text"><text:span text:style-name="T16"><text:s text:c="12"/></text:span></text:span><text:span text:style-name="Source_20_Text"><text:span text:style-name="T14">&lt;th&gt;Phone&lt;/th&gt;</text:span></text:span></text:p>
      <text:p text:style-name="P40"><text:span text:style-name="Source_20_Text"><text:span text:style-name="T16"><text:s text:c="8"/></text:span></text:span><text:span text:style-name="Source_20_Text"><text:span text:style-name="T14">&lt;/tr&gt;</text:span></text:span></text:p>
      <text:p text:style-name="P40"><text:span text:style-name="Source_20_Text"><text:span text:style-name="T16"><text:s text:c="4"/></text:span></text:span><text:span text:style-name="Source_20_Text"><text:span text:style-name="T14">&lt;/thead&gt;</text:span></text:span></text:p>
      <text:p text:style-name="P40"><text:span text:style-name="Source_20_Text"><text:span text:style-name="T16"><text:s text:c="4"/></text:span></text:span><text:span text:style-name="Source_20_Text"><text:span text:style-name="T14">&lt;tbody&gt;</text:span></text:span></text:p>
      <text:p text:style-name="P40"><text:span text:style-name="Source_20_Text"><text:span text:style-name="T16"><text:s text:c="8"/></text:span></text:span><text:span text:style-name="Source_20_Text"><text:span text:style-name="T14">&lt;tr v-for="items of arrayOfObj"&gt;</text:span></text:span></text:p>
      <text:p text:style-name="P40"><text:span text:style-name="Source_20_Text"><text:span text:style-name="T16"><text:s text:c="12"/></text:span></text:span><text:span text:style-name="Source_20_Text"><text:span text:style-name="T14">&lt;td v-for="item in items"&gt;{{ item }}&lt;/td&gt;</text:span></text:span></text:p>
      <text:p text:style-name="P40"><text:span text:style-name="Source_20_Text"><text:span text:style-name="T16"><text:s text:c="8"/></text:span></text:span><text:span text:style-name="Source_20_Text"><text:span text:style-name="T14">&lt;/tr&gt;</text:span></text:span></text:p>
      <text:p text:style-name="P40"><text:span text:style-name="Source_20_Text"><text:span text:style-name="T16"><text:s text:c="4"/></text:span></text:span><text:span text:style-name="Source_20_Text"><text:span text:style-name="T14">&lt;/tbody&gt;</text:span></text:span></text:p>
      <text:p text:style-name="P40"><text:span text:style-name="Source_20_Text"><text:span text:style-name="T14">&lt;/table&gt;</text:span></text:span></text:p>
      <text:p text:style-name="P44">Le script complet :</text:p>
      <text:p text:style-name="P40"><text:span text:style-name="Source_20_Text"><text:span text:style-name="T16"><text:s/></text:span></text:span><text:span text:style-name="Source_20_Text"><text:span text:style-name="T14">new Vue({ </text:span></text:span></text:p>
      <text:p text:style-name="P40"><text:span text:style-name="Source_20_Text"><text:span text:style-name="T16"><text:s text:c="4"/></text:span></text:span><text:span text:style-name="Source_20_Text"><text:span text:style-name="T14">el: '#app',</text:span></text:span></text:p>
      <text:p text:style-name="P40"><text:span text:style-name="Source_20_Text"><text:span text:style-name="T16"><text:s text:c="4"/></text:span></text:span></text:p>
      <text:p text:style-name="P40"><text:span text:style-name="Source_20_Text"><text:span text:style-name="T16"><text:s text:c="4"/></text:span></text:span><text:span text:style-name="Source_20_Text"><text:span text:style-name="T14">data() { </text:span></text:span></text:p>
      <text:p text:style-name="P40"><text:span text:style-name="Source_20_Text"><text:span text:style-name="T16"><text:s text:c="8"/></text:span></text:span><text:span text:style-name="Source_20_Text"><text:span text:style-name="T14">return { </text:span></text:span></text:p>
      <text:p text:style-name="P40"><text:span text:style-name="Source_20_Text"><text:span text:style-name="T16"><text:s text:c="12"/></text:span></text:span><text:span text:style-name="Source_20_Text"><text:span text:style-name="T14">arr: ['item', 'item 1', 'item2'], </text:span></text:span></text:p>
      <text:p text:style-name="P40"><text:span text:style-name="Source_20_Text"><text:span text:style-name="T16"><text:s text:c="12"/></text:span></text:span><text:span text:style-name="Source_20_Text"><text:span text:style-name="T14">obj: { name: 'John Doe', phone: '06-06-06-06-06' }, </text:span></text:span></text:p>
      <text:p text:style-name="P40"><text:span text:style-name="Source_20_Text"><text:span text:style-name="T16"><text:s text:c="12"/></text:span></text:span><text:span text:style-name="Source_20_Text"><text:span text:style-name="T14">arrOfObj: [ </text:span></text:span></text:p>
      <text:p text:style-name="P40"><text:span text:style-name="Source_20_Text"><text:span text:style-name="T16"><text:s text:c="16"/></text:span></text:span><text:span text:style-name="Source_20_Text"><text:span text:style-name="T14">{ name: 'John Doe', phone: '06-06-06-06-06' }, </text:span></text:span></text:p>
      <text:p text:style-name="P40"><text:span text:style-name="Source_20_Text"><text:span text:style-name="T16"><text:s text:c="16"/></text:span></text:span><text:span text:style-name="Source_20_Text"><text:span text:style-name="T14">{ name: 'Jane Doe', phone: '07-07-07-07-07' }, </text:span></text:span></text:p>
      <text:p text:style-name="P40"><text:span text:style-name="Source_20_Text"><text:span text:style-name="T16"><text:s text:c="16"/></text:span></text:span><text:span text:style-name="Source_20_Text"><text:span text:style-name="T14">{ name: 'Jack Doe', phone: '08-08-08-08-08' }, </text:span></text:span></text:p>
      <text:p text:style-name="P40"><text:span text:style-name="Source_20_Text"><text:span text:style-name="T16"><text:s text:c="12"/></text:span></text:span><text:span text:style-name="Source_20_Text"><text:span text:style-name="T14">], </text:span></text:span></text:p>
      <text:p text:style-name="P40"><text:span text:style-name="Source_20_Text"><text:span text:style-name="T16"><text:s text:c="8"/></text:span></text:span><text:span text:style-name="Source_20_Text"><text:span text:style-name="T14">}; </text:span></text:span></text:p>
      <text:p text:style-name="P40"><text:span text:style-name="Source_20_Text"><text:span text:style-name="T16"><text:s text:c="4"/></text:span></text:span><text:span text:style-name="Source_20_Text"><text:span text:style-name="T14">}, </text:span></text:span></text:p>
      <text:p text:style-name="P40"><text:span text:style-name="Source_20_Text"><text:span text:style-name="T16"><text:s/></text:span></text:span><text:span text:style-name="Source_20_Text"><text:span text:style-name="T14">});</text:span></text:span></text:p>
      <text:p text:style-name="P64"/>
      <text:p text:style-name="P20">Modifié le: lundi 12 octobre 2020, 09:33</text:p>
      <text:p text:style-name="P15"><text:span text:style-name="Source_20_Text"><text:span text:style-name="T6"/></text:span></text:p>
      <text:h text:style-name="P4" text:outline-level="2">3. Component</text:h>
      <text:section text:style-name="Sect1" text:name="les-composants-vuejs">
        <text:h text:style-name="P54" text:outline-level="1">Les composants Vue.js</text:h>
      </text:section>
      <text:p text:style-name="P45">Vue.js offre la possibilité de créer des 'components' réutilisable, c'est ici qu'on trouve la force de ce type de framework.</text:p>
      <text:p text:style-name="P44">Un composant Vue.js est fait de markup HTML et de JavaScript et peut aussi comporter du css.</text:p>
      <text:p text:style-name="P44">Il offre les mêmes possibilités qu'une instance de Vue. (méthodes, data object etc etc)</text:p>
      <text:p text:style-name="P44"><text:soft-page-break/>Quand on travaille dans une application faite avec Vue.js, on a accès à des fichiers avec l'extension .vue Dans ce cas la syntaxe est differente. Nous la verrons plus tard.</text:p>
      <text:p text:style-name="P50"><text:span text:style-name="T3">Dans un composant le data object </text:span><text:span text:style-name="Strong_20_Emphasis"><text:span text:style-name="Emphasis"><text:span text:style-name="T1">DOIT</text:span></text:span></text:span><text:span text:style-name="T3"> être une fonction qui retourne un objet</text:span></text:p>
      <text:p text:style-name="P50"><text:span text:style-name="T3">Un composant Vue.js doit être composé d'un seul root Element dans le template, dasn le composant suivant, ce sera une </text:span><text:span text:style-name="Source_20_Text"><text:span text:style-name="T6">&lt;ul&gt;</text:span></text:span></text:p>
      <text:p text:style-name="P44">Un composant doit être nommé, ici on a crée un composant TaskList, on pourra s'en servir dans le HTML en le référençant ainsi:</text:p>
      <text:p text:style-name="P40"><text:span text:style-name="Source_20_Text"><text:span text:style-name="T14">&lt;task-list&gt;</text:span></text:span></text:p>
      <text:p text:style-name="P44">Voici le composant déclaré dans le fichier TaskList.js</text:p>
      <text:p text:style-name="P40"><text:span text:style-name="Source_20_Text"><text:span text:style-name="T14">// export du composant. <text:s text:c="7"/>// Nom du composant</text:span></text:span></text:p>
      <text:p text:style-name="P40"><text:span text:style-name="Source_20_Text"><text:span text:style-name="T14">export default Vue.component('TaskList', {</text:span></text:span></text:p>
      <text:p text:style-name="P40"><text:span text:style-name="Source_20_Text"><text:span text:style-name="T16"><text:s text:c="3"/></text:span></text:span></text:p>
      <text:p text:style-name="P40"><text:span text:style-name="Source_20_Text"><text:span text:style-name="T14">// Le template HTML</text:span></text:span></text:p>
      <text:p text:style-name="P40"><text:span text:style-name="Source_20_Text"><text:span text:style-name="T16"><text:s text:c="4"/></text:span></text:span><text:span text:style-name="Source_20_Text"><text:span text:style-name="T14">template: `</text:span></text:span></text:p>
      <text:p text:style-name="P40"><text:span text:style-name="Source_20_Text"><text:span text:style-name="T16"><text:s text:c="8"/></text:span></text:span><text:span text:style-name="Source_20_Text"><text:span text:style-name="T14">&lt;ul class="mt-1em"&gt;</text:span></text:span></text:p>
      <text:p text:style-name="P40"><text:span text:style-name="Source_20_Text"><text:span text:style-name="T16"><text:s text:c="12"/></text:span></text:span><text:span text:style-name="Source_20_Text"><text:span text:style-name="T14">&lt;li&gt;Faire de courses&lt;/li&gt;</text:span></text:span></text:p>
      <text:p text:style-name="P40"><text:span text:style-name="Source_20_Text"><text:span text:style-name="T16"><text:s text:c="12"/></text:span></text:span><text:span text:style-name="Source_20_Text"><text:span text:style-name="T14">&lt;li&gt;Reviser les tableaux&lt;/li&gt;</text:span></text:span></text:p>
      <text:p text:style-name="P40"><text:span text:style-name="Source_20_Text"><text:span text:style-name="T16"><text:s text:c="12"/></text:span></text:span><text:span text:style-name="Source_20_Text"><text:span text:style-name="T14">&lt;li&gt;Reviser les objets JS&lt;/li&gt;</text:span></text:span></text:p>
      <text:p text:style-name="P40"><text:span text:style-name="Source_20_Text"><text:span text:style-name="T16"><text:s text:c="12"/></text:span></text:span><text:span text:style-name="Source_20_Text"><text:span text:style-name="T14">&lt;li&gt;Faire quelque requetes SQL&lt;/li&gt;</text:span></text:span></text:p>
      <text:p text:style-name="P40"><text:span text:style-name="Source_20_Text"><text:span text:style-name="T16"><text:s text:c="12"/></text:span></text:span><text:span text:style-name="Source_20_Text"><text:span text:style-name="T14">&lt;li&gt;{{ message }}&lt;/li&gt;</text:span></text:span></text:p>
      <text:p text:style-name="P40"><text:span text:style-name="Source_20_Text"><text:span text:style-name="T16"><text:s text:c="8"/></text:span></text:span><text:span text:style-name="Source_20_Text"><text:span text:style-name="T14">&lt;/ul&gt;`, // Attention à la virgule.. facile de l'oublier..</text:span></text:span></text:p>
      <text:p text:style-name="P40"/>
      <text:p text:style-name="P40"><text:span text:style-name="Source_20_Text"><text:span text:style-name="T16"><text:s text:c="4"/></text:span></text:span><text:span text:style-name="Source_20_Text"><text:span text:style-name="T14">// Dans un composant le data object ***DOIT*** être une fonction qui retourne un objet</text:span></text:span></text:p>
      <text:p text:style-name="P40"><text:span text:style-name="Source_20_Text"><text:span text:style-name="T16"><text:s text:c="4"/></text:span></text:span><text:span text:style-name="Source_20_Text"><text:span text:style-name="T14">data() {</text:span></text:span></text:p>
      <text:p text:style-name="P40"><text:span text:style-name="Source_20_Text"><text:span text:style-name="T16"><text:s text:c="8"/></text:span></text:span><text:span text:style-name="Source_20_Text"><text:span text:style-name="T14">return {</text:span></text:span></text:p>
      <text:p text:style-name="P40"><text:span text:style-name="Source_20_Text"><text:span text:style-name="T16"><text:s text:c="12"/></text:span></text:span><text:span text:style-name="Source_20_Text"><text:span text:style-name="T14">message:</text:span></text:span></text:p>
      <text:p text:style-name="P40"><text:span text:style-name="Source_20_Text"><text:span text:style-name="T16"><text:s text:c="16"/></text:span></text:span><text:span text:style-name="Source_20_Text"><text:span text:style-name="T14">'Dans un composant le data object ***DOIT*** être une fonction qui retourne un objet',</text:span></text:span></text:p>
      <text:p text:style-name="P40"><text:span text:style-name="Source_20_Text"><text:span text:style-name="T16"><text:s text:c="8"/></text:span></text:span><text:span text:style-name="Source_20_Text"><text:span text:style-name="T14">};</text:span></text:span></text:p>
      <text:p text:style-name="P40"><text:span text:style-name="Source_20_Text"><text:span text:style-name="T16"><text:s text:c="4"/></text:span></text:span><text:span text:style-name="Source_20_Text"><text:span text:style-name="T14">},</text:span></text:span></text:p>
      <text:p text:style-name="P40"><text:span text:style-name="Source_20_Text"><text:span text:style-name="T14">});</text:span></text:span></text:p>
      <text:p text:style-name="P44">Voici comment on l'importe :</text:p>
      <text:p text:style-name="P40"><text:span text:style-name="Source_20_Text"><text:span text:style-name="T14">import TaskList from './TaskList.js'; // Importer le composant</text:span></text:span></text:p>
      <text:p text:style-name="P40"/>
      <text:p text:style-name="P40"><text:span text:style-name="Source_20_Text"><text:span text:style-name="T14">new Vue({</text:span></text:span></text:p>
      <text:p text:style-name="P40"><text:span text:style-name="Source_20_Text"><text:span text:style-name="T16"><text:s text:c="4"/></text:span></text:span><text:span text:style-name="Source_20_Text"><text:span text:style-name="T14">el: '#app',</text:span></text:span></text:p>
      <text:p text:style-name="P40"><text:span text:style-name="Source_20_Text"><text:span text:style-name="T16"><text:s text:c="4"/></text:span></text:span><text:span text:style-name="Source_20_Text"><text:span text:style-name="T14">components: { TaskList }, // NE pas oublier d'enregistrer le composant.</text:span></text:span></text:p>
      <text:p text:style-name="P40"><text:span text:style-name="Source_20_Text"><text:span text:style-name="T16"><text:s text:c="4"/></text:span></text:span><text:span text:style-name="Source_20_Text"><text:span text:style-name="T14">data: {},</text:span></text:span></text:p>
      <text:p text:style-name="P40"><text:soft-page-break/><text:span text:style-name="Source_20_Text"><text:span text:style-name="T14">});</text:span></text:span></text:p>
      <text:p text:style-name="P64"/>
      <text:p text:style-name="P20">Modifié le: lundi 12 octobre 2020, 09:33</text:p>
      <text:h text:style-name="P4" text:outline-level="2">4. Event Handling</text:h>
      <text:section text:style-name="Sect1" text:name="event-handling">
        <text:h text:style-name="P54" text:outline-level="1">Event Handling</text:h>
      </text:section>
      <text:p text:style-name="P45">Etudions maintenant les event listeners : Tous les event listeners disponibles en JavaScript sont disponibles dans Vue.js, après tout, Vue.js c'est du JavaScript.</text:p>
      <text:p text:style-name="P50"><text:span text:style-name="T3">Débutons par voir le 'submit' : PLusieurs syntaxes sont disponibles: </text:span><text:span text:style-name="Source_20_Text"><text:span text:style-name="T6">@submit</text:span></text:span><text:span text:style-name="T3"> et </text:span><text:span text:style-name="Source_20_Text"><text:span text:style-name="T6">v-on:submit</text:span></text:span><text:span text:style-name="T3"> On l'ajout simplement à un formulaire et on y ajoute le modificateur </text:span><text:span text:style-name="Source_20_Text"><text:span text:style-name="T6">.prevent</text:span></text:span><text:span text:style-name="T3"> pour empêcher le comportement par défaut de formulaire. On ajoute aussi le v-model au champs du formulaires.</text:span></text:p>
      <text:p text:style-name="P40"><text:span text:style-name="Source_20_Text"><text:span text:style-name="T16"><text:s text:c="16"/></text:span></text:span><text:span text:style-name="Source_20_Text"><text:span text:style-name="T14">&lt;!-- le @submit.prevent pour e.preventDefault() --&gt;</text:span></text:span></text:p>
      <text:p text:style-name="P40"><text:span text:style-name="Source_20_Text"><text:span text:style-name="T14">&lt;form action="" @submit.prevent="createContact"&gt;</text:span></text:span></text:p>
      <text:p text:style-name="P40"><text:span text:style-name="Source_20_Text"><text:span text:style-name="T16"><text:s text:c="4"/></text:span></text:span><text:span text:style-name="Source_20_Text"><text:span text:style-name="T14">&lt;label for="name"&gt;Name&lt;/label&gt; </text:span></text:span></text:p>
      <text:p text:style-name="P40"><text:span text:style-name="Source_20_Text"><text:span text:style-name="T16"><text:s text:c="8"/></text:span></text:span><text:span text:style-name="Source_20_Text"><text:span text:style-name="T14">&lt;input type="text" v-model="name" id="name"&gt; </text:span></text:span></text:p>
      <text:p text:style-name="P40"><text:span text:style-name="Source_20_Text"><text:span text:style-name="T16"><text:s text:c="4"/></text:span></text:span><text:span text:style-name="Source_20_Text"><text:span text:style-name="T14">&lt;label for="email"&gt;Email&lt;/label&gt; </text:span></text:span></text:p>
      <text:p text:style-name="P40"><text:span text:style-name="Source_20_Text"><text:span text:style-name="T16"><text:s text:c="8"/></text:span></text:span><text:span text:style-name="Source_20_Text"><text:span text:style-name="T14">&lt;input type="email" v-model="email" id="email"&gt; </text:span></text:span></text:p>
      <text:p text:style-name="P40"><text:span text:style-name="Source_20_Text"><text:span text:style-name="T16"><text:s text:c="4"/></text:span></text:span><text:span text:style-name="Source_20_Text"><text:span text:style-name="T14">&lt;label for="phone"&gt;Phone&lt;/label&gt; </text:span></text:span></text:p>
      <text:p text:style-name="P40"><text:span text:style-name="Source_20_Text"><text:span text:style-name="T16"><text:s text:c="8"/></text:span></text:span><text:span text:style-name="Source_20_Text"><text:span text:style-name="T14">&lt;input type="tel" v-model="phone" id="phone"&gt; </text:span></text:span></text:p>
      <text:p text:style-name="P40"><text:span text:style-name="Source_20_Text"><text:span text:style-name="T16"><text:s text:c="4"/></text:span></text:span><text:span text:style-name="Source_20_Text"><text:span text:style-name="T14">&lt;button type="submit"&gt;Submit&lt;/button&gt;</text:span></text:span></text:p>
      <text:p text:style-name="P40"><text:span text:style-name="Source_20_Text"><text:span text:style-name="T14">&lt;/form&gt;</text:span></text:span></text:p>
      <text:p text:style-name="P50"><text:span text:style-name="T3">On a donc écrit </text:span><text:span text:style-name="Source_20_Text"><text:span text:style-name="T6">@submit.prevent="createContact"</text:span></text:span><text:span text:style-name="T3">, ce qui signifie que nous allons appeler la méthode </text:span><text:span text:style-name="Source_20_Text"><text:span text:style-name="T6">createContact()</text:span></text:span><text:span text:style-name="T3"> quand on envoie le formulaire.</text:span></text:p>
      <text:p text:style-name="P50"><text:span text:style-name="T3">Ecrivons maintenant notre objet data et la méthode </text:span><text:span text:style-name="Source_20_Text"><text:span text:style-name="T6">createContact()</text:span></text:span><text:span text:style-name="T3">, à l'aide de l'objet methods de Vue.js.</text:span></text:p>
      <text:p text:style-name="P40"><text:span text:style-name="Source_20_Text"><text:span text:style-name="T14">new Vue({ </text:span></text:span></text:p>
      <text:p text:style-name="P40"><text:span text:style-name="Source_20_Text"><text:span text:style-name="T16"><text:s text:c="4"/></text:span></text:span><text:span text:style-name="Source_20_Text"><text:span text:style-name="T14">el: '#app', </text:span></text:span></text:p>
      <text:p text:style-name="P40"/>
      <text:p text:style-name="P40"><text:span text:style-name="Source_20_Text"><text:span text:style-name="T16"><text:s text:c="4"/></text:span></text:span><text:span text:style-name="Source_20_Text"><text:span text:style-name="T14">data: {</text:span></text:span></text:p>
      <text:p text:style-name="P40"><text:span text:style-name="Source_20_Text"><text:span text:style-name="T16"><text:s text:c="8"/></text:span></text:span><text:span text:style-name="Source_20_Text"><text:span text:style-name="T14">name: '',</text:span></text:span></text:p>
      <text:p text:style-name="P40"><text:span text:style-name="Source_20_Text"><text:span text:style-name="T16"><text:s text:c="8"/></text:span></text:span><text:span text:style-name="Source_20_Text"><text:span text:style-name="T14">email: '',</text:span></text:span></text:p>
      <text:p text:style-name="P40"><text:span text:style-name="Source_20_Text"><text:span text:style-name="T16"><text:s text:c="8"/></text:span></text:span><text:span text:style-name="Source_20_Text"><text:span text:style-name="T14">phone: ''</text:span></text:span></text:p>
      <text:p text:style-name="P40"><text:span text:style-name="Source_20_Text"><text:span text:style-name="T16"><text:s text:c="4"/></text:span></text:span><text:span text:style-name="Source_20_Text"><text:span text:style-name="T14">},</text:span></text:span></text:p>
      <text:p text:style-name="P40"><text:span text:style-name="Source_20_Text"><text:span text:style-name="T16"><text:s text:c="4"/></text:span></text:span></text:p>
      <text:p text:style-name="P40"><text:span text:style-name="Source_20_Text"><text:span text:style-name="T16"><text:s text:c="4"/></text:span></text:span><text:span text:style-name="Source_20_Text"><text:span text:style-name="T14">// L'objet methods permet d'écrire des fonctions, ces fonctions sont locales dans le contexte d'un 'component'</text:span></text:span></text:p>
      <text:p text:style-name="P40"><text:span text:style-name="Source_20_Text"><text:span text:style-name="T16"><text:s text:c="4"/></text:span></text:span><text:span text:style-name="Source_20_Text"><text:span text:style-name="T14">methods: { </text:span></text:span></text:p>
      <text:p text:style-name="P40"><text:span text:style-name="Source_20_Text"><text:span text:style-name="T16"><text:s text:c="8"/></text:span></text:span><text:span text:style-name="Source_20_Text"><text:span text:style-name="T14">createContact() { </text:span></text:span></text:p>
      <text:p text:style-name="P40"><text:soft-page-break/><text:span text:style-name="Source_20_Text"><text:span text:style-name="T16"><text:s text:c="12"/></text:span></text:span><text:span text:style-name="Source_20_Text"><text:span text:style-name="T14">const contact = { </text:span></text:span></text:p>
      <text:p text:style-name="P40"><text:span text:style-name="Source_20_Text"><text:span text:style-name="T16"><text:s text:c="16"/></text:span></text:span><text:span text:style-name="Source_20_Text"><text:span text:style-name="T14">name: this.name, </text:span></text:span></text:p>
      <text:p text:style-name="P40"><text:span text:style-name="Source_20_Text"><text:span text:style-name="T16"><text:s text:c="16"/></text:span></text:span><text:span text:style-name="Source_20_Text"><text:span text:style-name="T14">email: this.email, </text:span></text:span></text:p>
      <text:p text:style-name="P40"><text:span text:style-name="Source_20_Text"><text:span text:style-name="T16"><text:s text:c="16"/></text:span></text:span><text:span text:style-name="Source_20_Text"><text:span text:style-name="T14">phone: this.phone,</text:span></text:span></text:p>
      <text:p text:style-name="P40"><text:span text:style-name="Source_20_Text"><text:span text:style-name="T16"><text:s text:c="12"/></text:span></text:span><text:span text:style-name="Source_20_Text"><text:span text:style-name="T14">}; </text:span></text:span></text:p>
      <text:p text:style-name="P40"><text:span text:style-name="Source_20_Text"><text:span text:style-name="T16"><text:s text:c="12"/></text:span></text:span><text:span text:style-name="Source_20_Text"><text:span text:style-name="T14">console.log(contact); </text:span></text:span></text:p>
      <text:p text:style-name="P40"><text:span text:style-name="Source_20_Text"><text:span text:style-name="T16"><text:s text:c="8"/></text:span></text:span><text:span text:style-name="Source_20_Text"><text:span text:style-name="T14">}, </text:span></text:span></text:p>
      <text:p text:style-name="P40"><text:span text:style-name="Source_20_Text"><text:span text:style-name="T16"><text:s text:c="4"/></text:span></text:span><text:span text:style-name="Source_20_Text"><text:span text:style-name="T14">}, </text:span></text:span></text:p>
      <text:p text:style-name="P40"><text:span text:style-name="Source_20_Text"><text:span text:style-name="T14">});</text:span></text:span></text:p>
      <text:p text:style-name="P44">Et c'est tout. Grâce au data object, au v-model et au two-way data binding, les propriétés correspondantes se mettront automatiquement à jour avec la valeur qu'auront les champs du formulaire. Dès qu'on va envoyer le formulaire, le contact sera crée sans qu'on est rien d'autre à faire.</text:p>
      <text:p text:style-name="P44">Interceptons maintenant les events sur d'autres éléments.</text:p>
      <text:p text:style-name="P40"><text:span text:style-name="Source_20_Text"><text:span text:style-name="T14">&lt;button @click="doSomething"&gt;Cliquer&lt;/button&gt; </text:span></text:span></text:p>
      <text:p text:style-name="P40"><text:span text:style-name="Source_20_Text"><text:span text:style-name="T16"><text:s text:c="4"/></text:span></text:span><text:span text:style-name="Source_20_Text"><text:span text:style-name="T14">&lt;!-- <text:s text:c="3"/>le .prevent pour un lien--&gt;</text:span></text:span></text:p>
      <text:p text:style-name="P40"><text:span text:style-name="Source_20_Text"><text:span text:style-name="T14">&lt;a @click.prevent="intercept" href="test.php"&gt;Lien quelconque&lt;/a&gt;</text:span></text:span></text:p>
      <text:p text:style-name="P50"><text:span text:style-name="T3">On ajoute nos fonctions </text:span><text:span text:style-name="Source_20_Text"><text:span text:style-name="T6">doSomething()</text:span></text:span><text:span text:style-name="T3"> et </text:span><text:span text:style-name="Source_20_Text"><text:span text:style-name="T6">intercept()</text:span></text:span><text:span text:style-name="T3"> en les séparant par des virguless, et c'est tout. La simplicité est remarquable.</text:span></text:p>
      <text:p text:style-name="P40"><text:span text:style-name="Source_20_Text"><text:span text:style-name="T14">new Vue({ </text:span></text:span></text:p>
      <text:p text:style-name="P40"><text:span text:style-name="Source_20_Text"><text:span text:style-name="T16"><text:s text:c="4"/></text:span></text:span><text:span text:style-name="Source_20_Text"><text:span text:style-name="T14">el: '#app', components: { HeaderTemplate, FooterTemplate }, </text:span></text:span></text:p>
      <text:p text:style-name="P40"><text:span text:style-name="Source_20_Text"><text:span text:style-name="T16"><text:s text:c="4"/></text:span></text:span><text:span text:style-name="Source_20_Text"><text:span text:style-name="T14">// On pourrait utiliser le shorthand pour l'objet data...</text:span></text:span></text:p>
      <text:p text:style-name="P40"><text:span text:style-name="Source_20_Text"><text:span text:style-name="T16"><text:s text:c="4"/></text:span></text:span><text:span text:style-name="Source_20_Text"><text:span text:style-name="T14">data: data, </text:span></text:span></text:p>
      <text:p text:style-name="P40"><text:span text:style-name="Source_20_Text"><text:span text:style-name="T16"><text:s text:c="4"/></text:span></text:span><text:span text:style-name="Source_20_Text"><text:span text:style-name="T14">// L'objet methods permet d'écrire des fonctions </text:span></text:span></text:p>
      <text:p text:style-name="P40"><text:span text:style-name="Source_20_Text"><text:span text:style-name="T16"><text:s text:c="4"/></text:span></text:span><text:span text:style-name="Source_20_Text"><text:span text:style-name="T14">// Ces fonctions sont locales dans le contexte d'un 'component' </text:span></text:span></text:p>
      <text:p text:style-name="P40"><text:span text:style-name="Source_20_Text"><text:span text:style-name="T16"><text:s text:c="4"/></text:span></text:span><text:span text:style-name="Source_20_Text"><text:span text:style-name="T14">methods: { </text:span></text:span></text:p>
      <text:p text:style-name="P40"><text:span text:style-name="Source_20_Text"><text:span text:style-name="T16"><text:s text:c="8"/></text:span></text:span><text:span text:style-name="Source_20_Text"><text:span text:style-name="T14">createContact() { </text:span></text:span></text:p>
      <text:p text:style-name="P40"><text:span text:style-name="Source_20_Text"><text:span text:style-name="T16"><text:s text:c="12"/></text:span></text:span><text:span text:style-name="Source_20_Text"><text:span text:style-name="T14">const contact = { </text:span></text:span></text:p>
      <text:p text:style-name="P40"><text:span text:style-name="Source_20_Text"><text:span text:style-name="T16"><text:s text:c="16"/></text:span></text:span><text:span text:style-name="Source_20_Text"><text:span text:style-name="T14">name: this.name, </text:span></text:span></text:p>
      <text:p text:style-name="P40"><text:span text:style-name="Source_20_Text"><text:span text:style-name="T16"><text:s text:c="16"/></text:span></text:span><text:span text:style-name="Source_20_Text"><text:span text:style-name="T14">email: this.email, </text:span></text:span></text:p>
      <text:p text:style-name="P40"><text:span text:style-name="Source_20_Text"><text:span text:style-name="T16"><text:s text:c="16"/></text:span></text:span><text:span text:style-name="Source_20_Text"><text:span text:style-name="T14">phone: this.phone,</text:span></text:span></text:p>
      <text:p text:style-name="P40"><text:span text:style-name="Source_20_Text"><text:span text:style-name="T16"><text:s text:c="12"/></text:span></text:span><text:span text:style-name="Source_20_Text"><text:span text:style-name="T14">}; </text:span></text:span></text:p>
      <text:p text:style-name="P40"><text:span text:style-name="Source_20_Text"><text:span text:style-name="T16"><text:s text:c="12"/></text:span></text:span><text:span text:style-name="Source_20_Text"><text:span text:style-name="T14">console.log(contact); </text:span></text:span></text:p>
      <text:p text:style-name="P40"><text:span text:style-name="Source_20_Text"><text:span text:style-name="T16"><text:s text:c="8"/></text:span></text:span><text:span text:style-name="Source_20_Text"><text:span text:style-name="T14">}, </text:span></text:span></text:p>
      <text:p text:style-name="P40"><text:span text:style-name="Source_20_Text"><text:span text:style-name="T16"><text:s text:c="8"/></text:span></text:span></text:p>
      <text:p text:style-name="P40"><text:span text:style-name="Source_20_Text"><text:span text:style-name="T16"><text:s text:c="8"/></text:span></text:span><text:span text:style-name="Source_20_Text"><text:span text:style-name="T14">doSomething() { </text:span></text:span></text:p>
      <text:p text:style-name="P40"><text:span text:style-name="Source_20_Text"><text:span text:style-name="T16"><text:s text:c="12"/></text:span></text:span><text:span text:style-name="Source_20_Text"><text:span text:style-name="T14">console.log('bouton clique'); </text:span></text:span></text:p>
      <text:p text:style-name="P40"><text:span text:style-name="Source_20_Text"><text:span text:style-name="T16"><text:s text:c="8"/></text:span></text:span><text:span text:style-name="Source_20_Text"><text:span text:style-name="T14">}, </text:span></text:span></text:p>
      <text:p text:style-name="P40"><text:span text:style-name="Source_20_Text"><text:span text:style-name="T16"><text:s text:c="8"/></text:span></text:span></text:p>
      <text:p text:style-name="P40"><text:soft-page-break/><text:span text:style-name="Source_20_Text"><text:span text:style-name="T16"><text:s text:c="8"/></text:span></text:span><text:span text:style-name="Source_20_Text"><text:span text:style-name="T14">interceptEvent() { </text:span></text:span></text:p>
      <text:p text:style-name="P40"><text:span text:style-name="Source_20_Text"><text:span text:style-name="T16"><text:s text:c="12"/></text:span></text:span><text:span text:style-name="Source_20_Text"><text:span text:style-name="T14">console.log('clique a href'); </text:span></text:span></text:p>
      <text:p text:style-name="P40"><text:span text:style-name="Source_20_Text"><text:span text:style-name="T16"><text:s text:c="8"/></text:span></text:span><text:span text:style-name="Source_20_Text"><text:span text:style-name="T14">}, </text:span></text:span></text:p>
      <text:p text:style-name="P40"><text:span text:style-name="Source_20_Text"><text:span text:style-name="T16"><text:s text:c="4"/></text:span></text:span><text:span text:style-name="Source_20_Text"><text:span text:style-name="T14">}, </text:span></text:span></text:p>
      <text:p text:style-name="P40"><text:span text:style-name="Source_20_Text"><text:span text:style-name="T14">});</text:span></text:span></text:p>
      <text:p text:style-name="P64"/>
      <text:p text:style-name="P20">Modifié le: lundi 12 octobre 2020, 09:34</text:p>
      <text:p text:style-name="Text_20_body"><text:line-break/><text:span text:style-name="T19">5. Conditionals</text:span></text:p>
      <text:section text:style-name="Sect1" text:name="directives-v-if-v-else-et-v-else-if">
        <text:h text:style-name="P54" text:outline-level="1">Directives v-if, v-else et v-else-if</text:h>
      </text:section>
      <text:p text:style-name="P45">Equivalent de if, else if, else. Voici un exemple de code JavaScript, toujours l'objet data :</text:p>
      <text:p text:style-name="P40"><text:span text:style-name="Source_20_Text"><text:span text:style-name="T14">new Vue({</text:span></text:span></text:p>
      <text:p text:style-name="P40"><text:span text:style-name="Source_20_Text"><text:span text:style-name="T16"><text:s text:c="4"/></text:span></text:span><text:span text:style-name="Source_20_Text"><text:span text:style-name="T14">el: '#app',</text:span></text:span></text:p>
      <text:p text:style-name="P40"><text:span text:style-name="Source_20_Text"><text:span text:style-name="T16"><text:s text:c="4"/></text:span></text:span><text:span text:style-name="Source_20_Text"><text:span text:style-name="T14">components: { HeaderTemplate, FooterTemplate },</text:span></text:span></text:p>
      <text:p text:style-name="P40"><text:span text:style-name="Source_20_Text"><text:span text:style-name="T16"><text:s text:c="4"/></text:span></text:span><text:span text:style-name="Source_20_Text"><text:span text:style-name="T14">data: {</text:span></text:span></text:p>
      <text:p text:style-name="P40"><text:span text:style-name="Source_20_Text"><text:span text:style-name="T16"><text:s text:c="8"/></text:span></text:span><text:span text:style-name="Source_20_Text"><text:span text:style-name="T14">persons: [</text:span></text:span></text:p>
      <text:p text:style-name="P40"><text:span text:style-name="Source_20_Text"><text:span text:style-name="T16"><text:s text:c="12"/></text:span></text:span><text:span text:style-name="Source_20_Text"><text:span text:style-name="T14">{ name: 'John Doe', age: 18 },</text:span></text:span></text:p>
      <text:p text:style-name="P40"><text:span text:style-name="Source_20_Text"><text:span text:style-name="T16"><text:s text:c="12"/></text:span></text:span><text:span text:style-name="Source_20_Text"><text:span text:style-name="T14">{ name: 'Jack Doe', age: 30 },</text:span></text:span></text:p>
      <text:p text:style-name="P40"><text:span text:style-name="Source_20_Text"><text:span text:style-name="T16"><text:s text:c="12"/></text:span></text:span><text:span text:style-name="Source_20_Text"><text:span text:style-name="T14">{ name: 'Jane Doe', age: 45 },</text:span></text:span></text:p>
      <text:p text:style-name="P40"><text:span text:style-name="Source_20_Text"><text:span text:style-name="T16"><text:s text:c="8"/></text:span></text:span><text:span text:style-name="Source_20_Text"><text:span text:style-name="T14">],</text:span></text:span></text:p>
      <text:p text:style-name="P40"><text:span text:style-name="Source_20_Text"><text:span text:style-name="T16"><text:s text:c="4"/></text:span></text:span><text:span text:style-name="Source_20_Text"><text:span text:style-name="T14">},</text:span></text:span></text:p>
      <text:p text:style-name="P40"><text:span text:style-name="Source_20_Text"><text:span text:style-name="T14">});</text:span></text:span></text:p>
      <text:p text:style-name="P44">Et voici le template HTML</text:p>
      <text:p text:style-name="P40"><text:span text:style-name="Source_20_Text"><text:span text:style-name="T14">&lt;ul&gt;</text:span></text:span></text:p>
      <text:p text:style-name="P40"><text:span text:style-name="Source_20_Text"><text:span text:style-name="T16"><text:s text:c="4"/></text:span></text:span><text:span text:style-name="Source_20_Text"><text:span text:style-name="T14">&lt;li v-for="person in persons" v-if="person.age === 18"&gt;</text:span></text:span></text:p>
      <text:p text:style-name="P40"><text:span text:style-name="Source_20_Text"><text:span text:style-name="T16"><text:s text:c="8"/></text:span></text:span><text:span text:style-name="Source_20_Text"><text:span text:style-name="T14">{{ person.name }}</text:span></text:span></text:p>
      <text:p text:style-name="P40"><text:span text:style-name="Source_20_Text"><text:span text:style-name="T16"><text:s text:c="4"/></text:span></text:span><text:span text:style-name="Source_20_Text"><text:span text:style-name="T14">&lt;/li&gt;</text:span></text:span></text:p>
      <text:p text:style-name="P40"><text:span text:style-name="Source_20_Text"><text:span text:style-name="T16"><text:s text:c="4"/></text:span></text:span><text:span text:style-name="Source_20_Text"><text:span text:style-name="T14">&lt;li v-else-if="person.age &gt; 10 &amp;&amp; person.age &lt; 35"&gt;</text:span></text:span></text:p>
      <text:p text:style-name="P40"><text:span text:style-name="Source_20_Text"><text:span text:style-name="T16"><text:s text:c="8"/></text:span></text:span><text:span text:style-name="Source_20_Text"><text:span text:style-name="T14">{{ person.name }}</text:span></text:span></text:p>
      <text:p text:style-name="P40"><text:span text:style-name="Source_20_Text"><text:span text:style-name="T16"><text:s text:c="4"/></text:span></text:span><text:span text:style-name="Source_20_Text"><text:span text:style-name="T14">&lt;/li&gt;</text:span></text:span></text:p>
      <text:p text:style-name="P40"><text:span text:style-name="Source_20_Text"><text:span text:style-name="T16"><text:s text:c="4"/></text:span></text:span><text:span text:style-name="Source_20_Text"><text:span text:style-name="T14">&lt;li v-else&gt;</text:span></text:span></text:p>
      <text:p text:style-name="P40"><text:span text:style-name="Source_20_Text"><text:span text:style-name="T16"><text:s text:c="8"/></text:span></text:span><text:span text:style-name="Source_20_Text"><text:span text:style-name="T14">{{ person.name }}</text:span></text:span></text:p>
      <text:p text:style-name="P40"><text:span text:style-name="Source_20_Text"><text:span text:style-name="T16"><text:s text:c="4"/></text:span></text:span><text:span text:style-name="Source_20_Text"><text:span text:style-name="T14">&lt;/li&gt;</text:span></text:span></text:p>
      <text:p text:style-name="P40"><text:span text:style-name="Source_20_Text"><text:span text:style-name="T14">&lt;/ul&gt;</text:span></text:span></text:p>
      <text:p text:style-name="P50"><text:span text:style-name="Emphasis"><text:span text:style-name="T3">A ce stade de la formation, nous estimons que nous n'avons pas besoin de fournir des explications à propose de ces directives.</text:span></text:span></text:p>
      <text:p text:style-name="P64"><text:soft-page-break/></text:p>
      <text:p text:style-name="P20">Modifié le: lundi 12 octobre 2020, 09:34</text:p>
      <text:h text:style-name="P4" text:outline-level="2">6. Computed</text:h>
      <text:section text:style-name="Sect1" text:name="computed-properties">
        <text:h text:style-name="P54" text:outline-level="1">Computed Properties</text:h>
      </text:section>
      <text:p text:style-name="P45">Une 'Computed Property' est un objet qui contient des méthodes.</text:p>
      <text:p text:style-name="P44">C'est l'équivalent du Data Object mais dynamique.</text:p>
      <text:p text:style-name="P44">Une 'Computed Property' est calculée de manière dynamique en fonction de la valeur d'autres propriétés.</text:p>
      <text:p text:style-name="P44">Créons un objet data et regardons ses propriétés en détail :</text:p>
      <text:p text:style-name="P40"><text:span text:style-name="Source_20_Text"><text:span text:style-name="T14">new Vue({</text:span></text:span></text:p>
      <text:p text:style-name="P40"><text:span text:style-name="Source_20_Text"><text:span text:style-name="T16"><text:s text:c="4"/></text:span></text:span><text:span text:style-name="Source_20_Text"><text:span text:style-name="T14">el: '#app',</text:span></text:span></text:p>
      <text:p text:style-name="P40"><text:span text:style-name="Source_20_Text"><text:span text:style-name="T16"><text:s text:c="2"/></text:span></text:span></text:p>
      <text:p text:style-name="P40"><text:span text:style-name="Source_20_Text"><text:span text:style-name="T16"><text:s text:c="4"/></text:span></text:span><text:span text:style-name="Source_20_Text"><text:span text:style-name="T14">data() {</text:span></text:span></text:p>
      <text:p text:style-name="P40"><text:span text:style-name="Source_20_Text"><text:span text:style-name="T16"><text:s text:c="8"/></text:span></text:span><text:span text:style-name="Source_20_Text"><text:span text:style-name="T14">return {</text:span></text:span></text:p>
      <text:p text:style-name="P40"><text:span text:style-name="Source_20_Text"><text:span text:style-name="T16"><text:s text:c="12"/></text:span></text:span><text:span text:style-name="Source_20_Text"><text:span text:style-name="T14">tasks: [</text:span></text:span></text:p>
      <text:p text:style-name="P40"><text:span text:style-name="Source_20_Text"><text:span text:style-name="T16"><text:s text:c="16"/></text:span></text:span><text:span text:style-name="Source_20_Text"><text:span text:style-name="T14">{ description: 'Faire des courses', done: true },</text:span></text:span></text:p>
      <text:p text:style-name="P40"><text:span text:style-name="Source_20_Text"><text:span text:style-name="T16"><text:s text:c="16"/></text:span></text:span><text:span text:style-name="Source_20_Text"><text:span text:style-name="T14">{ description: 'Reviser', done: false },</text:span></text:span></text:p>
      <text:p text:style-name="P40"><text:span text:style-name="Source_20_Text"><text:span text:style-name="T16"><text:s text:c="16"/></text:span></text:span><text:span text:style-name="Source_20_Text"><text:span text:style-name="T14">{ description: 'Lire mes emails', done: false },</text:span></text:span></text:p>
      <text:p text:style-name="P40"><text:span text:style-name="Source_20_Text"><text:span text:style-name="T16"><text:s text:c="16"/></text:span></text:span><text:span text:style-name="Source_20_Text"><text:span text:style-name="T14">{ description: 'Faire le menage', done: true },</text:span></text:span></text:p>
      <text:p text:style-name="P40"><text:span text:style-name="Source_20_Text"><text:span text:style-name="T16"><text:s text:c="12"/></text:span></text:span><text:span text:style-name="Source_20_Text"><text:span text:style-name="T14">],</text:span></text:span></text:p>
      <text:p text:style-name="P40"><text:span text:style-name="Source_20_Text"><text:span text:style-name="T16"><text:s text:c="8"/></text:span></text:span><text:span text:style-name="Source_20_Text"><text:span text:style-name="T14">};</text:span></text:span></text:p>
      <text:p text:style-name="P40"><text:span text:style-name="Source_20_Text"><text:span text:style-name="T16"><text:s text:c="4"/></text:span></text:span><text:span text:style-name="Source_20_Text"><text:span text:style-name="T14">},</text:span></text:span></text:p>
      <text:p text:style-name="P40"><text:span text:style-name="Source_20_Text"><text:span text:style-name="T14">});</text:span></text:span></text:p>
      <text:p text:style-name="P44">On a un liste de tâches, certaines sont effectuées, d'autres non. On veut les afficher sur la page selon leur statut, le problème est qu'avec une directive traditionelle v-for, on ne peut pas les trier. C'est ici qu'interviennent les 'computed properties'.</text:p>
      <text:p text:style-name="P44">Le code, et les explications après :</text:p>
      <text:p text:style-name="P40"><text:span text:style-name="Source_20_Text"><text:span text:style-name="T14">new Vue({</text:span></text:span></text:p>
      <text:p text:style-name="P40"><text:span text:style-name="Source_20_Text"><text:span text:style-name="T16"><text:s text:c="4"/></text:span></text:span><text:span text:style-name="Source_20_Text"><text:span text:style-name="T14">el: '#app',</text:span></text:span></text:p>
      <text:p text:style-name="P40"><text:span text:style-name="Source_20_Text"><text:span text:style-name="T16"><text:s text:c="4"/></text:span></text:span><text:span text:style-name="Source_20_Text"><text:span text:style-name="T14">components: { HeaderTemplate, FooterTemplate },</text:span></text:span></text:p>
      <text:p text:style-name="P40"><text:span text:style-name="Source_20_Text"><text:span text:style-name="T16"><text:s text:c="4"/></text:span></text:span><text:span text:style-name="Source_20_Text"><text:span text:style-name="T14">data() {</text:span></text:span></text:p>
      <text:p text:style-name="P40"><text:span text:style-name="Source_20_Text"><text:span text:style-name="T16"><text:s text:c="8"/></text:span></text:span><text:span text:style-name="Source_20_Text"><text:span text:style-name="T14">return {</text:span></text:span></text:p>
      <text:p text:style-name="P40"><text:span text:style-name="Source_20_Text"><text:span text:style-name="T16"><text:s text:c="12"/></text:span></text:span><text:span text:style-name="Source_20_Text"><text:span text:style-name="T14">isVisible: true,</text:span></text:span></text:p>
      <text:p text:style-name="P40"><text:span text:style-name="Source_20_Text"><text:span text:style-name="T16"><text:s text:c="12"/></text:span></text:span><text:span text:style-name="Source_20_Text"><text:span text:style-name="T14">tasks: [</text:span></text:span></text:p>
      <text:p text:style-name="P40"><text:span text:style-name="Source_20_Text"><text:span text:style-name="T16"><text:s text:c="16"/></text:span></text:span><text:span text:style-name="Source_20_Text"><text:span text:style-name="T14">{ description: 'Faire des courses', done: true },</text:span></text:span></text:p>
      <text:p text:style-name="P40"><text:span text:style-name="Source_20_Text"><text:span text:style-name="T16"><text:s text:c="16"/></text:span></text:span><text:span text:style-name="Source_20_Text"><text:span text:style-name="T14">{ description: 'Reviser', done: false },</text:span></text:span></text:p>
      <text:p text:style-name="P40"><text:soft-page-break/><text:span text:style-name="Source_20_Text"><text:span text:style-name="T16"><text:s text:c="16"/></text:span></text:span><text:span text:style-name="Source_20_Text"><text:span text:style-name="T14">{ description: 'Lire mes emails', done: false },</text:span></text:span></text:p>
      <text:p text:style-name="P40"><text:span text:style-name="Source_20_Text"><text:span text:style-name="T16"><text:s text:c="16"/></text:span></text:span><text:span text:style-name="Source_20_Text"><text:span text:style-name="T14">{ description: 'Faire le menage', done: true },</text:span></text:span></text:p>
      <text:p text:style-name="P40"><text:span text:style-name="Source_20_Text"><text:span text:style-name="T16"><text:s text:c="12"/></text:span></text:span><text:span text:style-name="Source_20_Text"><text:span text:style-name="T14">],</text:span></text:span></text:p>
      <text:p text:style-name="P40"><text:span text:style-name="Source_20_Text"><text:span text:style-name="T16"><text:s text:c="8"/></text:span></text:span><text:span text:style-name="Source_20_Text"><text:span text:style-name="T14">};</text:span></text:span></text:p>
      <text:p text:style-name="P40"><text:span text:style-name="Source_20_Text"><text:span text:style-name="T16"><text:s text:c="4"/></text:span></text:span><text:span text:style-name="Source_20_Text"><text:span text:style-name="T14">},</text:span></text:span></text:p>
      <text:p text:style-name="P40"/>
      <text:p text:style-name="P40"><text:span text:style-name="Source_20_Text"><text:span text:style-name="T16"><text:s text:c="4"/></text:span></text:span><text:span text:style-name="Source_20_Text"><text:span text:style-name="T14">computed: {</text:span></text:span></text:p>
      <text:p text:style-name="P40"><text:span text:style-name="Source_20_Text"><text:span text:style-name="T16"><text:s text:c="8"/></text:span></text:span><text:span text:style-name="Source_20_Text"><text:span text:style-name="T14">// Filtrage des tasks en fonction du statut</text:span></text:span></text:p>
      <text:p text:style-name="P40"><text:span text:style-name="Source_20_Text"><text:span text:style-name="T16"><text:s text:c="8"/></text:span></text:span><text:span text:style-name="Source_20_Text"><text:span text:style-name="T14">tasksNotDone() {</text:span></text:span></text:p>
      <text:p text:style-name="P40"><text:span text:style-name="Source_20_Text"><text:span text:style-name="T16"><text:s text:c="12"/></text:span></text:span><text:span text:style-name="Source_20_Text"><text:span text:style-name="T14">return this.tasks.filter(task =&gt; !task.done);</text:span></text:span></text:p>
      <text:p text:style-name="P40"><text:span text:style-name="Source_20_Text"><text:span text:style-name="T16"><text:s text:c="8"/></text:span></text:span><text:span text:style-name="Source_20_Text"><text:span text:style-name="T14">},</text:span></text:span></text:p>
      <text:p text:style-name="P40"/>
      <text:p text:style-name="P40"><text:span text:style-name="Source_20_Text"><text:span text:style-name="T16"><text:s text:c="8"/></text:span></text:span><text:span text:style-name="Source_20_Text"><text:span text:style-name="T14">tasksDone() {</text:span></text:span></text:p>
      <text:p text:style-name="P40"><text:span text:style-name="Source_20_Text"><text:span text:style-name="T16"><text:s text:c="12"/></text:span></text:span><text:span text:style-name="Source_20_Text"><text:span text:style-name="T14">return this.tasks.filter(task =&gt; task.done);</text:span></text:span></text:p>
      <text:p text:style-name="P40"><text:span text:style-name="Source_20_Text"><text:span text:style-name="T16"><text:s text:c="8"/></text:span></text:span><text:span text:style-name="Source_20_Text"><text:span text:style-name="T14">},</text:span></text:span></text:p>
      <text:p text:style-name="P40"><text:span text:style-name="Source_20_Text"><text:span text:style-name="T16"><text:s text:c="4"/></text:span></text:span><text:span text:style-name="Source_20_Text"><text:span text:style-name="T14">},</text:span></text:span></text:p>
      <text:p text:style-name="P40"><text:span text:style-name="Source_20_Text"><text:span text:style-name="T14">});</text:span></text:span></text:p>
      <text:p text:style-name="P50"><text:span text:style-name="Strong_20_Emphasis"><text:span text:style-name="T1">Petit rappel à propos de la fonction flèche :</text:span></text:span><text:span text:style-name="T3"> </text:span><text:span text:style-name="Emphasis"><text:span text:style-name="T3">Une fonction flèche sur une ligne effectue un retour implicite des données.</text:span></text:span></text:p>
      <text:p text:style-name="P50"><text:span text:style-name="T3">L'argument de la fonction new Vue({}) est donc un objet, une des propriétés de cet objet est </text:span><text:span text:style-name="Source_20_Text"><text:span text:style-name="T6">computed</text:span></text:span></text:p>
      <text:p text:style-name="P44">Cette propriété accepte des méthodes et elle retourne le calcul de ces méthodes sous forme de propriétés de l'objet data. Ainsi, on peut y accéder dans le template de la même manière dont on accède aux data object.</text:p>
      <text:p text:style-name="P44">Un exemple rendra le tout plus intelligible : On se sert des computed properties pour afficher les tâches selon leur statut : Lisez le code attentivement, on accède aux computed properties directement en référençant le nom des méthodes.</text:p>
      <text:p text:style-name="P40"><text:span text:style-name="Source_20_Text"><text:span text:style-name="T14">&lt;ul&gt;</text:span></text:span></text:p>
      <text:p text:style-name="P40"><text:span text:style-name="Source_20_Text"><text:span text:style-name="T16"><text:s text:c="4"/></text:span></text:span><text:span text:style-name="Source_20_Text"><text:span text:style-name="T14">&lt;li</text:span></text:span></text:p>
      <text:p text:style-name="P40"><text:span text:style-name="Source_20_Text"><text:span text:style-name="T16"><text:s text:c="8"/></text:span></text:span><text:span text:style-name="Source_20_Text"><text:span text:style-name="T14">v-for="task in tasksDone"</text:span></text:span></text:p>
      <text:p text:style-name="P40"><text:span text:style-name="Source_20_Text"><text:span text:style-name="T16"><text:s text:c="8"/></text:span></text:span><text:span text:style-name="Source_20_Text"><text:span text:style-name="T14">v-text="task.description"</text:span></text:span></text:p>
      <text:p text:style-name="P40"><text:span text:style-name="Source_20_Text"><text:span text:style-name="T16"><text:s text:c="4"/></text:span></text:span><text:span text:style-name="Source_20_Text"><text:span text:style-name="T14">&gt;&lt;/li&gt;</text:span></text:span></text:p>
      <text:p text:style-name="P40"><text:span text:style-name="Source_20_Text"><text:span text:style-name="T14">&lt;/ul&gt;</text:span></text:span></text:p>
      <text:p text:style-name="P40"><text:span text:style-name="Source_20_Text"><text:span text:style-name="T14">&lt;h3&gt;Tasks Not Done&lt;/h3&gt;</text:span></text:span></text:p>
      <text:p text:style-name="P40"><text:span text:style-name="Source_20_Text"><text:span text:style-name="T14">&lt;ul&gt;</text:span></text:span></text:p>
      <text:p text:style-name="P40"><text:span text:style-name="Source_20_Text"><text:span text:style-name="T16"><text:s text:c="4"/></text:span></text:span><text:span text:style-name="Source_20_Text"><text:span text:style-name="T14">&lt;li</text:span></text:span></text:p>
      <text:p text:style-name="P40"><text:span text:style-name="Source_20_Text"><text:span text:style-name="T16"><text:s text:c="8"/></text:span></text:span><text:span text:style-name="Source_20_Text"><text:span text:style-name="T14">v-for="task in tasksNotDone"</text:span></text:span></text:p>
      <text:p text:style-name="P40"><text:span text:style-name="Source_20_Text"><text:span text:style-name="T16"><text:s text:c="8"/></text:span></text:span><text:span text:style-name="Source_20_Text"><text:span text:style-name="T14">v-text="task.description"</text:span></text:span></text:p>
      <text:p text:style-name="P40"><text:span text:style-name="Source_20_Text"><text:span text:style-name="T16"><text:s text:c="4"/></text:span></text:span><text:span text:style-name="Source_20_Text"><text:span text:style-name="T14">&gt;&lt;/li&gt;</text:span></text:span></text:p>
      <text:p text:style-name="P40"><text:soft-page-break/><text:span text:style-name="Source_20_Text"><text:span text:style-name="T14">&lt;/ul&gt;</text:span></text:span></text:p>
      <text:p text:style-name="P44">On passe la méthode en référence, dans la directive v-for, et Vue.js fait le reste.</text:p>
      <text:p text:style-name="P64"/>
      <text:p text:style-name="P20">Modifié le: lundi 12 octobre 2020, 09:34</text:p>
      <text:h text:style-name="P4" text:outline-level="2">7. Vue Files</text:h>
      <text:section text:style-name="Sect1" text:name="lextension-vue">
        <text:h text:style-name="P54" text:outline-level="1">L'extension .vue</text:h>
      </text:section>
      <text:p text:style-name="P45">Jusqu'à maintenant, nous avons tout codé dans un seul fichier, ce qui n'est évidemment pas l'idéal.</text:p>
      <text:p text:style-name="P44">Vue offre la possibilité de travailler avec des fichiers dédiés, avec une extension .vue.</text:p>
      <text:p text:style-name="P44">Pour développer proprement et efficacement avec Vue.js, vous allez devoir travailler avec des fichier .vue. L'avantage d'un fichier .vue pour un composant est qu'on peut le réutiliser ou on veut, dans n'importe quelle application, il suffira d'enregister le composant</text:p>
      <text:p text:style-name="P44">On code ici avec plusieurs librairies qui s'occuperont de la compilation des fichiers .vue en JavaScript. Vous aurez donc quelques lignes commandes à retenir</text:p>
      <text:p text:style-name="P44">Le fichier package.json fourni sert à installer les librairies avec la commande</text:p>
      <text:p text:style-name="P40"><text:span text:style-name="Source_20_Text"><text:span text:style-name="T14">npm install</text:span></text:span></text:p>
      <text:p text:style-name="P44">Quand ce script a été exécuté, la commande suivante va récupérer les fichiers JS et .vue situé dans le dossier src et les compiler en un seul fichier JS lisible par un navigateur :</text:p>
      <text:p text:style-name="P40"><text:span text:style-name="Source_20_Text"><text:span text:style-name="T14">npm run build</text:span></text:span></text:p>
      <text:p text:style-name="P44">Enfin la dernière commande permettra de démarrer un serveur dont la racine est le répertoire dist, chaque modification apporté à un fichier .vue sera automatiquement pris en compte et compilé, vous n'aurez pas a rafraîchir le navigateur.</text:p>
      <text:p text:style-name="P40"><text:span text:style-name="Source_20_Text"><text:span text:style-name="T14">npm run dev</text:span></text:span></text:p>
      <text:p text:style-name="P44">Voici quelques schémas pour décrire la page que vous êtes en train de lire :</text:p>
      <text:p text:style-name="P49"><text:span text:style-name="T33"><draw:a xlink:type="simple" xlink:href="https://cours.3wa.fr/3wa_refonte_dev/JS5.1/raw/master/cours/7-dot-vue-files/dist/img/app.png"><draw:frame draw:style-name="fr1" draw:name="Image5" text:anchor-type="as-char" svg:width="2.05cm" svg:height="1.051cm" draw:z-index="3"><draw:image xlink:href="https://cours.3wa.fr/3wa_refonte_dev/JS5.1/raw/master/cours/7-dot-vue-files/dist/img/app.png" xlink:type="simple" xlink:show="embed" xlink:actuate="onLoad"/><svg:title>app arch</svg:title></draw:frame></draw:a></text:span><text:span text:style-name="T31"><text:line-break/></text:span><text:span text:style-name="T32"><draw:a xlink:type="simple" xlink:href="https://cours.3wa.fr/3wa_refonte_dev/JS5.1/raw/master/cours/7-dot-vue-files/dist/img/main.png"><draw:frame draw:style-name="fr1" draw:name="Image6" text:anchor-type="as-char" svg:width="2.05cm" svg:height="1.051cm" draw:z-index="4"><draw:image xlink:href="https://cours.3wa.fr/3wa_refonte_dev/JS5.1/raw/master/cours/7-dot-vue-files/dist/img/main.png" xlink:type="simple" xlink:show="embed" xlink:actuate="onLoad"/><svg:title>app arch</svg:title></draw:frame></draw:a></text:span><text:span text:style-name="T31"><text:line-break/></text:span><text:span text:style-name="T32"><draw:a xlink:type="simple" xlink:href="https://cours.3wa.fr/3wa_refonte_dev/JS5.1/raw/master/cours/7-dot-vue-files/dist/img/index.png"><draw:frame draw:style-name="fr1" draw:name="Image7" text:anchor-type="as-char" svg:width="2.05cm" svg:height="1.051cm" draw:z-index="5"><draw:image xlink:href="https://cours.3wa.fr/3wa_refonte_dev/JS5.1/raw/master/cours/7-dot-vue-files/dist/img/index.png" xlink:type="simple" xlink:show="embed" xlink:actuate="onLoad"/><svg:title>app arch</svg:title></draw:frame></draw:a></text:span></text:p>
      <text:p text:style-name="P50"><text:span text:style-name="T3">Un fichier .vue est structuré par deux éléments requis : </text:span><text:span text:style-name="Source_20_Text"><text:span text:style-name="T6">&lt;template&gt;</text:span></text:span><text:span text:style-name="T3"> et </text:span><text:span text:style-name="Source_20_Text"><text:span text:style-name="T6">&lt;script&gt;</text:span></text:span><text:span text:style-name="T3"> et un tag </text:span><text:span text:style-name="Source_20_Text"><text:span text:style-name="T6">&lt;style&gt;</text:span></text:span><text:span text:style-name="T3"> optionnel.<text:line-break/></text:span><text:span text:style-name="Strong_20_Emphasis"><text:span text:style-name="Emphasis"><text:span text:style-name="T1">Important : Dans le tag template, un seul élément racine doit être présent.</text:span></text:span></text:span><text:span text:style-name="T3">, Par exemple, si le composant contient deux </text:span><text:span text:style-name="Source_20_Text"><text:span text:style-name="T6">&lt;ul&gt;</text:span></text:span><text:span text:style-name="T3">, elles devront être entourées par une balise </text:span><text:span text:style-name="Source_20_Text"><text:span text:style-name="T6">div</text:span></text:span><text:span text:style-name="T3">, si le composant ne contient qu'une </text:span><text:span text:style-name="Source_20_Text"><text:span text:style-name="T6">&lt;ul&gt;</text:span></text:span><text:span text:style-name="T3">, on peut le </text:span><text:soft-page-break/><text:span text:style-name="T3">laisser ainsi.<text:line-break/>Voici la syntaxe d'un composant dans un fichier .vue</text:span></text:p>
      <text:p text:style-name="P40"><text:span text:style-name="Source_20_Text"><text:span text:style-name="T14">&lt;template&gt;</text:span></text:span></text:p>
      <text:p text:style-name="P40"><text:span text:style-name="Source_20_Text"><text:span text:style-name="T16"><text:s text:c="4"/></text:span></text:span><text:span text:style-name="Source_20_Text"><text:span text:style-name="T14">&lt;div&gt;</text:span></text:span></text:p>
      <text:p text:style-name="P40"><text:span text:style-name="Source_20_Text"><text:span text:style-name="T16"><text:s text:c="8"/></text:span></text:span><text:span text:style-name="Source_20_Text"><text:span text:style-name="T14">&lt;p&gt;Votre template&lt;/p&gt;</text:span></text:span></text:p>
      <text:p text:style-name="P40"><text:span text:style-name="Source_20_Text"><text:span text:style-name="T16"><text:s text:c="4"/></text:span></text:span><text:span text:style-name="Source_20_Text"><text:span text:style-name="T14">&lt;/div&gt;</text:span></text:span></text:p>
      <text:p text:style-name="P40"><text:span text:style-name="Source_20_Text"><text:span text:style-name="T14">&lt;/template&gt;</text:span></text:span></text:p>
      <text:p text:style-name="P40"><text:span text:style-name="Source_20_Text"><text:span text:style-name="T14">&lt;script&gt;</text:span></text:span></text:p>
      <text:p text:style-name="P40"><text:span text:style-name="Source_20_Text"><text:span text:style-name="T16"><text:s text:c="4"/></text:span></text:span><text:span text:style-name="Source_20_Text"><text:span text:style-name="T14">export default {</text:span></text:span></text:p>
      <text:p text:style-name="P40"><text:span text:style-name="Source_20_Text"><text:span text:style-name="T16"><text:s text:c="8"/></text:span></text:span><text:span text:style-name="Source_20_Text"><text:span text:style-name="T14">data() {</text:span></text:span></text:p>
      <text:p text:style-name="P40"><text:span text:style-name="Source_20_Text"><text:span text:style-name="T16"><text:s text:c="12"/></text:span></text:span><text:span text:style-name="Source_20_Text"><text:span text:style-name="T14">return {</text:span></text:span></text:p>
      <text:p text:style-name="P40"><text:span text:style-name="Source_20_Text"><text:span text:style-name="T16"><text:s text:c="16"/></text:span></text:span><text:span text:style-name="Source_20_Text"><text:span text:style-name="T14">//</text:span></text:span></text:p>
      <text:p text:style-name="P40"><text:span text:style-name="Source_20_Text"><text:span text:style-name="T16"><text:s text:c="12"/></text:span></text:span><text:span text:style-name="Source_20_Text"><text:span text:style-name="T14">}</text:span></text:span></text:p>
      <text:p text:style-name="P40"><text:span text:style-name="Source_20_Text"><text:span text:style-name="T16"><text:s text:c="8"/></text:span></text:span><text:span text:style-name="Source_20_Text"><text:span text:style-name="T14">},</text:span></text:span></text:p>
      <text:p text:style-name="P40"><text:span text:style-name="Source_20_Text"><text:span text:style-name="T16"><text:s text:c="8"/></text:span></text:span><text:span text:style-name="Source_20_Text"><text:span text:style-name="T14">computed : {</text:span></text:span></text:p>
      <text:p text:style-name="P40"><text:span text:style-name="Source_20_Text"><text:span text:style-name="T16"><text:s text:c="12"/></text:span></text:span><text:span text:style-name="Source_20_Text"><text:span text:style-name="T14">//</text:span></text:span></text:p>
      <text:p text:style-name="P40"><text:span text:style-name="Source_20_Text"><text:span text:style-name="T16"><text:s text:c="8"/></text:span></text:span><text:span text:style-name="Source_20_Text"><text:span text:style-name="T14">},</text:span></text:span></text:p>
      <text:p text:style-name="P40"><text:span text:style-name="Source_20_Text"><text:span text:style-name="T16"><text:s text:c="8"/></text:span></text:span><text:span text:style-name="Source_20_Text"><text:span text:style-name="T14">methods: {</text:span></text:span></text:p>
      <text:p text:style-name="P40"><text:span text:style-name="Source_20_Text"><text:span text:style-name="T16"><text:s text:c="12"/></text:span></text:span><text:span text:style-name="Source_20_Text"><text:span text:style-name="T14">//</text:span></text:span></text:p>
      <text:p text:style-name="P40"><text:span text:style-name="Source_20_Text"><text:span text:style-name="T16"><text:s text:c="8"/></text:span></text:span><text:span text:style-name="Source_20_Text"><text:span text:style-name="T14">}</text:span></text:span></text:p>
      <text:p text:style-name="P40"><text:span text:style-name="Source_20_Text"><text:span text:style-name="T16"><text:s text:c="4"/></text:span></text:span><text:span text:style-name="Source_20_Text"><text:span text:style-name="T14">}</text:span></text:span></text:p>
      <text:p text:style-name="P40"><text:span text:style-name="Source_20_Text"><text:span text:style-name="T14">&lt;/script&gt;</text:span></text:span></text:p>
      <text:p text:style-name="P40"><text:span text:style-name="Source_20_Text"><text:span text:style-name="T14">&lt;!-- balise style facultative, l'attribut scoped optionnel est équivalent à une ID.</text:span></text:span></text:p>
      <text:p text:style-name="P40"><text:span text:style-name="Source_20_Text"><text:span text:style-name="T16"><text:s text:c="4"/></text:span></text:span><text:span text:style-name="Source_20_Text"><text:span text:style-name="T14">Le style sera appliqué uniquement au template de ce fichier --&gt;</text:span></text:span></text:p>
      <text:p text:style-name="P40"><text:span text:style-name="Source_20_Text"><text:span text:style-name="T14">&lt;style scoped&gt;</text:span></text:span></text:p>
      <text:p text:style-name="P40"><text:span text:style-name="Source_20_Text"><text:span text:style-name="T16"><text:s text:c="4"/></text:span></text:span><text:span text:style-name="Source_20_Text"><text:span text:style-name="T14">.container {</text:span></text:span></text:p>
      <text:p text:style-name="P40"><text:span text:style-name="Source_20_Text"><text:span text:style-name="T16"><text:s text:c="8"/></text:span></text:span><text:span text:style-name="Source_20_Text"><text:span text:style-name="T14">margin: auto;</text:span></text:span></text:p>
      <text:p text:style-name="P40"><text:span text:style-name="Source_20_Text"><text:span text:style-name="T16"><text:s text:c="4"/></text:span></text:span><text:span text:style-name="Source_20_Text"><text:span text:style-name="T14">}</text:span></text:span></text:p>
      <text:p text:style-name="P40"><text:span text:style-name="Source_20_Text"><text:span text:style-name="T14">&lt;/style&gt;</text:span></text:span></text:p>
      <text:p text:style-name="P64"/>
      <text:p text:style-name="P20">Modifié le: lundi 12 octobre 2020, 09:35</text:p>
      <text:h text:style-name="P4" text:outline-level="2">8. Props</text:h>
      <text:section text:style-name="Sect1" text:name="introduction-aux-props">
        <text:h text:style-name="P54" text:outline-level="1">Introduction aux props:</text:h>
      </text:section>
      <text:p text:style-name="P45">Les props sont des propriétés que l'on passe à un composant à l'endroit où on se sert du composant. Il peut avoir n'importe quelle valeur, des images d'un slider par exemple</text:p>
      <text:p text:style-name="P40"><text:span text:style-name="Source_20_Text"><text:span text:style-name="T14">&lt;slider-component :images="images"&gt;&lt;/slider-component&gt;</text:span></text:span></text:p>
      <text:p text:style-name="P44"><text:soft-page-break/>On le récupère dans le fichier .vue :</text:p>
      <text:p text:style-name="P40"><text:span text:style-name="Source_20_Text"><text:span text:style-name="T14">&lt;template&gt;</text:span></text:span></text:p>
      <text:p text:style-name="P40"><text:span text:style-name="Source_20_Text"><text:span text:style-name="T16"><text:s text:c="4"/></text:span></text:span><text:span text:style-name="Source_20_Text"><text:span text:style-name="T14">&lt;div&gt;</text:span></text:span></text:p>
      <text:p text:style-name="P40"><text:span text:style-name="Source_20_Text"><text:span text:style-name="T16"><text:s text:c="7"/></text:span></text:span><text:span text:style-name="Source_20_Text"><text:span text:style-name="T14">&lt;div class="slider"&gt; <text:s text:c="13"/>&lt;!-- on se sert d'un 'props' ici --&gt;</text:span></text:span></text:p>
      <text:p text:style-name="P40"><text:span text:style-name="Source_20_Text"><text:span text:style-name="T16"><text:s text:c="12"/></text:span></text:span><text:span text:style-name="Source_20_Text"><text:span text:style-name="T14">&lt;img v-for="image in images" :src="image" class="slider-item"&gt;</text:span></text:span></text:p>
      <text:p text:style-name="P40"><text:span text:style-name="Source_20_Text"><text:span text:style-name="T16"><text:s text:c="8"/></text:span></text:span><text:span text:style-name="Source_20_Text"><text:span text:style-name="T14">&lt;/div&gt;</text:span></text:span></text:p>
      <text:p text:style-name="P40"><text:span text:style-name="Source_20_Text"><text:span text:style-name="T16"><text:s text:c="4"/></text:span></text:span><text:span text:style-name="Source_20_Text"><text:span text:style-name="T14">&lt;/div&gt;</text:span></text:span></text:p>
      <text:p text:style-name="P40"><text:span text:style-name="Source_20_Text"><text:span text:style-name="T14">&lt;/template&gt;</text:span></text:span></text:p>
      <text:p text:style-name="P40"><text:span text:style-name="Source_20_Text"><text:span text:style-name="T14">&lt;script&gt;</text:span></text:span></text:p>
      <text:p text:style-name="P40"><text:span text:style-name="Source_20_Text"><text:span text:style-name="T16"><text:s text:c="4"/></text:span></text:span><text:span text:style-name="Source_20_Text"><text:span text:style-name="T14">export default {</text:span></text:span></text:p>
      <text:p text:style-name="P40"><text:span text:style-name="Source_20_Text"><text:span text:style-name="T16"><text:s text:c="8"/></text:span></text:span><text:span text:style-name="Source_20_Text"><text:span text:style-name="T14">// Déclarer les props ici</text:span></text:span></text:p>
      <text:p text:style-name="P40"><text:span text:style-name="Source_20_Text"><text:span text:style-name="T16"><text:s text:c="8"/></text:span></text:span><text:span text:style-name="Source_20_Text"><text:span text:style-name="T14">// Un props est 'read-only' dans ce composant</text:span></text:span></text:p>
      <text:p text:style-name="P40"><text:span text:style-name="Source_20_Text"><text:span text:style-name="T16"><text:s text:c="8"/></text:span></text:span><text:span text:style-name="Source_20_Text"><text:span text:style-name="T14">props: ['images'],</text:span></text:span></text:p>
      <text:p text:style-name="P40"><text:span text:style-name="Source_20_Text"><text:span text:style-name="T16"><text:s text:c="8"/></text:span></text:span><text:span text:style-name="Source_20_Text"><text:span text:style-name="T14">data() {</text:span></text:span></text:p>
      <text:p text:style-name="P40"><text:span text:style-name="Source_20_Text"><text:span text:style-name="T16"><text:s text:c="12"/></text:span></text:span><text:span text:style-name="Source_20_Text"><text:span text:style-name="T14">return {</text:span></text:span></text:p>
      <text:p text:style-name="P40"><text:span text:style-name="Source_20_Text"><text:span text:style-name="T16"><text:s text:c="16"/></text:span></text:span><text:span text:style-name="Source_20_Text"><text:span text:style-name="T14">sliderImages: ''</text:span></text:span></text:p>
      <text:p text:style-name="P40"><text:span text:style-name="Source_20_Text"><text:span text:style-name="T16"><text:s text:c="12"/></text:span></text:span><text:span text:style-name="Source_20_Text"><text:span text:style-name="T14">}</text:span></text:span></text:p>
      <text:p text:style-name="P40"><text:span text:style-name="Source_20_Text"><text:span text:style-name="T16"><text:s text:c="8"/></text:span></text:span><text:span text:style-name="Source_20_Text"><text:span text:style-name="T14">},</text:span></text:span></text:p>
      <text:p text:style-name="P40"><text:span text:style-name="Source_20_Text"><text:span text:style-name="T16"><text:s text:c="8"/></text:span></text:span><text:span text:style-name="Source_20_Text"><text:span text:style-name="T14">// méthode appelée automatiquement au chargement du composant</text:span></text:span></text:p>
      <text:p text:style-name="P40"><text:span text:style-name="Source_20_Text"><text:span text:style-name="T16"><text:s text:c="8"/></text:span></text:span><text:span text:style-name="Source_20_Text"><text:span text:style-name="T14">mounted() {</text:span></text:span></text:p>
      <text:p text:style-name="P40"><text:span text:style-name="Source_20_Text"><text:span text:style-name="T16"><text:s text:c="12"/></text:span></text:span><text:span text:style-name="Source_20_Text"><text:span text:style-name="T14">this.sliderImages = this.$props.images; // on y accède par this.$props</text:span></text:span></text:p>
      <text:p text:style-name="P40"><text:span text:style-name="Source_20_Text"><text:span text:style-name="T16"><text:s text:c="8"/></text:span></text:span><text:span text:style-name="Source_20_Text"><text:span text:style-name="T14">}</text:span></text:span></text:p>
      <text:p text:style-name="P40"><text:span text:style-name="Source_20_Text"><text:span text:style-name="T16"><text:s text:c="4"/></text:span></text:span><text:span text:style-name="Source_20_Text"><text:span text:style-name="T14">}</text:span></text:span></text:p>
      <text:p text:style-name="P40"><text:span text:style-name="Source_20_Text"><text:span text:style-name="T14">&lt;/script&gt;</text:span></text:span></text:p>
      <text:p text:style-name="P50"><text:span text:style-name="T3">On ne doit / peut pas modifier un props directement dans le composant dans lequel il est déclaré.<text:line-break/>On doit le modifier dans l'élément parent. Il est possible de le faire, mais c'est une grande source de problèmes, et Vue affiche un warning à ce propos dans la console quand on essaye.<text:line-break/>Dans l'exemple ci-dessus, si le tag </text:span><text:span text:style-name="Source_20_Text"><text:span text:style-name="T6">&lt;slider-component&gt;</text:span></text:span><text:span text:style-name="T3"> est inclus dans un fichier PHP, la modification du </text:span><text:span text:style-name="Source_20_Text"><text:span text:style-name="T6">props</text:span></text:span><text:span text:style-name="T3"> devra se faire dans ce fichier.</text:span></text:p>
      <text:section text:style-name="Sect1" text:name="note-%C3%A0-propos-des-slot">
        <text:h text:style-name="P25" text:outline-level="2">Note à propos des slot</text:h>
      </text:section>
      <text:p text:style-name="P50"><text:span text:style-name="T4">Les slots sont d'autres aides très utiles que fournit Vue.js, à ce stade de la formation, nous estimons que vous devez parcourir la </text:span><text:a xlink:type="simple" xlink:href="https://vuejs.org/v2/guide/components-slots.html" text:style-name="Internet_20_link" text:visited-style-name="Visited_20_Internet_20_Link"><text:span text:style-name="T23">documentation</text:span></text:a><text:span text:style-name="T4"> vous-même. Les slots étant très facile à comprendre.</text:spa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oppins" svg:font-family="Poppins, sans-serif"/>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1T09:32:59.695769039</meta:creation-date>
    <dc:date>2022-03-09T13:53:42.254713085</dc:date>
    <meta:editing-duration>PT20H59M46S</meta:editing-duration>
    <meta:editing-cycles>13</meta:editing-cycles>
    <meta:generator>LibreOffice/6.4.7.2$Linux_X86_64 LibreOffice_project/40$Build-2</meta:generator>
    <meta:document-statistic meta:table-count="0" meta:image-count="6" meta:object-count="0" meta:page-count="78" meta:paragraph-count="2024" meta:word-count="18107" meta:character-count="117911" meta:non-whitespace-character-count="97156"/>
  </office:meta>
</office:document-meta>
</file>